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Verdana" svg:font-family="Verdana"/>
    <style:font-face style:name="Times New Roman" svg:font-family="&quot;Times New Roman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>
      <style:table-cell-properties fo:border="thin solid #000000" style:vertical-align="middle" fo:wrap-option="wrap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style:font-name="Verdana" style:font-name-asian="Verdana" style:font-name-complex="Verdana"/>
    </style:style>
    <style:style style:name="ce4" style:family="table-cell" style:parent-style-name="Default" style:data-style-name="N0">
      <style:table-cell-properties fo:border="thin solid #000000" style:vertical-align="middle"/>
      <style:text-properties style:font-name="Verdana" style:font-name-asian="Verdana" style:font-name-complex="Verdana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style:font-name="Verdana" style:font-name-asian="Verdana" style:font-name-complex="Verdana"/>
    </style:style>
    <style:style style:name="ce6" style:family="table-cell" style:parent-style-name="Default" style:data-style-name="N0">
      <style:table-cell-properties style:vertical-align="middle"/>
      <style:text-properties fo:color="#1F497D" style:font-name="Verdana" style:font-name-asian="Verdana" style:font-name-complex="Verdana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Verdana" style:font-name-asian="Verdana" style:font-name-complex="Verdana"/>
    </style:style>
    <style:style style:name="ce8" style:family="table-cell" style:parent-style-name="Default" style:data-style-name="N15">
      <style:table-cell-properties fo:border="thin solid #000000" style:vertical-align="middle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middle"/>
      <style:text-properties fo:color="#1F497D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1pt" style:font-size-asian="11pt" style:font-size-complex="11pt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="2pt solid #000000" style:vertical-align="middle" fo:background-color="#31849B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31849B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31849B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="2pt solid #000000" style:vertical-align="middle" fo:wrap-option="wrap" fo:background-color="#31849B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1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08cm" style:use-optimal-column-width="true"/>
    </style:style>
    <style:style style:name="co2" style:family="table-column">
      <style:table-column-properties fo:break-before="auto" style:column-width="1.79916666666667cm" style:use-optimal-column-width="true"/>
    </style:style>
    <style:style style:name="co3" style:family="table-column">
      <style:table-column-properties fo:break-before="auto" style:column-width="15.71625cm"/>
    </style:style>
    <style:style style:name="co4" style:family="table-column">
      <style:table-column-properties fo:break-before="auto" style:column-width="8.41375cm" style:use-optimal-column-width="true"/>
    </style:style>
    <style:style style:name="co5" style:family="table-column">
      <style:table-column-properties fo:break-before="auto" style:column-width="10.5039583333333cm" style:use-optimal-column-width="true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4.605cm"/>
    </style:style>
    <style:style style:name="co9" style:family="table-column">
      <style:table-column-properties fo:break-before="auto" style:column-width="8.51958333333333cm"/>
    </style:style>
    <style:style style:name="co10" style:family="table-column">
      <style:table-column-properties fo:break-before="auto" style:column-width="5.23875cm" style:use-optimal-column-width="true"/>
    </style:style>
    <style:style style:name="co11" style:family="table-column">
      <style:table-column-properties fo:break-before="auto" style:column-width="1.984375cm" style:use-optimal-column-width="true"/>
    </style:style>
    <style:style style:name="co12" style:family="table-column">
      <style:table-column-properties fo:break-before="auto" style:column-width="14.3933333333333cm"/>
    </style:style>
    <style:style style:name="co13" style:family="table-column">
      <style:table-column-properties fo:break-before="auto" style:column-width="10.4775cm" style:use-optimal-column-width="true"/>
    </style:style>
    <style:style style:name="co14" style:family="table-column">
      <style:table-column-properties fo:break-before="auto" style:column-width="1.11125cm" style:use-optimal-column-width="true"/>
    </style:style>
    <style:style style:name="co15" style:family="table-column">
      <style:table-column-properties fo:break-before="auto" style:column-width="1.53458333333333cm"/>
    </style:style>
    <style:style style:name="co16" style:family="table-column">
      <style:table-column-properties fo:break-before="auto" style:column-width="4.78895833333333cm" style:use-optimal-column-width="true"/>
    </style:style>
    <style:style style:name="co17" style:family="table-column">
      <style:table-column-properties fo:break-before="auto" style:column-width="3.86291666666667cm" style:use-optimal-column-width="true"/>
    </style:style>
    <style:style style:name="co18" style:family="table-column">
      <style:table-column-properties fo:break-before="auto" style:column-width="14.208125cm" style:use-optimal-column-width="true"/>
    </style:style>
    <style:style style:name="co19" style:family="table-column">
      <style:table-column-properties fo:break-before="auto" style:column-width="6.29708333333333cm" style:use-optimal-column-width="true"/>
    </style:style>
    <style:style style:name="co20" style:family="table-column">
      <style:table-column-properties fo:break-before="auto" style:column-width="16.748125cm"/>
    </style:style>
    <style:style style:name="co21" style:family="table-column">
      <style:table-column-properties fo:break-before="auto" style:column-width="8.38729166666667cm"/>
    </style:style>
    <style:style style:name="co22" style:family="table-column">
      <style:table-column-properties fo:break-before="auto" style:column-width="15.5045833333333cm"/>
    </style:style>
    <style:style style:name="co23" style:family="table-column">
      <style:table-column-properties fo:break-before="auto" style:column-width="14.737291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4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9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9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14in" fo:padding-bottom="0.14in" fo:padding-left="0.14in" fo:padding-right="5.6525in" draw:textarea-vertical-align="middle" draw:textarea-horizontal-align="center" draw:fill="solid" draw:fill-color="#cfd5e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14in" fo:padding-bottom="0.14in" fo:padding-left="0.14in" fo:padding-right="5.6525in" draw:textarea-vertical-align="middle" draw:textarea-horizontal-align="center" draw:fill="solid" draw:fill-color="#cfd5e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14in" fo:padding-bottom="0.14in" fo:padding-left="0.14in" fo:padding-right="5.6525in" draw:textarea-vertical-align="middle" draw:textarea-horizontal-align="center" draw:fill="solid" draw:fill-color="#cfd5e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9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466in" fo:padding-bottom="0.05466in" fo:padding-left="0.05466in" fo:padding-right="0.0546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">
      <style:graphic-properties fo:wrap-option="wrap" fo:padding-top="0.05466in" fo:padding-bottom="0.05466in" fo:padding-left="0.05466in" fo:padding-right="0.0546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466in" fo:padding-bottom="0.05466in" fo:padding-left="0.05466in" fo:padding-right="0.0546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7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7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466in" fo:padding-bottom="0.05466in" fo:padding-left="0.05466in" fo:padding-right="0.0546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9">
      <style:graphic-properties fo:wrap-option="wrap" fo:padding-top="0.05466in" fo:padding-bottom="0.05466in" fo:padding-left="0.05466in" fo:padding-right="0.0546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0">
      <style:graphic-properties draw:fill="none" draw:stroke="solid" svg:stroke-width="0.01389in" svg:stroke-color="#34599c" svg:stroke-opacity="100%" draw:stroke-linejoin="miter" svg:stroke-linecap="butt"/>
    </style:style>
    <style:style style:family="paragraph" style:name="a17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42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466in" fo:padding-bottom="0.05466in" fo:padding-left="0.05466in" fo:padding-right="0.0546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7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7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466in" fo:padding-bottom="0.05466in" fo:padding-left="0.05466in" fo:padding-right="0.0546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8">
      <style:graphic-properties/>
    </style:style>
    <style:style style:family="graphic" style:name="a7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USS_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Nome da Coluna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Observações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4">
            <text:p>Código do Term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Identificador do termo</text:p>
          </table:table-cell>
          <table:table-cell office:value-type="string" table:style-name="ce5">
            <text:p>Estão listados apenas os códigos com forma de envio individualizada de acordo com a tabela TUSS 64. A TUSS 19 completa pode ser consultada em: http://www.ans.gov.br/prestadores/tiss-troca-de-informacao-de-saude-suplementar, Padrão TISS - versão (vigente) - Componente de Representação de Conceitos em Saúde (Terminologia Unificada da Saúde Suplementar).</text:p>
            <text:p>Um mesmo código pode estar associado a mais de um termo, estando um termo ativo e outro inativo.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Term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Descrição do termo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Model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Descrição do modelo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Fabricante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Nome do fabricante de acordo com o registro ANVISA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Data de início de vigência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Informa a data a partir da qual se iniciou a validade do termo no padrão TISS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4">
          <table:table-cell office:value-type="string" table:style-name="ce4">
            <text:p>Data de fim de vigência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Informa a última data de validade do termo no padrão TISS</text:p>
          </table:table-cell>
          <table:table-cell office:value-type="string" table:style-name="ce5">
            <text:p>Quando este campo não estiver preenchido, significa que o termo está ativo. Quando preenchido significa que o termo está inativo.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5">
          <table:table-cell office:value-type="string" table:style-name="ce4">
            <text:p>Data de fim de implantação</text:p>
          </table:table-cell>
          <table:table-cell office:value-type="string" table:style-name="ce4">
            <text:p>DATE</text:p>
          </table:table-cell>
          <table:table-cell office:value-type="string" table:style-name="ce5">
            <text:p>Informa a data a partir da qual todos os agentes de troca de informações deverão utilizar o termo no padrão TISS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Registro ANVISA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Informa o número do registro na ANVISA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Classe de Risc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Classificação de risco de acordo com o registro ANVISA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Nome Técnic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Nome técnico de acordo com o registro ANVISA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4">
            <text:p>Características específicas da Terminologia de Materiais e OPME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2">
            <text:p>1. A ANVISA é a entidade de referência do Padrão TISS <text:s/>para termos de materiais, próteses e órteses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5">
            <text:p>2.<text:span text:style-name="T2">   <text:s/></text:span>A Terminologia de Materiais e OPME – Tabela 19 da TUSS é estruturada em 3 (três) níveis de informação:</text:p>
          </table:table-cell>
          <table:table-cell table:number-columns-repeated="3" table:style-name="ce15"/>
          <table:table-cell table:number-columns-repeated="16380"/>
        </table:table-row>
        <table:table-row table:style-name="ro3">
          <table:table-cell table:number-columns-repeated="4" table:style-name="ce15"/>
          <table:table-cell table:number-columns-repeated="16380"/>
        </table:table-row>
        <table:table-row table:style-name="ro3">
          <table:table-cell office:value-type="string" table:style-name="ce16">
            <text:p>-<text:span text:style-name="T2">       <text:s/></text:span>Código TUSS para cada nome técnico da ANVISA<text:span text:style-name="T3"><text:s/></text:span>-<text:span text:style-name="T3"><text:s/></text:span>o<text:span text:style-name="T3">s</text:span><text:s/>n<text:span text:style-name="T3">o</text:span>m<text:span text:style-name="T3">e</text:span>s<text:s/><text:span text:style-name="T3">té</text:span>c<text:span text:style-name="T3">n</text:span>i<text:span text:style-name="T3">c</text:span>o<text:span text:style-name="T3">s são</text:span><text:s/><text:span text:style-name="T3">c</text:span>o<text:span text:style-name="T3">n</text:span>j<text:span text:style-name="T3">u</text:span>n<text:span text:style-name="T3">t</text:span>o<text:span text:style-name="T3">s<text:s/></text:span>d<text:span text:style-name="T3">e</text:span><text:s/><text:span text:style-name="T3">p</text:span>r<text:span text:style-name="T3">o</text:span>d<text:span text:style-name="T3">u</text:span>t<text:span text:style-name="T3">o</text:span>s<text:span text:style-name="T3"><text:s/></text:span>a<text:span text:style-name="T3">f</text:span>i<text:span text:style-name="T3">n</text:span>s<text:span text:style-name="T3">,</text:span><text:s/><text:span text:style-name="T3">t</text:span>a<text:span text:style-name="T3">i</text:span>s<text:span text:style-name="T3"><text:s/></text:span>c<text:span text:style-name="T3">o</text:span>m<text:span text:style-name="T3">o</text:span><text:s/><text:span text:style-name="T3">s</text:span>t<text:span text:style-name="T3">e</text:span>n<text:span text:style-name="T3">s</text:span>,<text:span text:style-name="T3"><text:s/></text:span>p<text:span text:style-name="T3">r</text:span>ó<text:span text:style-name="T3">t</text:span>e<text:span text:style-name="T3">s</text:span>e<text:span text:style-name="T3">s</text:span><text:s/><text:span text:style-name="T3">d</text:span>e<text:span text:style-name="T3"><text:s/></text:span>q<text:span text:style-name="T3">u</text:span>a<text:span text:style-name="T3">d</text:span>r<text:span text:style-name="T3">i</text:span>l<text:span text:style-name="T3">,</text:span><text:s/><text:span text:style-name="T3">e</text:span>t<text:span text:style-name="T3">c<text:s/></text:span>;</text:p>
          </table:table-cell>
          <table:table-cell table:number-columns-repeated="2" table:style-name="ce15"/>
          <table:table-cell table:number-columns-repeated="16381" table:style-name="ce1"/>
        </table:table-row>
        <table:table-row table:style-name="ro3">
          <table:table-cell office:value-type="string" table:style-name="ce15">
            <text:p>-<text:span text:style-name="T2">       <text:s/></text:span>Código TUSS para cada produto registrado na ANVISA, sem especificação de modelo ou referência;</text:p>
          </table:table-cell>
          <table:table-cell table:number-columns-repeated="2" table:style-name="ce15"/>
          <table:table-cell table:number-columns-repeated="16381" table:style-name="ce1"/>
        </table:table-row>
        <table:table-row table:style-name="ro3">
          <table:table-cell office:value-type="string" table:number-columns-spanned="3" table:number-rows-spanned="1" table:style-name="ce25">
            <text:p>-<text:span text:style-name="T2">       <text:s/></text:span>Código TUSS para cada modelo/referência do<text:s/><text:span text:style-name="T3">p</text:span>r<text:span text:style-name="T3">o</text:span>d<text:span text:style-name="T3">u</text:span>t<text:span text:style-name="T3">o</text:span><text:s/>registrado na ANVISA.</text:p>
          </table:table-cell>
          <table:covered-table-cell table:number-columns-repeated="2"/>
          <table:table-cell table:number-columns-repeated="16381" table:style-name="ce1"/>
        </table:table-row>
        <table:table-row table:style-name="ro3">
          <table:table-cell table:style-name="ce13"/>
          <table:table-cell table:number-columns-repeated="16383" table:style-name="ce1"/>
        </table:table-row>
        <table:table-row table:style-name="ro3">
          <table:table-cell office:value-type="string" table:style-name="ce13">
            <text:p>3.<text:span text:style-name="T2">   <text:s/></text:span><text:span text:style-name="T1">Os termos dos nomes técnico não possuem referência ou fabricante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3">
            <text:p>4. Exemplo da estrutura da TUSS 19:</text:p>
          </table:table-cell>
          <table:table-cell table:number-columns-repeated="16383" table:style-name="ce1"/>
        </table:table-row>
        <table:table-row table:style-name="ro1">
          <table:table-cell table:style-name="ce1">
            <draw:g draw:z-index="1" draw:name="Diagrama 1" draw:id="id16" draw:style-name="a48">
              <svg:title/>
              <svg:desc/>
              <draw:custom-shape svg:x="0.3125in" svg:y="2.447in" svg:width="7.875in" svg:height="0.87363in" draw:id="id0" draw:style-name="a2">
                <svg:title/>
                <svg:desc/>
                <text:p text:style-name="a1" text:class-names="" text:cond-style-name=""><text:span text:style-name="a0" text:class-names="">Modelo/referência</text:span></text:p>
                <draw:enhanced-geometry xmlns:dr3d="urn:oasis:names:tc:opendocument:xmlns:dr3d:1.0" draw:type="non-primitive" svg:viewBox="0 0 7200900 798849" draw:enhanced-path="M 0 79885 C 0 35766 35766 0 79885 0 L 7121015 0 C 7165134 0 7200900 35766 7200900 79885 L 7200900 718964 C 7200900 763083 7165134 798849 7121015 798849 L 79885 798849 C 35766 798849 0 763083 0 718964 L 0 79885 Z N" draw:text-areas="?f24 ?f26 ?f25 ?f27" draw:glue-points="?f16 ?f17 ?f18 ?f19 ?f20 ?f19 ?f21 ?f17 ?f21 ?f22 ?f20 ?f23 ?f18 ?f23 ?f16 ?f22 ?f16 ?f17" draw:glue-point-leaving-directions="-90, -90, -90, -90, 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7200900"/>
                  <draw:equation draw:name="f7" draw:formula="?f4 / 798849"/>
                  <draw:equation draw:name="f8" draw:formula="0 * ?f5 / 7200900"/>
                  <draw:equation draw:name="f9" draw:formula="79885 * ?f4 / 798849"/>
                  <draw:equation draw:name="f10" draw:formula="79885 * ?f5 / 7200900"/>
                  <draw:equation draw:name="f11" draw:formula="0 * ?f4 / 798849"/>
                  <draw:equation draw:name="f12" draw:formula="7121015 * ?f5 / 7200900"/>
                  <draw:equation draw:name="f13" draw:formula="7200900 * ?f5 / 7200900"/>
                  <draw:equation draw:name="f14" draw:formula="718964 * ?f4 / 798849"/>
                  <draw:equation draw:name="f15" draw:formula="798849 * ?f4 / 798849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6"/>
                  <draw:equation draw:name="f22" draw:formula="?f14 / ?f7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0.3125in" svg:y="1.42777in" svg:width="7.875in" svg:height="0.87363in" draw:id="id1" draw:style-name="a5">
                <svg:title/>
                <svg:desc/>
                <text:p text:style-name="a4" text:class-names="" text:cond-style-name=""><text:span text:style-name="a3" text:class-names="">Produto Registrado na ANVISA</text:span></text:p>
                <draw:enhanced-geometry xmlns:dr3d="urn:oasis:names:tc:opendocument:xmlns:dr3d:1.0" draw:type="non-primitive" svg:viewBox="0 0 7200900 798849" draw:enhanced-path="M 0 79885 C 0 35766 35766 0 79885 0 L 7121015 0 C 7165134 0 7200900 35766 7200900 79885 L 7200900 718964 C 7200900 763083 7165134 798849 7121015 798849 L 79885 798849 C 35766 798849 0 763083 0 718964 L 0 79885 Z N" draw:text-areas="?f24 ?f26 ?f25 ?f27" draw:glue-points="?f16 ?f17 ?f18 ?f19 ?f20 ?f19 ?f21 ?f17 ?f21 ?f22 ?f20 ?f23 ?f18 ?f23 ?f16 ?f22 ?f16 ?f17" draw:glue-point-leaving-directions="-90, -90, -90, -90, 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7200900"/>
                  <draw:equation draw:name="f7" draw:formula="?f4 / 798849"/>
                  <draw:equation draw:name="f8" draw:formula="0 * ?f5 / 7200900"/>
                  <draw:equation draw:name="f9" draw:formula="79885 * ?f4 / 798849"/>
                  <draw:equation draw:name="f10" draw:formula="79885 * ?f5 / 7200900"/>
                  <draw:equation draw:name="f11" draw:formula="0 * ?f4 / 798849"/>
                  <draw:equation draw:name="f12" draw:formula="7121015 * ?f5 / 7200900"/>
                  <draw:equation draw:name="f13" draw:formula="7200900 * ?f5 / 7200900"/>
                  <draw:equation draw:name="f14" draw:formula="718964 * ?f4 / 798849"/>
                  <draw:equation draw:name="f15" draw:formula="798849 * ?f4 / 798849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6"/>
                  <draw:equation draw:name="f22" draw:formula="?f14 / ?f7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0.3125in" svg:y="0.40853in" svg:width="7.875in" svg:height="0.87363in" draw:id="id2" draw:style-name="a8">
                <svg:title/>
                <svg:desc/>
                <text:p text:style-name="a7" text:class-names="" text:cond-style-name=""><text:span text:style-name="a6" text:class-names="">Nome Técnico</text:span></text:p>
                <draw:enhanced-geometry xmlns:dr3d="urn:oasis:names:tc:opendocument:xmlns:dr3d:1.0" draw:type="non-primitive" svg:viewBox="0 0 7200900 798849" draw:enhanced-path="M 0 79885 C 0 35766 35766 0 79885 0 L 7121015 0 C 7165134 0 7200900 35766 7200900 79885 L 7200900 718964 C 7200900 763083 7165134 798849 7121015 798849 L 79885 798849 C 35766 798849 0 763083 0 718964 L 0 79885 Z N" draw:text-areas="?f24 ?f26 ?f25 ?f27" draw:glue-points="?f16 ?f17 ?f18 ?f19 ?f20 ?f19 ?f21 ?f17 ?f21 ?f22 ?f20 ?f23 ?f18 ?f23 ?f16 ?f22 ?f16 ?f17" draw:glue-point-leaving-directions="-90, -90, -90, -90, 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7200900"/>
                  <draw:equation draw:name="f7" draw:formula="?f4 / 798849"/>
                  <draw:equation draw:name="f8" draw:formula="0 * ?f5 / 7200900"/>
                  <draw:equation draw:name="f9" draw:formula="79885 * ?f4 / 798849"/>
                  <draw:equation draw:name="f10" draw:formula="79885 * ?f5 / 7200900"/>
                  <draw:equation draw:name="f11" draw:formula="0 * ?f4 / 798849"/>
                  <draw:equation draw:name="f12" draw:formula="7121015 * ?f5 / 7200900"/>
                  <draw:equation draw:name="f13" draw:formula="7200900 * ?f5 / 7200900"/>
                  <draw:equation draw:name="f14" draw:formula="718964 * ?f4 / 798849"/>
                  <draw:equation draw:name="f15" draw:formula="798849 * ?f4 / 798849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6"/>
                  <draw:equation draw:name="f22" draw:formula="?f14 / ?f7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5.51631in" svg:y="0.48133in" svg:width="1.09204in" svg:height="0.72803in" draw:id="id3" draw:style-name="a11">
                <svg:title/>
                <svg:desc/>
                <text:p text:style-name="a10" text:class-names="" text:cond-style-name=""><text:span text:style-name="a9" text:class-names="">Termo 71447199<text:line-break/>STENT PARA ARTÉRIAS PERIFÉRICAS</text:span></text:p>
                <draw:enhanced-geometry xmlns:dr3d="urn:oasis:names:tc:opendocument:xmlns:dr3d:1.0" draw:type="non-primitive" svg:viewBox="0 0 998562 665708" draw:enhanced-path="M 0 66571 C 0 29805 29805 0 66571 0 L 931991 0 C 968757 0 998562 29805 998562 66571 L 998562 599137 C 998562 635903 968757 665708 931991 665708 L 66571 665708 C 29805 665708 0 635903 0 599137 L 0 66571 Z N" draw:text-areas="?f24 ?f26 ?f25 ?f27" draw:glue-points="?f16 ?f17 ?f18 ?f19 ?f20 ?f19 ?f21 ?f17 ?f21 ?f22 ?f20 ?f23 ?f18 ?f23 ?f16 ?f22 ?f16 ?f17" draw:glue-point-leaving-directions="-90, -90, -90, -90, 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998562"/>
                  <draw:equation draw:name="f7" draw:formula="?f4 / 665708"/>
                  <draw:equation draw:name="f8" draw:formula="0 * ?f5 / 998562"/>
                  <draw:equation draw:name="f9" draw:formula="66571 * ?f4 / 665708"/>
                  <draw:equation draw:name="f10" draw:formula="66571 * ?f5 / 998562"/>
                  <draw:equation draw:name="f11" draw:formula="0 * ?f4 / 665708"/>
                  <draw:equation draw:name="f12" draw:formula="931991 * ?f5 / 998562"/>
                  <draw:equation draw:name="f13" draw:formula="998562 * ?f5 / 998562"/>
                  <draw:equation draw:name="f14" draw:formula="599137 * ?f4 / 665708"/>
                  <draw:equation draw:name="f15" draw:formula="665708 * ?f4 / 665708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6"/>
                  <draw:equation draw:name="f22" draw:formula="?f14 / ?f7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4.64267in" svg:y="1.20936in" svg:width="1.41965in" svg:height="0.29121in" draw:id="id4" draw:style-name="a12">
                <svg:title/>
                <svg:desc/>
                <draw:enhanced-geometry xmlns:dr3d="urn:oasis:names:tc:opendocument:xmlns:dr3d:1.0" draw:type="non-primitive" svg:viewBox="0 0 1298130 266283" draw:enhanced-path="M 1298130 0 L 1298130 133141 0 133141 0 266283 N" draw:text-areas="?f8 ?f10 ?f9 ?f11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1298130"/>
                  <draw:equation draw:name="f7" draw:formula="?f4 / 266283"/>
                  <draw:equation draw:name="f8" draw:formula="0 / ?f6"/>
                  <draw:equation draw:name="f9" draw:formula="1298130 / ?f6"/>
                  <draw:equation draw:name="f10" draw:formula="0 / ?f7"/>
                  <draw:equation draw:name="f11" draw:formula="266283 / ?f7"/>
                </draw:enhanced-geometry>
              </draw:custom-shape>
              <draw:custom-shape svg:x="4.09665in" svg:y="1.50057in" svg:width="1.09204in" svg:height="0.72803in" draw:id="id5" draw:style-name="a18">
                <svg:title/>
                <svg:desc/>
                <text:p text:style-name="a17" text:class-names="" text:cond-style-name=""><text:span text:style-name="a13" text:class-names="">Termo<text:s text:c="1"/></text:span><text:span text:style-name="a14" text:class-names="">70960500<text:line-break/></text:span><text:span text:style-name="a15" text:class-names="">XPERT PRO PERIPHERAL SELF-EXPANDING STENT</text:span><text:span text:style-name="a16" text:class-names=""/></text:p>
                <draw:enhanced-geometry xmlns:dr3d="urn:oasis:names:tc:opendocument:xmlns:dr3d:1.0" draw:type="non-primitive" svg:viewBox="0 0 998562 665708" draw:enhanced-path="M 0 66571 C 0 29805 29805 0 66571 0 L 931991 0 C 968757 0 998562 29805 998562 66571 L 998562 599137 C 998562 635903 968757 665708 931991 665708 L 66571 665708 C 29805 665708 0 635903 0 599137 L 0 66571 Z N" draw:text-areas="?f24 ?f26 ?f25 ?f27" draw:glue-points="?f16 ?f17 ?f18 ?f19 ?f20 ?f19 ?f21 ?f17 ?f21 ?f22 ?f20 ?f23 ?f18 ?f23 ?f16 ?f22 ?f16 ?f17" draw:glue-point-leaving-directions="-90, -90, -90, -90, 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998562"/>
                  <draw:equation draw:name="f7" draw:formula="?f4 / 665708"/>
                  <draw:equation draw:name="f8" draw:formula="0 * ?f5 / 998562"/>
                  <draw:equation draw:name="f9" draw:formula="66571 * ?f4 / 665708"/>
                  <draw:equation draw:name="f10" draw:formula="66571 * ?f5 / 998562"/>
                  <draw:equation draw:name="f11" draw:formula="0 * ?f4 / 665708"/>
                  <draw:equation draw:name="f12" draw:formula="931991 * ?f5 / 998562"/>
                  <draw:equation draw:name="f13" draw:formula="998562 * ?f5 / 998562"/>
                  <draw:equation draw:name="f14" draw:formula="599137 * ?f4 / 665708"/>
                  <draw:equation draw:name="f15" draw:formula="665708 * ?f4 / 665708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6"/>
                  <draw:equation draw:name="f22" draw:formula="?f14 / ?f7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3.22302in" svg:y="2.2286in" svg:width="1.41965in" svg:height="0.29121in" draw:id="id6" draw:style-name="a19">
                <svg:title/>
                <svg:desc/>
                <draw:enhanced-geometry xmlns:dr3d="urn:oasis:names:tc:opendocument:xmlns:dr3d:1.0" draw:type="non-primitive" svg:viewBox="0 0 1298130 266283" draw:enhanced-path="M 1298130 0 L 1298130 133141 0 133141 0 266283 N" draw:text-areas="?f8 ?f10 ?f9 ?f11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1298130"/>
                  <draw:equation draw:name="f7" draw:formula="?f4 / 266283"/>
                  <draw:equation draw:name="f8" draw:formula="0 / ?f6"/>
                  <draw:equation draw:name="f9" draw:formula="1298130 / ?f6"/>
                  <draw:equation draw:name="f10" draw:formula="0 / ?f7"/>
                  <draw:equation draw:name="f11" draw:formula="266283 / ?f7"/>
                </draw:enhanced-geometry>
              </draw:custom-shape>
              <draw:custom-shape svg:x="2.677in" svg:y="2.51981in" svg:width="1.09204in" svg:height="0.72803in" draw:id="id7" draw:style-name="a25">
                <svg:title/>
                <svg:desc/>
                <text:p text:style-name="a24" text:class-names="" text:cond-style-name=""><text:span text:style-name="a20" text:class-names="">Termo<text:s text:c="1"/></text:span><text:span text:style-name="a21" text:class-names="">70960518<text:line-break/></text:span><text:span text:style-name="a22" text:class-names="">XPERT PRO PERIPHERAL SELF-EXPANDING STENT - 17525-100</text:span><text:span text:style-name="a23" text:class-names=""/></text:p>
                <draw:enhanced-geometry xmlns:dr3d="urn:oasis:names:tc:opendocument:xmlns:dr3d:1.0" draw:type="non-primitive" svg:viewBox="0 0 998562 665708" draw:enhanced-path="M 0 66571 C 0 29805 29805 0 66571 0 L 931991 0 C 968757 0 998562 29805 998562 66571 L 998562 599137 C 998562 635903 968757 665708 931991 665708 L 66571 665708 C 29805 665708 0 635903 0 599137 L 0 66571 Z N" draw:text-areas="?f24 ?f26 ?f25 ?f27" draw:glue-points="?f16 ?f17 ?f18 ?f19 ?f20 ?f19 ?f21 ?f17 ?f21 ?f22 ?f20 ?f23 ?f18 ?f23 ?f16 ?f22 ?f16 ?f17" draw:glue-point-leaving-directions="-90, -90, -90, -90, 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998562"/>
                  <draw:equation draw:name="f7" draw:formula="?f4 / 665708"/>
                  <draw:equation draw:name="f8" draw:formula="0 * ?f5 / 998562"/>
                  <draw:equation draw:name="f9" draw:formula="66571 * ?f4 / 665708"/>
                  <draw:equation draw:name="f10" draw:formula="66571 * ?f5 / 998562"/>
                  <draw:equation draw:name="f11" draw:formula="0 * ?f4 / 665708"/>
                  <draw:equation draw:name="f12" draw:formula="931991 * ?f5 / 998562"/>
                  <draw:equation draw:name="f13" draw:formula="998562 * ?f5 / 998562"/>
                  <draw:equation draw:name="f14" draw:formula="599137 * ?f4 / 665708"/>
                  <draw:equation draw:name="f15" draw:formula="665708 * ?f4 / 665708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6"/>
                  <draw:equation draw:name="f22" draw:formula="?f14 / ?f7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4.59267in" svg:y="2.2286in" svg:width="0.1in" svg:height="0.29121in" draw:id="id8" draw:style-name="a26">
                <svg:title/>
                <svg:desc/>
                <draw:enhanced-geometry xmlns:dr3d="urn:oasis:names:tc:opendocument:xmlns:dr3d:1.0" draw:type="non-primitive" svg:viewBox="0 0 91440 266283" draw:enhanced-path="M 45720 0 L 45720 266283 N" draw:text-areas="?f8 ?f10 ?f9 ?f11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91440"/>
                  <draw:equation draw:name="f7" draw:formula="?f4 / 266283"/>
                  <draw:equation draw:name="f8" draw:formula="0 / ?f6"/>
                  <draw:equation draw:name="f9" draw:formula="91440 / ?f6"/>
                  <draw:equation draw:name="f10" draw:formula="0 / ?f7"/>
                  <draw:equation draw:name="f11" draw:formula="266283 / ?f7"/>
                </draw:enhanced-geometry>
              </draw:custom-shape>
              <draw:custom-shape svg:x="4.09665in" svg:y="2.51981in" svg:width="1.09204in" svg:height="0.72803in" draw:id="id9" draw:style-name="a32">
                <svg:title/>
                <svg:desc/>
                <text:p text:style-name="a31" text:class-names="" text:cond-style-name=""><text:span text:style-name="a27" text:class-names="">Termo<text:s text:c="1"/></text:span><text:span text:style-name="a28" text:class-names="">70960526<text:line-break/></text:span><text:span text:style-name="a29" text:class-names="">XPERT PRO PERIPHERAL SELF-EXPANDING STENT - 17525-20</text:span><text:span text:style-name="a30" text:class-names=""/></text:p>
                <draw:enhanced-geometry xmlns:dr3d="urn:oasis:names:tc:opendocument:xmlns:dr3d:1.0" draw:type="non-primitive" svg:viewBox="0 0 998562 665708" draw:enhanced-path="M 0 66571 C 0 29805 29805 0 66571 0 L 931991 0 C 968757 0 998562 29805 998562 66571 L 998562 599137 C 998562 635903 968757 665708 931991 665708 L 66571 665708 C 29805 665708 0 635903 0 599137 L 0 66571 Z N" draw:text-areas="?f24 ?f26 ?f25 ?f27" draw:glue-points="?f16 ?f17 ?f18 ?f19 ?f20 ?f19 ?f21 ?f17 ?f21 ?f22 ?f20 ?f23 ?f18 ?f23 ?f16 ?f22 ?f16 ?f17" draw:glue-point-leaving-directions="-90, -90, -90, -90, 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998562"/>
                  <draw:equation draw:name="f7" draw:formula="?f4 / 665708"/>
                  <draw:equation draw:name="f8" draw:formula="0 * ?f5 / 998562"/>
                  <draw:equation draw:name="f9" draw:formula="66571 * ?f4 / 665708"/>
                  <draw:equation draw:name="f10" draw:formula="66571 * ?f5 / 998562"/>
                  <draw:equation draw:name="f11" draw:formula="0 * ?f4 / 665708"/>
                  <draw:equation draw:name="f12" draw:formula="931991 * ?f5 / 998562"/>
                  <draw:equation draw:name="f13" draw:formula="998562 * ?f5 / 998562"/>
                  <draw:equation draw:name="f14" draw:formula="599137 * ?f4 / 665708"/>
                  <draw:equation draw:name="f15" draw:formula="665708 * ?f4 / 665708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6"/>
                  <draw:equation draw:name="f22" draw:formula="?f14 / ?f7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4.64267in" svg:y="2.2286in" svg:width="1.41965in" svg:height="0.29121in" draw:id="id10" draw:style-name="a33">
                <svg:title/>
                <svg:desc/>
                <draw:enhanced-geometry xmlns:dr3d="urn:oasis:names:tc:opendocument:xmlns:dr3d:1.0" draw:type="non-primitive" svg:viewBox="0 0 1298130 266283" draw:enhanced-path="M 0 0 L 0 133141 1298130 133141 1298130 266283 N" draw:text-areas="?f8 ?f10 ?f9 ?f11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1298130"/>
                  <draw:equation draw:name="f7" draw:formula="?f4 / 266283"/>
                  <draw:equation draw:name="f8" draw:formula="0 / ?f6"/>
                  <draw:equation draw:name="f9" draw:formula="1298130 / ?f6"/>
                  <draw:equation draw:name="f10" draw:formula="0 / ?f7"/>
                  <draw:equation draw:name="f11" draw:formula="266283 / ?f7"/>
                </draw:enhanced-geometry>
              </draw:custom-shape>
              <draw:custom-shape svg:x="5.51631in" svg:y="2.51981in" svg:width="1.09204in" svg:height="0.72803in" draw:id="id11" draw:style-name="a39">
                <svg:title/>
                <svg:desc/>
                <text:p text:style-name="a38" text:class-names="" text:cond-style-name=""><text:span text:style-name="a34" text:class-names="">Termo<text:s text:c="1"/></text:span><text:span text:style-name="a35" text:class-names="">70960534<text:line-break/></text:span><text:span text:style-name="a36" text:class-names="">XPERT PRO PERIPHERAL SELF-EXPANDING STENT - 17525-30</text:span><text:span text:style-name="a37" text:class-names=""/></text:p>
                <draw:enhanced-geometry xmlns:dr3d="urn:oasis:names:tc:opendocument:xmlns:dr3d:1.0" draw:type="non-primitive" svg:viewBox="0 0 998562 665708" draw:enhanced-path="M 0 66571 C 0 29805 29805 0 66571 0 L 931991 0 C 968757 0 998562 29805 998562 66571 L 998562 599137 C 998562 635903 968757 665708 931991 665708 L 66571 665708 C 29805 665708 0 635903 0 599137 L 0 66571 Z N" draw:text-areas="?f24 ?f26 ?f25 ?f27" draw:glue-points="?f16 ?f17 ?f18 ?f19 ?f20 ?f19 ?f21 ?f17 ?f21 ?f22 ?f20 ?f23 ?f18 ?f23 ?f16 ?f22 ?f16 ?f17" draw:glue-point-leaving-directions="-90, -90, -90, -90, 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998562"/>
                  <draw:equation draw:name="f7" draw:formula="?f4 / 665708"/>
                  <draw:equation draw:name="f8" draw:formula="0 * ?f5 / 998562"/>
                  <draw:equation draw:name="f9" draw:formula="66571 * ?f4 / 665708"/>
                  <draw:equation draw:name="f10" draw:formula="66571 * ?f5 / 998562"/>
                  <draw:equation draw:name="f11" draw:formula="0 * ?f4 / 665708"/>
                  <draw:equation draw:name="f12" draw:formula="931991 * ?f5 / 998562"/>
                  <draw:equation draw:name="f13" draw:formula="998562 * ?f5 / 998562"/>
                  <draw:equation draw:name="f14" draw:formula="599137 * ?f4 / 665708"/>
                  <draw:equation draw:name="f15" draw:formula="665708 * ?f4 / 665708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6"/>
                  <draw:equation draw:name="f22" draw:formula="?f14 / ?f7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6.06233in" svg:y="1.20936in" svg:width="1.41965in" svg:height="0.29121in" draw:id="id12" draw:style-name="a40">
                <svg:title/>
                <svg:desc/>
                <draw:enhanced-geometry xmlns:dr3d="urn:oasis:names:tc:opendocument:xmlns:dr3d:1.0" draw:type="non-primitive" svg:viewBox="0 0 1298130 266283" draw:enhanced-path="M 0 0 L 0 133141 1298130 133141 1298130 266283 N" draw:text-areas="?f8 ?f10 ?f9 ?f11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1298130"/>
                  <draw:equation draw:name="f7" draw:formula="?f4 / 266283"/>
                  <draw:equation draw:name="f8" draw:formula="0 / ?f6"/>
                  <draw:equation draw:name="f9" draw:formula="1298130 / ?f6"/>
                  <draw:equation draw:name="f10" draw:formula="0 / ?f7"/>
                  <draw:equation draw:name="f11" draw:formula="266283 / ?f7"/>
                </draw:enhanced-geometry>
              </draw:custom-shape>
              <draw:custom-shape svg:x="6.93596in" svg:y="1.50057in" svg:width="1.09204in" svg:height="0.72803in" draw:id="id13" draw:style-name="a43">
                <svg:title/>
                <svg:desc/>
                <text:p text:style-name="a42" text:class-names="" text:cond-style-name=""><text:span text:style-name="a41" text:class-names="">Termo 70990476<text:line-break/> STENT VASCULAR LIFESTENT</text:span></text:p>
                <draw:enhanced-geometry xmlns:dr3d="urn:oasis:names:tc:opendocument:xmlns:dr3d:1.0" draw:type="non-primitive" svg:viewBox="0 0 998562 665708" draw:enhanced-path="M 0 66571 C 0 29805 29805 0 66571 0 L 931991 0 C 968757 0 998562 29805 998562 66571 L 998562 599137 C 998562 635903 968757 665708 931991 665708 L 66571 665708 C 29805 665708 0 635903 0 599137 L 0 66571 Z N" draw:text-areas="?f24 ?f26 ?f25 ?f27" draw:glue-points="?f16 ?f17 ?f18 ?f19 ?f20 ?f19 ?f21 ?f17 ?f21 ?f22 ?f20 ?f23 ?f18 ?f23 ?f16 ?f22 ?f16 ?f17" draw:glue-point-leaving-directions="-90, -90, -90, -90, 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998562"/>
                  <draw:equation draw:name="f7" draw:formula="?f4 / 665708"/>
                  <draw:equation draw:name="f8" draw:formula="0 * ?f5 / 998562"/>
                  <draw:equation draw:name="f9" draw:formula="66571 * ?f4 / 665708"/>
                  <draw:equation draw:name="f10" draw:formula="66571 * ?f5 / 998562"/>
                  <draw:equation draw:name="f11" draw:formula="0 * ?f4 / 665708"/>
                  <draw:equation draw:name="f12" draw:formula="931991 * ?f5 / 998562"/>
                  <draw:equation draw:name="f13" draw:formula="998562 * ?f5 / 998562"/>
                  <draw:equation draw:name="f14" draw:formula="599137 * ?f4 / 665708"/>
                  <draw:equation draw:name="f15" draw:formula="665708 * ?f4 / 665708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6"/>
                  <draw:equation draw:name="f22" draw:formula="?f14 / ?f7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custom-shape svg:x="7.43198in" svg:y="2.2286in" svg:width="0.1in" svg:height="0.29121in" draw:id="id14" draw:style-name="a44">
                <svg:title/>
                <svg:desc/>
                <draw:enhanced-geometry xmlns:dr3d="urn:oasis:names:tc:opendocument:xmlns:dr3d:1.0" draw:type="non-primitive" svg:viewBox="0 0 91440 266283" draw:enhanced-path="M 45720 0 L 45720 266283 N" draw:text-areas="?f8 ?f10 ?f9 ?f11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91440"/>
                  <draw:equation draw:name="f7" draw:formula="?f4 / 266283"/>
                  <draw:equation draw:name="f8" draw:formula="0 / ?f6"/>
                  <draw:equation draw:name="f9" draw:formula="91440 / ?f6"/>
                  <draw:equation draw:name="f10" draw:formula="0 / ?f7"/>
                  <draw:equation draw:name="f11" draw:formula="266283 / ?f7"/>
                </draw:enhanced-geometry>
              </draw:custom-shape>
              <draw:custom-shape svg:x="6.93596in" svg:y="2.51981in" svg:width="1.09204in" svg:height="0.72803in" draw:id="id15" draw:style-name="a47">
                <svg:title/>
                <svg:desc/>
                <text:p text:style-name="a46" text:class-names="" text:cond-style-name=""><text:span text:style-name="a45" text:class-names="">Termo 70990484<text:line-break/>STENT VASCULAR LIFESTENT - EX050201C</text:span></text:p>
                <draw:enhanced-geometry xmlns:dr3d="urn:oasis:names:tc:opendocument:xmlns:dr3d:1.0" draw:type="non-primitive" svg:viewBox="0 0 998562 665708" draw:enhanced-path="M 0 66571 C 0 29805 29805 0 66571 0 L 931991 0 C 968757 0 998562 29805 998562 66571 L 998562 599137 C 998562 635903 968757 665708 931991 665708 L 66571 665708 C 29805 665708 0 635903 0 599137 L 0 66571 Z N" draw:text-areas="?f24 ?f26 ?f25 ?f27" draw:glue-points="?f16 ?f17 ?f18 ?f19 ?f20 ?f19 ?f21 ?f17 ?f21 ?f22 ?f20 ?f23 ?f18 ?f23 ?f16 ?f22 ?f16 ?f17" draw:glue-point-leaving-directions="-90, -90, -90, -90, 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998562"/>
                  <draw:equation draw:name="f7" draw:formula="?f4 / 665708"/>
                  <draw:equation draw:name="f8" draw:formula="0 * ?f5 / 998562"/>
                  <draw:equation draw:name="f9" draw:formula="66571 * ?f4 / 665708"/>
                  <draw:equation draw:name="f10" draw:formula="66571 * ?f5 / 998562"/>
                  <draw:equation draw:name="f11" draw:formula="0 * ?f4 / 665708"/>
                  <draw:equation draw:name="f12" draw:formula="931991 * ?f5 / 998562"/>
                  <draw:equation draw:name="f13" draw:formula="998562 * ?f5 / 998562"/>
                  <draw:equation draw:name="f14" draw:formula="599137 * ?f4 / 665708"/>
                  <draw:equation draw:name="f15" draw:formula="665708 * ?f4 / 665708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6"/>
                  <draw:equation draw:name="f22" draw:formula="?f14 / ?f7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</draw:g>
          </table:table-cell>
          <table:table-cell table:number-columns-repeated="16383" table:style-name="ce1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office:value-type="string" table:style-name="ce14">
            <text:p><text:s/></text:p>
          </table:table-cell>
          <table:table-cell table:number-columns-repeated="16383"/>
        </table:table-row>
        <table:table-row table:style-name="ro6">
          <table:table-cell table:number-columns-repeated="16384" table:style-name="ce1"/>
        </table:table-row>
        <table:table-row table:style-name="ro7">
          <table:table-cell office:value-type="string" table:style-name="ce17">
            <text:p>Nome Técnico</text:p>
          </table:table-cell>
          <table:table-cell office:value-type="string" table:style-name="ce22">
            <text:p>Código do Termo</text:p>
          </table:table-cell>
          <table:table-cell office:value-type="string" table:style-name="ce18">
            <text:p>Termo</text:p>
          </table:table-cell>
          <table:table-cell office:value-type="string" table:style-name="ce18">
            <text:p>Referência no fabricante</text:p>
          </table:table-cell>
          <table:table-cell office:value-type="string" table:style-name="ce18">
            <text:p>Fabricante</text:p>
          </table:table-cell>
          <table:table-cell office:value-type="string" table:style-name="ce19">
            <text:p>Registro Anvisa</text:p>
          </table:table-cell>
          <table:table-cell table:number-columns-repeated="16378"/>
        </table:table-row>
        <table:table-row table:style-name="ro7">
          <table:table-cell office:value-type="string" table:style-name="ce20">
            <text:p>STENT PARA ARTÉRIAS PERIFÉRICAS</text:p>
          </table:table-cell>
          <table:table-cell office:value-type="float" office:value="71447199" table:style-name="ce24">
            <text:p>71447199</text:p>
          </table:table-cell>
          <table:table-cell office:value-type="string" table:style-name="ce20">
            <text:p>STENT PARA ARTÉRIAS PERIFÉRICAS</text:p>
          </table:table-cell>
          <table:table-cell office:value-type="string" table:style-name="ce20">
            <text:p>Não se aplica*</text:p>
          </table:table-cell>
          <table:table-cell office:value-type="string" table:style-name="ce20">
            <text:p>Não se aplica*</text:p>
          </table:table-cell>
          <table:table-cell office:value-type="string" table:style-name="ce21">
            <text:p>Não se aplica*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STENT PARA ARTÉRIAS PERIFÉRICAS</text:p>
          </table:table-cell>
          <table:table-cell office:value-type="float" office:value="70960500" table:style-name="ce24">
            <text:p>70960500</text:p>
          </table:table-cell>
          <table:table-cell office:value-type="string" table:style-name="ce20">
            <text:p>XPERT PRO PERIPHERAL SELF-EXPANDING STENT</text:p>
          </table:table-cell>
          <table:table-cell office:value-type="string" table:style-name="ce20">
            <text:p>DIVERSAS</text:p>
          </table:table-cell>
          <table:table-cell office:value-type="string" table:style-name="ce20">
            <text:p>ABBOTT LABORATÓRIOS DO BRASIL LTDA</text:p>
          </table:table-cell>
          <table:table-cell office:value-type="float" office:value="80146501826" table:style-name="ce23">
            <text:p>80146501826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STENT PARA ARTÉRIAS PERIFÉRICAS</text:p>
          </table:table-cell>
          <table:table-cell office:value-type="float" office:value="70960518" table:style-name="ce24">
            <text:p>70960518</text:p>
          </table:table-cell>
          <table:table-cell office:value-type="string" table:style-name="ce20">
            <text:p>XPERT PRO PERIPHERAL SELF-EXPANDING STENT - 17525-100</text:p>
          </table:table-cell>
          <table:table-cell office:value-type="string" table:style-name="ce20">
            <text:p>17525-100</text:p>
          </table:table-cell>
          <table:table-cell office:value-type="string" table:style-name="ce20">
            <text:p>ABBOTT LABORATÓRIOS DO BRASIL LTDA</text:p>
          </table:table-cell>
          <table:table-cell office:value-type="float" office:value="80146501826" table:style-name="ce23">
            <text:p>80146501826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STENT PARA ARTÉRIAS PERIFÉRICAS</text:p>
          </table:table-cell>
          <table:table-cell office:value-type="float" office:value="70960526" table:style-name="ce24">
            <text:p>70960526</text:p>
          </table:table-cell>
          <table:table-cell office:value-type="string" table:style-name="ce20">
            <text:p>XPERT PRO PERIPHERAL SELF-EXPANDING STENT - 17525-20</text:p>
          </table:table-cell>
          <table:table-cell office:value-type="string" table:style-name="ce20">
            <text:p>17525-20</text:p>
          </table:table-cell>
          <table:table-cell office:value-type="string" table:style-name="ce20">
            <text:p>ABBOTT LABORATÓRIOS DO BRASIL LTDA</text:p>
          </table:table-cell>
          <table:table-cell office:value-type="float" office:value="80146501826" table:style-name="ce23">
            <text:p>80146501826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STENT PARA ARTÉRIAS PERIFÉRICAS</text:p>
          </table:table-cell>
          <table:table-cell office:value-type="float" office:value="70960534" table:style-name="ce24">
            <text:p>70960534</text:p>
          </table:table-cell>
          <table:table-cell office:value-type="string" table:style-name="ce20">
            <text:p>XPERT PRO PERIPHERAL SELF-EXPANDING STENT - 17525-30</text:p>
          </table:table-cell>
          <table:table-cell office:value-type="string" table:style-name="ce20">
            <text:p>17525-30</text:p>
          </table:table-cell>
          <table:table-cell office:value-type="string" table:style-name="ce20">
            <text:p>ABBOTT LABORATÓRIOS DO BRASIL LTDA</text:p>
          </table:table-cell>
          <table:table-cell office:value-type="float" office:value="80146501826" table:style-name="ce23">
            <text:p>80146501826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STENT PARA ARTÉRIAS PERIFÉRICAS</text:p>
          </table:table-cell>
          <table:table-cell office:value-type="float" office:value="70990476" table:style-name="ce24">
            <text:p>70990476</text:p>
          </table:table-cell>
          <table:table-cell office:value-type="string" table:style-name="ce20">
            <text:p>STENT VASCULAR LIFESTENT</text:p>
          </table:table-cell>
          <table:table-cell office:value-type="string" table:style-name="ce20">
            <text:p>Não se aplica*</text:p>
          </table:table-cell>
          <table:table-cell office:value-type="string" table:style-name="ce20">
            <text:p>BARD BRASIL INDÚSTRIA E COMÉRCIO DE PRODUTOS PARA A SAÚDE LTDA.</text:p>
          </table:table-cell>
          <table:table-cell office:value-type="float" office:value="80689090071" table:style-name="ce23">
            <text:p>80689090071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STENT PARA ARTÉRIAS PERIFÉRICAS</text:p>
          </table:table-cell>
          <table:table-cell office:value-type="float" office:value="70990484" table:style-name="ce24">
            <text:p>70990484</text:p>
          </table:table-cell>
          <table:table-cell office:value-type="string" table:style-name="ce20">
            <text:p>STENT VASCULAR LIFESTENT - EX050201C</text:p>
          </table:table-cell>
          <table:table-cell office:value-type="string" table:style-name="ce20">
            <text:p>EX050201C</text:p>
          </table:table-cell>
          <table:table-cell office:value-type="string" table:style-name="ce20">
            <text:p>BARD BRASIL INDÚSTRIA E COMÉRCIO DE PRODUTOS PARA A SAÚDE LTDA.</text:p>
          </table:table-cell>
          <table:table-cell office:value-type="float" office:value="80689090071" table:style-name="ce23">
            <text:p>80689090071</text:p>
          </table:table-cell>
          <table:table-cell table:number-columns-repeated="16378"/>
        </table:table-row>
        <table:table-row table:number-rows-repeated="1048519" table:style-name="ro1">
          <table:table-cell table:number-columns-repeated="16384"/>
        </table:table-row>
      </table:table>
      <table:table table:name="TUSS_20" table:style-name="ta2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me da Coluna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Observações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4">
            <text:p>Código do Term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Identificador do termo</text:p>
          </table:table-cell>
          <table:table-cell office:value-type="string" table:style-name="ce5">
            <text:p>Estão listados apenas os códigos com forma de envio individualizada de acordo com a tabela TUSS 64. A TUSS 20 completa pode ser consultada em: http://www.ans.gov.br/prestadores/tiss-troca-de-informacao-de-saude-suplementar, Padrão TISS - versão (vigente) - Componente de Representação de Conceitos em Saúde (Terminologia Unificada da Saúde Suplementar).</text:p>
            <text:p>Um mesmo código pode estar associado a mais de um termo, estando um termo ativo e outro inativo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Term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Descrição do termo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Apresentaçã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Informa a forma de apresentação do medicamento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Laboratóri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Nome da empresa detentora do registro na ANVISA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Data de início de vigência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Informa a data a partir da qual se iniciou a validade do termo no padrão TISS</text:p>
          </table:table-cell>
          <table:table-cell table:style-name="ce5"/>
          <table:table-cell table:number-columns-repeated="16380" table:style-name="ce1"/>
        </table:table-row>
        <table:table-row table:style-name="ro4">
          <table:table-cell office:value-type="string" table:style-name="ce4">
            <text:p>Data de fim de vigência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Informa a última data de validade do termo no padrão TISS</text:p>
          </table:table-cell>
          <table:table-cell office:value-type="string" table:style-name="ce5">
            <text:p>Quando este campo não estiver preenchido, significa que o termo está ativo. Quando preenchido significa que o termo está inativo.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4">
            <text:p>Data de fim de implantação</text:p>
          </table:table-cell>
          <table:table-cell office:value-type="string" table:style-name="ce4">
            <text:p>DATE</text:p>
          </table:table-cell>
          <table:table-cell office:value-type="string" table:style-name="ce5">
            <text:p>Informa a data a partir da qual todos os agentes de troca de informações deverão utilizar o termo no padrão TISS</text:p>
          </table:table-cell>
          <table:table-cell table:style-name="ce5"/>
          <table:table-cell table:number-columns-repeated="16380" table:style-name="ce1"/>
        </table:table-row>
        <table:table-row table:style-name="ro8">
          <table:table-cell office:value-type="string" table:style-name="ce4">
            <text:p>Registro ANVISA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Informa o número do registro na ANVISA</text:p>
          </table:table-cell>
          <table:table-cell table:style-name="ce4"/>
          <table:table-cell table:number-columns-repeated="16380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TUSS_22_a_57_76_77" table:style-name="ta3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7" table:number-columns-repeated="16376" table:default-cell-style-name="ce3"/>
        <table:table-row table:style-name="ro1">
          <table:table-cell office:value-type="string" table:style-name="ce2">
            <text:p>Nome da Coluna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Observações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4">
          <table:table-cell office:value-type="string" table:style-name="ce4">
            <text:p>Código do Term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Identificador do termo</text:p>
          </table:table-cell>
          <table:table-cell office:value-type="string" table:style-name="ce5">
            <text:p>Nas Tabelas 22 e 24,um mesmo código pode estar associado a mais de um termo, estando um termo ativo e outro inativo.</text:p>
          </table:table-cell>
          <table:table-cell table:style-name="ce3"/>
          <table:table-cell table:style-name="ce6"/>
          <table:table-cell table:number-columns-repeated="16378" table:style-name="ce1"/>
        </table:table-row>
        <table:table-row table:style-name="ro3">
          <table:table-cell office:value-type="string" table:style-name="ce4">
            <text:p>Term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Descrição do termo</text:p>
          </table:table-cell>
          <table:table-cell table:style-name="ce5"/>
          <table:table-cell table:style-name="ce3"/>
          <table:table-cell table:style-name="ce6"/>
          <table:table-cell table:number-columns-repeated="16378" table:style-name="ce1"/>
        </table:table-row>
        <table:table-row table:style-name="ro3">
          <table:table-cell office:value-type="string" table:style-name="ce4">
            <text:p>Data de início de vigência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Informa a data a partir da qual se iniciou a validade do termo no padrão TISS</text:p>
          </table:table-cell>
          <table:table-cell table:style-name="ce5"/>
          <table:table-cell table:style-name="ce3"/>
          <table:table-cell table:style-name="ce6"/>
          <table:table-cell table:number-columns-repeated="16378" table:style-name="ce1"/>
        </table:table-row>
        <table:table-row table:style-name="ro4">
          <table:table-cell office:value-type="string" table:style-name="ce4">
            <text:p>Data de fim de vigência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Informa a última data de validade do termo no padrão TISS</text:p>
          </table:table-cell>
          <table:table-cell office:value-type="string" table:style-name="ce5">
            <text:p>Quando este campo não estiver preenchido, significa que o termo está ativo. Quando preenchido significa que o termo está inativo.</text:p>
          </table:table-cell>
          <table:table-cell table:style-name="ce3"/>
          <table:table-cell table:style-name="ce6"/>
          <table:table-cell table:number-columns-repeated="16378" table:style-name="ce1"/>
        </table:table-row>
        <table:table-row table:style-name="ro5">
          <table:table-cell office:value-type="string" table:style-name="ce4">
            <text:p>Data de fim de implantação</text:p>
          </table:table-cell>
          <table:table-cell office:value-type="string" table:style-name="ce4">
            <text:p>DATE</text:p>
          </table:table-cell>
          <table:table-cell office:value-type="string" table:style-name="ce5">
            <text:p>Informa a data a partir da qual todos os agentes de troca de informações deverão utilizar o termo no padrão TISS</text:p>
          </table:table-cell>
          <table:table-cell table:style-name="ce5"/>
          <table:table-cell table:style-name="ce3"/>
          <table:table-cell table:style-name="ce6"/>
          <table:table-cell table:number-columns-repeated="16378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3"/>
          <table:table-cell table:style-name="ce7"/>
          <table:table-cell table:number-columns-repeated="16381" table:style-name="ce3"/>
        </table:table-row>
        <table:table-row table:number-rows-repeated="1048563" table:style-name="ro1">
          <table:table-cell table:number-columns-repeated="16384"/>
        </table:table-row>
      </table:table>
      <table:table table:name="TUSS_60_79" table:style-name="ta2">
        <table:table-column table:style-name="co1" table:default-cell-style-name="ce1"/>
        <table:table-column table:style-name="co2" table:default-cell-style-name="ce1"/>
        <table:table-column table:style-name="co18" table:default-cell-style-name="ce1"/>
        <table:table-column table:style-name="co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2">
            <text:p>Nome da Coluna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Observações</text:p>
          </table:table-cell>
          <table:table-cell table:number-columns-repeated="2" table:style-name="ce3"/>
          <table:table-cell table:number-columns-repeated="16378"/>
        </table:table-row>
        <table:table-row table:style-name="ro3">
          <table:table-cell office:value-type="string" table:style-name="ce4">
            <text:p>Código do Term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Identificador do termo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Term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Descrição do termo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Descrição Detalhada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Descrição detalhada do termo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Data de início de vigência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Informa a data a partir da qual se iniciou a validade do termo no padrão TISS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style-name="ro4">
          <table:table-cell office:value-type="string" table:style-name="ce4">
            <text:p>Data de fim de vigência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Informa a última data de validade do termo no padrão TISS</text:p>
          </table:table-cell>
          <table:table-cell office:value-type="string" table:style-name="ce5">
            <text:p>Quando este campo não estiver preenchido, significa que o termo está ativo. Quando preenchido significa que o termo está inativo.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5">
          <table:table-cell office:value-type="string" table:style-name="ce4">
            <text:p>Data de fim de implantação</text:p>
          </table:table-cell>
          <table:table-cell office:value-type="string" table:style-name="ce4">
            <text:p>DATE</text:p>
          </table:table-cell>
          <table:table-cell office:value-type="string" table:style-name="ce5">
            <text:p>Informa a data a partir da qual todos os agentes de troca de informações deverão utilizar o termo no padrão TISS</text:p>
          </table:table-cell>
          <table:table-cell table:style-name="ce5"/>
          <table:table-cell table:style-name="ce3"/>
          <table:table-cell table:style-name="ce6"/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TUSS_63" table:style-name="ta4"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2">
            <text:p>Nome da Coluna</text:p>
          </table:table-cell>
          <table:table-cell office:value-type="string" table:style-name="ce2">
            <text:p>Tipo</text:p>
          </table:table-cell>
          <table:table-cell office:value-type="string" table:style-name="ce8">
            <text:p>Descrição</text:p>
          </table:table-cell>
          <table:table-cell office:value-type="string" table:style-name="ce8">
            <text:p>Observações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4">
            <text:p>Códig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Identificador do termo</text:p>
          </table:table-cell>
          <table:table-cell table:style-name="ce5"/>
          <table:table-cell table:style-name="ce9"/>
          <table:table-cell table:style-name="ce10"/>
          <table:table-cell table:number-columns-repeated="16378" table:style-name="ce9"/>
        </table:table-row>
        <table:table-row table:style-name="ro9">
          <table:table-cell office:value-type="string" table:style-name="ce4">
            <text:p>Grupo</text:p>
          </table:table-cell>
          <table:table-cell office:value-type="string" table:style-name="ce4">
            <text:p>VARCHAR</text:p>
          </table:table-cell>
          <table:table-cell office:value-type="string" table:style-name="ce4">
            <text:p>Descrição detalhada do grupo</text:p>
          </table:table-cell>
          <table:table-cell table:style-name="ce5"/>
          <table:table-cell table:style-name="ce9"/>
          <table:table-cell table:style-name="ce10"/>
          <table:table-cell table:number-columns-repeated="16378" table:style-name="ce9"/>
        </table:table-row>
        <table:table-row table:style-name="ro9">
          <table:table-cell office:value-type="string" table:style-name="ce4">
            <text:p>Data de início de vigência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Informa a data a partir da qual se iniciou a validade do termo no padrão TISS</text:p>
          </table:table-cell>
          <table:table-cell table:style-name="ce5"/>
          <table:table-cell table:style-name="ce9"/>
          <table:table-cell table:style-name="ce10"/>
          <table:table-cell table:number-columns-repeated="16378" table:style-name="ce9"/>
        </table:table-row>
        <table:table-row table:style-name="ro10">
          <table:table-cell office:value-type="string" table:style-name="ce4">
            <text:p>Data de fim de vigência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Informa a última data de validade do termo no padrão TISS</text:p>
          </table:table-cell>
          <table:table-cell office:value-type="string" table:style-name="ce5">
            <text:p>Quando este campo não estiver preenchido, significa que o termo está ativo. Quando preenchido significa que o termo está inativo.</text:p>
          </table:table-cell>
          <table:table-cell table:style-name="ce9"/>
          <table:table-cell table:style-name="ce10"/>
          <table:table-cell table:number-columns-repeated="16378" table:style-name="ce9"/>
        </table:table-row>
        <table:table-row table:style-name="ro5">
          <table:table-cell office:value-type="string" table:style-name="ce4">
            <text:p>Data de fim de implantação</text:p>
          </table:table-cell>
          <table:table-cell office:value-type="string" table:style-name="ce4">
            <text:p>DATE</text:p>
          </table:table-cell>
          <table:table-cell office:value-type="string" table:style-name="ce5">
            <text:p>Informa a data a partir da qual todos os agentes de troca de informações deverão utilizar o termo no padrão TISS</text:p>
          </table:table-cell>
          <table:table-cell table:style-name="ce5"/>
          <table:table-cell table:style-name="ce9"/>
          <table:table-cell table:style-name="ce10"/>
          <table:table-cell table:number-columns-repeated="16378" table:style-name="ce9"/>
        </table:table-row>
        <table:table-row table:number-rows-repeated="1048570" table:style-name="ro1">
          <table:table-cell table:number-columns-repeated="16384"/>
        </table:table-row>
      </table:table>
      <table:table table:name="TUSS_64" table:style-name="ta4">
        <table:table-column table:style-name="co19" table:default-cell-style-name="ce1"/>
        <table:table-column table:style-name="co2" table:default-cell-style-name="ce1"/>
        <table:table-column table:style-name="co22" table:default-cell-style-name="ce1"/>
        <table:table-column table:style-name="co2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2">
            <text:p>Nome da Coluna</text:p>
          </table:table-cell>
          <table:table-cell office:value-type="string" table:style-name="ce2">
            <text:p>Tipo</text:p>
          </table:table-cell>
          <table:table-cell office:value-type="string" table:style-name="ce8">
            <text:p>Descrição</text:p>
          </table:table-cell>
          <table:table-cell office:value-type="string" table:style-name="ce8">
            <text:p>Observações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4">
            <text:p>Terminologia</text:p>
            <draw:frame draw:z-index="407" draw:id="id423" draw:style-name="a1269" draw:name="CaixaDeTexto 1" svg:x="0in" svg:y="0in" svg:width="0.20202in" svg:height="0.28933in">
              <draw:text-box>
                <text:p text:style-name="a1268" text:class-names="" text:cond-style-name=""><text:span text:style-name="a1267" text:class-names=""/></text:p>
              </draw:text-box>
              <svg:title/>
              <svg:desc/>
            </draw:frame>
            <draw:frame draw:z-index="405" draw:id="id421" draw:style-name="a1263" draw:name="CaixaDeTexto 1" svg:x="0in" svg:y="0in" svg:width="0.20202in" svg:height="0.28933in">
              <draw:text-box>
                <text:p text:style-name="a1262" text:class-names="" text:cond-style-name=""><text:span text:style-name="a1261" text:class-names=""/></text:p>
              </draw:text-box>
              <svg:title/>
              <svg:desc/>
            </draw:frame>
            <draw:frame draw:z-index="404" draw:id="id420" draw:style-name="a1260" draw:name="CaixaDeTexto 1" svg:x="0in" svg:y="0in" svg:width="0.20202in" svg:height="0.28933in">
              <draw:text-box>
                <text:p text:style-name="a1259" text:class-names="" text:cond-style-name=""><text:span text:style-name="a1258" text:class-names=""/></text:p>
              </draw:text-box>
              <svg:title/>
              <svg:desc/>
            </draw:frame>
            <draw:frame draw:z-index="403" draw:id="id419" draw:style-name="a1257" draw:name="CaixaDeTexto 403" svg:x="0in" svg:y="0in" svg:width="0.20202in" svg:height="0.28933in">
              <draw:text-box>
                <text:p text:style-name="a1256" text:class-names="" text:cond-style-name=""><text:span text:style-name="a1255" text:class-names=""/></text:p>
              </draw:text-box>
              <svg:title/>
              <svg:desc/>
            </draw:frame>
            <draw:frame draw:z-index="406" draw:id="id422" draw:style-name="a1266" draw:name="CaixaDeTexto 1" svg:x="0in" svg:y="0in" svg:width="0.20202in" svg:height="0.28933in">
              <draw:text-box>
                <text:p text:style-name="a1265" text:class-names="" text:cond-style-name=""><text:span text:style-name="a1264" text:class-names=""/></text:p>
              </draw:text-box>
              <svg:title/>
              <svg:desc/>
            </draw:frame>
            <draw:frame draw:z-index="804" draw:id="id820" draw:style-name="a2460" draw:name="CaixaDeTexto 1" svg:x="0in" svg:y="0in" svg:width="0.20202in" svg:height="0.28933in">
              <draw:text-box>
                <text:p text:style-name="a2459" text:class-names="" text:cond-style-name=""><text:span text:style-name="a2458" text:class-names=""/></text:p>
              </draw:text-box>
              <svg:title/>
              <svg:desc/>
            </draw:frame>
            <draw:frame draw:z-index="420" draw:id="id436" draw:style-name="a1308" draw:name="CaixaDeTexto 1" svg:x="0in" svg:y="0in" svg:width="0.20202in" svg:height="0.28933in">
              <draw:text-box>
                <text:p text:style-name="a1307" text:class-names="" text:cond-style-name=""><text:span text:style-name="a1306" text:class-names=""/></text:p>
              </draw:text-box>
              <svg:title/>
              <svg:desc/>
            </draw:frame>
            <draw:frame draw:z-index="421" draw:id="id437" draw:style-name="a1311" draw:name="CaixaDeTexto 1" svg:x="0in" svg:y="0in" svg:width="0.20202in" svg:height="0.28933in">
              <draw:text-box>
                <text:p text:style-name="a1310" text:class-names="" text:cond-style-name=""><text:span text:style-name="a1309" text:class-names=""/></text:p>
              </draw:text-box>
              <svg:title/>
              <svg:desc/>
            </draw:frame>
            <draw:frame draw:z-index="422" draw:id="id438" draw:style-name="a1314" draw:name="CaixaDeTexto 1" svg:x="0in" svg:y="0in" svg:width="0.20202in" svg:height="0.28933in">
              <draw:text-box>
                <text:p text:style-name="a1313" text:class-names="" text:cond-style-name=""><text:span text:style-name="a1312" text:class-names=""/></text:p>
              </draw:text-box>
              <svg:title/>
              <svg:desc/>
            </draw:frame>
            <draw:frame draw:z-index="423" draw:id="id439" draw:style-name="a1317" draw:name="CaixaDeTexto 1" svg:x="0in" svg:y="0in" svg:width="0.20202in" svg:height="0.28933in">
              <draw:text-box>
                <text:p text:style-name="a1316" text:class-names="" text:cond-style-name=""><text:span text:style-name="a1315" text:class-names=""/></text:p>
              </draw:text-box>
              <svg:title/>
              <svg:desc/>
            </draw:frame>
            <draw:frame draw:z-index="424" draw:id="id440" draw:style-name="a1320" draw:name="CaixaDeTexto 1" svg:x="0in" svg:y="0in" svg:width="0.20202in" svg:height="0.28933in">
              <draw:text-box>
                <text:p text:style-name="a1319" text:class-names="" text:cond-style-name=""><text:span text:style-name="a1318" text:class-names=""/></text:p>
              </draw:text-box>
              <svg:title/>
              <svg:desc/>
            </draw:frame>
            <draw:frame draw:z-index="425" draw:id="id441" draw:style-name="a1323" draw:name="CaixaDeTexto 1" svg:x="0in" svg:y="0in" svg:width="0.20202in" svg:height="0.28933in">
              <draw:text-box>
                <text:p text:style-name="a1322" text:class-names="" text:cond-style-name=""><text:span text:style-name="a1321" text:class-names=""/></text:p>
              </draw:text-box>
              <svg:title/>
              <svg:desc/>
            </draw:frame>
            <draw:frame draw:z-index="414" draw:id="id430" draw:style-name="a1290" draw:name="CaixaDeTexto 1" svg:x="0in" svg:y="0in" svg:width="0.20202in" svg:height="0.28933in">
              <draw:text-box>
                <text:p text:style-name="a1289" text:class-names="" text:cond-style-name=""><text:span text:style-name="a1288" text:class-names=""/></text:p>
              </draw:text-box>
              <svg:title/>
              <svg:desc/>
            </draw:frame>
            <draw:frame draw:z-index="415" draw:id="id431" draw:style-name="a1293" draw:name="CaixaDeTexto 1" svg:x="0in" svg:y="0in" svg:width="0.20202in" svg:height="0.28933in">
              <draw:text-box>
                <text:p text:style-name="a1292" text:class-names="" text:cond-style-name=""><text:span text:style-name="a1291" text:class-names=""/></text:p>
              </draw:text-box>
              <svg:title/>
              <svg:desc/>
            </draw:frame>
            <draw:frame draw:z-index="416" draw:id="id432" draw:style-name="a1296" draw:name="CaixaDeTexto 1" svg:x="0in" svg:y="0in" svg:width="0.20202in" svg:height="0.28933in">
              <draw:text-box>
                <text:p text:style-name="a1295" text:class-names="" text:cond-style-name=""><text:span text:style-name="a1294" text:class-names=""/></text:p>
              </draw:text-box>
              <svg:title/>
              <svg:desc/>
            </draw:frame>
            <draw:frame draw:z-index="417" draw:id="id433" draw:style-name="a1299" draw:name="CaixaDeTexto 1" svg:x="0in" svg:y="0in" svg:width="0.20202in" svg:height="0.28933in">
              <draw:text-box>
                <text:p text:style-name="a1298" text:class-names="" text:cond-style-name=""><text:span text:style-name="a1297" text:class-names=""/></text:p>
              </draw:text-box>
              <svg:title/>
              <svg:desc/>
            </draw:frame>
            <draw:frame draw:z-index="418" draw:id="id434" draw:style-name="a1302" draw:name="CaixaDeTexto 1" svg:x="0in" svg:y="0in" svg:width="0.20202in" svg:height="0.28933in">
              <draw:text-box>
                <text:p text:style-name="a1301" text:class-names="" text:cond-style-name=""><text:span text:style-name="a1300" text:class-names=""/></text:p>
              </draw:text-box>
              <svg:title/>
              <svg:desc/>
            </draw:frame>
            <draw:frame draw:z-index="419" draw:id="id435" draw:style-name="a1305" draw:name="CaixaDeTexto 1" svg:x="0in" svg:y="0in" svg:width="0.20202in" svg:height="0.28933in">
              <draw:text-box>
                <text:p text:style-name="a1304" text:class-names="" text:cond-style-name=""><text:span text:style-name="a1303" text:class-names=""/></text:p>
              </draw:text-box>
              <svg:title/>
              <svg:desc/>
            </draw:frame>
            <draw:frame draw:z-index="410" draw:id="id426" draw:style-name="a1278" draw:name="CaixaDeTexto 1" svg:x="0in" svg:y="0in" svg:width="0.20202in" svg:height="0.28933in">
              <draw:text-box>
                <text:p text:style-name="a1277" text:class-names="" text:cond-style-name=""><text:span text:style-name="a1276" text:class-names=""/></text:p>
              </draw:text-box>
              <svg:title/>
              <svg:desc/>
            </draw:frame>
            <draw:frame draw:z-index="409" draw:id="id425" draw:style-name="a1275" draw:name="CaixaDeTexto 1" svg:x="0in" svg:y="0in" svg:width="0.20202in" svg:height="0.28933in">
              <draw:text-box>
                <text:p text:style-name="a1274" text:class-names="" text:cond-style-name=""><text:span text:style-name="a1273" text:class-names=""/></text:p>
              </draw:text-box>
              <svg:title/>
              <svg:desc/>
            </draw:frame>
            <draw:frame draw:z-index="408" draw:id="id424" draw:style-name="a1272" draw:name="CaixaDeTexto 1" svg:x="0in" svg:y="0in" svg:width="0.20202in" svg:height="0.28933in">
              <draw:text-box>
                <text:p text:style-name="a1271" text:class-names="" text:cond-style-name=""><text:span text:style-name="a1270" text:class-names=""/></text:p>
              </draw:text-box>
              <svg:title/>
              <svg:desc/>
            </draw:frame>
            <draw:frame draw:z-index="411" draw:id="id427" draw:style-name="a1281" draw:name="CaixaDeTexto 1" svg:x="0in" svg:y="0in" svg:width="0.20202in" svg:height="0.28933in">
              <draw:text-box>
                <text:p text:style-name="a1280" text:class-names="" text:cond-style-name=""><text:span text:style-name="a1279" text:class-names=""/></text:p>
              </draw:text-box>
              <svg:title/>
              <svg:desc/>
            </draw:frame>
            <draw:frame draw:z-index="412" draw:id="id428" draw:style-name="a1284" draw:name="CaixaDeTexto 1" svg:x="0in" svg:y="0in" svg:width="0.20202in" svg:height="0.28933in">
              <draw:text-box>
                <text:p text:style-name="a1283" text:class-names="" text:cond-style-name=""><text:span text:style-name="a1282" text:class-names=""/></text:p>
              </draw:text-box>
              <svg:title/>
              <svg:desc/>
            </draw:frame>
            <draw:frame draw:z-index="413" draw:id="id429" draw:style-name="a1287" draw:name="CaixaDeTexto 1" svg:x="0in" svg:y="0in" svg:width="0.20202in" svg:height="0.28933in">
              <draw:text-box>
                <text:p text:style-name="a1286" text:class-names="" text:cond-style-name=""><text:span text:style-name="a1285" text:class-names=""/></text:p>
              </draw:text-box>
              <svg:title/>
              <svg:desc/>
            </draw:frame>
            <draw:frame draw:z-index="426" draw:id="id442" draw:style-name="a1326" draw:name="CaixaDeTexto 1" svg:x="0in" svg:y="0in" svg:width="0.20202in" svg:height="0.28933in">
              <draw:text-box>
                <text:p text:style-name="a1325" text:class-names="" text:cond-style-name=""><text:span text:style-name="a1324" text:class-names=""/></text:p>
              </draw:text-box>
              <svg:title/>
              <svg:desc/>
            </draw:frame>
            <draw:frame draw:z-index="427" draw:id="id443" draw:style-name="a1329" draw:name="CaixaDeTexto 1" svg:x="0in" svg:y="0in" svg:width="0.20202in" svg:height="0.28933in">
              <draw:text-box>
                <text:p text:style-name="a1328" text:class-names="" text:cond-style-name=""><text:span text:style-name="a1327" text:class-names=""/></text:p>
              </draw:text-box>
              <svg:title/>
              <svg:desc/>
            </draw:frame>
            <draw:frame draw:z-index="428" draw:id="id444" draw:style-name="a1332" draw:name="CaixaDeTexto 1" svg:x="0in" svg:y="0in" svg:width="0.20202in" svg:height="0.28933in">
              <draw:text-box>
                <text:p text:style-name="a1331" text:class-names="" text:cond-style-name=""><text:span text:style-name="a1330" text:class-names=""/></text:p>
              </draw:text-box>
              <svg:title/>
              <svg:desc/>
            </draw:frame>
            <draw:frame draw:z-index="429" draw:id="id445" draw:style-name="a1335" draw:name="CaixaDeTexto 1" svg:x="0in" svg:y="0in" svg:width="0.20202in" svg:height="0.28933in">
              <draw:text-box>
                <text:p text:style-name="a1334" text:class-names="" text:cond-style-name=""><text:span text:style-name="a1333" text:class-names=""/></text:p>
              </draw:text-box>
              <svg:title/>
              <svg:desc/>
            </draw:frame>
            <draw:frame draw:z-index="430" draw:id="id446" draw:style-name="a1338" draw:name="CaixaDeTexto 1" svg:x="0in" svg:y="0in" svg:width="0.20202in" svg:height="0.28933in">
              <draw:text-box>
                <text:p text:style-name="a1337" text:class-names="" text:cond-style-name=""><text:span text:style-name="a1336" text:class-names=""/></text:p>
              </draw:text-box>
              <svg:title/>
              <svg:desc/>
            </draw:frame>
            <draw:frame draw:z-index="431" draw:id="id447" draw:style-name="a1341" draw:name="CaixaDeTexto 431" svg:x="0in" svg:y="0in" svg:width="0.20202in" svg:height="0.28933in">
              <draw:text-box>
                <text:p text:style-name="a1340" text:class-names="" text:cond-style-name=""><text:span text:style-name="a1339" text:class-names=""/></text:p>
              </draw:text-box>
              <svg:title/>
              <svg:desc/>
            </draw:frame>
            <draw:frame draw:z-index="792" draw:id="id808" draw:style-name="a2424" draw:name="CaixaDeTexto 1" svg:x="0in" svg:y="0in" svg:width="0.20202in" svg:height="0.28933in">
              <draw:text-box>
                <text:p text:style-name="a2423" text:class-names="" text:cond-style-name=""><text:span text:style-name="a2422" text:class-names=""/></text:p>
              </draw:text-box>
              <svg:title/>
              <svg:desc/>
            </draw:frame>
            <draw:frame draw:z-index="793" draw:id="id809" draw:style-name="a2427" draw:name="CaixaDeTexto 1" svg:x="0in" svg:y="0in" svg:width="0.20202in" svg:height="0.28933in">
              <draw:text-box>
                <text:p text:style-name="a2426" text:class-names="" text:cond-style-name=""><text:span text:style-name="a2425" text:class-names=""/></text:p>
              </draw:text-box>
              <svg:title/>
              <svg:desc/>
            </draw:frame>
            <draw:frame draw:z-index="794" draw:id="id810" draw:style-name="a2430" draw:name="CaixaDeTexto 1" svg:x="0in" svg:y="0in" svg:width="0.20202in" svg:height="0.28933in">
              <draw:text-box>
                <text:p text:style-name="a2429" text:class-names="" text:cond-style-name=""><text:span text:style-name="a2428" text:class-names=""/></text:p>
              </draw:text-box>
              <svg:title/>
              <svg:desc/>
            </draw:frame>
            <draw:frame draw:z-index="795" draw:id="id811" draw:style-name="a2433" draw:name="CaixaDeTexto 1" svg:x="0in" svg:y="0in" svg:width="0.20202in" svg:height="0.28933in">
              <draw:text-box>
                <text:p text:style-name="a2432" text:class-names="" text:cond-style-name=""><text:span text:style-name="a2431" text:class-names=""/></text:p>
              </draw:text-box>
              <svg:title/>
              <svg:desc/>
            </draw:frame>
            <draw:frame draw:z-index="796" draw:id="id812" draw:style-name="a2436" draw:name="CaixaDeTexto 1" svg:x="0in" svg:y="0in" svg:width="0.20202in" svg:height="0.28933in">
              <draw:text-box>
                <text:p text:style-name="a2435" text:class-names="" text:cond-style-name=""><text:span text:style-name="a2434" text:class-names=""/></text:p>
              </draw:text-box>
              <svg:title/>
              <svg:desc/>
            </draw:frame>
            <draw:frame draw:z-index="797" draw:id="id813" draw:style-name="a2439" draw:name="CaixaDeTexto 1" svg:x="0in" svg:y="0in" svg:width="0.20202in" svg:height="0.28933in">
              <draw:text-box>
                <text:p text:style-name="a2438" text:class-names="" text:cond-style-name=""><text:span text:style-name="a2437" text:class-names=""/></text:p>
              </draw:text-box>
              <svg:title/>
              <svg:desc/>
            </draw:frame>
            <draw:frame draw:z-index="798" draw:id="id814" draw:style-name="a2442" draw:name="CaixaDeTexto 1" svg:x="0in" svg:y="0in" svg:width="0.20202in" svg:height="0.28933in">
              <draw:text-box>
                <text:p text:style-name="a2441" text:class-names="" text:cond-style-name=""><text:span text:style-name="a2440" text:class-names=""/></text:p>
              </draw:text-box>
              <svg:title/>
              <svg:desc/>
            </draw:frame>
            <draw:frame draw:z-index="799" draw:id="id815" draw:style-name="a2445" draw:name="CaixaDeTexto 1" svg:x="0in" svg:y="0in" svg:width="0.20202in" svg:height="0.28933in">
              <draw:text-box>
                <text:p text:style-name="a2444" text:class-names="" text:cond-style-name=""><text:span text:style-name="a2443" text:class-names=""/></text:p>
              </draw:text-box>
              <svg:title/>
              <svg:desc/>
            </draw:frame>
            <draw:frame draw:z-index="800" draw:id="id816" draw:style-name="a2448" draw:name="CaixaDeTexto 1" svg:x="0in" svg:y="0in" svg:width="0.20202in" svg:height="0.28933in">
              <draw:text-box>
                <text:p text:style-name="a2447" text:class-names="" text:cond-style-name=""><text:span text:style-name="a2446" text:class-names=""/></text:p>
              </draw:text-box>
              <svg:title/>
              <svg:desc/>
            </draw:frame>
            <draw:frame draw:z-index="801" draw:id="id817" draw:style-name="a2451" draw:name="CaixaDeTexto 1" svg:x="0in" svg:y="0in" svg:width="0.20202in" svg:height="0.28933in">
              <draw:text-box>
                <text:p text:style-name="a2450" text:class-names="" text:cond-style-name=""><text:span text:style-name="a2449" text:class-names=""/></text:p>
              </draw:text-box>
              <svg:title/>
              <svg:desc/>
            </draw:frame>
            <draw:frame draw:z-index="802" draw:id="id818" draw:style-name="a2454" draw:name="CaixaDeTexto 1" svg:x="0in" svg:y="0in" svg:width="0.20202in" svg:height="0.28933in">
              <draw:text-box>
                <text:p text:style-name="a2453" text:class-names="" text:cond-style-name=""><text:span text:style-name="a2452" text:class-names=""/></text:p>
              </draw:text-box>
              <svg:title/>
              <svg:desc/>
            </draw:frame>
            <draw:frame draw:z-index="803" draw:id="id819" draw:style-name="a2457" draw:name="CaixaDeTexto 1" svg:x="0in" svg:y="0in" svg:width="0.20202in" svg:height="0.28933in">
              <draw:text-box>
                <text:p text:style-name="a2456" text:class-names="" text:cond-style-name=""><text:span text:style-name="a2455" text:class-names=""/></text:p>
              </draw:text-box>
              <svg:title/>
              <svg:desc/>
            </draw:frame>
            <draw:frame draw:z-index="576" draw:id="id592" draw:style-name="a1776" draw:name="CaixaDeTexto 1" svg:x="0in" svg:y="0in" svg:width="0.20202in" svg:height="0.28933in">
              <draw:text-box>
                <text:p text:style-name="a1775" text:class-names="" text:cond-style-name=""><text:span text:style-name="a1774" text:class-names=""/></text:p>
              </draw:text-box>
              <svg:title/>
              <svg:desc/>
            </draw:frame>
            <draw:frame draw:z-index="577" draw:id="id593" draw:style-name="a1779" draw:name="CaixaDeTexto 1" svg:x="0in" svg:y="0in" svg:width="0.20202in" svg:height="0.28933in">
              <draw:text-box>
                <text:p text:style-name="a1778" text:class-names="" text:cond-style-name=""><text:span text:style-name="a1777" text:class-names=""/></text:p>
              </draw:text-box>
              <svg:title/>
              <svg:desc/>
            </draw:frame>
            <draw:frame draw:z-index="578" draw:id="id594" draw:style-name="a1782" draw:name="CaixaDeTexto 1" svg:x="0in" svg:y="0in" svg:width="0.20202in" svg:height="0.28933in">
              <draw:text-box>
                <text:p text:style-name="a1781" text:class-names="" text:cond-style-name=""><text:span text:style-name="a1780" text:class-names=""/></text:p>
              </draw:text-box>
              <svg:title/>
              <svg:desc/>
            </draw:frame>
            <draw:frame draw:z-index="579" draw:id="id595" draw:style-name="a1785" draw:name="CaixaDeTexto 1" svg:x="0in" svg:y="0in" svg:width="0.20202in" svg:height="0.28933in">
              <draw:text-box>
                <text:p text:style-name="a1784" text:class-names="" text:cond-style-name=""><text:span text:style-name="a1783" text:class-names=""/></text:p>
              </draw:text-box>
              <svg:title/>
              <svg:desc/>
            </draw:frame>
            <draw:frame draw:z-index="580" draw:id="id596" draw:style-name="a1788" draw:name="CaixaDeTexto 1" svg:x="0in" svg:y="0in" svg:width="0.20202in" svg:height="0.28933in">
              <draw:text-box>
                <text:p text:style-name="a1787" text:class-names="" text:cond-style-name=""><text:span text:style-name="a1786" text:class-names=""/></text:p>
              </draw:text-box>
              <svg:title/>
              <svg:desc/>
            </draw:frame>
            <draw:frame draw:z-index="581" draw:id="id597" draw:style-name="a1791" draw:name="CaixaDeTexto 1" svg:x="0in" svg:y="0in" svg:width="0.20202in" svg:height="0.28933in">
              <draw:text-box>
                <text:p text:style-name="a1790" text:class-names="" text:cond-style-name=""><text:span text:style-name="a1789" text:class-names=""/></text:p>
              </draw:text-box>
              <svg:title/>
              <svg:desc/>
            </draw:frame>
            <draw:frame draw:z-index="582" draw:id="id598" draw:style-name="a1794" draw:name="CaixaDeTexto 1" svg:x="0in" svg:y="0in" svg:width="0.20202in" svg:height="0.28933in">
              <draw:text-box>
                <text:p text:style-name="a1793" text:class-names="" text:cond-style-name=""><text:span text:style-name="a1792" text:class-names=""/></text:p>
              </draw:text-box>
              <svg:title/>
              <svg:desc/>
            </draw:frame>
            <draw:frame draw:z-index="583" draw:id="id599" draw:style-name="a1797" draw:name="CaixaDeTexto 1" svg:x="0in" svg:y="0in" svg:width="0.20202in" svg:height="0.28933in">
              <draw:text-box>
                <text:p text:style-name="a1796" text:class-names="" text:cond-style-name=""><text:span text:style-name="a1795" text:class-names=""/></text:p>
              </draw:text-box>
              <svg:title/>
              <svg:desc/>
            </draw:frame>
            <draw:frame draw:z-index="584" draw:id="id600" draw:style-name="a1800" draw:name="CaixaDeTexto 1" svg:x="0in" svg:y="0in" svg:width="0.20202in" svg:height="0.28933in">
              <draw:text-box>
                <text:p text:style-name="a1799" text:class-names="" text:cond-style-name=""><text:span text:style-name="a1798" text:class-names=""/></text:p>
              </draw:text-box>
              <svg:title/>
              <svg:desc/>
            </draw:frame>
            <draw:frame draw:z-index="585" draw:id="id601" draw:style-name="a1803" draw:name="CaixaDeTexto 1" svg:x="0in" svg:y="0in" svg:width="0.20202in" svg:height="0.28933in">
              <draw:text-box>
                <text:p text:style-name="a1802" text:class-names="" text:cond-style-name=""><text:span text:style-name="a1801" text:class-names=""/></text:p>
              </draw:text-box>
              <svg:title/>
              <svg:desc/>
            </draw:frame>
            <draw:frame draw:z-index="586" draw:id="id602" draw:style-name="a1806" draw:name="CaixaDeTexto 1" svg:x="0in" svg:y="0in" svg:width="0.20202in" svg:height="0.28933in">
              <draw:text-box>
                <text:p text:style-name="a1805" text:class-names="" text:cond-style-name=""><text:span text:style-name="a1804" text:class-names=""/></text:p>
              </draw:text-box>
              <svg:title/>
              <svg:desc/>
            </draw:frame>
            <draw:frame draw:z-index="587" draw:id="id603" draw:style-name="a1809" draw:name="CaixaDeTexto 1" svg:x="0in" svg:y="0in" svg:width="0.20202in" svg:height="0.28933in">
              <draw:text-box>
                <text:p text:style-name="a1808" text:class-names="" text:cond-style-name=""><text:span text:style-name="a1807" text:class-names=""/></text:p>
              </draw:text-box>
              <svg:title/>
              <svg:desc/>
            </draw:frame>
            <draw:frame draw:z-index="588" draw:id="id604" draw:style-name="a1812" draw:name="CaixaDeTexto 1" svg:x="0in" svg:y="0in" svg:width="0.20202in" svg:height="0.28933in">
              <draw:text-box>
                <text:p text:style-name="a1811" text:class-names="" text:cond-style-name=""><text:span text:style-name="a1810" text:class-names=""/></text:p>
              </draw:text-box>
              <svg:title/>
              <svg:desc/>
            </draw:frame>
            <draw:frame draw:z-index="589" draw:id="id605" draw:style-name="a1815" draw:name="CaixaDeTexto 1" svg:x="0in" svg:y="0in" svg:width="0.20202in" svg:height="0.28933in">
              <draw:text-box>
                <text:p text:style-name="a1814" text:class-names="" text:cond-style-name=""><text:span text:style-name="a1813" text:class-names=""/></text:p>
              </draw:text-box>
              <svg:title/>
              <svg:desc/>
            </draw:frame>
            <draw:frame draw:z-index="590" draw:id="id606" draw:style-name="a1818" draw:name="CaixaDeTexto 1" svg:x="0in" svg:y="0in" svg:width="0.20202in" svg:height="0.28933in">
              <draw:text-box>
                <text:p text:style-name="a1817" text:class-names="" text:cond-style-name=""><text:span text:style-name="a1816" text:class-names=""/></text:p>
              </draw:text-box>
              <svg:title/>
              <svg:desc/>
            </draw:frame>
            <draw:frame draw:z-index="591" draw:id="id607" draw:style-name="a1821" draw:name="CaixaDeTexto 1" svg:x="0in" svg:y="0in" svg:width="0.20202in" svg:height="0.28933in">
              <draw:text-box>
                <text:p text:style-name="a1820" text:class-names="" text:cond-style-name=""><text:span text:style-name="a1819" text:class-names=""/></text:p>
              </draw:text-box>
              <svg:title/>
              <svg:desc/>
            </draw:frame>
            <draw:frame draw:z-index="592" draw:id="id608" draw:style-name="a1824" draw:name="CaixaDeTexto 1" svg:x="0in" svg:y="0in" svg:width="0.20202in" svg:height="0.28933in">
              <draw:text-box>
                <text:p text:style-name="a1823" text:class-names="" text:cond-style-name=""><text:span text:style-name="a1822" text:class-names=""/></text:p>
              </draw:text-box>
              <svg:title/>
              <svg:desc/>
            </draw:frame>
            <draw:frame draw:z-index="593" draw:id="id609" draw:style-name="a1827" draw:name="CaixaDeTexto 1" svg:x="0in" svg:y="0in" svg:width="0.20202in" svg:height="0.28933in">
              <draw:text-box>
                <text:p text:style-name="a1826" text:class-names="" text:cond-style-name=""><text:span text:style-name="a1825" text:class-names=""/></text:p>
              </draw:text-box>
              <svg:title/>
              <svg:desc/>
            </draw:frame>
            <draw:frame draw:z-index="594" draw:id="id610" draw:style-name="a1830" draw:name="CaixaDeTexto 1" svg:x="0in" svg:y="0in" svg:width="0.20202in" svg:height="0.28933in">
              <draw:text-box>
                <text:p text:style-name="a1829" text:class-names="" text:cond-style-name=""><text:span text:style-name="a1828" text:class-names=""/></text:p>
              </draw:text-box>
              <svg:title/>
              <svg:desc/>
            </draw:frame>
            <draw:frame draw:z-index="595" draw:id="id611" draw:style-name="a1833" draw:name="CaixaDeTexto 1" svg:x="0in" svg:y="0in" svg:width="0.20202in" svg:height="0.28933in">
              <draw:text-box>
                <text:p text:style-name="a1832" text:class-names="" text:cond-style-name=""><text:span text:style-name="a1831" text:class-names=""/></text:p>
              </draw:text-box>
              <svg:title/>
              <svg:desc/>
            </draw:frame>
            <draw:frame draw:z-index="596" draw:id="id612" draw:style-name="a1836" draw:name="CaixaDeTexto 1" svg:x="0in" svg:y="0in" svg:width="0.20202in" svg:height="0.28933in">
              <draw:text-box>
                <text:p text:style-name="a1835" text:class-names="" text:cond-style-name=""><text:span text:style-name="a1834" text:class-names=""/></text:p>
              </draw:text-box>
              <svg:title/>
              <svg:desc/>
            </draw:frame>
            <draw:frame draw:z-index="597" draw:id="id613" draw:style-name="a1839" draw:name="CaixaDeTexto 1" svg:x="0in" svg:y="0in" svg:width="0.20202in" svg:height="0.28933in">
              <draw:text-box>
                <text:p text:style-name="a1838" text:class-names="" text:cond-style-name=""><text:span text:style-name="a1837" text:class-names=""/></text:p>
              </draw:text-box>
              <svg:title/>
              <svg:desc/>
            </draw:frame>
            <draw:frame draw:z-index="598" draw:id="id614" draw:style-name="a1842" draw:name="CaixaDeTexto 598" svg:x="0in" svg:y="0in" svg:width="0.20202in" svg:height="0.28933in">
              <draw:text-box>
                <text:p text:style-name="a1841" text:class-names="" text:cond-style-name=""><text:span text:style-name="a1840" text:class-names=""/></text:p>
              </draw:text-box>
              <svg:title/>
              <svg:desc/>
            </draw:frame>
            <draw:frame draw:z-index="599" draw:id="id615" draw:style-name="a1845" draw:name="CaixaDeTexto 1" svg:x="0in" svg:y="0in" svg:width="0.20202in" svg:height="0.28933in">
              <draw:text-box>
                <text:p text:style-name="a1844" text:class-names="" text:cond-style-name=""><text:span text:style-name="a1843" text:class-names=""/></text:p>
              </draw:text-box>
              <svg:title/>
              <svg:desc/>
            </draw:frame>
            <draw:frame draw:z-index="600" draw:id="id616" draw:style-name="a1848" draw:name="CaixaDeTexto 1" svg:x="0in" svg:y="0in" svg:width="0.20202in" svg:height="0.28933in">
              <draw:text-box>
                <text:p text:style-name="a1847" text:class-names="" text:cond-style-name=""><text:span text:style-name="a1846" text:class-names=""/></text:p>
              </draw:text-box>
              <svg:title/>
              <svg:desc/>
            </draw:frame>
            <draw:frame draw:z-index="601" draw:id="id617" draw:style-name="a1851" draw:name="CaixaDeTexto 1" svg:x="0in" svg:y="0in" svg:width="0.20202in" svg:height="0.28933in">
              <draw:text-box>
                <text:p text:style-name="a1850" text:class-names="" text:cond-style-name=""><text:span text:style-name="a1849" text:class-names=""/></text:p>
              </draw:text-box>
              <svg:title/>
              <svg:desc/>
            </draw:frame>
            <draw:frame draw:z-index="602" draw:id="id618" draw:style-name="a1854" draw:name="CaixaDeTexto 1" svg:x="0in" svg:y="0in" svg:width="0.20202in" svg:height="0.28933in">
              <draw:text-box>
                <text:p text:style-name="a1853" text:class-names="" text:cond-style-name=""><text:span text:style-name="a1852" text:class-names=""/></text:p>
              </draw:text-box>
              <svg:title/>
              <svg:desc/>
            </draw:frame>
            <draw:frame draw:z-index="603" draw:id="id619" draw:style-name="a1857" draw:name="CaixaDeTexto 1" svg:x="0in" svg:y="0in" svg:width="0.20202in" svg:height="0.28933in">
              <draw:text-box>
                <text:p text:style-name="a1856" text:class-names="" text:cond-style-name=""><text:span text:style-name="a1855" text:class-names=""/></text:p>
              </draw:text-box>
              <svg:title/>
              <svg:desc/>
            </draw:frame>
            <draw:frame draw:z-index="604" draw:id="id620" draw:style-name="a1860" draw:name="CaixaDeTexto 1" svg:x="0in" svg:y="0in" svg:width="0.20202in" svg:height="0.28933in">
              <draw:text-box>
                <text:p text:style-name="a1859" text:class-names="" text:cond-style-name=""><text:span text:style-name="a1858" text:class-names=""/></text:p>
              </draw:text-box>
              <svg:title/>
              <svg:desc/>
            </draw:frame>
            <draw:frame draw:z-index="605" draw:id="id621" draw:style-name="a1863" draw:name="CaixaDeTexto 1" svg:x="0in" svg:y="0in" svg:width="0.20202in" svg:height="0.28933in">
              <draw:text-box>
                <text:p text:style-name="a1862" text:class-names="" text:cond-style-name=""><text:span text:style-name="a1861" text:class-names=""/></text:p>
              </draw:text-box>
              <svg:title/>
              <svg:desc/>
            </draw:frame>
            <draw:frame draw:z-index="606" draw:id="id622" draw:style-name="a1866" draw:name="CaixaDeTexto 1" svg:x="0in" svg:y="0in" svg:width="0.20202in" svg:height="0.28933in">
              <draw:text-box>
                <text:p text:style-name="a1865" text:class-names="" text:cond-style-name=""><text:span text:style-name="a1864" text:class-names=""/></text:p>
              </draw:text-box>
              <svg:title/>
              <svg:desc/>
            </draw:frame>
            <draw:frame draw:z-index="607" draw:id="id623" draw:style-name="a1869" draw:name="CaixaDeTexto 1" svg:x="0in" svg:y="0in" svg:width="0.20202in" svg:height="0.28933in">
              <draw:text-box>
                <text:p text:style-name="a1868" text:class-names="" text:cond-style-name=""><text:span text:style-name="a1867" text:class-names=""/></text:p>
              </draw:text-box>
              <svg:title/>
              <svg:desc/>
            </draw:frame>
            <draw:frame draw:z-index="608" draw:id="id624" draw:style-name="a1872" draw:name="CaixaDeTexto 1" svg:x="0in" svg:y="0in" svg:width="0.20202in" svg:height="0.28933in">
              <draw:text-box>
                <text:p text:style-name="a1871" text:class-names="" text:cond-style-name=""><text:span text:style-name="a1870" text:class-names=""/></text:p>
              </draw:text-box>
              <svg:title/>
              <svg:desc/>
            </draw:frame>
            <draw:frame draw:z-index="609" draw:id="id625" draw:style-name="a1875" draw:name="CaixaDeTexto 1" svg:x="0in" svg:y="0in" svg:width="0.20202in" svg:height="0.28933in">
              <draw:text-box>
                <text:p text:style-name="a1874" text:class-names="" text:cond-style-name=""><text:span text:style-name="a1873" text:class-names=""/></text:p>
              </draw:text-box>
              <svg:title/>
              <svg:desc/>
            </draw:frame>
            <draw:frame draw:z-index="610" draw:id="id626" draw:style-name="a1878" draw:name="CaixaDeTexto 1" svg:x="0in" svg:y="0in" svg:width="0.20202in" svg:height="0.28933in">
              <draw:text-box>
                <text:p text:style-name="a1877" text:class-names="" text:cond-style-name=""><text:span text:style-name="a1876" text:class-names=""/></text:p>
              </draw:text-box>
              <svg:title/>
              <svg:desc/>
            </draw:frame>
            <draw:frame draw:z-index="611" draw:id="id627" draw:style-name="a1881" draw:name="CaixaDeTexto 1" svg:x="0in" svg:y="0in" svg:width="0.20202in" svg:height="0.28933in">
              <draw:text-box>
                <text:p text:style-name="a1880" text:class-names="" text:cond-style-name=""><text:span text:style-name="a1879" text:class-names=""/></text:p>
              </draw:text-box>
              <svg:title/>
              <svg:desc/>
            </draw:frame>
            <draw:frame draw:z-index="540" draw:id="id556" draw:style-name="a1668" draw:name="CaixaDeTexto 1" svg:x="0in" svg:y="0in" svg:width="0.20202in" svg:height="0.28933in">
              <draw:text-box>
                <text:p text:style-name="a1667" text:class-names="" text:cond-style-name=""><text:span text:style-name="a1666" text:class-names=""/></text:p>
              </draw:text-box>
              <svg:title/>
              <svg:desc/>
            </draw:frame>
            <draw:frame draw:z-index="541" draw:id="id557" draw:style-name="a1671" draw:name="CaixaDeTexto 1" svg:x="0in" svg:y="0in" svg:width="0.20202in" svg:height="0.28933in">
              <draw:text-box>
                <text:p text:style-name="a1670" text:class-names="" text:cond-style-name=""><text:span text:style-name="a1669" text:class-names=""/></text:p>
              </draw:text-box>
              <svg:title/>
              <svg:desc/>
            </draw:frame>
            <draw:frame draw:z-index="542" draw:id="id558" draw:style-name="a1674" draw:name="CaixaDeTexto 542" svg:x="0in" svg:y="0in" svg:width="0.20202in" svg:height="0.28933in">
              <draw:text-box>
                <text:p text:style-name="a1673" text:class-names="" text:cond-style-name=""><text:span text:style-name="a1672" text:class-names=""/></text:p>
              </draw:text-box>
              <svg:title/>
              <svg:desc/>
            </draw:frame>
            <draw:frame draw:z-index="543" draw:id="id559" draw:style-name="a1677" draw:name="CaixaDeTexto 1" svg:x="0in" svg:y="0in" svg:width="0.20202in" svg:height="0.28933in">
              <draw:text-box>
                <text:p text:style-name="a1676" text:class-names="" text:cond-style-name=""><text:span text:style-name="a1675" text:class-names=""/></text:p>
              </draw:text-box>
              <svg:title/>
              <svg:desc/>
            </draw:frame>
            <draw:frame draw:z-index="544" draw:id="id560" draw:style-name="a1680" draw:name="CaixaDeTexto 1" svg:x="0in" svg:y="0in" svg:width="0.20202in" svg:height="0.28933in">
              <draw:text-box>
                <text:p text:style-name="a1679" text:class-names="" text:cond-style-name=""><text:span text:style-name="a1678" text:class-names=""/></text:p>
              </draw:text-box>
              <svg:title/>
              <svg:desc/>
            </draw:frame>
            <draw:frame draw:z-index="545" draw:id="id561" draw:style-name="a1683" draw:name="CaixaDeTexto 1" svg:x="0in" svg:y="0in" svg:width="0.20202in" svg:height="0.28933in">
              <draw:text-box>
                <text:p text:style-name="a1682" text:class-names="" text:cond-style-name=""><text:span text:style-name="a1681" text:class-names=""/></text:p>
              </draw:text-box>
              <svg:title/>
              <svg:desc/>
            </draw:frame>
            <draw:frame draw:z-index="546" draw:id="id562" draw:style-name="a1686" draw:name="CaixaDeTexto 1" svg:x="0in" svg:y="0in" svg:width="0.20202in" svg:height="0.28933in">
              <draw:text-box>
                <text:p text:style-name="a1685" text:class-names="" text:cond-style-name=""><text:span text:style-name="a1684" text:class-names=""/></text:p>
              </draw:text-box>
              <svg:title/>
              <svg:desc/>
            </draw:frame>
            <draw:frame draw:z-index="547" draw:id="id563" draw:style-name="a1689" draw:name="CaixaDeTexto 1" svg:x="0in" svg:y="0in" svg:width="0.20202in" svg:height="0.28933in">
              <draw:text-box>
                <text:p text:style-name="a1688" text:class-names="" text:cond-style-name=""><text:span text:style-name="a1687" text:class-names=""/></text:p>
              </draw:text-box>
              <svg:title/>
              <svg:desc/>
            </draw:frame>
            <draw:frame draw:z-index="548" draw:id="id564" draw:style-name="a1692" draw:name="CaixaDeTexto 1" svg:x="0in" svg:y="0in" svg:width="0.20202in" svg:height="0.28933in">
              <draw:text-box>
                <text:p text:style-name="a1691" text:class-names="" text:cond-style-name=""><text:span text:style-name="a1690" text:class-names=""/></text:p>
              </draw:text-box>
              <svg:title/>
              <svg:desc/>
            </draw:frame>
            <draw:frame draw:z-index="549" draw:id="id565" draw:style-name="a1695" draw:name="CaixaDeTexto 1" svg:x="0in" svg:y="0in" svg:width="0.20202in" svg:height="0.28933in">
              <draw:text-box>
                <text:p text:style-name="a1694" text:class-names="" text:cond-style-name=""><text:span text:style-name="a1693" text:class-names=""/></text:p>
              </draw:text-box>
              <svg:title/>
              <svg:desc/>
            </draw:frame>
            <draw:frame draw:z-index="550" draw:id="id566" draw:style-name="a1698" draw:name="CaixaDeTexto 1" svg:x="0in" svg:y="0in" svg:width="0.20202in" svg:height="0.28933in">
              <draw:text-box>
                <text:p text:style-name="a1697" text:class-names="" text:cond-style-name=""><text:span text:style-name="a1696" text:class-names=""/></text:p>
              </draw:text-box>
              <svg:title/>
              <svg:desc/>
            </draw:frame>
            <draw:frame draw:z-index="551" draw:id="id567" draw:style-name="a1701" draw:name="CaixaDeTexto 1" svg:x="0in" svg:y="0in" svg:width="0.20202in" svg:height="0.28933in">
              <draw:text-box>
                <text:p text:style-name="a1700" text:class-names="" text:cond-style-name=""><text:span text:style-name="a1699" text:class-names=""/></text:p>
              </draw:text-box>
              <svg:title/>
              <svg:desc/>
            </draw:frame>
            <draw:frame draw:z-index="552" draw:id="id568" draw:style-name="a1704" draw:name="CaixaDeTexto 1" svg:x="0in" svg:y="0in" svg:width="0.20202in" svg:height="0.28933in">
              <draw:text-box>
                <text:p text:style-name="a1703" text:class-names="" text:cond-style-name=""><text:span text:style-name="a1702" text:class-names=""/></text:p>
              </draw:text-box>
              <svg:title/>
              <svg:desc/>
            </draw:frame>
            <draw:frame draw:z-index="553" draw:id="id569" draw:style-name="a1707" draw:name="CaixaDeTexto 1" svg:x="0in" svg:y="0in" svg:width="0.20202in" svg:height="0.28933in">
              <draw:text-box>
                <text:p text:style-name="a1706" text:class-names="" text:cond-style-name=""><text:span text:style-name="a1705" text:class-names=""/></text:p>
              </draw:text-box>
              <svg:title/>
              <svg:desc/>
            </draw:frame>
            <draw:frame draw:z-index="554" draw:id="id570" draw:style-name="a1710" draw:name="CaixaDeTexto 1" svg:x="0in" svg:y="0in" svg:width="0.20202in" svg:height="0.28933in">
              <draw:text-box>
                <text:p text:style-name="a1709" text:class-names="" text:cond-style-name=""><text:span text:style-name="a1708" text:class-names=""/></text:p>
              </draw:text-box>
              <svg:title/>
              <svg:desc/>
            </draw:frame>
            <draw:frame draw:z-index="555" draw:id="id571" draw:style-name="a1713" draw:name="CaixaDeTexto 1" svg:x="0in" svg:y="0in" svg:width="0.20202in" svg:height="0.28933in">
              <draw:text-box>
                <text:p text:style-name="a1712" text:class-names="" text:cond-style-name=""><text:span text:style-name="a1711" text:class-names=""/></text:p>
              </draw:text-box>
              <svg:title/>
              <svg:desc/>
            </draw:frame>
            <draw:frame draw:z-index="556" draw:id="id572" draw:style-name="a1716" draw:name="CaixaDeTexto 1" svg:x="0in" svg:y="0in" svg:width="0.20202in" svg:height="0.28933in">
              <draw:text-box>
                <text:p text:style-name="a1715" text:class-names="" text:cond-style-name=""><text:span text:style-name="a1714" text:class-names=""/></text:p>
              </draw:text-box>
              <svg:title/>
              <svg:desc/>
            </draw:frame>
            <draw:frame draw:z-index="557" draw:id="id573" draw:style-name="a1719" draw:name="CaixaDeTexto 1" svg:x="0in" svg:y="0in" svg:width="0.20202in" svg:height="0.28933in">
              <draw:text-box>
                <text:p text:style-name="a1718" text:class-names="" text:cond-style-name=""><text:span text:style-name="a1717" text:class-names=""/></text:p>
              </draw:text-box>
              <svg:title/>
              <svg:desc/>
            </draw:frame>
            <draw:frame draw:z-index="558" draw:id="id574" draw:style-name="a1722" draw:name="CaixaDeTexto 1" svg:x="0in" svg:y="0in" svg:width="0.20202in" svg:height="0.28933in">
              <draw:text-box>
                <text:p text:style-name="a1721" text:class-names="" text:cond-style-name=""><text:span text:style-name="a1720" text:class-names=""/></text:p>
              </draw:text-box>
              <svg:title/>
              <svg:desc/>
            </draw:frame>
            <draw:frame draw:z-index="559" draw:id="id575" draw:style-name="a1725" draw:name="CaixaDeTexto 1" svg:x="0in" svg:y="0in" svg:width="0.20202in" svg:height="0.28933in">
              <draw:text-box>
                <text:p text:style-name="a1724" text:class-names="" text:cond-style-name=""><text:span text:style-name="a1723" text:class-names=""/></text:p>
              </draw:text-box>
              <svg:title/>
              <svg:desc/>
            </draw:frame>
            <draw:frame draw:z-index="560" draw:id="id576" draw:style-name="a1728" draw:name="CaixaDeTexto 1" svg:x="0in" svg:y="0in" svg:width="0.20202in" svg:height="0.28933in">
              <draw:text-box>
                <text:p text:style-name="a1727" text:class-names="" text:cond-style-name=""><text:span text:style-name="a1726" text:class-names=""/></text:p>
              </draw:text-box>
              <svg:title/>
              <svg:desc/>
            </draw:frame>
            <draw:frame draw:z-index="561" draw:id="id577" draw:style-name="a1731" draw:name="CaixaDeTexto 1" svg:x="0in" svg:y="0in" svg:width="0.20202in" svg:height="0.28933in">
              <draw:text-box>
                <text:p text:style-name="a1730" text:class-names="" text:cond-style-name=""><text:span text:style-name="a1729" text:class-names=""/></text:p>
              </draw:text-box>
              <svg:title/>
              <svg:desc/>
            </draw:frame>
            <draw:frame draw:z-index="562" draw:id="id578" draw:style-name="a1734" draw:name="CaixaDeTexto 1" svg:x="0in" svg:y="0in" svg:width="0.20202in" svg:height="0.28933in">
              <draw:text-box>
                <text:p text:style-name="a1733" text:class-names="" text:cond-style-name=""><text:span text:style-name="a1732" text:class-names=""/></text:p>
              </draw:text-box>
              <svg:title/>
              <svg:desc/>
            </draw:frame>
            <draw:frame draw:z-index="563" draw:id="id579" draw:style-name="a1737" draw:name="CaixaDeTexto 1" svg:x="0in" svg:y="0in" svg:width="0.20202in" svg:height="0.28933in">
              <draw:text-box>
                <text:p text:style-name="a1736" text:class-names="" text:cond-style-name=""><text:span text:style-name="a1735" text:class-names=""/></text:p>
              </draw:text-box>
              <svg:title/>
              <svg:desc/>
            </draw:frame>
            <draw:frame draw:z-index="564" draw:id="id580" draw:style-name="a1740" draw:name="CaixaDeTexto 1" svg:x="0in" svg:y="0in" svg:width="0.20202in" svg:height="0.28933in">
              <draw:text-box>
                <text:p text:style-name="a1739" text:class-names="" text:cond-style-name=""><text:span text:style-name="a1738" text:class-names=""/></text:p>
              </draw:text-box>
              <svg:title/>
              <svg:desc/>
            </draw:frame>
            <draw:frame draw:z-index="565" draw:id="id581" draw:style-name="a1743" draw:name="CaixaDeTexto 1" svg:x="0in" svg:y="0in" svg:width="0.20202in" svg:height="0.28933in">
              <draw:text-box>
                <text:p text:style-name="a1742" text:class-names="" text:cond-style-name=""><text:span text:style-name="a1741" text:class-names=""/></text:p>
              </draw:text-box>
              <svg:title/>
              <svg:desc/>
            </draw:frame>
            <draw:frame draw:z-index="566" draw:id="id582" draw:style-name="a1746" draw:name="CaixaDeTexto 1" svg:x="0in" svg:y="0in" svg:width="0.20202in" svg:height="0.28933in">
              <draw:text-box>
                <text:p text:style-name="a1745" text:class-names="" text:cond-style-name=""><text:span text:style-name="a1744" text:class-names=""/></text:p>
              </draw:text-box>
              <svg:title/>
              <svg:desc/>
            </draw:frame>
            <draw:frame draw:z-index="567" draw:id="id583" draw:style-name="a1749" draw:name="CaixaDeTexto 1" svg:x="0in" svg:y="0in" svg:width="0.20202in" svg:height="0.28933in">
              <draw:text-box>
                <text:p text:style-name="a1748" text:class-names="" text:cond-style-name=""><text:span text:style-name="a1747" text:class-names=""/></text:p>
              </draw:text-box>
              <svg:title/>
              <svg:desc/>
            </draw:frame>
            <draw:frame draw:z-index="568" draw:id="id584" draw:style-name="a1752" draw:name="CaixaDeTexto 1" svg:x="0in" svg:y="0in" svg:width="0.20202in" svg:height="0.28933in">
              <draw:text-box>
                <text:p text:style-name="a1751" text:class-names="" text:cond-style-name=""><text:span text:style-name="a1750" text:class-names=""/></text:p>
              </draw:text-box>
              <svg:title/>
              <svg:desc/>
            </draw:frame>
            <draw:frame draw:z-index="569" draw:id="id585" draw:style-name="a1755" draw:name="CaixaDeTexto 1" svg:x="0in" svg:y="0in" svg:width="0.20202in" svg:height="0.28933in">
              <draw:text-box>
                <text:p text:style-name="a1754" text:class-names="" text:cond-style-name=""><text:span text:style-name="a1753" text:class-names=""/></text:p>
              </draw:text-box>
              <svg:title/>
              <svg:desc/>
            </draw:frame>
            <draw:frame draw:z-index="570" draw:id="id586" draw:style-name="a1758" draw:name="CaixaDeTexto 570" svg:x="0in" svg:y="0in" svg:width="0.20202in" svg:height="0.28933in">
              <draw:text-box>
                <text:p text:style-name="a1757" text:class-names="" text:cond-style-name=""><text:span text:style-name="a1756" text:class-names=""/></text:p>
              </draw:text-box>
              <svg:title/>
              <svg:desc/>
            </draw:frame>
            <draw:frame draw:z-index="571" draw:id="id587" draw:style-name="a1761" draw:name="CaixaDeTexto 1" svg:x="0in" svg:y="0in" svg:width="0.20202in" svg:height="0.28933in">
              <draw:text-box>
                <text:p text:style-name="a1760" text:class-names="" text:cond-style-name=""><text:span text:style-name="a1759" text:class-names=""/></text:p>
              </draw:text-box>
              <svg:title/>
              <svg:desc/>
            </draw:frame>
            <draw:frame draw:z-index="572" draw:id="id588" draw:style-name="a1764" draw:name="CaixaDeTexto 1" svg:x="0in" svg:y="0in" svg:width="0.20202in" svg:height="0.28933in">
              <draw:text-box>
                <text:p text:style-name="a1763" text:class-names="" text:cond-style-name=""><text:span text:style-name="a1762" text:class-names=""/></text:p>
              </draw:text-box>
              <svg:title/>
              <svg:desc/>
            </draw:frame>
            <draw:frame draw:z-index="573" draw:id="id589" draw:style-name="a1767" draw:name="CaixaDeTexto 1" svg:x="0in" svg:y="0in" svg:width="0.20202in" svg:height="0.28933in">
              <draw:text-box>
                <text:p text:style-name="a1766" text:class-names="" text:cond-style-name=""><text:span text:style-name="a1765" text:class-names=""/></text:p>
              </draw:text-box>
              <svg:title/>
              <svg:desc/>
            </draw:frame>
            <draw:frame draw:z-index="574" draw:id="id590" draw:style-name="a1770" draw:name="CaixaDeTexto 1" svg:x="0in" svg:y="0in" svg:width="0.20202in" svg:height="0.28933in">
              <draw:text-box>
                <text:p text:style-name="a1769" text:class-names="" text:cond-style-name=""><text:span text:style-name="a1768" text:class-names=""/></text:p>
              </draw:text-box>
              <svg:title/>
              <svg:desc/>
            </draw:frame>
            <draw:frame draw:z-index="575" draw:id="id591" draw:style-name="a1773" draw:name="CaixaDeTexto 1" svg:x="0in" svg:y="0in" svg:width="0.20202in" svg:height="0.28933in">
              <draw:text-box>
                <text:p text:style-name="a1772" text:class-names="" text:cond-style-name=""><text:span text:style-name="a1771" text:class-names=""/></text:p>
              </draw:text-box>
              <svg:title/>
              <svg:desc/>
            </draw:frame>
            <draw:frame draw:z-index="504" draw:id="id520" draw:style-name="a1560" draw:name="CaixaDeTexto 1" svg:x="0in" svg:y="0in" svg:width="0.20202in" svg:height="0.28933in">
              <draw:text-box>
                <text:p text:style-name="a1559" text:class-names="" text:cond-style-name=""><text:span text:style-name="a1558" text:class-names=""/></text:p>
              </draw:text-box>
              <svg:title/>
              <svg:desc/>
            </draw:frame>
            <draw:frame draw:z-index="505" draw:id="id521" draw:style-name="a1563" draw:name="CaixaDeTexto 1" svg:x="0in" svg:y="0in" svg:width="0.20202in" svg:height="0.28933in">
              <draw:text-box>
                <text:p text:style-name="a1562" text:class-names="" text:cond-style-name=""><text:span text:style-name="a1561" text:class-names=""/></text:p>
              </draw:text-box>
              <svg:title/>
              <svg:desc/>
            </draw:frame>
            <draw:frame draw:z-index="506" draw:id="id522" draw:style-name="a1566" draw:name="CaixaDeTexto 1" svg:x="0in" svg:y="0in" svg:width="0.20202in" svg:height="0.28933in">
              <draw:text-box>
                <text:p text:style-name="a1565" text:class-names="" text:cond-style-name=""><text:span text:style-name="a1564" text:class-names=""/></text:p>
              </draw:text-box>
              <svg:title/>
              <svg:desc/>
            </draw:frame>
            <draw:frame draw:z-index="507" draw:id="id523" draw:style-name="a1569" draw:name="CaixaDeTexto 1" svg:x="0in" svg:y="0in" svg:width="0.20202in" svg:height="0.28933in">
              <draw:text-box>
                <text:p text:style-name="a1568" text:class-names="" text:cond-style-name=""><text:span text:style-name="a1567" text:class-names=""/></text:p>
              </draw:text-box>
              <svg:title/>
              <svg:desc/>
            </draw:frame>
            <draw:frame draw:z-index="508" draw:id="id524" draw:style-name="a1572" draw:name="CaixaDeTexto 1" svg:x="0in" svg:y="0in" svg:width="0.20202in" svg:height="0.28933in">
              <draw:text-box>
                <text:p text:style-name="a1571" text:class-names="" text:cond-style-name=""><text:span text:style-name="a1570" text:class-names=""/></text:p>
              </draw:text-box>
              <svg:title/>
              <svg:desc/>
            </draw:frame>
            <draw:frame draw:z-index="509" draw:id="id525" draw:style-name="a1575" draw:name="CaixaDeTexto 1" svg:x="0in" svg:y="0in" svg:width="0.20202in" svg:height="0.28933in">
              <draw:text-box>
                <text:p text:style-name="a1574" text:class-names="" text:cond-style-name=""><text:span text:style-name="a1573" text:class-names=""/></text:p>
              </draw:text-box>
              <svg:title/>
              <svg:desc/>
            </draw:frame>
            <draw:frame draw:z-index="510" draw:id="id526" draw:style-name="a1578" draw:name="CaixaDeTexto 1" svg:x="0in" svg:y="0in" svg:width="0.20202in" svg:height="0.28933in">
              <draw:text-box>
                <text:p text:style-name="a1577" text:class-names="" text:cond-style-name=""><text:span text:style-name="a1576" text:class-names=""/></text:p>
              </draw:text-box>
              <svg:title/>
              <svg:desc/>
            </draw:frame>
            <draw:frame draw:z-index="511" draw:id="id527" draw:style-name="a1581" draw:name="CaixaDeTexto 1" svg:x="0in" svg:y="0in" svg:width="0.20202in" svg:height="0.28933in">
              <draw:text-box>
                <text:p text:style-name="a1580" text:class-names="" text:cond-style-name=""><text:span text:style-name="a1579" text:class-names=""/></text:p>
              </draw:text-box>
              <svg:title/>
              <svg:desc/>
            </draw:frame>
            <draw:frame draw:z-index="512" draw:id="id528" draw:style-name="a1584" draw:name="CaixaDeTexto 1" svg:x="0in" svg:y="0in" svg:width="0.20202in" svg:height="0.28933in">
              <draw:text-box>
                <text:p text:style-name="a1583" text:class-names="" text:cond-style-name=""><text:span text:style-name="a1582" text:class-names=""/></text:p>
              </draw:text-box>
              <svg:title/>
              <svg:desc/>
            </draw:frame>
            <draw:frame draw:z-index="513" draw:id="id529" draw:style-name="a1587" draw:name="CaixaDeTexto 1" svg:x="0in" svg:y="0in" svg:width="0.20202in" svg:height="0.28933in">
              <draw:text-box>
                <text:p text:style-name="a1586" text:class-names="" text:cond-style-name=""><text:span text:style-name="a1585" text:class-names=""/></text:p>
              </draw:text-box>
              <svg:title/>
              <svg:desc/>
            </draw:frame>
            <draw:frame draw:z-index="514" draw:id="id530" draw:style-name="a1590" draw:name="CaixaDeTexto 1" svg:x="0in" svg:y="0in" svg:width="0.20202in" svg:height="0.28933in">
              <draw:text-box>
                <text:p text:style-name="a1589" text:class-names="" text:cond-style-name=""><text:span text:style-name="a1588" text:class-names=""/></text:p>
              </draw:text-box>
              <svg:title/>
              <svg:desc/>
            </draw:frame>
            <draw:frame draw:z-index="515" draw:id="id531" draw:style-name="a1593" draw:name="CaixaDeTexto 515" svg:x="0in" svg:y="0in" svg:width="0.20202in" svg:height="0.28933in">
              <draw:text-box>
                <text:p text:style-name="a1592" text:class-names="" text:cond-style-name=""><text:span text:style-name="a1591" text:class-names=""/></text:p>
              </draw:text-box>
              <svg:title/>
              <svg:desc/>
            </draw:frame>
            <draw:frame draw:z-index="516" draw:id="id532" draw:style-name="a1596" draw:name="CaixaDeTexto 1" svg:x="0in" svg:y="0in" svg:width="0.20202in" svg:height="0.28933in">
              <draw:text-box>
                <text:p text:style-name="a1595" text:class-names="" text:cond-style-name=""><text:span text:style-name="a1594" text:class-names=""/></text:p>
              </draw:text-box>
              <svg:title/>
              <svg:desc/>
            </draw:frame>
            <draw:frame draw:z-index="517" draw:id="id533" draw:style-name="a1599" draw:name="CaixaDeTexto 1" svg:x="0in" svg:y="0in" svg:width="0.20202in" svg:height="0.28933in">
              <draw:text-box>
                <text:p text:style-name="a1598" text:class-names="" text:cond-style-name=""><text:span text:style-name="a1597" text:class-names=""/></text:p>
              </draw:text-box>
              <svg:title/>
              <svg:desc/>
            </draw:frame>
            <draw:frame draw:z-index="518" draw:id="id534" draw:style-name="a1602" draw:name="CaixaDeTexto 1" svg:x="0in" svg:y="0in" svg:width="0.20202in" svg:height="0.28933in">
              <draw:text-box>
                <text:p text:style-name="a1601" text:class-names="" text:cond-style-name=""><text:span text:style-name="a1600" text:class-names=""/></text:p>
              </draw:text-box>
              <svg:title/>
              <svg:desc/>
            </draw:frame>
            <draw:frame draw:z-index="519" draw:id="id535" draw:style-name="a1605" draw:name="CaixaDeTexto 1" svg:x="0in" svg:y="0in" svg:width="0.20202in" svg:height="0.28933in">
              <draw:text-box>
                <text:p text:style-name="a1604" text:class-names="" text:cond-style-name=""><text:span text:style-name="a1603" text:class-names=""/></text:p>
              </draw:text-box>
              <svg:title/>
              <svg:desc/>
            </draw:frame>
            <draw:frame draw:z-index="520" draw:id="id536" draw:style-name="a1608" draw:name="CaixaDeTexto 1" svg:x="0in" svg:y="0in" svg:width="0.20202in" svg:height="0.28933in">
              <draw:text-box>
                <text:p text:style-name="a1607" text:class-names="" text:cond-style-name=""><text:span text:style-name="a1606" text:class-names=""/></text:p>
              </draw:text-box>
              <svg:title/>
              <svg:desc/>
            </draw:frame>
            <draw:frame draw:z-index="521" draw:id="id537" draw:style-name="a1611" draw:name="CaixaDeTexto 1" svg:x="0in" svg:y="0in" svg:width="0.20202in" svg:height="0.28933in">
              <draw:text-box>
                <text:p text:style-name="a1610" text:class-names="" text:cond-style-name=""><text:span text:style-name="a1609" text:class-names=""/></text:p>
              </draw:text-box>
              <svg:title/>
              <svg:desc/>
            </draw:frame>
            <draw:frame draw:z-index="522" draw:id="id538" draw:style-name="a1614" draw:name="CaixaDeTexto 1" svg:x="0in" svg:y="0in" svg:width="0.20202in" svg:height="0.28933in">
              <draw:text-box>
                <text:p text:style-name="a1613" text:class-names="" text:cond-style-name=""><text:span text:style-name="a1612" text:class-names=""/></text:p>
              </draw:text-box>
              <svg:title/>
              <svg:desc/>
            </draw:frame>
            <draw:frame draw:z-index="523" draw:id="id539" draw:style-name="a1617" draw:name="CaixaDeTexto 1" svg:x="0in" svg:y="0in" svg:width="0.20202in" svg:height="0.28933in">
              <draw:text-box>
                <text:p text:style-name="a1616" text:class-names="" text:cond-style-name=""><text:span text:style-name="a1615" text:class-names=""/></text:p>
              </draw:text-box>
              <svg:title/>
              <svg:desc/>
            </draw:frame>
            <draw:frame draw:z-index="524" draw:id="id540" draw:style-name="a1620" draw:name="CaixaDeTexto 1" svg:x="0in" svg:y="0in" svg:width="0.20202in" svg:height="0.28933in">
              <draw:text-box>
                <text:p text:style-name="a1619" text:class-names="" text:cond-style-name=""><text:span text:style-name="a1618" text:class-names=""/></text:p>
              </draw:text-box>
              <svg:title/>
              <svg:desc/>
            </draw:frame>
            <draw:frame draw:z-index="525" draw:id="id541" draw:style-name="a1623" draw:name="CaixaDeTexto 1" svg:x="0in" svg:y="0in" svg:width="0.20202in" svg:height="0.28933in">
              <draw:text-box>
                <text:p text:style-name="a1622" text:class-names="" text:cond-style-name=""><text:span text:style-name="a1621" text:class-names=""/></text:p>
              </draw:text-box>
              <svg:title/>
              <svg:desc/>
            </draw:frame>
            <draw:frame draw:z-index="526" draw:id="id542" draw:style-name="a1626" draw:name="CaixaDeTexto 1" svg:x="0in" svg:y="0in" svg:width="0.20202in" svg:height="0.28933in">
              <draw:text-box>
                <text:p text:style-name="a1625" text:class-names="" text:cond-style-name=""><text:span text:style-name="a1624" text:class-names=""/></text:p>
              </draw:text-box>
              <svg:title/>
              <svg:desc/>
            </draw:frame>
            <draw:frame draw:z-index="527" draw:id="id543" draw:style-name="a1629" draw:name="CaixaDeTexto 1" svg:x="0in" svg:y="0in" svg:width="0.20202in" svg:height="0.28933in">
              <draw:text-box>
                <text:p text:style-name="a1628" text:class-names="" text:cond-style-name=""><text:span text:style-name="a1627" text:class-names=""/></text:p>
              </draw:text-box>
              <svg:title/>
              <svg:desc/>
            </draw:frame>
            <draw:frame draw:z-index="528" draw:id="id544" draw:style-name="a1632" draw:name="CaixaDeTexto 1" svg:x="0in" svg:y="0in" svg:width="0.20202in" svg:height="0.28933in">
              <draw:text-box>
                <text:p text:style-name="a1631" text:class-names="" text:cond-style-name=""><text:span text:style-name="a1630" text:class-names=""/></text:p>
              </draw:text-box>
              <svg:title/>
              <svg:desc/>
            </draw:frame>
            <draw:frame draw:z-index="529" draw:id="id545" draw:style-name="a1635" draw:name="CaixaDeTexto 1" svg:x="0in" svg:y="0in" svg:width="0.20202in" svg:height="0.28933in">
              <draw:text-box>
                <text:p text:style-name="a1634" text:class-names="" text:cond-style-name=""><text:span text:style-name="a1633" text:class-names=""/></text:p>
              </draw:text-box>
              <svg:title/>
              <svg:desc/>
            </draw:frame>
            <draw:frame draw:z-index="530" draw:id="id546" draw:style-name="a1638" draw:name="CaixaDeTexto 1" svg:x="0in" svg:y="0in" svg:width="0.20202in" svg:height="0.28933in">
              <draw:text-box>
                <text:p text:style-name="a1637" text:class-names="" text:cond-style-name=""><text:span text:style-name="a1636" text:class-names=""/></text:p>
              </draw:text-box>
              <svg:title/>
              <svg:desc/>
            </draw:frame>
            <draw:frame draw:z-index="531" draw:id="id547" draw:style-name="a1641" draw:name="CaixaDeTexto 1" svg:x="0in" svg:y="0in" svg:width="0.20202in" svg:height="0.28933in">
              <draw:text-box>
                <text:p text:style-name="a1640" text:class-names="" text:cond-style-name=""><text:span text:style-name="a1639" text:class-names=""/></text:p>
              </draw:text-box>
              <svg:title/>
              <svg:desc/>
            </draw:frame>
            <draw:frame draw:z-index="532" draw:id="id548" draw:style-name="a1644" draw:name="CaixaDeTexto 1" svg:x="0in" svg:y="0in" svg:width="0.20202in" svg:height="0.28933in">
              <draw:text-box>
                <text:p text:style-name="a1643" text:class-names="" text:cond-style-name=""><text:span text:style-name="a1642" text:class-names=""/></text:p>
              </draw:text-box>
              <svg:title/>
              <svg:desc/>
            </draw:frame>
            <draw:frame draw:z-index="533" draw:id="id549" draw:style-name="a1647" draw:name="CaixaDeTexto 1" svg:x="0in" svg:y="0in" svg:width="0.20202in" svg:height="0.28933in">
              <draw:text-box>
                <text:p text:style-name="a1646" text:class-names="" text:cond-style-name=""><text:span text:style-name="a1645" text:class-names=""/></text:p>
              </draw:text-box>
              <svg:title/>
              <svg:desc/>
            </draw:frame>
            <draw:frame draw:z-index="534" draw:id="id550" draw:style-name="a1650" draw:name="CaixaDeTexto 1" svg:x="0in" svg:y="0in" svg:width="0.20202in" svg:height="0.28933in">
              <draw:text-box>
                <text:p text:style-name="a1649" text:class-names="" text:cond-style-name=""><text:span text:style-name="a1648" text:class-names=""/></text:p>
              </draw:text-box>
              <svg:title/>
              <svg:desc/>
            </draw:frame>
            <draw:frame draw:z-index="535" draw:id="id551" draw:style-name="a1653" draw:name="CaixaDeTexto 1" svg:x="0in" svg:y="0in" svg:width="0.20202in" svg:height="0.28933in">
              <draw:text-box>
                <text:p text:style-name="a1652" text:class-names="" text:cond-style-name=""><text:span text:style-name="a1651" text:class-names=""/></text:p>
              </draw:text-box>
              <svg:title/>
              <svg:desc/>
            </draw:frame>
            <draw:frame draw:z-index="536" draw:id="id552" draw:style-name="a1656" draw:name="CaixaDeTexto 1" svg:x="0in" svg:y="0in" svg:width="0.20202in" svg:height="0.28933in">
              <draw:text-box>
                <text:p text:style-name="a1655" text:class-names="" text:cond-style-name=""><text:span text:style-name="a1654" text:class-names=""/></text:p>
              </draw:text-box>
              <svg:title/>
              <svg:desc/>
            </draw:frame>
            <draw:frame draw:z-index="537" draw:id="id553" draw:style-name="a1659" draw:name="CaixaDeTexto 1" svg:x="0in" svg:y="0in" svg:width="0.20202in" svg:height="0.28933in">
              <draw:text-box>
                <text:p text:style-name="a1658" text:class-names="" text:cond-style-name=""><text:span text:style-name="a1657" text:class-names=""/></text:p>
              </draw:text-box>
              <svg:title/>
              <svg:desc/>
            </draw:frame>
            <draw:frame draw:z-index="538" draw:id="id554" draw:style-name="a1662" draw:name="CaixaDeTexto 1" svg:x="0in" svg:y="0in" svg:width="0.20202in" svg:height="0.28933in">
              <draw:text-box>
                <text:p text:style-name="a1661" text:class-names="" text:cond-style-name=""><text:span text:style-name="a1660" text:class-names=""/></text:p>
              </draw:text-box>
              <svg:title/>
              <svg:desc/>
            </draw:frame>
            <draw:frame draw:z-index="539" draw:id="id555" draw:style-name="a1665" draw:name="CaixaDeTexto 1" svg:x="0in" svg:y="0in" svg:width="0.20202in" svg:height="0.28933in">
              <draw:text-box>
                <text:p text:style-name="a1664" text:class-names="" text:cond-style-name=""><text:span text:style-name="a1663" text:class-names=""/></text:p>
              </draw:text-box>
              <svg:title/>
              <svg:desc/>
            </draw:frame>
            <draw:frame draw:z-index="468" draw:id="id484" draw:style-name="a1452" draw:name="CaixaDeTexto 1" svg:x="0in" svg:y="0in" svg:width="0.20202in" svg:height="0.28933in">
              <draw:text-box>
                <text:p text:style-name="a1451" text:class-names="" text:cond-style-name=""><text:span text:style-name="a1450" text:class-names=""/></text:p>
              </draw:text-box>
              <svg:title/>
              <svg:desc/>
            </draw:frame>
            <draw:frame draw:z-index="469" draw:id="id485" draw:style-name="a1455" draw:name="CaixaDeTexto 1" svg:x="0in" svg:y="0in" svg:width="0.20202in" svg:height="0.28933in">
              <draw:text-box>
                <text:p text:style-name="a1454" text:class-names="" text:cond-style-name=""><text:span text:style-name="a1453" text:class-names=""/></text:p>
              </draw:text-box>
              <svg:title/>
              <svg:desc/>
            </draw:frame>
            <draw:frame draw:z-index="470" draw:id="id486" draw:style-name="a1458" draw:name="CaixaDeTexto 1" svg:x="0in" svg:y="0in" svg:width="0.20202in" svg:height="0.28933in">
              <draw:text-box>
                <text:p text:style-name="a1457" text:class-names="" text:cond-style-name=""><text:span text:style-name="a1456" text:class-names=""/></text:p>
              </draw:text-box>
              <svg:title/>
              <svg:desc/>
            </draw:frame>
            <draw:frame draw:z-index="471" draw:id="id487" draw:style-name="a1461" draw:name="CaixaDeTexto 1" svg:x="0in" svg:y="0in" svg:width="0.20202in" svg:height="0.28933in">
              <draw:text-box>
                <text:p text:style-name="a1460" text:class-names="" text:cond-style-name=""><text:span text:style-name="a1459" text:class-names=""/></text:p>
              </draw:text-box>
              <svg:title/>
              <svg:desc/>
            </draw:frame>
            <draw:frame draw:z-index="472" draw:id="id488" draw:style-name="a1464" draw:name="CaixaDeTexto 1" svg:x="0in" svg:y="0in" svg:width="0.20202in" svg:height="0.28933in">
              <draw:text-box>
                <text:p text:style-name="a1463" text:class-names="" text:cond-style-name=""><text:span text:style-name="a1462" text:class-names=""/></text:p>
              </draw:text-box>
              <svg:title/>
              <svg:desc/>
            </draw:frame>
            <draw:frame draw:z-index="473" draw:id="id489" draw:style-name="a1467" draw:name="CaixaDeTexto 1" svg:x="0in" svg:y="0in" svg:width="0.20202in" svg:height="0.28933in">
              <draw:text-box>
                <text:p text:style-name="a1466" text:class-names="" text:cond-style-name=""><text:span text:style-name="a1465" text:class-names=""/></text:p>
              </draw:text-box>
              <svg:title/>
              <svg:desc/>
            </draw:frame>
            <draw:frame draw:z-index="474" draw:id="id490" draw:style-name="a1470" draw:name="CaixaDeTexto 1" svg:x="0in" svg:y="0in" svg:width="0.20202in" svg:height="0.28933in">
              <draw:text-box>
                <text:p text:style-name="a1469" text:class-names="" text:cond-style-name=""><text:span text:style-name="a1468" text:class-names=""/></text:p>
              </draw:text-box>
              <svg:title/>
              <svg:desc/>
            </draw:frame>
            <draw:frame draw:z-index="475" draw:id="id491" draw:style-name="a1473" draw:name="CaixaDeTexto 1" svg:x="0in" svg:y="0in" svg:width="0.20202in" svg:height="0.28933in">
              <draw:text-box>
                <text:p text:style-name="a1472" text:class-names="" text:cond-style-name=""><text:span text:style-name="a1471" text:class-names=""/></text:p>
              </draw:text-box>
              <svg:title/>
              <svg:desc/>
            </draw:frame>
            <draw:frame draw:z-index="476" draw:id="id492" draw:style-name="a1476" draw:name="CaixaDeTexto 1" svg:x="0in" svg:y="0in" svg:width="0.20202in" svg:height="0.28933in">
              <draw:text-box>
                <text:p text:style-name="a1475" text:class-names="" text:cond-style-name=""><text:span text:style-name="a1474" text:class-names=""/></text:p>
              </draw:text-box>
              <svg:title/>
              <svg:desc/>
            </draw:frame>
            <draw:frame draw:z-index="477" draw:id="id493" draw:style-name="a1479" draw:name="CaixaDeTexto 1" svg:x="0in" svg:y="0in" svg:width="0.20202in" svg:height="0.28933in">
              <draw:text-box>
                <text:p text:style-name="a1478" text:class-names="" text:cond-style-name=""><text:span text:style-name="a1477" text:class-names=""/></text:p>
              </draw:text-box>
              <svg:title/>
              <svg:desc/>
            </draw:frame>
            <draw:frame draw:z-index="478" draw:id="id494" draw:style-name="a1482" draw:name="CaixaDeTexto 1" svg:x="0in" svg:y="0in" svg:width="0.20202in" svg:height="0.28933in">
              <draw:text-box>
                <text:p text:style-name="a1481" text:class-names="" text:cond-style-name=""><text:span text:style-name="a1480" text:class-names=""/></text:p>
              </draw:text-box>
              <svg:title/>
              <svg:desc/>
            </draw:frame>
            <draw:frame draw:z-index="479" draw:id="id495" draw:style-name="a1485" draw:name="CaixaDeTexto 1" svg:x="0in" svg:y="0in" svg:width="0.20202in" svg:height="0.28933in">
              <draw:text-box>
                <text:p text:style-name="a1484" text:class-names="" text:cond-style-name=""><text:span text:style-name="a1483" text:class-names=""/></text:p>
              </draw:text-box>
              <svg:title/>
              <svg:desc/>
            </draw:frame>
            <draw:frame draw:z-index="480" draw:id="id496" draw:style-name="a1488" draw:name="CaixaDeTexto 1" svg:x="0in" svg:y="0in" svg:width="0.20202in" svg:height="0.28933in">
              <draw:text-box>
                <text:p text:style-name="a1487" text:class-names="" text:cond-style-name=""><text:span text:style-name="a1486" text:class-names=""/></text:p>
              </draw:text-box>
              <svg:title/>
              <svg:desc/>
            </draw:frame>
            <draw:frame draw:z-index="481" draw:id="id497" draw:style-name="a1491" draw:name="CaixaDeTexto 1" svg:x="0in" svg:y="0in" svg:width="0.20202in" svg:height="0.28933in">
              <draw:text-box>
                <text:p text:style-name="a1490" text:class-names="" text:cond-style-name=""><text:span text:style-name="a1489" text:class-names=""/></text:p>
              </draw:text-box>
              <svg:title/>
              <svg:desc/>
            </draw:frame>
            <draw:frame draw:z-index="482" draw:id="id498" draw:style-name="a1494" draw:name="CaixaDeTexto 1" svg:x="0in" svg:y="0in" svg:width="0.20202in" svg:height="0.28933in">
              <draw:text-box>
                <text:p text:style-name="a1493" text:class-names="" text:cond-style-name=""><text:span text:style-name="a1492" text:class-names=""/></text:p>
              </draw:text-box>
              <svg:title/>
              <svg:desc/>
            </draw:frame>
            <draw:frame draw:z-index="483" draw:id="id499" draw:style-name="a1497" draw:name="CaixaDeTexto 1" svg:x="0in" svg:y="0in" svg:width="0.20202in" svg:height="0.28933in">
              <draw:text-box>
                <text:p text:style-name="a1496" text:class-names="" text:cond-style-name=""><text:span text:style-name="a1495" text:class-names=""/></text:p>
              </draw:text-box>
              <svg:title/>
              <svg:desc/>
            </draw:frame>
            <draw:frame draw:z-index="484" draw:id="id500" draw:style-name="a1500" draw:name="CaixaDeTexto 1" svg:x="0in" svg:y="0in" svg:width="0.20202in" svg:height="0.28933in">
              <draw:text-box>
                <text:p text:style-name="a1499" text:class-names="" text:cond-style-name=""><text:span text:style-name="a1498" text:class-names=""/></text:p>
              </draw:text-box>
              <svg:title/>
              <svg:desc/>
            </draw:frame>
            <draw:frame draw:z-index="485" draw:id="id501" draw:style-name="a1503" draw:name="CaixaDeTexto 1" svg:x="0in" svg:y="0in" svg:width="0.20202in" svg:height="0.28933in">
              <draw:text-box>
                <text:p text:style-name="a1502" text:class-names="" text:cond-style-name=""><text:span text:style-name="a1501" text:class-names=""/></text:p>
              </draw:text-box>
              <svg:title/>
              <svg:desc/>
            </draw:frame>
            <draw:frame draw:z-index="486" draw:id="id502" draw:style-name="a1506" draw:name="CaixaDeTexto 1" svg:x="0in" svg:y="0in" svg:width="0.20202in" svg:height="0.28933in">
              <draw:text-box>
                <text:p text:style-name="a1505" text:class-names="" text:cond-style-name=""><text:span text:style-name="a1504" text:class-names=""/></text:p>
              </draw:text-box>
              <svg:title/>
              <svg:desc/>
            </draw:frame>
            <draw:frame draw:z-index="487" draw:id="id503" draw:style-name="a1509" draw:name="CaixaDeTexto 487" svg:x="0in" svg:y="0in" svg:width="0.20202in" svg:height="0.28933in">
              <draw:text-box>
                <text:p text:style-name="a1508" text:class-names="" text:cond-style-name=""><text:span text:style-name="a1507" text:class-names=""/></text:p>
              </draw:text-box>
              <svg:title/>
              <svg:desc/>
            </draw:frame>
            <draw:frame draw:z-index="488" draw:id="id504" draw:style-name="a1512" draw:name="CaixaDeTexto 1" svg:x="0in" svg:y="0in" svg:width="0.20202in" svg:height="0.28933in">
              <draw:text-box>
                <text:p text:style-name="a1511" text:class-names="" text:cond-style-name=""><text:span text:style-name="a1510" text:class-names=""/></text:p>
              </draw:text-box>
              <svg:title/>
              <svg:desc/>
            </draw:frame>
            <draw:frame draw:z-index="489" draw:id="id505" draw:style-name="a1515" draw:name="CaixaDeTexto 1" svg:x="0in" svg:y="0in" svg:width="0.20202in" svg:height="0.28933in">
              <draw:text-box>
                <text:p text:style-name="a1514" text:class-names="" text:cond-style-name=""><text:span text:style-name="a1513" text:class-names=""/></text:p>
              </draw:text-box>
              <svg:title/>
              <svg:desc/>
            </draw:frame>
            <draw:frame draw:z-index="490" draw:id="id506" draw:style-name="a1518" draw:name="CaixaDeTexto 1" svg:x="0in" svg:y="0in" svg:width="0.20202in" svg:height="0.28933in">
              <draw:text-box>
                <text:p text:style-name="a1517" text:class-names="" text:cond-style-name=""><text:span text:style-name="a1516" text:class-names=""/></text:p>
              </draw:text-box>
              <svg:title/>
              <svg:desc/>
            </draw:frame>
            <draw:frame draw:z-index="491" draw:id="id507" draw:style-name="a1521" draw:name="CaixaDeTexto 1" svg:x="0in" svg:y="0in" svg:width="0.20202in" svg:height="0.28933in">
              <draw:text-box>
                <text:p text:style-name="a1520" text:class-names="" text:cond-style-name=""><text:span text:style-name="a1519" text:class-names=""/></text:p>
              </draw:text-box>
              <svg:title/>
              <svg:desc/>
            </draw:frame>
            <draw:frame draw:z-index="492" draw:id="id508" draw:style-name="a1524" draw:name="CaixaDeTexto 1" svg:x="0in" svg:y="0in" svg:width="0.20202in" svg:height="0.28933in">
              <draw:text-box>
                <text:p text:style-name="a1523" text:class-names="" text:cond-style-name=""><text:span text:style-name="a1522" text:class-names=""/></text:p>
              </draw:text-box>
              <svg:title/>
              <svg:desc/>
            </draw:frame>
            <draw:frame draw:z-index="493" draw:id="id509" draw:style-name="a1527" draw:name="CaixaDeTexto 1" svg:x="0in" svg:y="0in" svg:width="0.20202in" svg:height="0.28933in">
              <draw:text-box>
                <text:p text:style-name="a1526" text:class-names="" text:cond-style-name=""><text:span text:style-name="a1525" text:class-names=""/></text:p>
              </draw:text-box>
              <svg:title/>
              <svg:desc/>
            </draw:frame>
            <draw:frame draw:z-index="494" draw:id="id510" draw:style-name="a1530" draw:name="CaixaDeTexto 1" svg:x="0in" svg:y="0in" svg:width="0.20202in" svg:height="0.28933in">
              <draw:text-box>
                <text:p text:style-name="a1529" text:class-names="" text:cond-style-name=""><text:span text:style-name="a1528" text:class-names=""/></text:p>
              </draw:text-box>
              <svg:title/>
              <svg:desc/>
            </draw:frame>
            <draw:frame draw:z-index="495" draw:id="id511" draw:style-name="a1533" draw:name="CaixaDeTexto 1" svg:x="0in" svg:y="0in" svg:width="0.20202in" svg:height="0.28933in">
              <draw:text-box>
                <text:p text:style-name="a1532" text:class-names="" text:cond-style-name=""><text:span text:style-name="a1531" text:class-names=""/></text:p>
              </draw:text-box>
              <svg:title/>
              <svg:desc/>
            </draw:frame>
            <draw:frame draw:z-index="496" draw:id="id512" draw:style-name="a1536" draw:name="CaixaDeTexto 1" svg:x="0in" svg:y="0in" svg:width="0.20202in" svg:height="0.28933in">
              <draw:text-box>
                <text:p text:style-name="a1535" text:class-names="" text:cond-style-name=""><text:span text:style-name="a1534" text:class-names=""/></text:p>
              </draw:text-box>
              <svg:title/>
              <svg:desc/>
            </draw:frame>
            <draw:frame draw:z-index="497" draw:id="id513" draw:style-name="a1539" draw:name="CaixaDeTexto 1" svg:x="0in" svg:y="0in" svg:width="0.20202in" svg:height="0.28933in">
              <draw:text-box>
                <text:p text:style-name="a1538" text:class-names="" text:cond-style-name=""><text:span text:style-name="a1537" text:class-names=""/></text:p>
              </draw:text-box>
              <svg:title/>
              <svg:desc/>
            </draw:frame>
            <draw:frame draw:z-index="498" draw:id="id514" draw:style-name="a1542" draw:name="CaixaDeTexto 1" svg:x="0in" svg:y="0in" svg:width="0.20202in" svg:height="0.28933in">
              <draw:text-box>
                <text:p text:style-name="a1541" text:class-names="" text:cond-style-name=""><text:span text:style-name="a1540" text:class-names=""/></text:p>
              </draw:text-box>
              <svg:title/>
              <svg:desc/>
            </draw:frame>
            <draw:frame draw:z-index="499" draw:id="id515" draw:style-name="a1545" draw:name="CaixaDeTexto 1" svg:x="0in" svg:y="0in" svg:width="0.20202in" svg:height="0.28933in">
              <draw:text-box>
                <text:p text:style-name="a1544" text:class-names="" text:cond-style-name=""><text:span text:style-name="a1543" text:class-names=""/></text:p>
              </draw:text-box>
              <svg:title/>
              <svg:desc/>
            </draw:frame>
            <draw:frame draw:z-index="500" draw:id="id516" draw:style-name="a1548" draw:name="CaixaDeTexto 1" svg:x="0in" svg:y="0in" svg:width="0.20202in" svg:height="0.28933in">
              <draw:text-box>
                <text:p text:style-name="a1547" text:class-names="" text:cond-style-name=""><text:span text:style-name="a1546" text:class-names=""/></text:p>
              </draw:text-box>
              <svg:title/>
              <svg:desc/>
            </draw:frame>
            <draw:frame draw:z-index="501" draw:id="id517" draw:style-name="a1551" draw:name="CaixaDeTexto 1" svg:x="0in" svg:y="0in" svg:width="0.20202in" svg:height="0.28933in">
              <draw:text-box>
                <text:p text:style-name="a1550" text:class-names="" text:cond-style-name=""><text:span text:style-name="a1549" text:class-names=""/></text:p>
              </draw:text-box>
              <svg:title/>
              <svg:desc/>
            </draw:frame>
            <draw:frame draw:z-index="502" draw:id="id518" draw:style-name="a1554" draw:name="CaixaDeTexto 1" svg:x="0in" svg:y="0in" svg:width="0.20202in" svg:height="0.28933in">
              <draw:text-box>
                <text:p text:style-name="a1553" text:class-names="" text:cond-style-name=""><text:span text:style-name="a1552" text:class-names=""/></text:p>
              </draw:text-box>
              <svg:title/>
              <svg:desc/>
            </draw:frame>
            <draw:frame draw:z-index="503" draw:id="id519" draw:style-name="a1557" draw:name="CaixaDeTexto 1" svg:x="0in" svg:y="0in" svg:width="0.20202in" svg:height="0.28933in">
              <draw:text-box>
                <text:p text:style-name="a1556" text:class-names="" text:cond-style-name=""><text:span text:style-name="a1555" text:class-names=""/></text:p>
              </draw:text-box>
              <svg:title/>
              <svg:desc/>
            </draw:frame>
            <draw:frame draw:z-index="444" draw:id="id460" draw:style-name="a1380" draw:name="CaixaDeTexto 1" svg:x="0in" svg:y="0in" svg:width="0.20202in" svg:height="0.28933in">
              <draw:text-box>
                <text:p text:style-name="a1379" text:class-names="" text:cond-style-name=""><text:span text:style-name="a1378" text:class-names=""/></text:p>
              </draw:text-box>
              <svg:title/>
              <svg:desc/>
            </draw:frame>
            <draw:frame draw:z-index="445" draw:id="id461" draw:style-name="a1383" draw:name="CaixaDeTexto 1" svg:x="0in" svg:y="0in" svg:width="0.20202in" svg:height="0.28933in">
              <draw:text-box>
                <text:p text:style-name="a1382" text:class-names="" text:cond-style-name=""><text:span text:style-name="a1381" text:class-names=""/></text:p>
              </draw:text-box>
              <svg:title/>
              <svg:desc/>
            </draw:frame>
            <draw:frame draw:z-index="446" draw:id="id462" draw:style-name="a1386" draw:name="CaixaDeTexto 1" svg:x="0in" svg:y="0in" svg:width="0.20202in" svg:height="0.28933in">
              <draw:text-box>
                <text:p text:style-name="a1385" text:class-names="" text:cond-style-name=""><text:span text:style-name="a1384" text:class-names=""/></text:p>
              </draw:text-box>
              <svg:title/>
              <svg:desc/>
            </draw:frame>
            <draw:frame draw:z-index="447" draw:id="id463" draw:style-name="a1389" draw:name="CaixaDeTexto 1" svg:x="0in" svg:y="0in" svg:width="0.20202in" svg:height="0.28933in">
              <draw:text-box>
                <text:p text:style-name="a1388" text:class-names="" text:cond-style-name=""><text:span text:style-name="a1387" text:class-names=""/></text:p>
              </draw:text-box>
              <svg:title/>
              <svg:desc/>
            </draw:frame>
            <draw:frame draw:z-index="448" draw:id="id464" draw:style-name="a1392" draw:name="CaixaDeTexto 1" svg:x="0in" svg:y="0in" svg:width="0.20202in" svg:height="0.28933in">
              <draw:text-box>
                <text:p text:style-name="a1391" text:class-names="" text:cond-style-name=""><text:span text:style-name="a1390" text:class-names=""/></text:p>
              </draw:text-box>
              <svg:title/>
              <svg:desc/>
            </draw:frame>
            <draw:frame draw:z-index="449" draw:id="id465" draw:style-name="a1395" draw:name="CaixaDeTexto 1" svg:x="0in" svg:y="0in" svg:width="0.20202in" svg:height="0.28933in">
              <draw:text-box>
                <text:p text:style-name="a1394" text:class-names="" text:cond-style-name=""><text:span text:style-name="a1393" text:class-names=""/></text:p>
              </draw:text-box>
              <svg:title/>
              <svg:desc/>
            </draw:frame>
            <draw:frame draw:z-index="438" draw:id="id454" draw:style-name="a1362" draw:name="CaixaDeTexto 1" svg:x="0in" svg:y="0in" svg:width="0.20202in" svg:height="0.28933in">
              <draw:text-box>
                <text:p text:style-name="a1361" text:class-names="" text:cond-style-name=""><text:span text:style-name="a1360" text:class-names=""/></text:p>
              </draw:text-box>
              <svg:title/>
              <svg:desc/>
            </draw:frame>
            <draw:frame draw:z-index="439" draw:id="id455" draw:style-name="a1365" draw:name="CaixaDeTexto 1" svg:x="0in" svg:y="0in" svg:width="0.20202in" svg:height="0.28933in">
              <draw:text-box>
                <text:p text:style-name="a1364" text:class-names="" text:cond-style-name=""><text:span text:style-name="a1363" text:class-names=""/></text:p>
              </draw:text-box>
              <svg:title/>
              <svg:desc/>
            </draw:frame>
            <draw:frame draw:z-index="440" draw:id="id456" draw:style-name="a1368" draw:name="CaixaDeTexto 1" svg:x="0in" svg:y="0in" svg:width="0.20202in" svg:height="0.28933in">
              <draw:text-box>
                <text:p text:style-name="a1367" text:class-names="" text:cond-style-name=""><text:span text:style-name="a1366" text:class-names=""/></text:p>
              </draw:text-box>
              <svg:title/>
              <svg:desc/>
            </draw:frame>
            <draw:frame draw:z-index="441" draw:id="id457" draw:style-name="a1371" draw:name="CaixaDeTexto 1" svg:x="0in" svg:y="0in" svg:width="0.20202in" svg:height="0.28933in">
              <draw:text-box>
                <text:p text:style-name="a1370" text:class-names="" text:cond-style-name=""><text:span text:style-name="a1369" text:class-names=""/></text:p>
              </draw:text-box>
              <svg:title/>
              <svg:desc/>
            </draw:frame>
            <draw:frame draw:z-index="442" draw:id="id458" draw:style-name="a1374" draw:name="CaixaDeTexto 1" svg:x="0in" svg:y="0in" svg:width="0.20202in" svg:height="0.28933in">
              <draw:text-box>
                <text:p text:style-name="a1373" text:class-names="" text:cond-style-name=""><text:span text:style-name="a1372" text:class-names=""/></text:p>
              </draw:text-box>
              <svg:title/>
              <svg:desc/>
            </draw:frame>
            <draw:frame draw:z-index="443" draw:id="id459" draw:style-name="a1377" draw:name="CaixaDeTexto 1" svg:x="0in" svg:y="0in" svg:width="0.20202in" svg:height="0.28933in">
              <draw:text-box>
                <text:p text:style-name="a1376" text:class-names="" text:cond-style-name=""><text:span text:style-name="a1375" text:class-names=""/></text:p>
              </draw:text-box>
              <svg:title/>
              <svg:desc/>
            </draw:frame>
            <draw:frame draw:z-index="432" draw:id="id448" draw:style-name="a1344" draw:name="CaixaDeTexto 1" svg:x="0in" svg:y="0in" svg:width="0.20202in" svg:height="0.28933in">
              <draw:text-box>
                <text:p text:style-name="a1343" text:class-names="" text:cond-style-name=""><text:span text:style-name="a1342" text:class-names=""/></text:p>
              </draw:text-box>
              <svg:title/>
              <svg:desc/>
            </draw:frame>
            <draw:frame draw:z-index="433" draw:id="id449" draw:style-name="a1347" draw:name="CaixaDeTexto 1" svg:x="0in" svg:y="0in" svg:width="0.20202in" svg:height="0.28933in">
              <draw:text-box>
                <text:p text:style-name="a1346" text:class-names="" text:cond-style-name=""><text:span text:style-name="a1345" text:class-names=""/></text:p>
              </draw:text-box>
              <svg:title/>
              <svg:desc/>
            </draw:frame>
            <draw:frame draw:z-index="434" draw:id="id450" draw:style-name="a1350" draw:name="CaixaDeTexto 1" svg:x="0in" svg:y="0in" svg:width="0.20202in" svg:height="0.28933in">
              <draw:text-box>
                <text:p text:style-name="a1349" text:class-names="" text:cond-style-name=""><text:span text:style-name="a1348" text:class-names=""/></text:p>
              </draw:text-box>
              <svg:title/>
              <svg:desc/>
            </draw:frame>
            <draw:frame draw:z-index="435" draw:id="id451" draw:style-name="a1353" draw:name="CaixaDeTexto 1" svg:x="0in" svg:y="0in" svg:width="0.20202in" svg:height="0.28933in">
              <draw:text-box>
                <text:p text:style-name="a1352" text:class-names="" text:cond-style-name=""><text:span text:style-name="a1351" text:class-names=""/></text:p>
              </draw:text-box>
              <svg:title/>
              <svg:desc/>
            </draw:frame>
            <draw:frame draw:z-index="436" draw:id="id452" draw:style-name="a1356" draw:name="CaixaDeTexto 1" svg:x="0in" svg:y="0in" svg:width="0.20202in" svg:height="0.28933in">
              <draw:text-box>
                <text:p text:style-name="a1355" text:class-names="" text:cond-style-name=""><text:span text:style-name="a1354" text:class-names=""/></text:p>
              </draw:text-box>
              <svg:title/>
              <svg:desc/>
            </draw:frame>
            <draw:frame draw:z-index="437" draw:id="id453" draw:style-name="a1359" draw:name="CaixaDeTexto 1" svg:x="0in" svg:y="0in" svg:width="0.20202in" svg:height="0.28933in">
              <draw:text-box>
                <text:p text:style-name="a1358" text:class-names="" text:cond-style-name=""><text:span text:style-name="a1357" text:class-names=""/></text:p>
              </draw:text-box>
              <svg:title/>
              <svg:desc/>
            </draw:frame>
            <draw:frame draw:z-index="450" draw:id="id466" draw:style-name="a1398" draw:name="CaixaDeTexto 1" svg:x="0in" svg:y="0in" svg:width="0.20202in" svg:height="0.28933in">
              <draw:text-box>
                <text:p text:style-name="a1397" text:class-names="" text:cond-style-name=""><text:span text:style-name="a1396" text:class-names=""/></text:p>
              </draw:text-box>
              <svg:title/>
              <svg:desc/>
            </draw:frame>
            <draw:frame draw:z-index="451" draw:id="id467" draw:style-name="a1401" draw:name="CaixaDeTexto 1" svg:x="0in" svg:y="0in" svg:width="0.20202in" svg:height="0.28933in">
              <draw:text-box>
                <text:p text:style-name="a1400" text:class-names="" text:cond-style-name=""><text:span text:style-name="a1399" text:class-names=""/></text:p>
              </draw:text-box>
              <svg:title/>
              <svg:desc/>
            </draw:frame>
            <draw:frame draw:z-index="452" draw:id="id468" draw:style-name="a1404" draw:name="CaixaDeTexto 1" svg:x="0in" svg:y="0in" svg:width="0.20202in" svg:height="0.28933in">
              <draw:text-box>
                <text:p text:style-name="a1403" text:class-names="" text:cond-style-name=""><text:span text:style-name="a1402" text:class-names=""/></text:p>
              </draw:text-box>
              <svg:title/>
              <svg:desc/>
            </draw:frame>
            <draw:frame draw:z-index="453" draw:id="id469" draw:style-name="a1407" draw:name="CaixaDeTexto 1" svg:x="0in" svg:y="0in" svg:width="0.20202in" svg:height="0.28933in">
              <draw:text-box>
                <text:p text:style-name="a1406" text:class-names="" text:cond-style-name=""><text:span text:style-name="a1405" text:class-names=""/></text:p>
              </draw:text-box>
              <svg:title/>
              <svg:desc/>
            </draw:frame>
            <draw:frame draw:z-index="454" draw:id="id470" draw:style-name="a1410" draw:name="CaixaDeTexto 1" svg:x="0in" svg:y="0in" svg:width="0.20202in" svg:height="0.28933in">
              <draw:text-box>
                <text:p text:style-name="a1409" text:class-names="" text:cond-style-name=""><text:span text:style-name="a1408" text:class-names=""/></text:p>
              </draw:text-box>
              <svg:title/>
              <svg:desc/>
            </draw:frame>
            <draw:frame draw:z-index="455" draw:id="id471" draw:style-name="a1413" draw:name="CaixaDeTexto 1" svg:x="0in" svg:y="0in" svg:width="0.20202in" svg:height="0.28933in">
              <draw:text-box>
                <text:p text:style-name="a1412" text:class-names="" text:cond-style-name=""><text:span text:style-name="a1411" text:class-names=""/></text:p>
              </draw:text-box>
              <svg:title/>
              <svg:desc/>
            </draw:frame>
            <draw:frame draw:z-index="456" draw:id="id472" draw:style-name="a1416" draw:name="CaixaDeTexto 1" svg:x="0in" svg:y="0in" svg:width="0.20202in" svg:height="0.28933in">
              <draw:text-box>
                <text:p text:style-name="a1415" text:class-names="" text:cond-style-name=""><text:span text:style-name="a1414" text:class-names=""/></text:p>
              </draw:text-box>
              <svg:title/>
              <svg:desc/>
            </draw:frame>
            <draw:frame draw:z-index="457" draw:id="id473" draw:style-name="a1419" draw:name="CaixaDeTexto 1" svg:x="0in" svg:y="0in" svg:width="0.20202in" svg:height="0.28933in">
              <draw:text-box>
                <text:p text:style-name="a1418" text:class-names="" text:cond-style-name=""><text:span text:style-name="a1417" text:class-names=""/></text:p>
              </draw:text-box>
              <svg:title/>
              <svg:desc/>
            </draw:frame>
            <draw:frame draw:z-index="458" draw:id="id474" draw:style-name="a1422" draw:name="CaixaDeTexto 1" svg:x="0in" svg:y="0in" svg:width="0.20202in" svg:height="0.28933in">
              <draw:text-box>
                <text:p text:style-name="a1421" text:class-names="" text:cond-style-name=""><text:span text:style-name="a1420" text:class-names=""/></text:p>
              </draw:text-box>
              <svg:title/>
              <svg:desc/>
            </draw:frame>
            <draw:frame draw:z-index="459" draw:id="id475" draw:style-name="a1425" draw:name="CaixaDeTexto 459" svg:x="0in" svg:y="0in" svg:width="0.20202in" svg:height="0.28933in">
              <draw:text-box>
                <text:p text:style-name="a1424" text:class-names="" text:cond-style-name=""><text:span text:style-name="a1423" text:class-names=""/></text:p>
              </draw:text-box>
              <svg:title/>
              <svg:desc/>
            </draw:frame>
            <draw:frame draw:z-index="460" draw:id="id476" draw:style-name="a1428" draw:name="CaixaDeTexto 1" svg:x="0in" svg:y="0in" svg:width="0.20202in" svg:height="0.28933in">
              <draw:text-box>
                <text:p text:style-name="a1427" text:class-names="" text:cond-style-name=""><text:span text:style-name="a1426" text:class-names=""/></text:p>
              </draw:text-box>
              <svg:title/>
              <svg:desc/>
            </draw:frame>
            <draw:frame draw:z-index="461" draw:id="id477" draw:style-name="a1431" draw:name="CaixaDeTexto 1" svg:x="0in" svg:y="0in" svg:width="0.20202in" svg:height="0.28933in">
              <draw:text-box>
                <text:p text:style-name="a1430" text:class-names="" text:cond-style-name=""><text:span text:style-name="a1429" text:class-names=""/></text:p>
              </draw:text-box>
              <svg:title/>
              <svg:desc/>
            </draw:frame>
            <draw:frame draw:z-index="462" draw:id="id478" draw:style-name="a1434" draw:name="CaixaDeTexto 1" svg:x="0in" svg:y="0in" svg:width="0.20202in" svg:height="0.28933in">
              <draw:text-box>
                <text:p text:style-name="a1433" text:class-names="" text:cond-style-name=""><text:span text:style-name="a1432" text:class-names=""/></text:p>
              </draw:text-box>
              <svg:title/>
              <svg:desc/>
            </draw:frame>
            <draw:frame draw:z-index="463" draw:id="id479" draw:style-name="a1437" draw:name="CaixaDeTexto 1" svg:x="0in" svg:y="0in" svg:width="0.20202in" svg:height="0.28933in">
              <draw:text-box>
                <text:p text:style-name="a1436" text:class-names="" text:cond-style-name=""><text:span text:style-name="a1435" text:class-names=""/></text:p>
              </draw:text-box>
              <svg:title/>
              <svg:desc/>
            </draw:frame>
            <draw:frame draw:z-index="464" draw:id="id480" draw:style-name="a1440" draw:name="CaixaDeTexto 1" svg:x="0in" svg:y="0in" svg:width="0.20202in" svg:height="0.28933in">
              <draw:text-box>
                <text:p text:style-name="a1439" text:class-names="" text:cond-style-name=""><text:span text:style-name="a1438" text:class-names=""/></text:p>
              </draw:text-box>
              <svg:title/>
              <svg:desc/>
            </draw:frame>
            <draw:frame draw:z-index="465" draw:id="id481" draw:style-name="a1443" draw:name="CaixaDeTexto 1" svg:x="0in" svg:y="0in" svg:width="0.20202in" svg:height="0.28933in">
              <draw:text-box>
                <text:p text:style-name="a1442" text:class-names="" text:cond-style-name=""><text:span text:style-name="a1441" text:class-names=""/></text:p>
              </draw:text-box>
              <svg:title/>
              <svg:desc/>
            </draw:frame>
            <draw:frame draw:z-index="466" draw:id="id482" draw:style-name="a1446" draw:name="CaixaDeTexto 1" svg:x="0in" svg:y="0in" svg:width="0.20202in" svg:height="0.28933in">
              <draw:text-box>
                <text:p text:style-name="a1445" text:class-names="" text:cond-style-name=""><text:span text:style-name="a1444" text:class-names=""/></text:p>
              </draw:text-box>
              <svg:title/>
              <svg:desc/>
            </draw:frame>
            <draw:frame draw:z-index="467" draw:id="id483" draw:style-name="a1449" draw:name="CaixaDeTexto 1" svg:x="0in" svg:y="0in" svg:width="0.20202in" svg:height="0.28933in">
              <draw:text-box>
                <text:p text:style-name="a1448" text:class-names="" text:cond-style-name=""><text:span text:style-name="a1447" text:class-names=""/></text:p>
              </draw:text-box>
              <svg:title/>
              <svg:desc/>
            </draw:frame>
            <draw:frame draw:z-index="612" draw:id="id628" draw:style-name="a1884" draw:name="CaixaDeTexto 1" svg:x="0in" svg:y="0in" svg:width="0.20202in" svg:height="0.28933in">
              <draw:text-box>
                <text:p text:style-name="a1883" text:class-names="" text:cond-style-name=""><text:span text:style-name="a1882" text:class-names=""/></text:p>
              </draw:text-box>
              <svg:title/>
              <svg:desc/>
            </draw:frame>
            <draw:frame draw:z-index="613" draw:id="id629" draw:style-name="a1887" draw:name="CaixaDeTexto 1" svg:x="0in" svg:y="0in" svg:width="0.20202in" svg:height="0.28933in">
              <draw:text-box>
                <text:p text:style-name="a1886" text:class-names="" text:cond-style-name=""><text:span text:style-name="a1885" text:class-names=""/></text:p>
              </draw:text-box>
              <svg:title/>
              <svg:desc/>
            </draw:frame>
            <draw:frame draw:z-index="614" draw:id="id630" draw:style-name="a1890" draw:name="CaixaDeTexto 1" svg:x="0in" svg:y="0in" svg:width="0.20202in" svg:height="0.28933in">
              <draw:text-box>
                <text:p text:style-name="a1889" text:class-names="" text:cond-style-name=""><text:span text:style-name="a1888" text:class-names=""/></text:p>
              </draw:text-box>
              <svg:title/>
              <svg:desc/>
            </draw:frame>
            <draw:frame draw:z-index="615" draw:id="id631" draw:style-name="a1893" draw:name="CaixaDeTexto 1" svg:x="0in" svg:y="0in" svg:width="0.20202in" svg:height="0.28933in">
              <draw:text-box>
                <text:p text:style-name="a1892" text:class-names="" text:cond-style-name=""><text:span text:style-name="a1891" text:class-names=""/></text:p>
              </draw:text-box>
              <svg:title/>
              <svg:desc/>
            </draw:frame>
            <draw:frame draw:z-index="616" draw:id="id632" draw:style-name="a1896" draw:name="CaixaDeTexto 1" svg:x="0in" svg:y="0in" svg:width="0.20202in" svg:height="0.28933in">
              <draw:text-box>
                <text:p text:style-name="a1895" text:class-names="" text:cond-style-name=""><text:span text:style-name="a1894" text:class-names=""/></text:p>
              </draw:text-box>
              <svg:title/>
              <svg:desc/>
            </draw:frame>
            <draw:frame draw:z-index="617" draw:id="id633" draw:style-name="a1899" draw:name="CaixaDeTexto 1" svg:x="0in" svg:y="0in" svg:width="0.20202in" svg:height="0.28933in">
              <draw:text-box>
                <text:p text:style-name="a1898" text:class-names="" text:cond-style-name=""><text:span text:style-name="a1897" text:class-names=""/></text:p>
              </draw:text-box>
              <svg:title/>
              <svg:desc/>
            </draw:frame>
            <draw:frame draw:z-index="618" draw:id="id634" draw:style-name="a1902" draw:name="CaixaDeTexto 1" svg:x="0in" svg:y="0in" svg:width="0.20202in" svg:height="0.28933in">
              <draw:text-box>
                <text:p text:style-name="a1901" text:class-names="" text:cond-style-name=""><text:span text:style-name="a1900" text:class-names=""/></text:p>
              </draw:text-box>
              <svg:title/>
              <svg:desc/>
            </draw:frame>
            <draw:frame draw:z-index="619" draw:id="id635" draw:style-name="a1905" draw:name="CaixaDeTexto 1" svg:x="0in" svg:y="0in" svg:width="0.20202in" svg:height="0.28933in">
              <draw:text-box>
                <text:p text:style-name="a1904" text:class-names="" text:cond-style-name=""><text:span text:style-name="a1903" text:class-names=""/></text:p>
              </draw:text-box>
              <svg:title/>
              <svg:desc/>
            </draw:frame>
            <draw:frame draw:z-index="620" draw:id="id636" draw:style-name="a1908" draw:name="CaixaDeTexto 1" svg:x="0in" svg:y="0in" svg:width="0.20202in" svg:height="0.28933in">
              <draw:text-box>
                <text:p text:style-name="a1907" text:class-names="" text:cond-style-name=""><text:span text:style-name="a1906" text:class-names=""/></text:p>
              </draw:text-box>
              <svg:title/>
              <svg:desc/>
            </draw:frame>
            <draw:frame draw:z-index="621" draw:id="id637" draw:style-name="a1911" draw:name="CaixaDeTexto 1" svg:x="0in" svg:y="0in" svg:width="0.20202in" svg:height="0.28933in">
              <draw:text-box>
                <text:p text:style-name="a1910" text:class-names="" text:cond-style-name=""><text:span text:style-name="a1909" text:class-names=""/></text:p>
              </draw:text-box>
              <svg:title/>
              <svg:desc/>
            </draw:frame>
            <draw:frame draw:z-index="622" draw:id="id638" draw:style-name="a1914" draw:name="CaixaDeTexto 1" svg:x="0in" svg:y="0in" svg:width="0.20202in" svg:height="0.28933in">
              <draw:text-box>
                <text:p text:style-name="a1913" text:class-names="" text:cond-style-name=""><text:span text:style-name="a1912" text:class-names=""/></text:p>
              </draw:text-box>
              <svg:title/>
              <svg:desc/>
            </draw:frame>
            <draw:frame draw:z-index="623" draw:id="id639" draw:style-name="a1917" draw:name="CaixaDeTexto 1" svg:x="0in" svg:y="0in" svg:width="0.20202in" svg:height="0.28933in">
              <draw:text-box>
                <text:p text:style-name="a1916" text:class-names="" text:cond-style-name=""><text:span text:style-name="a1915" text:class-names=""/></text:p>
              </draw:text-box>
              <svg:title/>
              <svg:desc/>
            </draw:frame>
            <draw:frame draw:z-index="624" draw:id="id640" draw:style-name="a1920" draw:name="CaixaDeTexto 1" svg:x="0in" svg:y="0in" svg:width="0.20202in" svg:height="0.28933in">
              <draw:text-box>
                <text:p text:style-name="a1919" text:class-names="" text:cond-style-name=""><text:span text:style-name="a1918" text:class-names=""/></text:p>
              </draw:text-box>
              <svg:title/>
              <svg:desc/>
            </draw:frame>
            <draw:frame draw:z-index="625" draw:id="id641" draw:style-name="a1923" draw:name="CaixaDeTexto 1" svg:x="0in" svg:y="0in" svg:width="0.20202in" svg:height="0.28933in">
              <draw:text-box>
                <text:p text:style-name="a1922" text:class-names="" text:cond-style-name=""><text:span text:style-name="a1921" text:class-names=""/></text:p>
              </draw:text-box>
              <svg:title/>
              <svg:desc/>
            </draw:frame>
            <draw:frame draw:z-index="626" draw:id="id642" draw:style-name="a1926" draw:name="CaixaDeTexto 626" svg:x="0in" svg:y="0in" svg:width="0.20202in" svg:height="0.28933in">
              <draw:text-box>
                <text:p text:style-name="a1925" text:class-names="" text:cond-style-name=""><text:span text:style-name="a1924" text:class-names=""/></text:p>
              </draw:text-box>
              <svg:title/>
              <svg:desc/>
            </draw:frame>
            <draw:frame draw:z-index="627" draw:id="id643" draw:style-name="a1929" draw:name="CaixaDeTexto 1" svg:x="0in" svg:y="0in" svg:width="0.20202in" svg:height="0.28933in">
              <draw:text-box>
                <text:p text:style-name="a1928" text:class-names="" text:cond-style-name=""><text:span text:style-name="a1927" text:class-names=""/></text:p>
              </draw:text-box>
              <svg:title/>
              <svg:desc/>
            </draw:frame>
            <draw:frame draw:z-index="628" draw:id="id644" draw:style-name="a1932" draw:name="CaixaDeTexto 1" svg:x="0in" svg:y="0in" svg:width="0.20202in" svg:height="0.28933in">
              <draw:text-box>
                <text:p text:style-name="a1931" text:class-names="" text:cond-style-name=""><text:span text:style-name="a1930" text:class-names=""/></text:p>
              </draw:text-box>
              <svg:title/>
              <svg:desc/>
            </draw:frame>
            <draw:frame draw:z-index="629" draw:id="id645" draw:style-name="a1935" draw:name="CaixaDeTexto 1" svg:x="0in" svg:y="0in" svg:width="0.20202in" svg:height="0.28933in">
              <draw:text-box>
                <text:p text:style-name="a1934" text:class-names="" text:cond-style-name=""><text:span text:style-name="a1933" text:class-names=""/></text:p>
              </draw:text-box>
              <svg:title/>
              <svg:desc/>
            </draw:frame>
            <draw:frame draw:z-index="630" draw:id="id646" draw:style-name="a1938" draw:name="CaixaDeTexto 1" svg:x="0in" svg:y="0in" svg:width="0.20202in" svg:height="0.28933in">
              <draw:text-box>
                <text:p text:style-name="a1937" text:class-names="" text:cond-style-name=""><text:span text:style-name="a1936" text:class-names=""/></text:p>
              </draw:text-box>
              <svg:title/>
              <svg:desc/>
            </draw:frame>
            <draw:frame draw:z-index="631" draw:id="id647" draw:style-name="a1941" draw:name="CaixaDeTexto 1" svg:x="0in" svg:y="0in" svg:width="0.20202in" svg:height="0.28933in">
              <draw:text-box>
                <text:p text:style-name="a1940" text:class-names="" text:cond-style-name=""><text:span text:style-name="a1939" text:class-names=""/></text:p>
              </draw:text-box>
              <svg:title/>
              <svg:desc/>
            </draw:frame>
            <draw:frame draw:z-index="632" draw:id="id648" draw:style-name="a1944" draw:name="CaixaDeTexto 1" svg:x="0in" svg:y="0in" svg:width="0.20202in" svg:height="0.28933in">
              <draw:text-box>
                <text:p text:style-name="a1943" text:class-names="" text:cond-style-name=""><text:span text:style-name="a1942" text:class-names=""/></text:p>
              </draw:text-box>
              <svg:title/>
              <svg:desc/>
            </draw:frame>
            <draw:frame draw:z-index="633" draw:id="id649" draw:style-name="a1947" draw:name="CaixaDeTexto 1" svg:x="0in" svg:y="0in" svg:width="0.20202in" svg:height="0.28933in">
              <draw:text-box>
                <text:p text:style-name="a1946" text:class-names="" text:cond-style-name=""><text:span text:style-name="a1945" text:class-names=""/></text:p>
              </draw:text-box>
              <svg:title/>
              <svg:desc/>
            </draw:frame>
            <draw:frame draw:z-index="634" draw:id="id650" draw:style-name="a1950" draw:name="CaixaDeTexto 1" svg:x="0in" svg:y="0in" svg:width="0.20202in" svg:height="0.28933in">
              <draw:text-box>
                <text:p text:style-name="a1949" text:class-names="" text:cond-style-name=""><text:span text:style-name="a1948" text:class-names=""/></text:p>
              </draw:text-box>
              <svg:title/>
              <svg:desc/>
            </draw:frame>
            <draw:frame draw:z-index="635" draw:id="id651" draw:style-name="a1953" draw:name="CaixaDeTexto 1" svg:x="0in" svg:y="0in" svg:width="0.20202in" svg:height="0.28933in">
              <draw:text-box>
                <text:p text:style-name="a1952" text:class-names="" text:cond-style-name=""><text:span text:style-name="a1951" text:class-names=""/></text:p>
              </draw:text-box>
              <svg:title/>
              <svg:desc/>
            </draw:frame>
            <draw:frame draw:z-index="636" draw:id="id652" draw:style-name="a1956" draw:name="CaixaDeTexto 1" svg:x="0in" svg:y="0in" svg:width="0.20202in" svg:height="0.28933in">
              <draw:text-box>
                <text:p text:style-name="a1955" text:class-names="" text:cond-style-name=""><text:span text:style-name="a1954" text:class-names=""/></text:p>
              </draw:text-box>
              <svg:title/>
              <svg:desc/>
            </draw:frame>
            <draw:frame draw:z-index="637" draw:id="id653" draw:style-name="a1959" draw:name="CaixaDeTexto 1" svg:x="0in" svg:y="0in" svg:width="0.20202in" svg:height="0.28933in">
              <draw:text-box>
                <text:p text:style-name="a1958" text:class-names="" text:cond-style-name=""><text:span text:style-name="a1957" text:class-names=""/></text:p>
              </draw:text-box>
              <svg:title/>
              <svg:desc/>
            </draw:frame>
            <draw:frame draw:z-index="638" draw:id="id654" draw:style-name="a1962" draw:name="CaixaDeTexto 1" svg:x="0in" svg:y="0in" svg:width="0.20202in" svg:height="0.28933in">
              <draw:text-box>
                <text:p text:style-name="a1961" text:class-names="" text:cond-style-name=""><text:span text:style-name="a1960" text:class-names=""/></text:p>
              </draw:text-box>
              <svg:title/>
              <svg:desc/>
            </draw:frame>
            <draw:frame draw:z-index="639" draw:id="id655" draw:style-name="a1965" draw:name="CaixaDeTexto 1" svg:x="0in" svg:y="0in" svg:width="0.20202in" svg:height="0.28933in">
              <draw:text-box>
                <text:p text:style-name="a1964" text:class-names="" text:cond-style-name=""><text:span text:style-name="a1963" text:class-names=""/></text:p>
              </draw:text-box>
              <svg:title/>
              <svg:desc/>
            </draw:frame>
            <draw:frame draw:z-index="640" draw:id="id656" draw:style-name="a1968" draw:name="CaixaDeTexto 1" svg:x="0in" svg:y="0in" svg:width="0.20202in" svg:height="0.28933in">
              <draw:text-box>
                <text:p text:style-name="a1967" text:class-names="" text:cond-style-name=""><text:span text:style-name="a1966" text:class-names=""/></text:p>
              </draw:text-box>
              <svg:title/>
              <svg:desc/>
            </draw:frame>
            <draw:frame draw:z-index="641" draw:id="id657" draw:style-name="a1971" draw:name="CaixaDeTexto 1" svg:x="0in" svg:y="0in" svg:width="0.20202in" svg:height="0.28933in">
              <draw:text-box>
                <text:p text:style-name="a1970" text:class-names="" text:cond-style-name=""><text:span text:style-name="a1969" text:class-names=""/></text:p>
              </draw:text-box>
              <svg:title/>
              <svg:desc/>
            </draw:frame>
            <draw:frame draw:z-index="642" draw:id="id658" draw:style-name="a1974" draw:name="CaixaDeTexto 1" svg:x="0in" svg:y="0in" svg:width="0.20202in" svg:height="0.28933in">
              <draw:text-box>
                <text:p text:style-name="a1973" text:class-names="" text:cond-style-name=""><text:span text:style-name="a1972" text:class-names=""/></text:p>
              </draw:text-box>
              <svg:title/>
              <svg:desc/>
            </draw:frame>
            <draw:frame draw:z-index="643" draw:id="id659" draw:style-name="a1977" draw:name="CaixaDeTexto 1" svg:x="0in" svg:y="0in" svg:width="0.20202in" svg:height="0.28933in">
              <draw:text-box>
                <text:p text:style-name="a1976" text:class-names="" text:cond-style-name=""><text:span text:style-name="a1975" text:class-names=""/></text:p>
              </draw:text-box>
              <svg:title/>
              <svg:desc/>
            </draw:frame>
            <draw:frame draw:z-index="644" draw:id="id660" draw:style-name="a1980" draw:name="CaixaDeTexto 1" svg:x="0in" svg:y="0in" svg:width="0.20202in" svg:height="0.28933in">
              <draw:text-box>
                <text:p text:style-name="a1979" text:class-names="" text:cond-style-name=""><text:span text:style-name="a1978" text:class-names=""/></text:p>
              </draw:text-box>
              <svg:title/>
              <svg:desc/>
            </draw:frame>
            <draw:frame draw:z-index="645" draw:id="id661" draw:style-name="a1983" draw:name="CaixaDeTexto 1" svg:x="0in" svg:y="0in" svg:width="0.20202in" svg:height="0.28933in">
              <draw:text-box>
                <text:p text:style-name="a1982" text:class-names="" text:cond-style-name=""><text:span text:style-name="a1981" text:class-names=""/></text:p>
              </draw:text-box>
              <svg:title/>
              <svg:desc/>
            </draw:frame>
            <draw:frame draw:z-index="646" draw:id="id662" draw:style-name="a1986" draw:name="CaixaDeTexto 1" svg:x="0in" svg:y="0in" svg:width="0.20202in" svg:height="0.28933in">
              <draw:text-box>
                <text:p text:style-name="a1985" text:class-names="" text:cond-style-name=""><text:span text:style-name="a1984" text:class-names=""/></text:p>
              </draw:text-box>
              <svg:title/>
              <svg:desc/>
            </draw:frame>
            <draw:frame draw:z-index="647" draw:id="id663" draw:style-name="a1989" draw:name="CaixaDeTexto 1" svg:x="0in" svg:y="0in" svg:width="0.20202in" svg:height="0.28933in">
              <draw:text-box>
                <text:p text:style-name="a1988" text:class-names="" text:cond-style-name=""><text:span text:style-name="a1987" text:class-names=""/></text:p>
              </draw:text-box>
              <svg:title/>
              <svg:desc/>
            </draw:frame>
            <draw:frame draw:z-index="684" draw:id="id700" draw:style-name="a2100" draw:name="CaixaDeTexto 684" svg:x="0in" svg:y="0in" svg:width="0.20202in" svg:height="0.28933in">
              <draw:text-box>
                <text:p text:style-name="a2099" text:class-names="" text:cond-style-name=""><text:span text:style-name="a2098" text:class-names=""/></text:p>
              </draw:text-box>
              <svg:title/>
              <svg:desc/>
            </draw:frame>
            <draw:frame draw:z-index="685" draw:id="id701" draw:style-name="a2103" draw:name="CaixaDeTexto 685" svg:x="0in" svg:y="0in" svg:width="0.20202in" svg:height="0.28933in">
              <draw:text-box>
                <text:p text:style-name="a2102" text:class-names="" text:cond-style-name=""><text:span text:style-name="a2101" text:class-names=""/></text:p>
              </draw:text-box>
              <svg:title/>
              <svg:desc/>
            </draw:frame>
            <draw:frame draw:z-index="686" draw:id="id702" draw:style-name="a2106" draw:name="CaixaDeTexto 686" svg:x="0in" svg:y="0in" svg:width="0.20202in" svg:height="0.28933in">
              <draw:text-box>
                <text:p text:style-name="a2105" text:class-names="" text:cond-style-name=""><text:span text:style-name="a2104" text:class-names=""/></text:p>
              </draw:text-box>
              <svg:title/>
              <svg:desc/>
            </draw:frame>
            <draw:frame draw:z-index="687" draw:id="id703" draw:style-name="a2109" draw:name="CaixaDeTexto 687" svg:x="0in" svg:y="0in" svg:width="0.20202in" svg:height="0.28933in">
              <draw:text-box>
                <text:p text:style-name="a2108" text:class-names="" text:cond-style-name=""><text:span text:style-name="a2107" text:class-names=""/></text:p>
              </draw:text-box>
              <svg:title/>
              <svg:desc/>
            </draw:frame>
            <draw:frame draw:z-index="688" draw:id="id704" draw:style-name="a2112" draw:name="CaixaDeTexto 688" svg:x="0in" svg:y="0in" svg:width="0.20202in" svg:height="0.28933in">
              <draw:text-box>
                <text:p text:style-name="a2111" text:class-names="" text:cond-style-name=""><text:span text:style-name="a2110" text:class-names=""/></text:p>
              </draw:text-box>
              <svg:title/>
              <svg:desc/>
            </draw:frame>
            <draw:frame draw:z-index="689" draw:id="id705" draw:style-name="a2115" draw:name="CaixaDeTexto 689" svg:x="0in" svg:y="0in" svg:width="0.20202in" svg:height="0.28933in">
              <draw:text-box>
                <text:p text:style-name="a2114" text:class-names="" text:cond-style-name=""><text:span text:style-name="a2113" text:class-names=""/></text:p>
              </draw:text-box>
              <svg:title/>
              <svg:desc/>
            </draw:frame>
            <draw:frame draw:z-index="690" draw:id="id706" draw:style-name="a2118" draw:name="CaixaDeTexto 690" svg:x="0in" svg:y="0in" svg:width="0.20202in" svg:height="0.28933in">
              <draw:text-box>
                <text:p text:style-name="a2117" text:class-names="" text:cond-style-name=""><text:span text:style-name="a2116" text:class-names=""/></text:p>
              </draw:text-box>
              <svg:title/>
              <svg:desc/>
            </draw:frame>
            <draw:frame draw:z-index="691" draw:id="id707" draw:style-name="a2121" draw:name="CaixaDeTexto 691" svg:x="0in" svg:y="0in" svg:width="0.20202in" svg:height="0.28933in">
              <draw:text-box>
                <text:p text:style-name="a2120" text:class-names="" text:cond-style-name=""><text:span text:style-name="a2119" text:class-names=""/></text:p>
              </draw:text-box>
              <svg:title/>
              <svg:desc/>
            </draw:frame>
            <draw:frame draw:z-index="692" draw:id="id708" draw:style-name="a2124" draw:name="CaixaDeTexto 692" svg:x="0in" svg:y="0in" svg:width="0.20202in" svg:height="0.28933in">
              <draw:text-box>
                <text:p text:style-name="a2123" text:class-names="" text:cond-style-name=""><text:span text:style-name="a2122" text:class-names=""/></text:p>
              </draw:text-box>
              <svg:title/>
              <svg:desc/>
            </draw:frame>
            <draw:frame draw:z-index="693" draw:id="id709" draw:style-name="a2127" draw:name="CaixaDeTexto 693" svg:x="0in" svg:y="0in" svg:width="0.20202in" svg:height="0.28933in">
              <draw:text-box>
                <text:p text:style-name="a2126" text:class-names="" text:cond-style-name=""><text:span text:style-name="a2125" text:class-names=""/></text:p>
              </draw:text-box>
              <svg:title/>
              <svg:desc/>
            </draw:frame>
            <draw:frame draw:z-index="694" draw:id="id710" draw:style-name="a2130" draw:name="CaixaDeTexto 694" svg:x="0in" svg:y="0in" svg:width="0.20202in" svg:height="0.28933in">
              <draw:text-box>
                <text:p text:style-name="a2129" text:class-names="" text:cond-style-name=""><text:span text:style-name="a2128" text:class-names=""/></text:p>
              </draw:text-box>
              <svg:title/>
              <svg:desc/>
            </draw:frame>
            <draw:frame draw:z-index="695" draw:id="id711" draw:style-name="a2133" draw:name="CaixaDeTexto 695" svg:x="0in" svg:y="0in" svg:width="0.20202in" svg:height="0.28933in">
              <draw:text-box>
                <text:p text:style-name="a2132" text:class-names="" text:cond-style-name=""><text:span text:style-name="a2131" text:class-names=""/></text:p>
              </draw:text-box>
              <svg:title/>
              <svg:desc/>
            </draw:frame>
            <draw:frame draw:z-index="696" draw:id="id712" draw:style-name="a2136" draw:name="CaixaDeTexto 696" svg:x="0in" svg:y="0in" svg:width="0.20202in" svg:height="0.28933in">
              <draw:text-box>
                <text:p text:style-name="a2135" text:class-names="" text:cond-style-name=""><text:span text:style-name="a2134" text:class-names=""/></text:p>
              </draw:text-box>
              <svg:title/>
              <svg:desc/>
            </draw:frame>
            <draw:frame draw:z-index="697" draw:id="id713" draw:style-name="a2139" draw:name="CaixaDeTexto 697" svg:x="0in" svg:y="0in" svg:width="0.20202in" svg:height="0.28933in">
              <draw:text-box>
                <text:p text:style-name="a2138" text:class-names="" text:cond-style-name=""><text:span text:style-name="a2137" text:class-names=""/></text:p>
              </draw:text-box>
              <svg:title/>
              <svg:desc/>
            </draw:frame>
            <draw:frame draw:z-index="698" draw:id="id714" draw:style-name="a2142" draw:name="CaixaDeTexto 698" svg:x="0in" svg:y="0in" svg:width="0.20202in" svg:height="0.28933in">
              <draw:text-box>
                <text:p text:style-name="a2141" text:class-names="" text:cond-style-name=""><text:span text:style-name="a2140" text:class-names=""/></text:p>
              </draw:text-box>
              <svg:title/>
              <svg:desc/>
            </draw:frame>
            <draw:frame draw:z-index="699" draw:id="id715" draw:style-name="a2145" draw:name="CaixaDeTexto 699" svg:x="0in" svg:y="0in" svg:width="0.20202in" svg:height="0.28933in">
              <draw:text-box>
                <text:p text:style-name="a2144" text:class-names="" text:cond-style-name=""><text:span text:style-name="a2143" text:class-names=""/></text:p>
              </draw:text-box>
              <svg:title/>
              <svg:desc/>
            </draw:frame>
            <draw:frame draw:z-index="700" draw:id="id716" draw:style-name="a2148" draw:name="CaixaDeTexto 1" svg:x="0in" svg:y="0in" svg:width="0.20202in" svg:height="0.28933in">
              <draw:text-box>
                <text:p text:style-name="a2147" text:class-names="" text:cond-style-name=""><text:span text:style-name="a2146" text:class-names=""/></text:p>
              </draw:text-box>
              <svg:title/>
              <svg:desc/>
            </draw:frame>
            <draw:frame draw:z-index="701" draw:id="id717" draw:style-name="a2151" draw:name="CaixaDeTexto 1" svg:x="0in" svg:y="0in" svg:width="0.20202in" svg:height="0.28933in">
              <draw:text-box>
                <text:p text:style-name="a2150" text:class-names="" text:cond-style-name=""><text:span text:style-name="a2149" text:class-names=""/></text:p>
              </draw:text-box>
              <svg:title/>
              <svg:desc/>
            </draw:frame>
            <draw:frame draw:z-index="702" draw:id="id718" draw:style-name="a2154" draw:name="CaixaDeTexto 1" svg:x="0in" svg:y="0in" svg:width="0.20202in" svg:height="0.28933in">
              <draw:text-box>
                <text:p text:style-name="a2153" text:class-names="" text:cond-style-name=""><text:span text:style-name="a2152" text:class-names=""/></text:p>
              </draw:text-box>
              <svg:title/>
              <svg:desc/>
            </draw:frame>
            <draw:frame draw:z-index="703" draw:id="id719" draw:style-name="a2157" draw:name="CaixaDeTexto 1" svg:x="0in" svg:y="0in" svg:width="0.20202in" svg:height="0.28933in">
              <draw:text-box>
                <text:p text:style-name="a2156" text:class-names="" text:cond-style-name=""><text:span text:style-name="a2155" text:class-names=""/></text:p>
              </draw:text-box>
              <svg:title/>
              <svg:desc/>
            </draw:frame>
            <draw:frame draw:z-index="704" draw:id="id720" draw:style-name="a2160" draw:name="CaixaDeTexto 1" svg:x="0in" svg:y="0in" svg:width="0.20202in" svg:height="0.28933in">
              <draw:text-box>
                <text:p text:style-name="a2159" text:class-names="" text:cond-style-name=""><text:span text:style-name="a2158" text:class-names=""/></text:p>
              </draw:text-box>
              <svg:title/>
              <svg:desc/>
            </draw:frame>
            <draw:frame draw:z-index="705" draw:id="id721" draw:style-name="a2163" draw:name="CaixaDeTexto 1" svg:x="0in" svg:y="0in" svg:width="0.20202in" svg:height="0.28933in">
              <draw:text-box>
                <text:p text:style-name="a2162" text:class-names="" text:cond-style-name=""><text:span text:style-name="a2161" text:class-names=""/></text:p>
              </draw:text-box>
              <svg:title/>
              <svg:desc/>
            </draw:frame>
            <draw:frame draw:z-index="706" draw:id="id722" draw:style-name="a2166" draw:name="CaixaDeTexto 1" svg:x="0in" svg:y="0in" svg:width="0.20202in" svg:height="0.28933in">
              <draw:text-box>
                <text:p text:style-name="a2165" text:class-names="" text:cond-style-name=""><text:span text:style-name="a2164" text:class-names=""/></text:p>
              </draw:text-box>
              <svg:title/>
              <svg:desc/>
            </draw:frame>
            <draw:frame draw:z-index="707" draw:id="id723" draw:style-name="a2169" draw:name="CaixaDeTexto 1" svg:x="0in" svg:y="0in" svg:width="0.20202in" svg:height="0.28933in">
              <draw:text-box>
                <text:p text:style-name="a2168" text:class-names="" text:cond-style-name=""><text:span text:style-name="a2167" text:class-names=""/></text:p>
              </draw:text-box>
              <svg:title/>
              <svg:desc/>
            </draw:frame>
            <draw:frame draw:z-index="708" draw:id="id724" draw:style-name="a2172" draw:name="CaixaDeTexto 1" svg:x="0in" svg:y="0in" svg:width="0.20202in" svg:height="0.28933in">
              <draw:text-box>
                <text:p text:style-name="a2171" text:class-names="" text:cond-style-name=""><text:span text:style-name="a2170" text:class-names=""/></text:p>
              </draw:text-box>
              <svg:title/>
              <svg:desc/>
            </draw:frame>
            <draw:frame draw:z-index="709" draw:id="id725" draw:style-name="a2175" draw:name="CaixaDeTexto 1" svg:x="0in" svg:y="0in" svg:width="0.20202in" svg:height="0.28933in">
              <draw:text-box>
                <text:p text:style-name="a2174" text:class-names="" text:cond-style-name=""><text:span text:style-name="a2173" text:class-names=""/></text:p>
              </draw:text-box>
              <svg:title/>
              <svg:desc/>
            </draw:frame>
            <draw:frame draw:z-index="710" draw:id="id726" draw:style-name="a2178" draw:name="CaixaDeTexto 1" svg:x="0in" svg:y="0in" svg:width="0.20202in" svg:height="0.28933in">
              <draw:text-box>
                <text:p text:style-name="a2177" text:class-names="" text:cond-style-name=""><text:span text:style-name="a2176" text:class-names=""/></text:p>
              </draw:text-box>
              <svg:title/>
              <svg:desc/>
            </draw:frame>
            <draw:frame draw:z-index="711" draw:id="id727" draw:style-name="a2181" draw:name="CaixaDeTexto 1" svg:x="0in" svg:y="0in" svg:width="0.20202in" svg:height="0.28933in">
              <draw:text-box>
                <text:p text:style-name="a2180" text:class-names="" text:cond-style-name=""><text:span text:style-name="a2179" text:class-names=""/></text:p>
              </draw:text-box>
              <svg:title/>
              <svg:desc/>
            </draw:frame>
            <draw:frame draw:z-index="712" draw:id="id728" draw:style-name="a2184" draw:name="CaixaDeTexto 1" svg:x="0in" svg:y="0in" svg:width="0.20202in" svg:height="0.28933in">
              <draw:text-box>
                <text:p text:style-name="a2183" text:class-names="" text:cond-style-name=""><text:span text:style-name="a2182" text:class-names=""/></text:p>
              </draw:text-box>
              <svg:title/>
              <svg:desc/>
            </draw:frame>
            <draw:frame draw:z-index="713" draw:id="id729" draw:style-name="a2187" draw:name="CaixaDeTexto 1" svg:x="0in" svg:y="0in" svg:width="0.20202in" svg:height="0.28933in">
              <draw:text-box>
                <text:p text:style-name="a2186" text:class-names="" text:cond-style-name=""><text:span text:style-name="a2185" text:class-names=""/></text:p>
              </draw:text-box>
              <svg:title/>
              <svg:desc/>
            </draw:frame>
            <draw:frame draw:z-index="714" draw:id="id730" draw:style-name="a2190" draw:name="CaixaDeTexto 1" svg:x="0in" svg:y="0in" svg:width="0.20202in" svg:height="0.28933in">
              <draw:text-box>
                <text:p text:style-name="a2189" text:class-names="" text:cond-style-name=""><text:span text:style-name="a2188" text:class-names=""/></text:p>
              </draw:text-box>
              <svg:title/>
              <svg:desc/>
            </draw:frame>
            <draw:frame draw:z-index="715" draw:id="id731" draw:style-name="a2193" draw:name="CaixaDeTexto 1" svg:x="0in" svg:y="0in" svg:width="0.20202in" svg:height="0.28933in">
              <draw:text-box>
                <text:p text:style-name="a2192" text:class-names="" text:cond-style-name=""><text:span text:style-name="a2191" text:class-names=""/></text:p>
              </draw:text-box>
              <svg:title/>
              <svg:desc/>
            </draw:frame>
            <draw:frame draw:z-index="716" draw:id="id732" draw:style-name="a2196" draw:name="CaixaDeTexto 1" svg:x="0in" svg:y="0in" svg:width="0.20202in" svg:height="0.28933in">
              <draw:text-box>
                <text:p text:style-name="a2195" text:class-names="" text:cond-style-name=""><text:span text:style-name="a2194" text:class-names=""/></text:p>
              </draw:text-box>
              <svg:title/>
              <svg:desc/>
            </draw:frame>
            <draw:frame draw:z-index="717" draw:id="id733" draw:style-name="a2199" draw:name="CaixaDeTexto 1" svg:x="0in" svg:y="0in" svg:width="0.20202in" svg:height="0.28933in">
              <draw:text-box>
                <text:p text:style-name="a2198" text:class-names="" text:cond-style-name=""><text:span text:style-name="a2197" text:class-names=""/></text:p>
              </draw:text-box>
              <svg:title/>
              <svg:desc/>
            </draw:frame>
            <draw:frame draw:z-index="718" draw:id="id734" draw:style-name="a2202" draw:name="CaixaDeTexto 1" svg:x="0in" svg:y="0in" svg:width="0.20202in" svg:height="0.28933in">
              <draw:text-box>
                <text:p text:style-name="a2201" text:class-names="" text:cond-style-name=""><text:span text:style-name="a2200" text:class-names=""/></text:p>
              </draw:text-box>
              <svg:title/>
              <svg:desc/>
            </draw:frame>
            <draw:frame draw:z-index="719" draw:id="id735" draw:style-name="a2205" draw:name="CaixaDeTexto 1" svg:x="0in" svg:y="0in" svg:width="0.20202in" svg:height="0.28933in">
              <draw:text-box>
                <text:p text:style-name="a2204" text:class-names="" text:cond-style-name=""><text:span text:style-name="a2203" text:class-names=""/></text:p>
              </draw:text-box>
              <svg:title/>
              <svg:desc/>
            </draw:frame>
            <draw:frame draw:z-index="648" draw:id="id664" draw:style-name="a1992" draw:name="CaixaDeTexto 1" svg:x="0in" svg:y="0in" svg:width="0.20202in" svg:height="0.28933in">
              <draw:text-box>
                <text:p text:style-name="a1991" text:class-names="" text:cond-style-name=""><text:span text:style-name="a1990" text:class-names=""/></text:p>
              </draw:text-box>
              <svg:title/>
              <svg:desc/>
            </draw:frame>
            <draw:frame draw:z-index="649" draw:id="id665" draw:style-name="a1995" draw:name="CaixaDeTexto 1" svg:x="0in" svg:y="0in" svg:width="0.20202in" svg:height="0.28933in">
              <draw:text-box>
                <text:p text:style-name="a1994" text:class-names="" text:cond-style-name=""><text:span text:style-name="a1993" text:class-names=""/></text:p>
              </draw:text-box>
              <svg:title/>
              <svg:desc/>
            </draw:frame>
            <draw:frame draw:z-index="650" draw:id="id666" draw:style-name="a1998" draw:name="CaixaDeTexto 1" svg:x="0in" svg:y="0in" svg:width="0.20202in" svg:height="0.28933in">
              <draw:text-box>
                <text:p text:style-name="a1997" text:class-names="" text:cond-style-name=""><text:span text:style-name="a1996" text:class-names=""/></text:p>
              </draw:text-box>
              <svg:title/>
              <svg:desc/>
            </draw:frame>
            <draw:frame draw:z-index="651" draw:id="id667" draw:style-name="a2001" draw:name="CaixaDeTexto 1" svg:x="0in" svg:y="0in" svg:width="0.20202in" svg:height="0.28933in">
              <draw:text-box>
                <text:p text:style-name="a2000" text:class-names="" text:cond-style-name=""><text:span text:style-name="a1999" text:class-names=""/></text:p>
              </draw:text-box>
              <svg:title/>
              <svg:desc/>
            </draw:frame>
            <draw:frame draw:z-index="652" draw:id="id668" draw:style-name="a2004" draw:name="CaixaDeTexto 1" svg:x="0in" svg:y="0in" svg:width="0.20202in" svg:height="0.28933in">
              <draw:text-box>
                <text:p text:style-name="a2003" text:class-names="" text:cond-style-name=""><text:span text:style-name="a2002" text:class-names=""/></text:p>
              </draw:text-box>
              <svg:title/>
              <svg:desc/>
            </draw:frame>
            <draw:frame draw:z-index="653" draw:id="id669" draw:style-name="a2007" draw:name="CaixaDeTexto 1" svg:x="0in" svg:y="0in" svg:width="0.20202in" svg:height="0.28933in">
              <draw:text-box>
                <text:p text:style-name="a2006" text:class-names="" text:cond-style-name=""><text:span text:style-name="a2005" text:class-names=""/></text:p>
              </draw:text-box>
              <svg:title/>
              <svg:desc/>
            </draw:frame>
            <draw:frame draw:z-index="654" draw:id="id670" draw:style-name="a2010" draw:name="CaixaDeTexto 654" svg:x="0in" svg:y="0in" svg:width="0.20202in" svg:height="0.28933in">
              <draw:text-box>
                <text:p text:style-name="a2009" text:class-names="" text:cond-style-name=""><text:span text:style-name="a2008" text:class-names=""/></text:p>
              </draw:text-box>
              <svg:title/>
              <svg:desc/>
            </draw:frame>
            <draw:frame draw:z-index="655" draw:id="id671" draw:style-name="a2013" draw:name="CaixaDeTexto 655" svg:x="0in" svg:y="0in" svg:width="0.20202in" svg:height="0.28933in">
              <draw:text-box>
                <text:p text:style-name="a2012" text:class-names="" text:cond-style-name=""><text:span text:style-name="a2011" text:class-names=""/></text:p>
              </draw:text-box>
              <svg:title/>
              <svg:desc/>
            </draw:frame>
            <draw:frame draw:z-index="656" draw:id="id672" draw:style-name="a2016" draw:name="CaixaDeTexto 656" svg:x="0in" svg:y="0in" svg:width="0.20202in" svg:height="0.28933in">
              <draw:text-box>
                <text:p text:style-name="a2015" text:class-names="" text:cond-style-name=""><text:span text:style-name="a2014" text:class-names=""/></text:p>
              </draw:text-box>
              <svg:title/>
              <svg:desc/>
            </draw:frame>
            <draw:frame draw:z-index="657" draw:id="id673" draw:style-name="a2019" draw:name="CaixaDeTexto 657" svg:x="0in" svg:y="0in" svg:width="0.20202in" svg:height="0.28933in">
              <draw:text-box>
                <text:p text:style-name="a2018" text:class-names="" text:cond-style-name=""><text:span text:style-name="a2017" text:class-names=""/></text:p>
              </draw:text-box>
              <svg:title/>
              <svg:desc/>
            </draw:frame>
            <draw:frame draw:z-index="658" draw:id="id674" draw:style-name="a2022" draw:name="CaixaDeTexto 658" svg:x="0in" svg:y="0in" svg:width="0.20202in" svg:height="0.28933in">
              <draw:text-box>
                <text:p text:style-name="a2021" text:class-names="" text:cond-style-name=""><text:span text:style-name="a2020" text:class-names=""/></text:p>
              </draw:text-box>
              <svg:title/>
              <svg:desc/>
            </draw:frame>
            <draw:frame draw:z-index="659" draw:id="id675" draw:style-name="a2025" draw:name="CaixaDeTexto 659" svg:x="0in" svg:y="0in" svg:width="0.20202in" svg:height="0.28933in">
              <draw:text-box>
                <text:p text:style-name="a2024" text:class-names="" text:cond-style-name=""><text:span text:style-name="a2023" text:class-names=""/></text:p>
              </draw:text-box>
              <svg:title/>
              <svg:desc/>
            </draw:frame>
            <draw:frame draw:z-index="660" draw:id="id676" draw:style-name="a2028" draw:name="CaixaDeTexto 660" svg:x="0in" svg:y="0in" svg:width="0.20202in" svg:height="0.28933in">
              <draw:text-box>
                <text:p text:style-name="a2027" text:class-names="" text:cond-style-name=""><text:span text:style-name="a2026" text:class-names=""/></text:p>
              </draw:text-box>
              <svg:title/>
              <svg:desc/>
            </draw:frame>
            <draw:frame draw:z-index="661" draw:id="id677" draw:style-name="a2031" draw:name="CaixaDeTexto 661" svg:x="0in" svg:y="0in" svg:width="0.20202in" svg:height="0.28933in">
              <draw:text-box>
                <text:p text:style-name="a2030" text:class-names="" text:cond-style-name=""><text:span text:style-name="a2029" text:class-names=""/></text:p>
              </draw:text-box>
              <svg:title/>
              <svg:desc/>
            </draw:frame>
            <draw:frame draw:z-index="662" draw:id="id678" draw:style-name="a2034" draw:name="CaixaDeTexto 662" svg:x="0in" svg:y="0in" svg:width="0.20202in" svg:height="0.28933in">
              <draw:text-box>
                <text:p text:style-name="a2033" text:class-names="" text:cond-style-name=""><text:span text:style-name="a2032" text:class-names=""/></text:p>
              </draw:text-box>
              <svg:title/>
              <svg:desc/>
            </draw:frame>
            <draw:frame draw:z-index="663" draw:id="id679" draw:style-name="a2037" draw:name="CaixaDeTexto 663" svg:x="0in" svg:y="0in" svg:width="0.20202in" svg:height="0.28933in">
              <draw:text-box>
                <text:p text:style-name="a2036" text:class-names="" text:cond-style-name=""><text:span text:style-name="a2035" text:class-names=""/></text:p>
              </draw:text-box>
              <svg:title/>
              <svg:desc/>
            </draw:frame>
            <draw:frame draw:z-index="664" draw:id="id680" draw:style-name="a2040" draw:name="CaixaDeTexto 664" svg:x="0in" svg:y="0in" svg:width="0.20202in" svg:height="0.28933in">
              <draw:text-box>
                <text:p text:style-name="a2039" text:class-names="" text:cond-style-name=""><text:span text:style-name="a2038" text:class-names=""/></text:p>
              </draw:text-box>
              <svg:title/>
              <svg:desc/>
            </draw:frame>
            <draw:frame draw:z-index="665" draw:id="id681" draw:style-name="a2043" draw:name="CaixaDeTexto 665" svg:x="0in" svg:y="0in" svg:width="0.20202in" svg:height="0.28933in">
              <draw:text-box>
                <text:p text:style-name="a2042" text:class-names="" text:cond-style-name=""><text:span text:style-name="a2041" text:class-names=""/></text:p>
              </draw:text-box>
              <svg:title/>
              <svg:desc/>
            </draw:frame>
            <draw:frame draw:z-index="666" draw:id="id682" draw:style-name="a2046" draw:name="CaixaDeTexto 666" svg:x="0in" svg:y="0in" svg:width="0.20202in" svg:height="0.28933in">
              <draw:text-box>
                <text:p text:style-name="a2045" text:class-names="" text:cond-style-name=""><text:span text:style-name="a2044" text:class-names=""/></text:p>
              </draw:text-box>
              <svg:title/>
              <svg:desc/>
            </draw:frame>
            <draw:frame draw:z-index="667" draw:id="id683" draw:style-name="a2049" draw:name="CaixaDeTexto 667" svg:x="0in" svg:y="0in" svg:width="0.20202in" svg:height="0.28933in">
              <draw:text-box>
                <text:p text:style-name="a2048" text:class-names="" text:cond-style-name=""><text:span text:style-name="a2047" text:class-names=""/></text:p>
              </draw:text-box>
              <svg:title/>
              <svg:desc/>
            </draw:frame>
            <draw:frame draw:z-index="668" draw:id="id684" draw:style-name="a2052" draw:name="CaixaDeTexto 668" svg:x="0in" svg:y="0in" svg:width="0.20202in" svg:height="0.28933in">
              <draw:text-box>
                <text:p text:style-name="a2051" text:class-names="" text:cond-style-name=""><text:span text:style-name="a2050" text:class-names=""/></text:p>
              </draw:text-box>
              <svg:title/>
              <svg:desc/>
            </draw:frame>
            <draw:frame draw:z-index="669" draw:id="id685" draw:style-name="a2055" draw:name="CaixaDeTexto 669" svg:x="0in" svg:y="0in" svg:width="0.20202in" svg:height="0.28933in">
              <draw:text-box>
                <text:p text:style-name="a2054" text:class-names="" text:cond-style-name=""><text:span text:style-name="a2053" text:class-names=""/></text:p>
              </draw:text-box>
              <svg:title/>
              <svg:desc/>
            </draw:frame>
            <draw:frame draw:z-index="670" draw:id="id686" draw:style-name="a2058" draw:name="CaixaDeTexto 670" svg:x="0in" svg:y="0in" svg:width="0.20202in" svg:height="0.28933in">
              <draw:text-box>
                <text:p text:style-name="a2057" text:class-names="" text:cond-style-name=""><text:span text:style-name="a2056" text:class-names=""/></text:p>
              </draw:text-box>
              <svg:title/>
              <svg:desc/>
            </draw:frame>
            <draw:frame draw:z-index="671" draw:id="id687" draw:style-name="a2061" draw:name="CaixaDeTexto 671" svg:x="0in" svg:y="0in" svg:width="0.20202in" svg:height="0.28933in">
              <draw:text-box>
                <text:p text:style-name="a2060" text:class-names="" text:cond-style-name=""><text:span text:style-name="a2059" text:class-names=""/></text:p>
              </draw:text-box>
              <svg:title/>
              <svg:desc/>
            </draw:frame>
            <draw:frame draw:z-index="672" draw:id="id688" draw:style-name="a2064" draw:name="CaixaDeTexto 672" svg:x="0in" svg:y="0in" svg:width="0.20202in" svg:height="0.28933in">
              <draw:text-box>
                <text:p text:style-name="a2063" text:class-names="" text:cond-style-name=""><text:span text:style-name="a2062" text:class-names=""/></text:p>
              </draw:text-box>
              <svg:title/>
              <svg:desc/>
            </draw:frame>
            <draw:frame draw:z-index="673" draw:id="id689" draw:style-name="a2067" draw:name="CaixaDeTexto 673" svg:x="0in" svg:y="0in" svg:width="0.20202in" svg:height="0.28933in">
              <draw:text-box>
                <text:p text:style-name="a2066" text:class-names="" text:cond-style-name=""><text:span text:style-name="a2065" text:class-names=""/></text:p>
              </draw:text-box>
              <svg:title/>
              <svg:desc/>
            </draw:frame>
            <draw:frame draw:z-index="674" draw:id="id690" draw:style-name="a2070" draw:name="CaixaDeTexto 674" svg:x="0in" svg:y="0in" svg:width="0.20202in" svg:height="0.28933in">
              <draw:text-box>
                <text:p text:style-name="a2069" text:class-names="" text:cond-style-name=""><text:span text:style-name="a2068" text:class-names=""/></text:p>
              </draw:text-box>
              <svg:title/>
              <svg:desc/>
            </draw:frame>
            <draw:frame draw:z-index="675" draw:id="id691" draw:style-name="a2073" draw:name="CaixaDeTexto 675" svg:x="0in" svg:y="0in" svg:width="0.20202in" svg:height="0.28933in">
              <draw:text-box>
                <text:p text:style-name="a2072" text:class-names="" text:cond-style-name=""><text:span text:style-name="a2071" text:class-names=""/></text:p>
              </draw:text-box>
              <svg:title/>
              <svg:desc/>
            </draw:frame>
            <draw:frame draw:z-index="676" draw:id="id692" draw:style-name="a2076" draw:name="CaixaDeTexto 676" svg:x="0in" svg:y="0in" svg:width="0.20202in" svg:height="0.28933in">
              <draw:text-box>
                <text:p text:style-name="a2075" text:class-names="" text:cond-style-name=""><text:span text:style-name="a2074" text:class-names=""/></text:p>
              </draw:text-box>
              <svg:title/>
              <svg:desc/>
            </draw:frame>
            <draw:frame draw:z-index="677" draw:id="id693" draw:style-name="a2079" draw:name="CaixaDeTexto 677" svg:x="0in" svg:y="0in" svg:width="0.20202in" svg:height="0.28933in">
              <draw:text-box>
                <text:p text:style-name="a2078" text:class-names="" text:cond-style-name=""><text:span text:style-name="a2077" text:class-names=""/></text:p>
              </draw:text-box>
              <svg:title/>
              <svg:desc/>
            </draw:frame>
            <draw:frame draw:z-index="678" draw:id="id694" draw:style-name="a2082" draw:name="CaixaDeTexto 678" svg:x="0in" svg:y="0in" svg:width="0.20202in" svg:height="0.28933in">
              <draw:text-box>
                <text:p text:style-name="a2081" text:class-names="" text:cond-style-name=""><text:span text:style-name="a2080" text:class-names=""/></text:p>
              </draw:text-box>
              <svg:title/>
              <svg:desc/>
            </draw:frame>
            <draw:frame draw:z-index="679" draw:id="id695" draw:style-name="a2085" draw:name="CaixaDeTexto 679" svg:x="0in" svg:y="0in" svg:width="0.20202in" svg:height="0.28933in">
              <draw:text-box>
                <text:p text:style-name="a2084" text:class-names="" text:cond-style-name=""><text:span text:style-name="a2083" text:class-names=""/></text:p>
              </draw:text-box>
              <svg:title/>
              <svg:desc/>
            </draw:frame>
            <draw:frame draw:z-index="680" draw:id="id696" draw:style-name="a2088" draw:name="CaixaDeTexto 680" svg:x="0in" svg:y="0in" svg:width="0.20202in" svg:height="0.28933in">
              <draw:text-box>
                <text:p text:style-name="a2087" text:class-names="" text:cond-style-name=""><text:span text:style-name="a2086" text:class-names=""/></text:p>
              </draw:text-box>
              <svg:title/>
              <svg:desc/>
            </draw:frame>
            <draw:frame draw:z-index="681" draw:id="id697" draw:style-name="a2091" draw:name="CaixaDeTexto 681" svg:x="0in" svg:y="0in" svg:width="0.20202in" svg:height="0.28933in">
              <draw:text-box>
                <text:p text:style-name="a2090" text:class-names="" text:cond-style-name=""><text:span text:style-name="a2089" text:class-names=""/></text:p>
              </draw:text-box>
              <svg:title/>
              <svg:desc/>
            </draw:frame>
            <draw:frame draw:z-index="682" draw:id="id698" draw:style-name="a2094" draw:name="CaixaDeTexto 682" svg:x="0in" svg:y="0in" svg:width="0.20202in" svg:height="0.28933in">
              <draw:text-box>
                <text:p text:style-name="a2093" text:class-names="" text:cond-style-name=""><text:span text:style-name="a2092" text:class-names=""/></text:p>
              </draw:text-box>
              <svg:title/>
              <svg:desc/>
            </draw:frame>
            <draw:frame draw:z-index="683" draw:id="id699" draw:style-name="a2097" draw:name="CaixaDeTexto 683" svg:x="0in" svg:y="0in" svg:width="0.20202in" svg:height="0.28933in">
              <draw:text-box>
                <text:p text:style-name="a2096" text:class-names="" text:cond-style-name=""><text:span text:style-name="a2095" text:class-names=""/></text:p>
              </draw:text-box>
              <svg:title/>
              <svg:desc/>
            </draw:frame>
            <draw:frame draw:z-index="720" draw:id="id736" draw:style-name="a2208" draw:name="CaixaDeTexto 1" svg:x="0in" svg:y="0in" svg:width="0.20202in" svg:height="0.28933in">
              <draw:text-box>
                <text:p text:style-name="a2207" text:class-names="" text:cond-style-name=""><text:span text:style-name="a2206" text:class-names=""/></text:p>
              </draw:text-box>
              <svg:title/>
              <svg:desc/>
            </draw:frame>
            <draw:frame draw:z-index="721" draw:id="id737" draw:style-name="a2211" draw:name="CaixaDeTexto 1" svg:x="0in" svg:y="0in" svg:width="0.20202in" svg:height="0.28933in">
              <draw:text-box>
                <text:p text:style-name="a2210" text:class-names="" text:cond-style-name=""><text:span text:style-name="a2209" text:class-names=""/></text:p>
              </draw:text-box>
              <svg:title/>
              <svg:desc/>
            </draw:frame>
            <draw:frame draw:z-index="722" draw:id="id738" draw:style-name="a2214" draw:name="CaixaDeTexto 1" svg:x="0in" svg:y="0in" svg:width="0.20202in" svg:height="0.28933in">
              <draw:text-box>
                <text:p text:style-name="a2213" text:class-names="" text:cond-style-name=""><text:span text:style-name="a2212" text:class-names=""/></text:p>
              </draw:text-box>
              <svg:title/>
              <svg:desc/>
            </draw:frame>
            <draw:frame draw:z-index="723" draw:id="id739" draw:style-name="a2217" draw:name="CaixaDeTexto 1" svg:x="0in" svg:y="0in" svg:width="0.20202in" svg:height="0.28933in">
              <draw:text-box>
                <text:p text:style-name="a2216" text:class-names="" text:cond-style-name=""><text:span text:style-name="a2215" text:class-names=""/></text:p>
              </draw:text-box>
              <svg:title/>
              <svg:desc/>
            </draw:frame>
            <draw:frame draw:z-index="724" draw:id="id740" draw:style-name="a2220" draw:name="CaixaDeTexto 1" svg:x="0in" svg:y="0in" svg:width="0.20202in" svg:height="0.28933in">
              <draw:text-box>
                <text:p text:style-name="a2219" text:class-names="" text:cond-style-name=""><text:span text:style-name="a2218" text:class-names=""/></text:p>
              </draw:text-box>
              <svg:title/>
              <svg:desc/>
            </draw:frame>
            <draw:frame draw:z-index="725" draw:id="id741" draw:style-name="a2223" draw:name="CaixaDeTexto 1" svg:x="0in" svg:y="0in" svg:width="0.20202in" svg:height="0.28933in">
              <draw:text-box>
                <text:p text:style-name="a2222" text:class-names="" text:cond-style-name=""><text:span text:style-name="a2221" text:class-names=""/></text:p>
              </draw:text-box>
              <svg:title/>
              <svg:desc/>
            </draw:frame>
            <draw:frame draw:z-index="726" draw:id="id742" draw:style-name="a2226" draw:name="CaixaDeTexto 1" svg:x="0in" svg:y="0in" svg:width="0.20202in" svg:height="0.28933in">
              <draw:text-box>
                <text:p text:style-name="a2225" text:class-names="" text:cond-style-name=""><text:span text:style-name="a2224" text:class-names=""/></text:p>
              </draw:text-box>
              <svg:title/>
              <svg:desc/>
            </draw:frame>
            <draw:frame draw:z-index="727" draw:id="id743" draw:style-name="a2229" draw:name="CaixaDeTexto 1" svg:x="0in" svg:y="0in" svg:width="0.20202in" svg:height="0.28933in">
              <draw:text-box>
                <text:p text:style-name="a2228" text:class-names="" text:cond-style-name=""><text:span text:style-name="a2227" text:class-names=""/></text:p>
              </draw:text-box>
              <svg:title/>
              <svg:desc/>
            </draw:frame>
            <draw:frame draw:z-index="728" draw:id="id744" draw:style-name="a2232" draw:name="CaixaDeTexto 1" svg:x="0in" svg:y="0in" svg:width="0.20202in" svg:height="0.28933in">
              <draw:text-box>
                <text:p text:style-name="a2231" text:class-names="" text:cond-style-name=""><text:span text:style-name="a2230" text:class-names=""/></text:p>
              </draw:text-box>
              <svg:title/>
              <svg:desc/>
            </draw:frame>
            <draw:frame draw:z-index="729" draw:id="id745" draw:style-name="a2235" draw:name="CaixaDeTexto 1" svg:x="0in" svg:y="0in" svg:width="0.20202in" svg:height="0.28933in">
              <draw:text-box>
                <text:p text:style-name="a2234" text:class-names="" text:cond-style-name=""><text:span text:style-name="a2233" text:class-names=""/></text:p>
              </draw:text-box>
              <svg:title/>
              <svg:desc/>
            </draw:frame>
            <draw:frame draw:z-index="730" draw:id="id746" draw:style-name="a2238" draw:name="CaixaDeTexto 1" svg:x="0in" svg:y="0in" svg:width="0.20202in" svg:height="0.28933in">
              <draw:text-box>
                <text:p text:style-name="a2237" text:class-names="" text:cond-style-name=""><text:span text:style-name="a2236" text:class-names=""/></text:p>
              </draw:text-box>
              <svg:title/>
              <svg:desc/>
            </draw:frame>
            <draw:frame draw:z-index="731" draw:id="id747" draw:style-name="a2241" draw:name="CaixaDeTexto 1" svg:x="0in" svg:y="0in" svg:width="0.20202in" svg:height="0.28933in">
              <draw:text-box>
                <text:p text:style-name="a2240" text:class-names="" text:cond-style-name=""><text:span text:style-name="a2239" text:class-names=""/></text:p>
              </draw:text-box>
              <svg:title/>
              <svg:desc/>
            </draw:frame>
            <draw:frame draw:z-index="732" draw:id="id748" draw:style-name="a2244" draw:name="CaixaDeTexto 1" svg:x="0in" svg:y="0in" svg:width="0.20202in" svg:height="0.28933in">
              <draw:text-box>
                <text:p text:style-name="a2243" text:class-names="" text:cond-style-name=""><text:span text:style-name="a2242" text:class-names=""/></text:p>
              </draw:text-box>
              <svg:title/>
              <svg:desc/>
            </draw:frame>
            <draw:frame draw:z-index="733" draw:id="id749" draw:style-name="a2247" draw:name="CaixaDeTexto 1" svg:x="0in" svg:y="0in" svg:width="0.20202in" svg:height="0.28933in">
              <draw:text-box>
                <text:p text:style-name="a2246" text:class-names="" text:cond-style-name=""><text:span text:style-name="a2245" text:class-names=""/></text:p>
              </draw:text-box>
              <svg:title/>
              <svg:desc/>
            </draw:frame>
            <draw:frame draw:z-index="734" draw:id="id750" draw:style-name="a2250" draw:name="CaixaDeTexto 1" svg:x="0in" svg:y="0in" svg:width="0.20202in" svg:height="0.28933in">
              <draw:text-box>
                <text:p text:style-name="a2249" text:class-names="" text:cond-style-name=""><text:span text:style-name="a2248" text:class-names=""/></text:p>
              </draw:text-box>
              <svg:title/>
              <svg:desc/>
            </draw:frame>
            <draw:frame draw:z-index="735" draw:id="id751" draw:style-name="a2253" draw:name="CaixaDeTexto 1" svg:x="0in" svg:y="0in" svg:width="0.20202in" svg:height="0.28933in">
              <draw:text-box>
                <text:p text:style-name="a2252" text:class-names="" text:cond-style-name=""><text:span text:style-name="a2251" text:class-names=""/></text:p>
              </draw:text-box>
              <svg:title/>
              <svg:desc/>
            </draw:frame>
            <draw:frame draw:z-index="736" draw:id="id752" draw:style-name="a2256" draw:name="CaixaDeTexto 1" svg:x="0in" svg:y="0in" svg:width="0.20202in" svg:height="0.28933in">
              <draw:text-box>
                <text:p text:style-name="a2255" text:class-names="" text:cond-style-name=""><text:span text:style-name="a2254" text:class-names=""/></text:p>
              </draw:text-box>
              <svg:title/>
              <svg:desc/>
            </draw:frame>
            <draw:frame draw:z-index="737" draw:id="id753" draw:style-name="a2259" draw:name="CaixaDeTexto 1" svg:x="0in" svg:y="0in" svg:width="0.20202in" svg:height="0.28933in">
              <draw:text-box>
                <text:p text:style-name="a2258" text:class-names="" text:cond-style-name=""><text:span text:style-name="a2257" text:class-names=""/></text:p>
              </draw:text-box>
              <svg:title/>
              <svg:desc/>
            </draw:frame>
            <draw:frame draw:z-index="738" draw:id="id754" draw:style-name="a2262" draw:name="CaixaDeTexto 1" svg:x="0in" svg:y="0in" svg:width="0.20202in" svg:height="0.28933in">
              <draw:text-box>
                <text:p text:style-name="a2261" text:class-names="" text:cond-style-name=""><text:span text:style-name="a2260" text:class-names=""/></text:p>
              </draw:text-box>
              <svg:title/>
              <svg:desc/>
            </draw:frame>
            <draw:frame draw:z-index="739" draw:id="id755" draw:style-name="a2265" draw:name="CaixaDeTexto 1" svg:x="0in" svg:y="0in" svg:width="0.20202in" svg:height="0.28933in">
              <draw:text-box>
                <text:p text:style-name="a2264" text:class-names="" text:cond-style-name=""><text:span text:style-name="a2263" text:class-names=""/></text:p>
              </draw:text-box>
              <svg:title/>
              <svg:desc/>
            </draw:frame>
            <draw:frame draw:z-index="740" draw:id="id756" draw:style-name="a2268" draw:name="CaixaDeTexto 1" svg:x="0in" svg:y="0in" svg:width="0.20202in" svg:height="0.28933in">
              <draw:text-box>
                <text:p text:style-name="a2267" text:class-names="" text:cond-style-name=""><text:span text:style-name="a2266" text:class-names=""/></text:p>
              </draw:text-box>
              <svg:title/>
              <svg:desc/>
            </draw:frame>
            <draw:frame draw:z-index="741" draw:id="id757" draw:style-name="a2271" draw:name="CaixaDeTexto 1" svg:x="0in" svg:y="0in" svg:width="0.20202in" svg:height="0.28933in">
              <draw:text-box>
                <text:p text:style-name="a2270" text:class-names="" text:cond-style-name=""><text:span text:style-name="a2269" text:class-names=""/></text:p>
              </draw:text-box>
              <svg:title/>
              <svg:desc/>
            </draw:frame>
            <draw:frame draw:z-index="742" draw:id="id758" draw:style-name="a2274" draw:name="CaixaDeTexto 1" svg:x="0in" svg:y="0in" svg:width="0.20202in" svg:height="0.28933in">
              <draw:text-box>
                <text:p text:style-name="a2273" text:class-names="" text:cond-style-name=""><text:span text:style-name="a2272" text:class-names=""/></text:p>
              </draw:text-box>
              <svg:title/>
              <svg:desc/>
            </draw:frame>
            <draw:frame draw:z-index="743" draw:id="id759" draw:style-name="a2277" draw:name="CaixaDeTexto 1" svg:x="0in" svg:y="0in" svg:width="0.20202in" svg:height="0.28933in">
              <draw:text-box>
                <text:p text:style-name="a2276" text:class-names="" text:cond-style-name=""><text:span text:style-name="a2275" text:class-names=""/></text:p>
              </draw:text-box>
              <svg:title/>
              <svg:desc/>
            </draw:frame>
            <draw:frame draw:z-index="744" draw:id="id760" draw:style-name="a2280" draw:name="CaixaDeTexto 1" svg:x="0in" svg:y="0in" svg:width="0.20202in" svg:height="0.28933in">
              <draw:text-box>
                <text:p text:style-name="a2279" text:class-names="" text:cond-style-name=""><text:span text:style-name="a2278" text:class-names=""/></text:p>
              </draw:text-box>
              <svg:title/>
              <svg:desc/>
            </draw:frame>
            <draw:frame draw:z-index="745" draw:id="id761" draw:style-name="a2283" draw:name="CaixaDeTexto 1" svg:x="0in" svg:y="0in" svg:width="0.20202in" svg:height="0.28933in">
              <draw:text-box>
                <text:p text:style-name="a2282" text:class-names="" text:cond-style-name=""><text:span text:style-name="a2281" text:class-names=""/></text:p>
              </draw:text-box>
              <svg:title/>
              <svg:desc/>
            </draw:frame>
            <draw:frame draw:z-index="746" draw:id="id762" draw:style-name="a2286" draw:name="CaixaDeTexto 1" svg:x="0in" svg:y="0in" svg:width="0.20202in" svg:height="0.28933in">
              <draw:text-box>
                <text:p text:style-name="a2285" text:class-names="" text:cond-style-name=""><text:span text:style-name="a2284" text:class-names=""/></text:p>
              </draw:text-box>
              <svg:title/>
              <svg:desc/>
            </draw:frame>
            <draw:frame draw:z-index="747" draw:id="id763" draw:style-name="a2289" draw:name="CaixaDeTexto 1" svg:x="0in" svg:y="0in" svg:width="0.20202in" svg:height="0.28933in">
              <draw:text-box>
                <text:p text:style-name="a2288" text:class-names="" text:cond-style-name=""><text:span text:style-name="a2287" text:class-names=""/></text:p>
              </draw:text-box>
              <svg:title/>
              <svg:desc/>
            </draw:frame>
            <draw:frame draw:z-index="748" draw:id="id764" draw:style-name="a2292" draw:name="CaixaDeTexto 1" svg:x="0in" svg:y="0in" svg:width="0.20202in" svg:height="0.28933in">
              <draw:text-box>
                <text:p text:style-name="a2291" text:class-names="" text:cond-style-name=""><text:span text:style-name="a2290" text:class-names=""/></text:p>
              </draw:text-box>
              <svg:title/>
              <svg:desc/>
            </draw:frame>
            <draw:frame draw:z-index="749" draw:id="id765" draw:style-name="a2295" draw:name="CaixaDeTexto 1" svg:x="0in" svg:y="0in" svg:width="0.20202in" svg:height="0.28933in">
              <draw:text-box>
                <text:p text:style-name="a2294" text:class-names="" text:cond-style-name=""><text:span text:style-name="a2293" text:class-names=""/></text:p>
              </draw:text-box>
              <svg:title/>
              <svg:desc/>
            </draw:frame>
            <draw:frame draw:z-index="750" draw:id="id766" draw:style-name="a2298" draw:name="CaixaDeTexto 1" svg:x="0in" svg:y="0in" svg:width="0.20202in" svg:height="0.28933in">
              <draw:text-box>
                <text:p text:style-name="a2297" text:class-names="" text:cond-style-name=""><text:span text:style-name="a2296" text:class-names=""/></text:p>
              </draw:text-box>
              <svg:title/>
              <svg:desc/>
            </draw:frame>
            <draw:frame draw:z-index="751" draw:id="id767" draw:style-name="a2301" draw:name="CaixaDeTexto 1" svg:x="0in" svg:y="0in" svg:width="0.20202in" svg:height="0.28933in">
              <draw:text-box>
                <text:p text:style-name="a2300" text:class-names="" text:cond-style-name=""><text:span text:style-name="a2299" text:class-names=""/></text:p>
              </draw:text-box>
              <svg:title/>
              <svg:desc/>
            </draw:frame>
            <draw:frame draw:z-index="752" draw:id="id768" draw:style-name="a2304" draw:name="CaixaDeTexto 1" svg:x="0in" svg:y="0in" svg:width="0.20202in" svg:height="0.28933in">
              <draw:text-box>
                <text:p text:style-name="a2303" text:class-names="" text:cond-style-name=""><text:span text:style-name="a2302" text:class-names=""/></text:p>
              </draw:text-box>
              <svg:title/>
              <svg:desc/>
            </draw:frame>
            <draw:frame draw:z-index="753" draw:id="id769" draw:style-name="a2307" draw:name="CaixaDeTexto 1" svg:x="0in" svg:y="0in" svg:width="0.20202in" svg:height="0.28933in">
              <draw:text-box>
                <text:p text:style-name="a2306" text:class-names="" text:cond-style-name=""><text:span text:style-name="a2305" text:class-names=""/></text:p>
              </draw:text-box>
              <svg:title/>
              <svg:desc/>
            </draw:frame>
            <draw:frame draw:z-index="754" draw:id="id770" draw:style-name="a2310" draw:name="CaixaDeTexto 1" svg:x="0in" svg:y="0in" svg:width="0.20202in" svg:height="0.28933in">
              <draw:text-box>
                <text:p text:style-name="a2309" text:class-names="" text:cond-style-name=""><text:span text:style-name="a2308" text:class-names=""/></text:p>
              </draw:text-box>
              <svg:title/>
              <svg:desc/>
            </draw:frame>
            <draw:frame draw:z-index="755" draw:id="id771" draw:style-name="a2313" draw:name="CaixaDeTexto 1" svg:x="0in" svg:y="0in" svg:width="0.20202in" svg:height="0.28933in">
              <draw:text-box>
                <text:p text:style-name="a2312" text:class-names="" text:cond-style-name=""><text:span text:style-name="a2311" text:class-names=""/></text:p>
              </draw:text-box>
              <svg:title/>
              <svg:desc/>
            </draw:frame>
            <draw:frame draw:z-index="756" draw:id="id772" draw:style-name="a2316" draw:name="CaixaDeTexto 1" svg:x="0in" svg:y="0in" svg:width="0.20202in" svg:height="0.28933in">
              <draw:text-box>
                <text:p text:style-name="a2315" text:class-names="" text:cond-style-name=""><text:span text:style-name="a2314" text:class-names=""/></text:p>
              </draw:text-box>
              <svg:title/>
              <svg:desc/>
            </draw:frame>
            <draw:frame draw:z-index="757" draw:id="id773" draw:style-name="a2319" draw:name="CaixaDeTexto 1" svg:x="0in" svg:y="0in" svg:width="0.20202in" svg:height="0.28933in">
              <draw:text-box>
                <text:p text:style-name="a2318" text:class-names="" text:cond-style-name=""><text:span text:style-name="a2317" text:class-names=""/></text:p>
              </draw:text-box>
              <svg:title/>
              <svg:desc/>
            </draw:frame>
            <draw:frame draw:z-index="758" draw:id="id774" draw:style-name="a2322" draw:name="CaixaDeTexto 1" svg:x="0in" svg:y="0in" svg:width="0.20202in" svg:height="0.28933in">
              <draw:text-box>
                <text:p text:style-name="a2321" text:class-names="" text:cond-style-name=""><text:span text:style-name="a2320" text:class-names=""/></text:p>
              </draw:text-box>
              <svg:title/>
              <svg:desc/>
            </draw:frame>
            <draw:frame draw:z-index="759" draw:id="id775" draw:style-name="a2325" draw:name="CaixaDeTexto 1" svg:x="0in" svg:y="0in" svg:width="0.20202in" svg:height="0.28933in">
              <draw:text-box>
                <text:p text:style-name="a2324" text:class-names="" text:cond-style-name=""><text:span text:style-name="a2323" text:class-names=""/></text:p>
              </draw:text-box>
              <svg:title/>
              <svg:desc/>
            </draw:frame>
            <draw:frame draw:z-index="760" draw:id="id776" draw:style-name="a2328" draw:name="CaixaDeTexto 1" svg:x="0in" svg:y="0in" svg:width="0.20202in" svg:height="0.28933in">
              <draw:text-box>
                <text:p text:style-name="a2327" text:class-names="" text:cond-style-name=""><text:span text:style-name="a2326" text:class-names=""/></text:p>
              </draw:text-box>
              <svg:title/>
              <svg:desc/>
            </draw:frame>
            <draw:frame draw:z-index="761" draw:id="id777" draw:style-name="a2331" draw:name="CaixaDeTexto 1" svg:x="0in" svg:y="0in" svg:width="0.20202in" svg:height="0.28933in">
              <draw:text-box>
                <text:p text:style-name="a2330" text:class-names="" text:cond-style-name=""><text:span text:style-name="a2329" text:class-names=""/></text:p>
              </draw:text-box>
              <svg:title/>
              <svg:desc/>
            </draw:frame>
            <draw:frame draw:z-index="762" draw:id="id778" draw:style-name="a2334" draw:name="CaixaDeTexto 1" svg:x="0in" svg:y="0in" svg:width="0.20202in" svg:height="0.28933in">
              <draw:text-box>
                <text:p text:style-name="a2333" text:class-names="" text:cond-style-name=""><text:span text:style-name="a2332" text:class-names=""/></text:p>
              </draw:text-box>
              <svg:title/>
              <svg:desc/>
            </draw:frame>
            <draw:frame draw:z-index="763" draw:id="id779" draw:style-name="a2337" draw:name="CaixaDeTexto 1" svg:x="0in" svg:y="0in" svg:width="0.20202in" svg:height="0.28933in">
              <draw:text-box>
                <text:p text:style-name="a2336" text:class-names="" text:cond-style-name=""><text:span text:style-name="a2335" text:class-names=""/></text:p>
              </draw:text-box>
              <svg:title/>
              <svg:desc/>
            </draw:frame>
            <draw:frame draw:z-index="764" draw:id="id780" draw:style-name="a2340" draw:name="CaixaDeTexto 1" svg:x="0in" svg:y="0in" svg:width="0.20202in" svg:height="0.28933in">
              <draw:text-box>
                <text:p text:style-name="a2339" text:class-names="" text:cond-style-name=""><text:span text:style-name="a2338" text:class-names=""/></text:p>
              </draw:text-box>
              <svg:title/>
              <svg:desc/>
            </draw:frame>
            <draw:frame draw:z-index="765" draw:id="id781" draw:style-name="a2343" draw:name="CaixaDeTexto 1" svg:x="0in" svg:y="0in" svg:width="0.20202in" svg:height="0.28933in">
              <draw:text-box>
                <text:p text:style-name="a2342" text:class-names="" text:cond-style-name=""><text:span text:style-name="a2341" text:class-names=""/></text:p>
              </draw:text-box>
              <svg:title/>
              <svg:desc/>
            </draw:frame>
            <draw:frame draw:z-index="766" draw:id="id782" draw:style-name="a2346" draw:name="CaixaDeTexto 1" svg:x="0in" svg:y="0in" svg:width="0.20202in" svg:height="0.28933in">
              <draw:text-box>
                <text:p text:style-name="a2345" text:class-names="" text:cond-style-name=""><text:span text:style-name="a2344" text:class-names=""/></text:p>
              </draw:text-box>
              <svg:title/>
              <svg:desc/>
            </draw:frame>
            <draw:frame draw:z-index="767" draw:id="id783" draw:style-name="a2349" draw:name="CaixaDeTexto 1" svg:x="0in" svg:y="0in" svg:width="0.20202in" svg:height="0.28933in">
              <draw:text-box>
                <text:p text:style-name="a2348" text:class-names="" text:cond-style-name=""><text:span text:style-name="a2347" text:class-names=""/></text:p>
              </draw:text-box>
              <svg:title/>
              <svg:desc/>
            </draw:frame>
            <draw:frame draw:z-index="768" draw:id="id784" draw:style-name="a2352" draw:name="CaixaDeTexto 1" svg:x="0in" svg:y="0in" svg:width="0.20202in" svg:height="0.28933in">
              <draw:text-box>
                <text:p text:style-name="a2351" text:class-names="" text:cond-style-name=""><text:span text:style-name="a2350" text:class-names=""/></text:p>
              </draw:text-box>
              <svg:title/>
              <svg:desc/>
            </draw:frame>
            <draw:frame draw:z-index="769" draw:id="id785" draw:style-name="a2355" draw:name="CaixaDeTexto 1" svg:x="0in" svg:y="0in" svg:width="0.20202in" svg:height="0.28933in">
              <draw:text-box>
                <text:p text:style-name="a2354" text:class-names="" text:cond-style-name=""><text:span text:style-name="a2353" text:class-names=""/></text:p>
              </draw:text-box>
              <svg:title/>
              <svg:desc/>
            </draw:frame>
            <draw:frame draw:z-index="770" draw:id="id786" draw:style-name="a2358" draw:name="CaixaDeTexto 1" svg:x="0in" svg:y="0in" svg:width="0.20202in" svg:height="0.28933in">
              <draw:text-box>
                <text:p text:style-name="a2357" text:class-names="" text:cond-style-name=""><text:span text:style-name="a2356" text:class-names=""/></text:p>
              </draw:text-box>
              <svg:title/>
              <svg:desc/>
            </draw:frame>
            <draw:frame draw:z-index="771" draw:id="id787" draw:style-name="a2361" draw:name="CaixaDeTexto 1" svg:x="0in" svg:y="0in" svg:width="0.20202in" svg:height="0.28933in">
              <draw:text-box>
                <text:p text:style-name="a2360" text:class-names="" text:cond-style-name=""><text:span text:style-name="a2359" text:class-names=""/></text:p>
              </draw:text-box>
              <svg:title/>
              <svg:desc/>
            </draw:frame>
            <draw:frame draw:z-index="772" draw:id="id788" draw:style-name="a2364" draw:name="CaixaDeTexto 1" svg:x="0in" svg:y="0in" svg:width="0.20202in" svg:height="0.28933in">
              <draw:text-box>
                <text:p text:style-name="a2363" text:class-names="" text:cond-style-name=""><text:span text:style-name="a2362" text:class-names=""/></text:p>
              </draw:text-box>
              <svg:title/>
              <svg:desc/>
            </draw:frame>
            <draw:frame draw:z-index="773" draw:id="id789" draw:style-name="a2367" draw:name="CaixaDeTexto 1" svg:x="0in" svg:y="0in" svg:width="0.20202in" svg:height="0.28933in">
              <draw:text-box>
                <text:p text:style-name="a2366" text:class-names="" text:cond-style-name=""><text:span text:style-name="a2365" text:class-names=""/></text:p>
              </draw:text-box>
              <svg:title/>
              <svg:desc/>
            </draw:frame>
            <draw:frame draw:z-index="774" draw:id="id790" draw:style-name="a2370" draw:name="CaixaDeTexto 1" svg:x="0in" svg:y="0in" svg:width="0.20202in" svg:height="0.28933in">
              <draw:text-box>
                <text:p text:style-name="a2369" text:class-names="" text:cond-style-name=""><text:span text:style-name="a2368" text:class-names=""/></text:p>
              </draw:text-box>
              <svg:title/>
              <svg:desc/>
            </draw:frame>
            <draw:frame draw:z-index="775" draw:id="id791" draw:style-name="a2373" draw:name="CaixaDeTexto 1" svg:x="0in" svg:y="0in" svg:width="0.20202in" svg:height="0.28933in">
              <draw:text-box>
                <text:p text:style-name="a2372" text:class-names="" text:cond-style-name=""><text:span text:style-name="a2371" text:class-names=""/></text:p>
              </draw:text-box>
              <svg:title/>
              <svg:desc/>
            </draw:frame>
            <draw:frame draw:z-index="776" draw:id="id792" draw:style-name="a2376" draw:name="CaixaDeTexto 1" svg:x="0in" svg:y="0in" svg:width="0.20202in" svg:height="0.28933in">
              <draw:text-box>
                <text:p text:style-name="a2375" text:class-names="" text:cond-style-name=""><text:span text:style-name="a2374" text:class-names=""/></text:p>
              </draw:text-box>
              <svg:title/>
              <svg:desc/>
            </draw:frame>
            <draw:frame draw:z-index="777" draw:id="id793" draw:style-name="a2379" draw:name="CaixaDeTexto 1" svg:x="0in" svg:y="0in" svg:width="0.20202in" svg:height="0.28933in">
              <draw:text-box>
                <text:p text:style-name="a2378" text:class-names="" text:cond-style-name=""><text:span text:style-name="a2377" text:class-names=""/></text:p>
              </draw:text-box>
              <svg:title/>
              <svg:desc/>
            </draw:frame>
            <draw:frame draw:z-index="778" draw:id="id794" draw:style-name="a2382" draw:name="CaixaDeTexto 1" svg:x="0in" svg:y="0in" svg:width="0.20202in" svg:height="0.28933in">
              <draw:text-box>
                <text:p text:style-name="a2381" text:class-names="" text:cond-style-name=""><text:span text:style-name="a2380" text:class-names=""/></text:p>
              </draw:text-box>
              <svg:title/>
              <svg:desc/>
            </draw:frame>
            <draw:frame draw:z-index="779" draw:id="id795" draw:style-name="a2385" draw:name="CaixaDeTexto 1" svg:x="0in" svg:y="0in" svg:width="0.20202in" svg:height="0.28933in">
              <draw:text-box>
                <text:p text:style-name="a2384" text:class-names="" text:cond-style-name=""><text:span text:style-name="a2383" text:class-names=""/></text:p>
              </draw:text-box>
              <svg:title/>
              <svg:desc/>
            </draw:frame>
            <draw:frame draw:z-index="780" draw:id="id796" draw:style-name="a2388" draw:name="CaixaDeTexto 1" svg:x="0in" svg:y="0in" svg:width="0.20202in" svg:height="0.28933in">
              <draw:text-box>
                <text:p text:style-name="a2387" text:class-names="" text:cond-style-name=""><text:span text:style-name="a2386" text:class-names=""/></text:p>
              </draw:text-box>
              <svg:title/>
              <svg:desc/>
            </draw:frame>
            <draw:frame draw:z-index="781" draw:id="id797" draw:style-name="a2391" draw:name="CaixaDeTexto 1" svg:x="0in" svg:y="0in" svg:width="0.20202in" svg:height="0.28933in">
              <draw:text-box>
                <text:p text:style-name="a2390" text:class-names="" text:cond-style-name=""><text:span text:style-name="a2389" text:class-names=""/></text:p>
              </draw:text-box>
              <svg:title/>
              <svg:desc/>
            </draw:frame>
            <draw:frame draw:z-index="782" draw:id="id798" draw:style-name="a2394" draw:name="CaixaDeTexto 1" svg:x="0in" svg:y="0in" svg:width="0.20202in" svg:height="0.28933in">
              <draw:text-box>
                <text:p text:style-name="a2393" text:class-names="" text:cond-style-name=""><text:span text:style-name="a2392" text:class-names=""/></text:p>
              </draw:text-box>
              <svg:title/>
              <svg:desc/>
            </draw:frame>
            <draw:frame draw:z-index="783" draw:id="id799" draw:style-name="a2397" draw:name="CaixaDeTexto 1" svg:x="0in" svg:y="0in" svg:width="0.20202in" svg:height="0.28933in">
              <draw:text-box>
                <text:p text:style-name="a2396" text:class-names="" text:cond-style-name=""><text:span text:style-name="a2395" text:class-names=""/></text:p>
              </draw:text-box>
              <svg:title/>
              <svg:desc/>
            </draw:frame>
            <draw:frame draw:z-index="784" draw:id="id800" draw:style-name="a2400" draw:name="CaixaDeTexto 1" svg:x="0in" svg:y="0in" svg:width="0.20202in" svg:height="0.28933in">
              <draw:text-box>
                <text:p text:style-name="a2399" text:class-names="" text:cond-style-name=""><text:span text:style-name="a2398" text:class-names=""/></text:p>
              </draw:text-box>
              <svg:title/>
              <svg:desc/>
            </draw:frame>
            <draw:frame draw:z-index="785" draw:id="id801" draw:style-name="a2403" draw:name="CaixaDeTexto 1" svg:x="0in" svg:y="0in" svg:width="0.20202in" svg:height="0.28933in">
              <draw:text-box>
                <text:p text:style-name="a2402" text:class-names="" text:cond-style-name=""><text:span text:style-name="a2401" text:class-names=""/></text:p>
              </draw:text-box>
              <svg:title/>
              <svg:desc/>
            </draw:frame>
            <draw:frame draw:z-index="786" draw:id="id802" draw:style-name="a2406" draw:name="CaixaDeTexto 1" svg:x="0in" svg:y="0in" svg:width="0.20202in" svg:height="0.28933in">
              <draw:text-box>
                <text:p text:style-name="a2405" text:class-names="" text:cond-style-name=""><text:span text:style-name="a2404" text:class-names=""/></text:p>
              </draw:text-box>
              <svg:title/>
              <svg:desc/>
            </draw:frame>
            <draw:frame draw:z-index="787" draw:id="id803" draw:style-name="a2409" draw:name="CaixaDeTexto 1" svg:x="0in" svg:y="0in" svg:width="0.20202in" svg:height="0.28933in">
              <draw:text-box>
                <text:p text:style-name="a2408" text:class-names="" text:cond-style-name=""><text:span text:style-name="a2407" text:class-names=""/></text:p>
              </draw:text-box>
              <svg:title/>
              <svg:desc/>
            </draw:frame>
            <draw:frame draw:z-index="788" draw:id="id804" draw:style-name="a2412" draw:name="CaixaDeTexto 1" svg:x="0in" svg:y="0in" svg:width="0.20202in" svg:height="0.28933in">
              <draw:text-box>
                <text:p text:style-name="a2411" text:class-names="" text:cond-style-name=""><text:span text:style-name="a2410" text:class-names=""/></text:p>
              </draw:text-box>
              <svg:title/>
              <svg:desc/>
            </draw:frame>
            <draw:frame draw:z-index="789" draw:id="id805" draw:style-name="a2415" draw:name="CaixaDeTexto 1" svg:x="0in" svg:y="0in" svg:width="0.20202in" svg:height="0.28933in">
              <draw:text-box>
                <text:p text:style-name="a2414" text:class-names="" text:cond-style-name=""><text:span text:style-name="a2413" text:class-names=""/></text:p>
              </draw:text-box>
              <svg:title/>
              <svg:desc/>
            </draw:frame>
            <draw:frame draw:z-index="790" draw:id="id806" draw:style-name="a2418" draw:name="CaixaDeTexto 1" svg:x="0in" svg:y="0in" svg:width="0.20202in" svg:height="0.28933in">
              <draw:text-box>
                <text:p text:style-name="a2417" text:class-names="" text:cond-style-name=""><text:span text:style-name="a2416" text:class-names=""/></text:p>
              </draw:text-box>
              <svg:title/>
              <svg:desc/>
            </draw:frame>
            <draw:frame draw:z-index="791" draw:id="id807" draw:style-name="a2421" draw:name="CaixaDeTexto 1" svg:x="0in" svg:y="0in" svg:width="0.20202in" svg:height="0.28933in">
              <draw:text-box>
                <text:p text:style-name="a2420" text:class-names="" text:cond-style-name=""><text:span text:style-name="a2419" text:class-names=""/></text:p>
              </draw:text-box>
              <svg:title/>
              <svg:desc/>
            </draw:frame>
          </table:table-cell>
          <table:table-cell office:value-type="string" table:style-name="ce4">
            <text:p>VARCHAR</text:p>
          </table:table-cell>
          <table:table-cell office:value-type="string" table:style-name="ce5">
            <text:p>Identificador da tabela da TUSS</text:p>
          </table:table-cell>
          <table:table-cell table:style-name="ce9"/>
          <table:table-cell table:style-name="ce10"/>
          <table:table-cell table:number-columns-repeated="16379" table:style-name="ce9"/>
        </table:table-row>
        <table:table-row table:style-name="ro9">
          <table:table-cell office:value-type="string" table:style-name="ce4">
            <text:p>Código TUSS</text:p>
            <draw:frame draw:z-index="174" draw:id="id190" draw:style-name="a570" draw:name="CaixaDeTexto 1" svg:x="0in" svg:y="0in" svg:width="0.20202in" svg:height="0.28933in">
              <draw:text-box>
                <text:p text:style-name="a569" text:class-names="" text:cond-style-name=""><text:span text:style-name="a568" text:class-names=""/></text:p>
              </draw:text-box>
              <svg:title/>
              <svg:desc/>
            </draw:frame>
            <draw:frame draw:z-index="175" draw:id="id191" draw:style-name="a573" draw:name="CaixaDeTexto 1" svg:x="0in" svg:y="0in" svg:width="0.20202in" svg:height="0.28933in">
              <draw:text-box>
                <text:p text:style-name="a572" text:class-names="" text:cond-style-name=""><text:span text:style-name="a571" text:class-names=""/></text:p>
              </draw:text-box>
              <svg:title/>
              <svg:desc/>
            </draw:frame>
            <draw:frame draw:z-index="176" draw:id="id192" draw:style-name="a576" draw:name="CaixaDeTexto 1" svg:x="0in" svg:y="0in" svg:width="0.20202in" svg:height="0.28933in">
              <draw:text-box>
                <text:p text:style-name="a575" text:class-names="" text:cond-style-name=""><text:span text:style-name="a574" text:class-names=""/></text:p>
              </draw:text-box>
              <svg:title/>
              <svg:desc/>
            </draw:frame>
            <draw:frame draw:z-index="177" draw:id="id193" draw:style-name="a579" draw:name="CaixaDeTexto 1" svg:x="0in" svg:y="0in" svg:width="0.20202in" svg:height="0.28933in">
              <draw:text-box>
                <text:p text:style-name="a578" text:class-names="" text:cond-style-name=""><text:span text:style-name="a577" text:class-names=""/></text:p>
              </draw:text-box>
              <svg:title/>
              <svg:desc/>
            </draw:frame>
            <draw:frame draw:z-index="178" draw:id="id194" draw:style-name="a582" draw:name="CaixaDeTexto 1" svg:x="0in" svg:y="0in" svg:width="0.20202in" svg:height="0.28933in">
              <draw:text-box>
                <text:p text:style-name="a581" text:class-names="" text:cond-style-name=""><text:span text:style-name="a580" text:class-names=""/></text:p>
              </draw:text-box>
              <svg:title/>
              <svg:desc/>
            </draw:frame>
            <draw:frame draw:z-index="2" draw:id="id18" draw:style-name="a54" draw:name="CaixaDeTexto 1" svg:x="0in" svg:y="0in" svg:width="0.20202in" svg:height="0.28933in">
              <draw:text-box>
                <text:p text:style-name="a53" text:class-names="" text:cond-style-name=""><text:span text:style-name="a52" text:class-names=""/></text:p>
              </draw:text-box>
              <svg:title/>
              <svg:desc/>
            </draw:frame>
            <draw:frame draw:z-index="180" draw:id="id196" draw:style-name="a588" draw:name="CaixaDeTexto 1" svg:x="0in" svg:y="0in" svg:width="0.20202in" svg:height="0.28933in">
              <draw:text-box>
                <text:p text:style-name="a587" text:class-names="" text:cond-style-name=""><text:span text:style-name="a586" text:class-names=""/></text:p>
              </draw:text-box>
              <svg:title/>
              <svg:desc/>
            </draw:frame>
            <draw:frame draw:z-index="181" draw:id="id197" draw:style-name="a591" draw:name="CaixaDeTexto 1" svg:x="0in" svg:y="0in" svg:width="0.20202in" svg:height="0.28933in">
              <draw:text-box>
                <text:p text:style-name="a590" text:class-names="" text:cond-style-name=""><text:span text:style-name="a589" text:class-names=""/></text:p>
              </draw:text-box>
              <svg:title/>
              <svg:desc/>
            </draw:frame>
            <draw:frame draw:z-index="182" draw:id="id198" draw:style-name="a594" draw:name="CaixaDeTexto 1" svg:x="0in" svg:y="0in" svg:width="0.20202in" svg:height="0.28933in">
              <draw:text-box>
                <text:p text:style-name="a593" text:class-names="" text:cond-style-name=""><text:span text:style-name="a592" text:class-names=""/></text:p>
              </draw:text-box>
              <svg:title/>
              <svg:desc/>
            </draw:frame>
            <draw:frame draw:z-index="183" draw:id="id199" draw:style-name="a597" draw:name="CaixaDeTexto 1" svg:x="0in" svg:y="0in" svg:width="0.20202in" svg:height="0.28933in">
              <draw:text-box>
                <text:p text:style-name="a596" text:class-names="" text:cond-style-name=""><text:span text:style-name="a595" text:class-names=""/></text:p>
              </draw:text-box>
              <svg:title/>
              <svg:desc/>
            </draw:frame>
            <draw:frame draw:z-index="184" draw:id="id200" draw:style-name="a600" draw:name="CaixaDeTexto 1" svg:x="0in" svg:y="0in" svg:width="0.20202in" svg:height="0.28933in">
              <draw:text-box>
                <text:p text:style-name="a599" text:class-names="" text:cond-style-name=""><text:span text:style-name="a598" text:class-names=""/></text:p>
              </draw:text-box>
              <svg:title/>
              <svg:desc/>
            </draw:frame>
            <draw:frame draw:z-index="185" draw:id="id201" draw:style-name="a603" draw:name="CaixaDeTexto 1" svg:x="0in" svg:y="0in" svg:width="0.20202in" svg:height="0.28933in">
              <draw:text-box>
                <text:p text:style-name="a602" text:class-names="" text:cond-style-name=""><text:span text:style-name="a601" text:class-names=""/></text:p>
              </draw:text-box>
              <svg:title/>
              <svg:desc/>
            </draw:frame>
            <draw:frame draw:z-index="186" draw:id="id202" draw:style-name="a606" draw:name="CaixaDeTexto 1" svg:x="0in" svg:y="0in" svg:width="0.20202in" svg:height="0.28933in">
              <draw:text-box>
                <text:p text:style-name="a605" text:class-names="" text:cond-style-name=""><text:span text:style-name="a604" text:class-names=""/></text:p>
              </draw:text-box>
              <svg:title/>
              <svg:desc/>
            </draw:frame>
            <draw:frame draw:z-index="187" draw:id="id203" draw:style-name="a609" draw:name="CaixaDeTexto 1" svg:x="0in" svg:y="0in" svg:width="0.20202in" svg:height="0.28933in">
              <draw:text-box>
                <text:p text:style-name="a608" text:class-names="" text:cond-style-name=""><text:span text:style-name="a607" text:class-names=""/></text:p>
              </draw:text-box>
              <svg:title/>
              <svg:desc/>
            </draw:frame>
            <draw:frame draw:z-index="188" draw:id="id204" draw:style-name="a612" draw:name="CaixaDeTexto 1" svg:x="0in" svg:y="0in" svg:width="0.20202in" svg:height="0.28933in">
              <draw:text-box>
                <text:p text:style-name="a611" text:class-names="" text:cond-style-name=""><text:span text:style-name="a610" text:class-names=""/></text:p>
              </draw:text-box>
              <svg:title/>
              <svg:desc/>
            </draw:frame>
            <draw:frame draw:z-index="189" draw:id="id205" draw:style-name="a615" draw:name="CaixaDeTexto 1" svg:x="0in" svg:y="0in" svg:width="0.20202in" svg:height="0.28933in">
              <draw:text-box>
                <text:p text:style-name="a614" text:class-names="" text:cond-style-name=""><text:span text:style-name="a613" text:class-names=""/></text:p>
              </draw:text-box>
              <svg:title/>
              <svg:desc/>
            </draw:frame>
            <draw:frame draw:z-index="190" draw:id="id206" draw:style-name="a618" draw:name="CaixaDeTexto 1" svg:x="0in" svg:y="0in" svg:width="0.20202in" svg:height="0.28933in">
              <draw:text-box>
                <text:p text:style-name="a617" text:class-names="" text:cond-style-name=""><text:span text:style-name="a616" text:class-names=""/></text:p>
              </draw:text-box>
              <svg:title/>
              <svg:desc/>
            </draw:frame>
            <draw:frame draw:z-index="191" draw:id="id207" draw:style-name="a621" draw:name="CaixaDeTexto 1" svg:x="0in" svg:y="0in" svg:width="0.20202in" svg:height="0.28933in">
              <draw:text-box>
                <text:p text:style-name="a620" text:class-names="" text:cond-style-name=""><text:span text:style-name="a619" text:class-names=""/></text:p>
              </draw:text-box>
              <svg:title/>
              <svg:desc/>
            </draw:frame>
            <draw:frame draw:z-index="192" draw:id="id208" draw:style-name="a624" draw:name="CaixaDeTexto 1" svg:x="0in" svg:y="0in" svg:width="0.20202in" svg:height="0.28933in">
              <draw:text-box>
                <text:p text:style-name="a623" text:class-names="" text:cond-style-name=""><text:span text:style-name="a622" text:class-names=""/></text:p>
              </draw:text-box>
              <svg:title/>
              <svg:desc/>
            </draw:frame>
            <draw:frame draw:z-index="193" draw:id="id209" draw:style-name="a627" draw:name="CaixaDeTexto 1" svg:x="0in" svg:y="0in" svg:width="0.20202in" svg:height="0.28933in">
              <draw:text-box>
                <text:p text:style-name="a626" text:class-names="" text:cond-style-name=""><text:span text:style-name="a625" text:class-names=""/></text:p>
              </draw:text-box>
              <svg:title/>
              <svg:desc/>
            </draw:frame>
            <draw:frame draw:z-index="194" draw:id="id210" draw:style-name="a630" draw:name="CaixaDeTexto 1" svg:x="0in" svg:y="0in" svg:width="0.20202in" svg:height="0.28933in">
              <draw:text-box>
                <text:p text:style-name="a629" text:class-names="" text:cond-style-name=""><text:span text:style-name="a628" text:class-names=""/></text:p>
              </draw:text-box>
              <svg:title/>
              <svg:desc/>
            </draw:frame>
            <draw:frame draw:z-index="195" draw:id="id211" draw:style-name="a633" draw:name="CaixaDeTexto 1" svg:x="0in" svg:y="0in" svg:width="0.20202in" svg:height="0.28933in">
              <draw:text-box>
                <text:p text:style-name="a632" text:class-names="" text:cond-style-name=""><text:span text:style-name="a631" text:class-names=""/></text:p>
              </draw:text-box>
              <svg:title/>
              <svg:desc/>
            </draw:frame>
            <draw:frame draw:z-index="196" draw:id="id212" draw:style-name="a636" draw:name="CaixaDeTexto 196" svg:x="0in" svg:y="0in" svg:width="0.20202in" svg:height="0.28933in">
              <draw:text-box>
                <text:p text:style-name="a635" text:class-names="" text:cond-style-name=""><text:span text:style-name="a634" text:class-names=""/></text:p>
              </draw:text-box>
              <svg:title/>
              <svg:desc/>
            </draw:frame>
            <draw:frame draw:z-index="197" draw:id="id213" draw:style-name="a639" draw:name="CaixaDeTexto 1" svg:x="0in" svg:y="0in" svg:width="0.20202in" svg:height="0.28933in">
              <draw:text-box>
                <text:p text:style-name="a638" text:class-names="" text:cond-style-name=""><text:span text:style-name="a637" text:class-names=""/></text:p>
              </draw:text-box>
              <svg:title/>
              <svg:desc/>
            </draw:frame>
            <draw:frame draw:z-index="198" draw:id="id214" draw:style-name="a642" draw:name="CaixaDeTexto 1" svg:x="0in" svg:y="0in" svg:width="0.20202in" svg:height="0.28933in">
              <draw:text-box>
                <text:p text:style-name="a641" text:class-names="" text:cond-style-name=""><text:span text:style-name="a640" text:class-names=""/></text:p>
              </draw:text-box>
              <svg:title/>
              <svg:desc/>
            </draw:frame>
            <draw:frame draw:z-index="199" draw:id="id215" draw:style-name="a645" draw:name="CaixaDeTexto 1" svg:x="0in" svg:y="0in" svg:width="0.20202in" svg:height="0.28933in">
              <draw:text-box>
                <text:p text:style-name="a644" text:class-names="" text:cond-style-name=""><text:span text:style-name="a643" text:class-names=""/></text:p>
              </draw:text-box>
              <svg:title/>
              <svg:desc/>
            </draw:frame>
            <draw:frame draw:z-index="200" draw:id="id216" draw:style-name="a648" draw:name="CaixaDeTexto 1" svg:x="0in" svg:y="0in" svg:width="0.20202in" svg:height="0.28933in">
              <draw:text-box>
                <text:p text:style-name="a647" text:class-names="" text:cond-style-name=""><text:span text:style-name="a646" text:class-names=""/></text:p>
              </draw:text-box>
              <svg:title/>
              <svg:desc/>
            </draw:frame>
            <draw:frame draw:z-index="201" draw:id="id217" draw:style-name="a651" draw:name="CaixaDeTexto 1" svg:x="0in" svg:y="0in" svg:width="0.20202in" svg:height="0.28933in">
              <draw:text-box>
                <text:p text:style-name="a650" text:class-names="" text:cond-style-name=""><text:span text:style-name="a649" text:class-names=""/></text:p>
              </draw:text-box>
              <svg:title/>
              <svg:desc/>
            </draw:frame>
            <draw:frame draw:z-index="202" draw:id="id218" draw:style-name="a654" draw:name="CaixaDeTexto 1" svg:x="0in" svg:y="0in" svg:width="0.20202in" svg:height="0.28933in">
              <draw:text-box>
                <text:p text:style-name="a653" text:class-names="" text:cond-style-name=""><text:span text:style-name="a652" text:class-names=""/></text:p>
              </draw:text-box>
              <svg:title/>
              <svg:desc/>
            </draw:frame>
            <draw:frame draw:z-index="203" draw:id="id219" draw:style-name="a657" draw:name="CaixaDeTexto 1" svg:x="0in" svg:y="0in" svg:width="0.20202in" svg:height="0.28933in">
              <draw:text-box>
                <text:p text:style-name="a656" text:class-names="" text:cond-style-name=""><text:span text:style-name="a655" text:class-names=""/></text:p>
              </draw:text-box>
              <svg:title/>
              <svg:desc/>
            </draw:frame>
            <draw:frame draw:z-index="396" draw:id="id412" draw:style-name="a1236" draw:name="CaixaDeTexto 1" svg:x="0in" svg:y="0in" svg:width="0.20202in" svg:height="0.28933in">
              <draw:text-box>
                <text:p text:style-name="a1235" text:class-names="" text:cond-style-name=""><text:span text:style-name="a1234" text:class-names=""/></text:p>
              </draw:text-box>
              <svg:title/>
              <svg:desc/>
            </draw:frame>
            <draw:frame draw:z-index="397" draw:id="id413" draw:style-name="a1239" draw:name="CaixaDeTexto 1" svg:x="0in" svg:y="0in" svg:width="0.20202in" svg:height="0.28933in">
              <draw:text-box>
                <text:p text:style-name="a1238" text:class-names="" text:cond-style-name=""><text:span text:style-name="a1237" text:class-names=""/></text:p>
              </draw:text-box>
              <svg:title/>
              <svg:desc/>
            </draw:frame>
            <draw:frame draw:z-index="398" draw:id="id414" draw:style-name="a1242" draw:name="CaixaDeTexto 1" svg:x="0in" svg:y="0in" svg:width="0.20202in" svg:height="0.28933in">
              <draw:text-box>
                <text:p text:style-name="a1241" text:class-names="" text:cond-style-name=""><text:span text:style-name="a1240" text:class-names=""/></text:p>
              </draw:text-box>
              <svg:title/>
              <svg:desc/>
            </draw:frame>
            <draw:frame draw:z-index="399" draw:id="id415" draw:style-name="a1245" draw:name="CaixaDeTexto 1" svg:x="0in" svg:y="0in" svg:width="0.20202in" svg:height="0.28933in">
              <draw:text-box>
                <text:p text:style-name="a1244" text:class-names="" text:cond-style-name=""><text:span text:style-name="a1243" text:class-names=""/></text:p>
              </draw:text-box>
              <svg:title/>
              <svg:desc/>
            </draw:frame>
            <draw:frame draw:z-index="400" draw:id="id416" draw:style-name="a1248" draw:name="CaixaDeTexto 1" svg:x="0in" svg:y="0in" svg:width="0.20202in" svg:height="0.28933in">
              <draw:text-box>
                <text:p text:style-name="a1247" text:class-names="" text:cond-style-name=""><text:span text:style-name="a1246" text:class-names=""/></text:p>
              </draw:text-box>
              <svg:title/>
              <svg:desc/>
            </draw:frame>
            <draw:frame draw:z-index="401" draw:id="id417" draw:style-name="a1251" draw:name="CaixaDeTexto 1" svg:x="0in" svg:y="0in" svg:width="0.20202in" svg:height="0.28933in">
              <draw:text-box>
                <text:p text:style-name="a1250" text:class-names="" text:cond-style-name=""><text:span text:style-name="a1249" text:class-names=""/></text:p>
              </draw:text-box>
              <svg:title/>
              <svg:desc/>
            </draw:frame>
            <draw:frame draw:z-index="12" draw:id="id28" draw:style-name="a84" draw:name="CaixaDeTexto 1" svg:x="0in" svg:y="0in" svg:width="0.20202in" svg:height="0.28933in">
              <draw:text-box>
                <text:p text:style-name="a83" text:class-names="" text:cond-style-name=""><text:span text:style-name="a82" text:class-names=""/></text:p>
              </draw:text-box>
              <svg:title/>
              <svg:desc/>
            </draw:frame>
            <draw:frame draw:z-index="13" draw:id="id29" draw:style-name="a87" draw:name="CaixaDeTexto 1" svg:x="0in" svg:y="0in" svg:width="0.20202in" svg:height="0.28933in">
              <draw:text-box>
                <text:p text:style-name="a86" text:class-names="" text:cond-style-name=""><text:span text:style-name="a85" text:class-names=""/></text:p>
              </draw:text-box>
              <svg:title/>
              <svg:desc/>
            </draw:frame>
            <draw:frame draw:z-index="14" draw:id="id30" draw:style-name="a90" draw:name="CaixaDeTexto 1" svg:x="0in" svg:y="0in" svg:width="0.20202in" svg:height="0.28933in">
              <draw:text-box>
                <text:p text:style-name="a89" text:class-names="" text:cond-style-name=""><text:span text:style-name="a88" text:class-names=""/></text:p>
              </draw:text-box>
              <svg:title/>
              <svg:desc/>
            </draw:frame>
            <draw:frame draw:z-index="15" draw:id="id31" draw:style-name="a93" draw:name="CaixaDeTexto 1" svg:x="0in" svg:y="0in" svg:width="0.20202in" svg:height="0.28933in">
              <draw:text-box>
                <text:p text:style-name="a92" text:class-names="" text:cond-style-name=""><text:span text:style-name="a91" text:class-names=""/></text:p>
              </draw:text-box>
              <svg:title/>
              <svg:desc/>
            </draw:frame>
            <draw:frame draw:z-index="16" draw:id="id32" draw:style-name="a96" draw:name="CaixaDeTexto 1" svg:x="0in" svg:y="0in" svg:width="0.20202in" svg:height="0.28933in">
              <draw:text-box>
                <text:p text:style-name="a95" text:class-names="" text:cond-style-name=""><text:span text:style-name="a94" text:class-names=""/></text:p>
              </draw:text-box>
              <svg:title/>
              <svg:desc/>
            </draw:frame>
            <draw:frame draw:z-index="17" draw:id="id33" draw:style-name="a99" draw:name="CaixaDeTexto 1" svg:x="0in" svg:y="0in" svg:width="0.20202in" svg:height="0.28933in">
              <draw:text-box>
                <text:p text:style-name="a98" text:class-names="" text:cond-style-name=""><text:span text:style-name="a97" text:class-names=""/></text:p>
              </draw:text-box>
              <svg:title/>
              <svg:desc/>
            </draw:frame>
            <draw:frame draw:z-index="210" draw:id="id226" draw:style-name="a678" draw:name="CaixaDeTexto 1" svg:x="0in" svg:y="0in" svg:width="0.20202in" svg:height="0.28933in">
              <draw:text-box>
                <text:p text:style-name="a677" text:class-names="" text:cond-style-name=""><text:span text:style-name="a676" text:class-names=""/></text:p>
              </draw:text-box>
              <svg:title/>
              <svg:desc/>
            </draw:frame>
            <draw:frame draw:z-index="211" draw:id="id227" draw:style-name="a681" draw:name="CaixaDeTexto 1" svg:x="0in" svg:y="0in" svg:width="0.20202in" svg:height="0.28933in">
              <draw:text-box>
                <text:p text:style-name="a680" text:class-names="" text:cond-style-name=""><text:span text:style-name="a679" text:class-names=""/></text:p>
              </draw:text-box>
              <svg:title/>
              <svg:desc/>
            </draw:frame>
            <draw:frame draw:z-index="212" draw:id="id228" draw:style-name="a684" draw:name="CaixaDeTexto 1" svg:x="0in" svg:y="0in" svg:width="0.20202in" svg:height="0.28933in">
              <draw:text-box>
                <text:p text:style-name="a683" text:class-names="" text:cond-style-name=""><text:span text:style-name="a682" text:class-names=""/></text:p>
              </draw:text-box>
              <svg:title/>
              <svg:desc/>
            </draw:frame>
            <draw:frame draw:z-index="213" draw:id="id229" draw:style-name="a687" draw:name="CaixaDeTexto 1" svg:x="0in" svg:y="0in" svg:width="0.20202in" svg:height="0.28933in">
              <draw:text-box>
                <text:p text:style-name="a686" text:class-names="" text:cond-style-name=""><text:span text:style-name="a685" text:class-names=""/></text:p>
              </draw:text-box>
              <svg:title/>
              <svg:desc/>
            </draw:frame>
            <draw:frame draw:z-index="214" draw:id="id230" draw:style-name="a690" draw:name="CaixaDeTexto 1" svg:x="0in" svg:y="0in" svg:width="0.20202in" svg:height="0.28933in">
              <draw:text-box>
                <text:p text:style-name="a689" text:class-names="" text:cond-style-name=""><text:span text:style-name="a688" text:class-names=""/></text:p>
              </draw:text-box>
              <svg:title/>
              <svg:desc/>
            </draw:frame>
            <draw:frame draw:z-index="215" draw:id="id231" draw:style-name="a693" draw:name="CaixaDeTexto 1" svg:x="0in" svg:y="0in" svg:width="0.20202in" svg:height="0.28933in">
              <draw:text-box>
                <text:p text:style-name="a692" text:class-names="" text:cond-style-name=""><text:span text:style-name="a691" text:class-names=""/></text:p>
              </draw:text-box>
              <svg:title/>
              <svg:desc/>
            </draw:frame>
            <draw:frame draw:z-index="216" draw:id="id232" draw:style-name="a696" draw:name="CaixaDeTexto 1" svg:x="0in" svg:y="0in" svg:width="0.20202in" svg:height="0.28933in">
              <draw:text-box>
                <text:p text:style-name="a695" text:class-names="" text:cond-style-name=""><text:span text:style-name="a694" text:class-names=""/></text:p>
              </draw:text-box>
              <svg:title/>
              <svg:desc/>
            </draw:frame>
            <draw:frame draw:z-index="217" draw:id="id233" draw:style-name="a699" draw:name="CaixaDeTexto 1" svg:x="0in" svg:y="0in" svg:width="0.20202in" svg:height="0.28933in">
              <draw:text-box>
                <text:p text:style-name="a698" text:class-names="" text:cond-style-name=""><text:span text:style-name="a697" text:class-names=""/></text:p>
              </draw:text-box>
              <svg:title/>
              <svg:desc/>
            </draw:frame>
            <draw:frame draw:z-index="218" draw:id="id234" draw:style-name="a702" draw:name="CaixaDeTexto 1" svg:x="0in" svg:y="0in" svg:width="0.20202in" svg:height="0.28933in">
              <draw:text-box>
                <text:p text:style-name="a701" text:class-names="" text:cond-style-name=""><text:span text:style-name="a700" text:class-names=""/></text:p>
              </draw:text-box>
              <svg:title/>
              <svg:desc/>
            </draw:frame>
            <draw:frame draw:z-index="219" draw:id="id235" draw:style-name="a705" draw:name="CaixaDeTexto 1" svg:x="0in" svg:y="0in" svg:width="0.20202in" svg:height="0.28933in">
              <draw:text-box>
                <text:p text:style-name="a704" text:class-names="" text:cond-style-name=""><text:span text:style-name="a703" text:class-names=""/></text:p>
              </draw:text-box>
              <svg:title/>
              <svg:desc/>
            </draw:frame>
            <draw:frame draw:z-index="220" draw:id="id236" draw:style-name="a708" draw:name="CaixaDeTexto 1" svg:x="0in" svg:y="0in" svg:width="0.20202in" svg:height="0.28933in">
              <draw:text-box>
                <text:p text:style-name="a707" text:class-names="" text:cond-style-name=""><text:span text:style-name="a706" text:class-names=""/></text:p>
              </draw:text-box>
              <svg:title/>
              <svg:desc/>
            </draw:frame>
            <draw:frame draw:z-index="221" draw:id="id237" draw:style-name="a711" draw:name="CaixaDeTexto 1" svg:x="0in" svg:y="0in" svg:width="0.20202in" svg:height="0.28933in">
              <draw:text-box>
                <text:p text:style-name="a710" text:class-names="" text:cond-style-name=""><text:span text:style-name="a709" text:class-names=""/></text:p>
              </draw:text-box>
              <svg:title/>
              <svg:desc/>
            </draw:frame>
            <draw:frame draw:z-index="222" draw:id="id238" draw:style-name="a714" draw:name="CaixaDeTexto 1" svg:x="0in" svg:y="0in" svg:width="0.20202in" svg:height="0.28933in">
              <draw:text-box>
                <text:p text:style-name="a713" text:class-names="" text:cond-style-name=""><text:span text:style-name="a712" text:class-names=""/></text:p>
              </draw:text-box>
              <svg:title/>
              <svg:desc/>
            </draw:frame>
            <draw:frame draw:z-index="223" draw:id="id239" draw:style-name="a717" draw:name="CaixaDeTexto 1" svg:x="0in" svg:y="0in" svg:width="0.20202in" svg:height="0.28933in">
              <draw:text-box>
                <text:p text:style-name="a716" text:class-names="" text:cond-style-name=""><text:span text:style-name="a715" text:class-names=""/></text:p>
              </draw:text-box>
              <svg:title/>
              <svg:desc/>
            </draw:frame>
            <draw:frame draw:z-index="224" draw:id="id240" draw:style-name="a720" draw:name="CaixaDeTexto 224" svg:x="0in" svg:y="0in" svg:width="0.20202in" svg:height="0.28933in">
              <draw:text-box>
                <text:p text:style-name="a719" text:class-names="" text:cond-style-name=""><text:span text:style-name="a718" text:class-names=""/></text:p>
              </draw:text-box>
              <svg:title/>
              <svg:desc/>
            </draw:frame>
            <draw:frame draw:z-index="225" draw:id="id241" draw:style-name="a723" draw:name="CaixaDeTexto 1" svg:x="0in" svg:y="0in" svg:width="0.20202in" svg:height="0.28933in">
              <draw:text-box>
                <text:p text:style-name="a722" text:class-names="" text:cond-style-name=""><text:span text:style-name="a721" text:class-names=""/></text:p>
              </draw:text-box>
              <svg:title/>
              <svg:desc/>
            </draw:frame>
            <draw:frame draw:z-index="226" draw:id="id242" draw:style-name="a726" draw:name="CaixaDeTexto 1" svg:x="0in" svg:y="0in" svg:width="0.20202in" svg:height="0.28933in">
              <draw:text-box>
                <text:p text:style-name="a725" text:class-names="" text:cond-style-name=""><text:span text:style-name="a724" text:class-names=""/></text:p>
              </draw:text-box>
              <svg:title/>
              <svg:desc/>
            </draw:frame>
            <draw:frame draw:z-index="227" draw:id="id243" draw:style-name="a729" draw:name="CaixaDeTexto 1" svg:x="0in" svg:y="0in" svg:width="0.20202in" svg:height="0.28933in">
              <draw:text-box>
                <text:p text:style-name="a728" text:class-names="" text:cond-style-name=""><text:span text:style-name="a727" text:class-names=""/></text:p>
              </draw:text-box>
              <svg:title/>
              <svg:desc/>
            </draw:frame>
            <draw:frame draw:z-index="228" draw:id="id244" draw:style-name="a732" draw:name="CaixaDeTexto 1" svg:x="0in" svg:y="0in" svg:width="0.20202in" svg:height="0.28933in">
              <draw:text-box>
                <text:p text:style-name="a731" text:class-names="" text:cond-style-name=""><text:span text:style-name="a730" text:class-names=""/></text:p>
              </draw:text-box>
              <svg:title/>
              <svg:desc/>
            </draw:frame>
            <draw:frame draw:z-index="229" draw:id="id245" draw:style-name="a735" draw:name="CaixaDeTexto 1" svg:x="0in" svg:y="0in" svg:width="0.20202in" svg:height="0.28933in">
              <draw:text-box>
                <text:p text:style-name="a734" text:class-names="" text:cond-style-name=""><text:span text:style-name="a733" text:class-names=""/></text:p>
              </draw:text-box>
              <svg:title/>
              <svg:desc/>
            </draw:frame>
            <draw:frame draw:z-index="230" draw:id="id246" draw:style-name="a738" draw:name="CaixaDeTexto 1" svg:x="0in" svg:y="0in" svg:width="0.20202in" svg:height="0.28933in">
              <draw:text-box>
                <text:p text:style-name="a737" text:class-names="" text:cond-style-name=""><text:span text:style-name="a736" text:class-names=""/></text:p>
              </draw:text-box>
              <svg:title/>
              <svg:desc/>
            </draw:frame>
            <draw:frame draw:z-index="231" draw:id="id247" draw:style-name="a741" draw:name="CaixaDeTexto 1" svg:x="0in" svg:y="0in" svg:width="0.20202in" svg:height="0.28933in">
              <draw:text-box>
                <text:p text:style-name="a740" text:class-names="" text:cond-style-name=""><text:span text:style-name="a739" text:class-names=""/></text:p>
              </draw:text-box>
              <svg:title/>
              <svg:desc/>
            </draw:frame>
            <draw:frame draw:z-index="232" draw:id="id248" draw:style-name="a744" draw:name="CaixaDeTexto 1" svg:x="0in" svg:y="0in" svg:width="0.20202in" svg:height="0.28933in">
              <draw:text-box>
                <text:p text:style-name="a743" text:class-names="" text:cond-style-name=""><text:span text:style-name="a742" text:class-names=""/></text:p>
              </draw:text-box>
              <svg:title/>
              <svg:desc/>
            </draw:frame>
            <draw:frame draw:z-index="233" draw:id="id249" draw:style-name="a747" draw:name="CaixaDeTexto 1" svg:x="0in" svg:y="0in" svg:width="0.20202in" svg:height="0.28933in">
              <draw:text-box>
                <text:p text:style-name="a746" text:class-names="" text:cond-style-name=""><text:span text:style-name="a745" text:class-names=""/></text:p>
              </draw:text-box>
              <svg:title/>
              <svg:desc/>
            </draw:frame>
            <draw:frame draw:z-index="234" draw:id="id250" draw:style-name="a750" draw:name="CaixaDeTexto 1" svg:x="0in" svg:y="0in" svg:width="0.20202in" svg:height="0.28933in">
              <draw:text-box>
                <text:p text:style-name="a749" text:class-names="" text:cond-style-name=""><text:span text:style-name="a748" text:class-names=""/></text:p>
              </draw:text-box>
              <svg:title/>
              <svg:desc/>
            </draw:frame>
            <draw:frame draw:z-index="235" draw:id="id251" draw:style-name="a753" draw:name="CaixaDeTexto 1" svg:x="0in" svg:y="0in" svg:width="0.20202in" svg:height="0.28933in">
              <draw:text-box>
                <text:p text:style-name="a752" text:class-names="" text:cond-style-name=""><text:span text:style-name="a751" text:class-names=""/></text:p>
              </draw:text-box>
              <svg:title/>
              <svg:desc/>
            </draw:frame>
            <draw:frame draw:z-index="236" draw:id="id252" draw:style-name="a756" draw:name="CaixaDeTexto 1" svg:x="0in" svg:y="0in" svg:width="0.20202in" svg:height="0.28933in">
              <draw:text-box>
                <text:p text:style-name="a755" text:class-names="" text:cond-style-name=""><text:span text:style-name="a754" text:class-names=""/></text:p>
              </draw:text-box>
              <svg:title/>
              <svg:desc/>
            </draw:frame>
            <draw:frame draw:z-index="237" draw:id="id253" draw:style-name="a759" draw:name="CaixaDeTexto 1" svg:x="0in" svg:y="0in" svg:width="0.20202in" svg:height="0.28933in">
              <draw:text-box>
                <text:p text:style-name="a758" text:class-names="" text:cond-style-name=""><text:span text:style-name="a757" text:class-names=""/></text:p>
              </draw:text-box>
              <svg:title/>
              <svg:desc/>
            </draw:frame>
            <draw:frame draw:z-index="238" draw:id="id254" draw:style-name="a762" draw:name="CaixaDeTexto 1" svg:x="0in" svg:y="0in" svg:width="0.20202in" svg:height="0.28933in">
              <draw:text-box>
                <text:p text:style-name="a761" text:class-names="" text:cond-style-name=""><text:span text:style-name="a760" text:class-names=""/></text:p>
              </draw:text-box>
              <svg:title/>
              <svg:desc/>
            </draw:frame>
            <draw:frame draw:z-index="239" draw:id="id255" draw:style-name="a765" draw:name="CaixaDeTexto 1" svg:x="0in" svg:y="0in" svg:width="0.20202in" svg:height="0.28933in">
              <draw:text-box>
                <text:p text:style-name="a764" text:class-names="" text:cond-style-name=""><text:span text:style-name="a763" text:class-names=""/></text:p>
              </draw:text-box>
              <svg:title/>
              <svg:desc/>
            </draw:frame>
            <draw:frame draw:z-index="240" draw:id="id256" draw:style-name="a768" draw:name="CaixaDeTexto 1" svg:x="0in" svg:y="0in" svg:width="0.20202in" svg:height="0.28933in">
              <draw:text-box>
                <text:p text:style-name="a767" text:class-names="" text:cond-style-name=""><text:span text:style-name="a766" text:class-names=""/></text:p>
              </draw:text-box>
              <svg:title/>
              <svg:desc/>
            </draw:frame>
            <draw:frame draw:z-index="241" draw:id="id257" draw:style-name="a771" draw:name="CaixaDeTexto 1" svg:x="0in" svg:y="0in" svg:width="0.20202in" svg:height="0.28933in">
              <draw:text-box>
                <text:p text:style-name="a770" text:class-names="" text:cond-style-name=""><text:span text:style-name="a769" text:class-names=""/></text:p>
              </draw:text-box>
              <svg:title/>
              <svg:desc/>
            </draw:frame>
            <draw:frame draw:z-index="242" draw:id="id258" draw:style-name="a774" draw:name="CaixaDeTexto 1" svg:x="0in" svg:y="0in" svg:width="0.20202in" svg:height="0.28933in">
              <draw:text-box>
                <text:p text:style-name="a773" text:class-names="" text:cond-style-name=""><text:span text:style-name="a772" text:class-names=""/></text:p>
              </draw:text-box>
              <svg:title/>
              <svg:desc/>
            </draw:frame>
            <draw:frame draw:z-index="243" draw:id="id259" draw:style-name="a777" draw:name="CaixaDeTexto 1" svg:x="0in" svg:y="0in" svg:width="0.20202in" svg:height="0.28933in">
              <draw:text-box>
                <text:p text:style-name="a776" text:class-names="" text:cond-style-name=""><text:span text:style-name="a775" text:class-names=""/></text:p>
              </draw:text-box>
              <svg:title/>
              <svg:desc/>
            </draw:frame>
            <draw:frame draw:z-index="244" draw:id="id260" draw:style-name="a780" draw:name="CaixaDeTexto 1" svg:x="0in" svg:y="0in" svg:width="0.20202in" svg:height="0.28933in">
              <draw:text-box>
                <text:p text:style-name="a779" text:class-names="" text:cond-style-name=""><text:span text:style-name="a778" text:class-names=""/></text:p>
              </draw:text-box>
              <svg:title/>
              <svg:desc/>
            </draw:frame>
            <draw:frame draw:z-index="245" draw:id="id261" draw:style-name="a783" draw:name="CaixaDeTexto 1" svg:x="0in" svg:y="0in" svg:width="0.20202in" svg:height="0.28933in">
              <draw:text-box>
                <text:p text:style-name="a782" text:class-names="" text:cond-style-name=""><text:span text:style-name="a781" text:class-names=""/></text:p>
              </draw:text-box>
              <svg:title/>
              <svg:desc/>
            </draw:frame>
            <draw:frame draw:z-index="246" draw:id="id262" draw:style-name="a786" draw:name="CaixaDeTexto 1" svg:x="0in" svg:y="0in" svg:width="0.20202in" svg:height="0.28933in">
              <draw:text-box>
                <text:p text:style-name="a785" text:class-names="" text:cond-style-name=""><text:span text:style-name="a784" text:class-names=""/></text:p>
              </draw:text-box>
              <svg:title/>
              <svg:desc/>
            </draw:frame>
            <draw:frame draw:z-index="247" draw:id="id263" draw:style-name="a789" draw:name="CaixaDeTexto 1" svg:x="0in" svg:y="0in" svg:width="0.20202in" svg:height="0.28933in">
              <draw:text-box>
                <text:p text:style-name="a788" text:class-names="" text:cond-style-name=""><text:span text:style-name="a787" text:class-names=""/></text:p>
              </draw:text-box>
              <svg:title/>
              <svg:desc/>
            </draw:frame>
            <draw:frame draw:z-index="248" draw:id="id264" draw:style-name="a792" draw:name="CaixaDeTexto 1" svg:x="0in" svg:y="0in" svg:width="0.20202in" svg:height="0.28933in">
              <draw:text-box>
                <text:p text:style-name="a791" text:class-names="" text:cond-style-name=""><text:span text:style-name="a790" text:class-names=""/></text:p>
              </draw:text-box>
              <svg:title/>
              <svg:desc/>
            </draw:frame>
            <draw:frame draw:z-index="249" draw:id="id265" draw:style-name="a795" draw:name="CaixaDeTexto 1" svg:x="0in" svg:y="0in" svg:width="0.20202in" svg:height="0.28933in">
              <draw:text-box>
                <text:p text:style-name="a794" text:class-names="" text:cond-style-name=""><text:span text:style-name="a793" text:class-names=""/></text:p>
              </draw:text-box>
              <svg:title/>
              <svg:desc/>
            </draw:frame>
            <draw:frame draw:z-index="250" draw:id="id266" draw:style-name="a798" draw:name="CaixaDeTexto 1" svg:x="0in" svg:y="0in" svg:width="0.20202in" svg:height="0.28933in">
              <draw:text-box>
                <text:p text:style-name="a797" text:class-names="" text:cond-style-name=""><text:span text:style-name="a796" text:class-names=""/></text:p>
              </draw:text-box>
              <svg:title/>
              <svg:desc/>
            </draw:frame>
            <draw:frame draw:z-index="251" draw:id="id267" draw:style-name="a801" draw:name="CaixaDeTexto 1" svg:x="0in" svg:y="0in" svg:width="0.20202in" svg:height="0.28933in">
              <draw:text-box>
                <text:p text:style-name="a800" text:class-names="" text:cond-style-name=""><text:span text:style-name="a799" text:class-names=""/></text:p>
              </draw:text-box>
              <svg:title/>
              <svg:desc/>
            </draw:frame>
            <draw:frame draw:z-index="252" draw:id="id268" draw:style-name="a804" draw:name="CaixaDeTexto 252" svg:x="0in" svg:y="0in" svg:width="0.20202in" svg:height="0.28933in">
              <draw:text-box>
                <text:p text:style-name="a803" text:class-names="" text:cond-style-name=""><text:span text:style-name="a802" text:class-names=""/></text:p>
              </draw:text-box>
              <svg:title/>
              <svg:desc/>
            </draw:frame>
            <draw:frame draw:z-index="253" draw:id="id269" draw:style-name="a807" draw:name="CaixaDeTexto 253" svg:x="0in" svg:y="0in" svg:width="0.20202in" svg:height="0.28933in">
              <draw:text-box>
                <text:p text:style-name="a806" text:class-names="" text:cond-style-name=""><text:span text:style-name="a805" text:class-names=""/></text:p>
              </draw:text-box>
              <svg:title/>
              <svg:desc/>
            </draw:frame>
            <draw:frame draw:z-index="254" draw:id="id270" draw:style-name="a810" draw:name="CaixaDeTexto 254" svg:x="0in" svg:y="0in" svg:width="0.20202in" svg:height="0.28933in">
              <draw:text-box>
                <text:p text:style-name="a809" text:class-names="" text:cond-style-name=""><text:span text:style-name="a808" text:class-names=""/></text:p>
              </draw:text-box>
              <svg:title/>
              <svg:desc/>
            </draw:frame>
            <draw:frame draw:z-index="255" draw:id="id271" draw:style-name="a813" draw:name="CaixaDeTexto 255" svg:x="0in" svg:y="0in" svg:width="0.20202in" svg:height="0.28933in">
              <draw:text-box>
                <text:p text:style-name="a812" text:class-names="" text:cond-style-name=""><text:span text:style-name="a811" text:class-names=""/></text:p>
              </draw:text-box>
              <svg:title/>
              <svg:desc/>
            </draw:frame>
            <draw:frame draw:z-index="256" draw:id="id272" draw:style-name="a816" draw:name="CaixaDeTexto 256" svg:x="0in" svg:y="0in" svg:width="0.20202in" svg:height="0.28933in">
              <draw:text-box>
                <text:p text:style-name="a815" text:class-names="" text:cond-style-name=""><text:span text:style-name="a814" text:class-names=""/></text:p>
              </draw:text-box>
              <svg:title/>
              <svg:desc/>
            </draw:frame>
            <draw:frame draw:z-index="257" draw:id="id273" draw:style-name="a819" draw:name="CaixaDeTexto 257" svg:x="0in" svg:y="0in" svg:width="0.20202in" svg:height="0.28933in">
              <draw:text-box>
                <text:p text:style-name="a818" text:class-names="" text:cond-style-name=""><text:span text:style-name="a817" text:class-names=""/></text:p>
              </draw:text-box>
              <svg:title/>
              <svg:desc/>
            </draw:frame>
            <draw:frame draw:z-index="258" draw:id="id274" draw:style-name="a822" draw:name="CaixaDeTexto 258" svg:x="0in" svg:y="0in" svg:width="0.20202in" svg:height="0.28933in">
              <draw:text-box>
                <text:p text:style-name="a821" text:class-names="" text:cond-style-name=""><text:span text:style-name="a820" text:class-names=""/></text:p>
              </draw:text-box>
              <svg:title/>
              <svg:desc/>
            </draw:frame>
            <draw:frame draw:z-index="259" draw:id="id275" draw:style-name="a825" draw:name="CaixaDeTexto 259" svg:x="0in" svg:y="0in" svg:width="0.20202in" svg:height="0.28933in">
              <draw:text-box>
                <text:p text:style-name="a824" text:class-names="" text:cond-style-name=""><text:span text:style-name="a823" text:class-names=""/></text:p>
              </draw:text-box>
              <svg:title/>
              <svg:desc/>
            </draw:frame>
            <draw:frame draw:z-index="260" draw:id="id276" draw:style-name="a828" draw:name="CaixaDeTexto 260" svg:x="0in" svg:y="0in" svg:width="0.20202in" svg:height="0.28933in">
              <draw:text-box>
                <text:p text:style-name="a827" text:class-names="" text:cond-style-name=""><text:span text:style-name="a826" text:class-names=""/></text:p>
              </draw:text-box>
              <svg:title/>
              <svg:desc/>
            </draw:frame>
            <draw:frame draw:z-index="261" draw:id="id277" draw:style-name="a831" draw:name="CaixaDeTexto 261" svg:x="0in" svg:y="0in" svg:width="0.20202in" svg:height="0.28933in">
              <draw:text-box>
                <text:p text:style-name="a830" text:class-names="" text:cond-style-name=""><text:span text:style-name="a829" text:class-names=""/></text:p>
              </draw:text-box>
              <svg:title/>
              <svg:desc/>
            </draw:frame>
            <draw:frame draw:z-index="262" draw:id="id278" draw:style-name="a834" draw:name="CaixaDeTexto 262" svg:x="0in" svg:y="0in" svg:width="0.20202in" svg:height="0.28933in">
              <draw:text-box>
                <text:p text:style-name="a833" text:class-names="" text:cond-style-name=""><text:span text:style-name="a832" text:class-names=""/></text:p>
              </draw:text-box>
              <svg:title/>
              <svg:desc/>
            </draw:frame>
            <draw:frame draw:z-index="263" draw:id="id279" draw:style-name="a837" draw:name="CaixaDeTexto 263" svg:x="0in" svg:y="0in" svg:width="0.20202in" svg:height="0.28933in">
              <draw:text-box>
                <text:p text:style-name="a836" text:class-names="" text:cond-style-name=""><text:span text:style-name="a835" text:class-names=""/></text:p>
              </draw:text-box>
              <svg:title/>
              <svg:desc/>
            </draw:frame>
            <draw:frame draw:z-index="264" draw:id="id280" draw:style-name="a840" draw:name="CaixaDeTexto 264" svg:x="0in" svg:y="0in" svg:width="0.20202in" svg:height="0.28933in">
              <draw:text-box>
                <text:p text:style-name="a839" text:class-names="" text:cond-style-name=""><text:span text:style-name="a838" text:class-names=""/></text:p>
              </draw:text-box>
              <svg:title/>
              <svg:desc/>
            </draw:frame>
            <draw:frame draw:z-index="265" draw:id="id281" draw:style-name="a843" draw:name="CaixaDeTexto 265" svg:x="0in" svg:y="0in" svg:width="0.20202in" svg:height="0.28933in">
              <draw:text-box>
                <text:p text:style-name="a842" text:class-names="" text:cond-style-name=""><text:span text:style-name="a841" text:class-names=""/></text:p>
              </draw:text-box>
              <svg:title/>
              <svg:desc/>
            </draw:frame>
            <draw:frame draw:z-index="266" draw:id="id282" draw:style-name="a846" draw:name="CaixaDeTexto 266" svg:x="0in" svg:y="0in" svg:width="0.20202in" svg:height="0.28933in">
              <draw:text-box>
                <text:p text:style-name="a845" text:class-names="" text:cond-style-name=""><text:span text:style-name="a844" text:class-names=""/></text:p>
              </draw:text-box>
              <svg:title/>
              <svg:desc/>
            </draw:frame>
            <draw:frame draw:z-index="267" draw:id="id283" draw:style-name="a849" draw:name="CaixaDeTexto 267" svg:x="0in" svg:y="0in" svg:width="0.20202in" svg:height="0.28933in">
              <draw:text-box>
                <text:p text:style-name="a848" text:class-names="" text:cond-style-name=""><text:span text:style-name="a847" text:class-names=""/></text:p>
              </draw:text-box>
              <svg:title/>
              <svg:desc/>
            </draw:frame>
            <draw:frame draw:z-index="268" draw:id="id284" draw:style-name="a852" draw:name="CaixaDeTexto 268" svg:x="0in" svg:y="0in" svg:width="0.20202in" svg:height="0.28933in">
              <draw:text-box>
                <text:p text:style-name="a851" text:class-names="" text:cond-style-name=""><text:span text:style-name="a850" text:class-names=""/></text:p>
              </draw:text-box>
              <svg:title/>
              <svg:desc/>
            </draw:frame>
            <draw:frame draw:z-index="269" draw:id="id285" draw:style-name="a855" draw:name="CaixaDeTexto 269" svg:x="0in" svg:y="0in" svg:width="0.20202in" svg:height="0.28933in">
              <draw:text-box>
                <text:p text:style-name="a854" text:class-names="" text:cond-style-name=""><text:span text:style-name="a853" text:class-names=""/></text:p>
              </draw:text-box>
              <svg:title/>
              <svg:desc/>
            </draw:frame>
            <draw:frame draw:z-index="270" draw:id="id286" draw:style-name="a858" draw:name="CaixaDeTexto 270" svg:x="0in" svg:y="0in" svg:width="0.20202in" svg:height="0.28933in">
              <draw:text-box>
                <text:p text:style-name="a857" text:class-names="" text:cond-style-name=""><text:span text:style-name="a856" text:class-names=""/></text:p>
              </draw:text-box>
              <svg:title/>
              <svg:desc/>
            </draw:frame>
            <draw:frame draw:z-index="271" draw:id="id287" draw:style-name="a861" draw:name="CaixaDeTexto 271" svg:x="0in" svg:y="0in" svg:width="0.20202in" svg:height="0.28933in">
              <draw:text-box>
                <text:p text:style-name="a860" text:class-names="" text:cond-style-name=""><text:span text:style-name="a859" text:class-names=""/></text:p>
              </draw:text-box>
              <svg:title/>
              <svg:desc/>
            </draw:frame>
            <draw:frame draw:z-index="272" draw:id="id288" draw:style-name="a864" draw:name="CaixaDeTexto 272" svg:x="0in" svg:y="0in" svg:width="0.20202in" svg:height="0.28933in">
              <draw:text-box>
                <text:p text:style-name="a863" text:class-names="" text:cond-style-name=""><text:span text:style-name="a862" text:class-names=""/></text:p>
              </draw:text-box>
              <svg:title/>
              <svg:desc/>
            </draw:frame>
            <draw:frame draw:z-index="273" draw:id="id289" draw:style-name="a867" draw:name="CaixaDeTexto 273" svg:x="0in" svg:y="0in" svg:width="0.20202in" svg:height="0.28933in">
              <draw:text-box>
                <text:p text:style-name="a866" text:class-names="" text:cond-style-name=""><text:span text:style-name="a865" text:class-names=""/></text:p>
              </draw:text-box>
              <svg:title/>
              <svg:desc/>
            </draw:frame>
            <draw:frame draw:z-index="274" draw:id="id290" draw:style-name="a870" draw:name="CaixaDeTexto 274" svg:x="0in" svg:y="0in" svg:width="0.20202in" svg:height="0.28933in">
              <draw:text-box>
                <text:p text:style-name="a869" text:class-names="" text:cond-style-name=""><text:span text:style-name="a868" text:class-names=""/></text:p>
              </draw:text-box>
              <svg:title/>
              <svg:desc/>
            </draw:frame>
            <draw:frame draw:z-index="275" draw:id="id291" draw:style-name="a873" draw:name="CaixaDeTexto 275" svg:x="0in" svg:y="0in" svg:width="0.20202in" svg:height="0.28933in">
              <draw:text-box>
                <text:p text:style-name="a872" text:class-names="" text:cond-style-name=""><text:span text:style-name="a871" text:class-names=""/></text:p>
              </draw:text-box>
              <svg:title/>
              <svg:desc/>
            </draw:frame>
            <draw:frame draw:z-index="276" draw:id="id292" draw:style-name="a876" draw:name="CaixaDeTexto 276" svg:x="0in" svg:y="0in" svg:width="0.20202in" svg:height="0.28933in">
              <draw:text-box>
                <text:p text:style-name="a875" text:class-names="" text:cond-style-name=""><text:span text:style-name="a874" text:class-names=""/></text:p>
              </draw:text-box>
              <svg:title/>
              <svg:desc/>
            </draw:frame>
            <draw:frame draw:z-index="277" draw:id="id293" draw:style-name="a879" draw:name="CaixaDeTexto 277" svg:x="0in" svg:y="0in" svg:width="0.20202in" svg:height="0.28933in">
              <draw:text-box>
                <text:p text:style-name="a878" text:class-names="" text:cond-style-name=""><text:span text:style-name="a877" text:class-names=""/></text:p>
              </draw:text-box>
              <svg:title/>
              <svg:desc/>
            </draw:frame>
            <draw:frame draw:z-index="278" draw:id="id294" draw:style-name="a882" draw:name="CaixaDeTexto 278" svg:x="0in" svg:y="0in" svg:width="0.20202in" svg:height="0.28933in">
              <draw:text-box>
                <text:p text:style-name="a881" text:class-names="" text:cond-style-name=""><text:span text:style-name="a880" text:class-names=""/></text:p>
              </draw:text-box>
              <svg:title/>
              <svg:desc/>
            </draw:frame>
            <draw:frame draw:z-index="279" draw:id="id295" draw:style-name="a885" draw:name="CaixaDeTexto 279" svg:x="0in" svg:y="0in" svg:width="0.20202in" svg:height="0.28933in">
              <draw:text-box>
                <text:p text:style-name="a884" text:class-names="" text:cond-style-name=""><text:span text:style-name="a883" text:class-names=""/></text:p>
              </draw:text-box>
              <svg:title/>
              <svg:desc/>
            </draw:frame>
            <draw:frame draw:z-index="280" draw:id="id296" draw:style-name="a888" draw:name="CaixaDeTexto 280" svg:x="0in" svg:y="0in" svg:width="0.20202in" svg:height="0.28933in">
              <draw:text-box>
                <text:p text:style-name="a887" text:class-names="" text:cond-style-name=""><text:span text:style-name="a886" text:class-names=""/></text:p>
              </draw:text-box>
              <svg:title/>
              <svg:desc/>
            </draw:frame>
            <draw:frame draw:z-index="281" draw:id="id297" draw:style-name="a891" draw:name="CaixaDeTexto 281" svg:x="0in" svg:y="0in" svg:width="0.20202in" svg:height="0.28933in">
              <draw:text-box>
                <text:p text:style-name="a890" text:class-names="" text:cond-style-name=""><text:span text:style-name="a889" text:class-names=""/></text:p>
              </draw:text-box>
              <svg:title/>
              <svg:desc/>
            </draw:frame>
            <draw:frame draw:z-index="282" draw:id="id298" draw:style-name="a894" draw:name="CaixaDeTexto 282" svg:x="0in" svg:y="0in" svg:width="0.20202in" svg:height="0.28933in">
              <draw:text-box>
                <text:p text:style-name="a893" text:class-names="" text:cond-style-name=""><text:span text:style-name="a892" text:class-names=""/></text:p>
              </draw:text-box>
              <svg:title/>
              <svg:desc/>
            </draw:frame>
            <draw:frame draw:z-index="283" draw:id="id299" draw:style-name="a897" draw:name="CaixaDeTexto 283" svg:x="0in" svg:y="0in" svg:width="0.20202in" svg:height="0.28933in">
              <draw:text-box>
                <text:p text:style-name="a896" text:class-names="" text:cond-style-name=""><text:span text:style-name="a895" text:class-names=""/></text:p>
              </draw:text-box>
              <svg:title/>
              <svg:desc/>
            </draw:frame>
            <draw:frame draw:z-index="284" draw:id="id300" draw:style-name="a900" draw:name="CaixaDeTexto 284" svg:x="0in" svg:y="0in" svg:width="0.20202in" svg:height="0.28933in">
              <draw:text-box>
                <text:p text:style-name="a899" text:class-names="" text:cond-style-name=""><text:span text:style-name="a898" text:class-names=""/></text:p>
              </draw:text-box>
              <svg:title/>
              <svg:desc/>
            </draw:frame>
            <draw:frame draw:z-index="285" draw:id="id301" draw:style-name="a903" draw:name="CaixaDeTexto 285" svg:x="0in" svg:y="0in" svg:width="0.20202in" svg:height="0.28933in">
              <draw:text-box>
                <text:p text:style-name="a902" text:class-names="" text:cond-style-name=""><text:span text:style-name="a901" text:class-names=""/></text:p>
              </draw:text-box>
              <svg:title/>
              <svg:desc/>
            </draw:frame>
            <draw:frame draw:z-index="286" draw:id="id302" draw:style-name="a906" draw:name="CaixaDeTexto 286" svg:x="0in" svg:y="0in" svg:width="0.20202in" svg:height="0.28933in">
              <draw:text-box>
                <text:p text:style-name="a905" text:class-names="" text:cond-style-name=""><text:span text:style-name="a904" text:class-names=""/></text:p>
              </draw:text-box>
              <svg:title/>
              <svg:desc/>
            </draw:frame>
            <draw:frame draw:z-index="287" draw:id="id303" draw:style-name="a909" draw:name="CaixaDeTexto 287" svg:x="0in" svg:y="0in" svg:width="0.20202in" svg:height="0.28933in">
              <draw:text-box>
                <text:p text:style-name="a908" text:class-names="" text:cond-style-name=""><text:span text:style-name="a907" text:class-names=""/></text:p>
              </draw:text-box>
              <svg:title/>
              <svg:desc/>
            </draw:frame>
            <draw:frame draw:z-index="288" draw:id="id304" draw:style-name="a912" draw:name="CaixaDeTexto 288" svg:x="0in" svg:y="0in" svg:width="0.20202in" svg:height="0.28933in">
              <draw:text-box>
                <text:p text:style-name="a911" text:class-names="" text:cond-style-name=""><text:span text:style-name="a910" text:class-names=""/></text:p>
              </draw:text-box>
              <svg:title/>
              <svg:desc/>
            </draw:frame>
            <draw:frame draw:z-index="289" draw:id="id305" draw:style-name="a915" draw:name="CaixaDeTexto 289" svg:x="0in" svg:y="0in" svg:width="0.20202in" svg:height="0.28933in">
              <draw:text-box>
                <text:p text:style-name="a914" text:class-names="" text:cond-style-name=""><text:span text:style-name="a913" text:class-names=""/></text:p>
              </draw:text-box>
              <svg:title/>
              <svg:desc/>
            </draw:frame>
            <draw:frame draw:z-index="290" draw:id="id306" draw:style-name="a918" draw:name="CaixaDeTexto 290" svg:x="0in" svg:y="0in" svg:width="0.20202in" svg:height="0.28933in">
              <draw:text-box>
                <text:p text:style-name="a917" text:class-names="" text:cond-style-name=""><text:span text:style-name="a916" text:class-names=""/></text:p>
              </draw:text-box>
              <svg:title/>
              <svg:desc/>
            </draw:frame>
            <draw:frame draw:z-index="291" draw:id="id307" draw:style-name="a921" draw:name="CaixaDeTexto 291" svg:x="0in" svg:y="0in" svg:width="0.20202in" svg:height="0.28933in">
              <draw:text-box>
                <text:p text:style-name="a920" text:class-names="" text:cond-style-name=""><text:span text:style-name="a919" text:class-names=""/></text:p>
              </draw:text-box>
              <svg:title/>
              <svg:desc/>
            </draw:frame>
            <draw:frame draw:z-index="292" draw:id="id308" draw:style-name="a924" draw:name="CaixaDeTexto 292" svg:x="0in" svg:y="0in" svg:width="0.20202in" svg:height="0.28933in">
              <draw:text-box>
                <text:p text:style-name="a923" text:class-names="" text:cond-style-name=""><text:span text:style-name="a922" text:class-names=""/></text:p>
              </draw:text-box>
              <svg:title/>
              <svg:desc/>
            </draw:frame>
            <draw:frame draw:z-index="293" draw:id="id309" draw:style-name="a927" draw:name="CaixaDeTexto 293" svg:x="0in" svg:y="0in" svg:width="0.20202in" svg:height="0.28933in">
              <draw:text-box>
                <text:p text:style-name="a926" text:class-names="" text:cond-style-name=""><text:span text:style-name="a925" text:class-names=""/></text:p>
              </draw:text-box>
              <svg:title/>
              <svg:desc/>
            </draw:frame>
            <draw:frame draw:z-index="294" draw:id="id310" draw:style-name="a930" draw:name="CaixaDeTexto 294" svg:x="0in" svg:y="0in" svg:width="0.20202in" svg:height="0.28933in">
              <draw:text-box>
                <text:p text:style-name="a929" text:class-names="" text:cond-style-name=""><text:span text:style-name="a928" text:class-names=""/></text:p>
              </draw:text-box>
              <svg:title/>
              <svg:desc/>
            </draw:frame>
            <draw:frame draw:z-index="295" draw:id="id311" draw:style-name="a933" draw:name="CaixaDeTexto 295" svg:x="0in" svg:y="0in" svg:width="0.20202in" svg:height="0.28933in">
              <draw:text-box>
                <text:p text:style-name="a932" text:class-names="" text:cond-style-name=""><text:span text:style-name="a931" text:class-names=""/></text:p>
              </draw:text-box>
              <svg:title/>
              <svg:desc/>
            </draw:frame>
            <draw:frame draw:z-index="296" draw:id="id312" draw:style-name="a936" draw:name="CaixaDeTexto 296" svg:x="0in" svg:y="0in" svg:width="0.20202in" svg:height="0.28933in">
              <draw:text-box>
                <text:p text:style-name="a935" text:class-names="" text:cond-style-name=""><text:span text:style-name="a934" text:class-names=""/></text:p>
              </draw:text-box>
              <svg:title/>
              <svg:desc/>
            </draw:frame>
            <draw:frame draw:z-index="297" draw:id="id313" draw:style-name="a939" draw:name="CaixaDeTexto 297" svg:x="0in" svg:y="0in" svg:width="0.20202in" svg:height="0.28933in">
              <draw:text-box>
                <text:p text:style-name="a938" text:class-names="" text:cond-style-name=""><text:span text:style-name="a937" text:class-names=""/></text:p>
              </draw:text-box>
              <svg:title/>
              <svg:desc/>
            </draw:frame>
            <draw:frame draw:z-index="298" draw:id="id314" draw:style-name="a942" draw:name="CaixaDeTexto 1" svg:x="0in" svg:y="0in" svg:width="0.20202in" svg:height="0.28933in">
              <draw:text-box>
                <text:p text:style-name="a941" text:class-names="" text:cond-style-name=""><text:span text:style-name="a940" text:class-names=""/></text:p>
              </draw:text-box>
              <svg:title/>
              <svg:desc/>
            </draw:frame>
            <draw:frame draw:z-index="299" draw:id="id315" draw:style-name="a945" draw:name="CaixaDeTexto 1" svg:x="0in" svg:y="0in" svg:width="0.20202in" svg:height="0.28933in">
              <draw:text-box>
                <text:p text:style-name="a944" text:class-names="" text:cond-style-name=""><text:span text:style-name="a943" text:class-names=""/></text:p>
              </draw:text-box>
              <svg:title/>
              <svg:desc/>
            </draw:frame>
            <draw:frame draw:z-index="300" draw:id="id316" draw:style-name="a948" draw:name="CaixaDeTexto 1" svg:x="0in" svg:y="0in" svg:width="0.20202in" svg:height="0.28933in">
              <draw:text-box>
                <text:p text:style-name="a947" text:class-names="" text:cond-style-name=""><text:span text:style-name="a946" text:class-names=""/></text:p>
              </draw:text-box>
              <svg:title/>
              <svg:desc/>
            </draw:frame>
            <draw:frame draw:z-index="301" draw:id="id317" draw:style-name="a951" draw:name="CaixaDeTexto 1" svg:x="0in" svg:y="0in" svg:width="0.20202in" svg:height="0.28933in">
              <draw:text-box>
                <text:p text:style-name="a950" text:class-names="" text:cond-style-name=""><text:span text:style-name="a949" text:class-names=""/></text:p>
              </draw:text-box>
              <svg:title/>
              <svg:desc/>
            </draw:frame>
            <draw:frame draw:z-index="302" draw:id="id318" draw:style-name="a954" draw:name="CaixaDeTexto 1" svg:x="0in" svg:y="0in" svg:width="0.20202in" svg:height="0.28933in">
              <draw:text-box>
                <text:p text:style-name="a953" text:class-names="" text:cond-style-name=""><text:span text:style-name="a952" text:class-names=""/></text:p>
              </draw:text-box>
              <svg:title/>
              <svg:desc/>
            </draw:frame>
            <draw:frame draw:z-index="303" draw:id="id319" draw:style-name="a957" draw:name="CaixaDeTexto 1" svg:x="0in" svg:y="0in" svg:width="0.20202in" svg:height="0.28933in">
              <draw:text-box>
                <text:p text:style-name="a956" text:class-names="" text:cond-style-name=""><text:span text:style-name="a955" text:class-names=""/></text:p>
              </draw:text-box>
              <svg:title/>
              <svg:desc/>
            </draw:frame>
            <draw:frame draw:z-index="304" draw:id="id320" draw:style-name="a960" draw:name="CaixaDeTexto 1" svg:x="0in" svg:y="0in" svg:width="0.20202in" svg:height="0.28933in">
              <draw:text-box>
                <text:p text:style-name="a959" text:class-names="" text:cond-style-name=""><text:span text:style-name="a958" text:class-names=""/></text:p>
              </draw:text-box>
              <svg:title/>
              <svg:desc/>
            </draw:frame>
            <draw:frame draw:z-index="305" draw:id="id321" draw:style-name="a963" draw:name="CaixaDeTexto 1" svg:x="0in" svg:y="0in" svg:width="0.20202in" svg:height="0.28933in">
              <draw:text-box>
                <text:p text:style-name="a962" text:class-names="" text:cond-style-name=""><text:span text:style-name="a961" text:class-names=""/></text:p>
              </draw:text-box>
              <svg:title/>
              <svg:desc/>
            </draw:frame>
            <draw:frame draw:z-index="306" draw:id="id322" draw:style-name="a966" draw:name="CaixaDeTexto 1" svg:x="0in" svg:y="0in" svg:width="0.20202in" svg:height="0.28933in">
              <draw:text-box>
                <text:p text:style-name="a965" text:class-names="" text:cond-style-name=""><text:span text:style-name="a964" text:class-names=""/></text:p>
              </draw:text-box>
              <svg:title/>
              <svg:desc/>
            </draw:frame>
            <draw:frame draw:z-index="307" draw:id="id323" draw:style-name="a969" draw:name="CaixaDeTexto 1" svg:x="0in" svg:y="0in" svg:width="0.20202in" svg:height="0.28933in">
              <draw:text-box>
                <text:p text:style-name="a968" text:class-names="" text:cond-style-name=""><text:span text:style-name="a967" text:class-names=""/></text:p>
              </draw:text-box>
              <svg:title/>
              <svg:desc/>
            </draw:frame>
            <draw:frame draw:z-index="308" draw:id="id324" draw:style-name="a972" draw:name="CaixaDeTexto 1" svg:x="0in" svg:y="0in" svg:width="0.20202in" svg:height="0.28933in">
              <draw:text-box>
                <text:p text:style-name="a971" text:class-names="" text:cond-style-name=""><text:span text:style-name="a970" text:class-names=""/></text:p>
              </draw:text-box>
              <svg:title/>
              <svg:desc/>
            </draw:frame>
            <draw:frame draw:z-index="309" draw:id="id325" draw:style-name="a975" draw:name="CaixaDeTexto 1" svg:x="0in" svg:y="0in" svg:width="0.20202in" svg:height="0.28933in">
              <draw:text-box>
                <text:p text:style-name="a974" text:class-names="" text:cond-style-name=""><text:span text:style-name="a973" text:class-names=""/></text:p>
              </draw:text-box>
              <svg:title/>
              <svg:desc/>
            </draw:frame>
            <draw:frame draw:z-index="310" draw:id="id326" draw:style-name="a978" draw:name="CaixaDeTexto 1" svg:x="0in" svg:y="0in" svg:width="0.20202in" svg:height="0.28933in">
              <draw:text-box>
                <text:p text:style-name="a977" text:class-names="" text:cond-style-name=""><text:span text:style-name="a976" text:class-names=""/></text:p>
              </draw:text-box>
              <svg:title/>
              <svg:desc/>
            </draw:frame>
            <draw:frame draw:z-index="311" draw:id="id327" draw:style-name="a981" draw:name="CaixaDeTexto 1" svg:x="0in" svg:y="0in" svg:width="0.20202in" svg:height="0.28933in">
              <draw:text-box>
                <text:p text:style-name="a980" text:class-names="" text:cond-style-name=""><text:span text:style-name="a979" text:class-names=""/></text:p>
              </draw:text-box>
              <svg:title/>
              <svg:desc/>
            </draw:frame>
            <draw:frame draw:z-index="312" draw:id="id328" draw:style-name="a984" draw:name="CaixaDeTexto 1" svg:x="0in" svg:y="0in" svg:width="0.20202in" svg:height="0.28933in">
              <draw:text-box>
                <text:p text:style-name="a983" text:class-names="" text:cond-style-name=""><text:span text:style-name="a982" text:class-names=""/></text:p>
              </draw:text-box>
              <svg:title/>
              <svg:desc/>
            </draw:frame>
            <draw:frame draw:z-index="313" draw:id="id329" draw:style-name="a987" draw:name="CaixaDeTexto 1" svg:x="0in" svg:y="0in" svg:width="0.20202in" svg:height="0.28933in">
              <draw:text-box>
                <text:p text:style-name="a986" text:class-names="" text:cond-style-name=""><text:span text:style-name="a985" text:class-names=""/></text:p>
              </draw:text-box>
              <svg:title/>
              <svg:desc/>
            </draw:frame>
            <draw:frame draw:z-index="314" draw:id="id330" draw:style-name="a990" draw:name="CaixaDeTexto 1" svg:x="0in" svg:y="0in" svg:width="0.20202in" svg:height="0.28933in">
              <draw:text-box>
                <text:p text:style-name="a989" text:class-names="" text:cond-style-name=""><text:span text:style-name="a988" text:class-names=""/></text:p>
              </draw:text-box>
              <svg:title/>
              <svg:desc/>
            </draw:frame>
            <draw:frame draw:z-index="315" draw:id="id331" draw:style-name="a993" draw:name="CaixaDeTexto 1" svg:x="0in" svg:y="0in" svg:width="0.20202in" svg:height="0.28933in">
              <draw:text-box>
                <text:p text:style-name="a992" text:class-names="" text:cond-style-name=""><text:span text:style-name="a991" text:class-names=""/></text:p>
              </draw:text-box>
              <svg:title/>
              <svg:desc/>
            </draw:frame>
            <draw:frame draw:z-index="316" draw:id="id332" draw:style-name="a996" draw:name="CaixaDeTexto 1" svg:x="0in" svg:y="0in" svg:width="0.20202in" svg:height="0.28933in">
              <draw:text-box>
                <text:p text:style-name="a995" text:class-names="" text:cond-style-name=""><text:span text:style-name="a994" text:class-names=""/></text:p>
              </draw:text-box>
              <svg:title/>
              <svg:desc/>
            </draw:frame>
            <draw:frame draw:z-index="317" draw:id="id333" draw:style-name="a999" draw:name="CaixaDeTexto 1" svg:x="0in" svg:y="0in" svg:width="0.20202in" svg:height="0.28933in">
              <draw:text-box>
                <text:p text:style-name="a998" text:class-names="" text:cond-style-name=""><text:span text:style-name="a997" text:class-names=""/></text:p>
              </draw:text-box>
              <svg:title/>
              <svg:desc/>
            </draw:frame>
            <draw:frame draw:z-index="318" draw:id="id334" draw:style-name="a1002" draw:name="CaixaDeTexto 1" svg:x="0in" svg:y="0in" svg:width="0.20202in" svg:height="0.28933in">
              <draw:text-box>
                <text:p text:style-name="a1001" text:class-names="" text:cond-style-name=""><text:span text:style-name="a1000" text:class-names=""/></text:p>
              </draw:text-box>
              <svg:title/>
              <svg:desc/>
            </draw:frame>
            <draw:frame draw:z-index="319" draw:id="id335" draw:style-name="a1005" draw:name="CaixaDeTexto 1" svg:x="0in" svg:y="0in" svg:width="0.20202in" svg:height="0.28933in">
              <draw:text-box>
                <text:p text:style-name="a1004" text:class-names="" text:cond-style-name=""><text:span text:style-name="a1003" text:class-names=""/></text:p>
              </draw:text-box>
              <svg:title/>
              <svg:desc/>
            </draw:frame>
            <draw:frame draw:z-index="320" draw:id="id336" draw:style-name="a1008" draw:name="CaixaDeTexto 1" svg:x="0in" svg:y="0in" svg:width="0.20202in" svg:height="0.28933in">
              <draw:text-box>
                <text:p text:style-name="a1007" text:class-names="" text:cond-style-name=""><text:span text:style-name="a1006" text:class-names=""/></text:p>
              </draw:text-box>
              <svg:title/>
              <svg:desc/>
            </draw:frame>
            <draw:frame draw:z-index="321" draw:id="id337" draw:style-name="a1011" draw:name="CaixaDeTexto 1" svg:x="0in" svg:y="0in" svg:width="0.20202in" svg:height="0.28933in">
              <draw:text-box>
                <text:p text:style-name="a1010" text:class-names="" text:cond-style-name=""><text:span text:style-name="a1009" text:class-names=""/></text:p>
              </draw:text-box>
              <svg:title/>
              <svg:desc/>
            </draw:frame>
            <draw:frame draw:z-index="322" draw:id="id338" draw:style-name="a1014" draw:name="CaixaDeTexto 1" svg:x="0in" svg:y="0in" svg:width="0.20202in" svg:height="0.28933in">
              <draw:text-box>
                <text:p text:style-name="a1013" text:class-names="" text:cond-style-name=""><text:span text:style-name="a1012" text:class-names=""/></text:p>
              </draw:text-box>
              <svg:title/>
              <svg:desc/>
            </draw:frame>
            <draw:frame draw:z-index="323" draw:id="id339" draw:style-name="a1017" draw:name="CaixaDeTexto 1" svg:x="0in" svg:y="0in" svg:width="0.20202in" svg:height="0.28933in">
              <draw:text-box>
                <text:p text:style-name="a1016" text:class-names="" text:cond-style-name=""><text:span text:style-name="a1015" text:class-names=""/></text:p>
              </draw:text-box>
              <svg:title/>
              <svg:desc/>
            </draw:frame>
            <draw:frame draw:z-index="324" draw:id="id340" draw:style-name="a1020" draw:name="CaixaDeTexto 1" svg:x="0in" svg:y="0in" svg:width="0.20202in" svg:height="0.28933in">
              <draw:text-box>
                <text:p text:style-name="a1019" text:class-names="" text:cond-style-name=""><text:span text:style-name="a1018" text:class-names=""/></text:p>
              </draw:text-box>
              <svg:title/>
              <svg:desc/>
            </draw:frame>
            <draw:frame draw:z-index="325" draw:id="id341" draw:style-name="a1023" draw:name="CaixaDeTexto 1" svg:x="0in" svg:y="0in" svg:width="0.20202in" svg:height="0.28933in">
              <draw:text-box>
                <text:p text:style-name="a1022" text:class-names="" text:cond-style-name=""><text:span text:style-name="a1021" text:class-names=""/></text:p>
              </draw:text-box>
              <svg:title/>
              <svg:desc/>
            </draw:frame>
            <draw:frame draw:z-index="326" draw:id="id342" draw:style-name="a1026" draw:name="CaixaDeTexto 1" svg:x="0in" svg:y="0in" svg:width="0.20202in" svg:height="0.28933in">
              <draw:text-box>
                <text:p text:style-name="a1025" text:class-names="" text:cond-style-name=""><text:span text:style-name="a1024" text:class-names=""/></text:p>
              </draw:text-box>
              <svg:title/>
              <svg:desc/>
            </draw:frame>
            <draw:frame draw:z-index="327" draw:id="id343" draw:style-name="a1029" draw:name="CaixaDeTexto 1" svg:x="0in" svg:y="0in" svg:width="0.20202in" svg:height="0.28933in">
              <draw:text-box>
                <text:p text:style-name="a1028" text:class-names="" text:cond-style-name=""><text:span text:style-name="a1027" text:class-names=""/></text:p>
              </draw:text-box>
              <svg:title/>
              <svg:desc/>
            </draw:frame>
            <draw:frame draw:z-index="328" draw:id="id344" draw:style-name="a1032" draw:name="CaixaDeTexto 1" svg:x="0in" svg:y="0in" svg:width="0.20202in" svg:height="0.28933in">
              <draw:text-box>
                <text:p text:style-name="a1031" text:class-names="" text:cond-style-name=""><text:span text:style-name="a1030" text:class-names=""/></text:p>
              </draw:text-box>
              <svg:title/>
              <svg:desc/>
            </draw:frame>
            <draw:frame draw:z-index="329" draw:id="id345" draw:style-name="a1035" draw:name="CaixaDeTexto 1" svg:x="0in" svg:y="0in" svg:width="0.20202in" svg:height="0.28933in">
              <draw:text-box>
                <text:p text:style-name="a1034" text:class-names="" text:cond-style-name=""><text:span text:style-name="a1033" text:class-names=""/></text:p>
              </draw:text-box>
              <svg:title/>
              <svg:desc/>
            </draw:frame>
            <draw:frame draw:z-index="330" draw:id="id346" draw:style-name="a1038" draw:name="CaixaDeTexto 1" svg:x="0in" svg:y="0in" svg:width="0.20202in" svg:height="0.28933in">
              <draw:text-box>
                <text:p text:style-name="a1037" text:class-names="" text:cond-style-name=""><text:span text:style-name="a1036" text:class-names=""/></text:p>
              </draw:text-box>
              <svg:title/>
              <svg:desc/>
            </draw:frame>
            <draw:frame draw:z-index="331" draw:id="id347" draw:style-name="a1041" draw:name="CaixaDeTexto 1" svg:x="0in" svg:y="0in" svg:width="0.20202in" svg:height="0.28933in">
              <draw:text-box>
                <text:p text:style-name="a1040" text:class-names="" text:cond-style-name=""><text:span text:style-name="a1039" text:class-names=""/></text:p>
              </draw:text-box>
              <svg:title/>
              <svg:desc/>
            </draw:frame>
            <draw:frame draw:z-index="332" draw:id="id348" draw:style-name="a1044" draw:name="CaixaDeTexto 1" svg:x="0in" svg:y="0in" svg:width="0.20202in" svg:height="0.28933in">
              <draw:text-box>
                <text:p text:style-name="a1043" text:class-names="" text:cond-style-name=""><text:span text:style-name="a1042" text:class-names=""/></text:p>
              </draw:text-box>
              <svg:title/>
              <svg:desc/>
            </draw:frame>
            <draw:frame draw:z-index="333" draw:id="id349" draw:style-name="a1047" draw:name="CaixaDeTexto 1" svg:x="0in" svg:y="0in" svg:width="0.20202in" svg:height="0.28933in">
              <draw:text-box>
                <text:p text:style-name="a1046" text:class-names="" text:cond-style-name=""><text:span text:style-name="a1045" text:class-names=""/></text:p>
              </draw:text-box>
              <svg:title/>
              <svg:desc/>
            </draw:frame>
            <draw:frame draw:z-index="334" draw:id="id350" draw:style-name="a1050" draw:name="CaixaDeTexto 1" svg:x="0in" svg:y="0in" svg:width="0.20202in" svg:height="0.28933in">
              <draw:text-box>
                <text:p text:style-name="a1049" text:class-names="" text:cond-style-name=""><text:span text:style-name="a1048" text:class-names=""/></text:p>
              </draw:text-box>
              <svg:title/>
              <svg:desc/>
            </draw:frame>
            <draw:frame draw:z-index="335" draw:id="id351" draw:style-name="a1053" draw:name="CaixaDeTexto 1" svg:x="0in" svg:y="0in" svg:width="0.20202in" svg:height="0.28933in">
              <draw:text-box>
                <text:p text:style-name="a1052" text:class-names="" text:cond-style-name=""><text:span text:style-name="a1051" text:class-names=""/></text:p>
              </draw:text-box>
              <svg:title/>
              <svg:desc/>
            </draw:frame>
            <draw:frame draw:z-index="336" draw:id="id352" draw:style-name="a1056" draw:name="CaixaDeTexto 1" svg:x="0in" svg:y="0in" svg:width="0.20202in" svg:height="0.28933in">
              <draw:text-box>
                <text:p text:style-name="a1055" text:class-names="" text:cond-style-name=""><text:span text:style-name="a1054" text:class-names=""/></text:p>
              </draw:text-box>
              <svg:title/>
              <svg:desc/>
            </draw:frame>
            <draw:frame draw:z-index="337" draw:id="id353" draw:style-name="a1059" draw:name="CaixaDeTexto 1" svg:x="0in" svg:y="0in" svg:width="0.20202in" svg:height="0.28933in">
              <draw:text-box>
                <text:p text:style-name="a1058" text:class-names="" text:cond-style-name=""><text:span text:style-name="a1057" text:class-names=""/></text:p>
              </draw:text-box>
              <svg:title/>
              <svg:desc/>
            </draw:frame>
            <draw:frame draw:z-index="338" draw:id="id354" draw:style-name="a1062" draw:name="CaixaDeTexto 1" svg:x="0in" svg:y="0in" svg:width="0.20202in" svg:height="0.28933in">
              <draw:text-box>
                <text:p text:style-name="a1061" text:class-names="" text:cond-style-name=""><text:span text:style-name="a1060" text:class-names=""/></text:p>
              </draw:text-box>
              <svg:title/>
              <svg:desc/>
            </draw:frame>
            <draw:frame draw:z-index="339" draw:id="id355" draw:style-name="a1065" draw:name="CaixaDeTexto 1" svg:x="0in" svg:y="0in" svg:width="0.20202in" svg:height="0.28933in">
              <draw:text-box>
                <text:p text:style-name="a1064" text:class-names="" text:cond-style-name=""><text:span text:style-name="a1063" text:class-names=""/></text:p>
              </draw:text-box>
              <svg:title/>
              <svg:desc/>
            </draw:frame>
            <draw:frame draw:z-index="340" draw:id="id356" draw:style-name="a1068" draw:name="CaixaDeTexto 1" svg:x="0in" svg:y="0in" svg:width="0.20202in" svg:height="0.28933in">
              <draw:text-box>
                <text:p text:style-name="a1067" text:class-names="" text:cond-style-name=""><text:span text:style-name="a1066" text:class-names=""/></text:p>
              </draw:text-box>
              <svg:title/>
              <svg:desc/>
            </draw:frame>
            <draw:frame draw:z-index="341" draw:id="id357" draw:style-name="a1071" draw:name="CaixaDeTexto 1" svg:x="0in" svg:y="0in" svg:width="0.20202in" svg:height="0.28933in">
              <draw:text-box>
                <text:p text:style-name="a1070" text:class-names="" text:cond-style-name=""><text:span text:style-name="a1069" text:class-names=""/></text:p>
              </draw:text-box>
              <svg:title/>
              <svg:desc/>
            </draw:frame>
            <draw:frame draw:z-index="342" draw:id="id358" draw:style-name="a1074" draw:name="CaixaDeTexto 1" svg:x="0in" svg:y="0in" svg:width="0.20202in" svg:height="0.28933in">
              <draw:text-box>
                <text:p text:style-name="a1073" text:class-names="" text:cond-style-name=""><text:span text:style-name="a1072" text:class-names=""/></text:p>
              </draw:text-box>
              <svg:title/>
              <svg:desc/>
            </draw:frame>
            <draw:frame draw:z-index="343" draw:id="id359" draw:style-name="a1077" draw:name="CaixaDeTexto 1" svg:x="0in" svg:y="0in" svg:width="0.20202in" svg:height="0.28933in">
              <draw:text-box>
                <text:p text:style-name="a1076" text:class-names="" text:cond-style-name=""><text:span text:style-name="a1075" text:class-names=""/></text:p>
              </draw:text-box>
              <svg:title/>
              <svg:desc/>
            </draw:frame>
            <draw:frame draw:z-index="344" draw:id="id360" draw:style-name="a1080" draw:name="CaixaDeTexto 1" svg:x="0in" svg:y="0in" svg:width="0.20202in" svg:height="0.28933in">
              <draw:text-box>
                <text:p text:style-name="a1079" text:class-names="" text:cond-style-name=""><text:span text:style-name="a1078" text:class-names=""/></text:p>
              </draw:text-box>
              <svg:title/>
              <svg:desc/>
            </draw:frame>
            <draw:frame draw:z-index="345" draw:id="id361" draw:style-name="a1083" draw:name="CaixaDeTexto 1" svg:x="0in" svg:y="0in" svg:width="0.20202in" svg:height="0.28933in">
              <draw:text-box>
                <text:p text:style-name="a1082" text:class-names="" text:cond-style-name=""><text:span text:style-name="a1081" text:class-names=""/></text:p>
              </draw:text-box>
              <svg:title/>
              <svg:desc/>
            </draw:frame>
            <draw:frame draw:z-index="346" draw:id="id362" draw:style-name="a1086" draw:name="CaixaDeTexto 1" svg:x="0in" svg:y="0in" svg:width="0.20202in" svg:height="0.28933in">
              <draw:text-box>
                <text:p text:style-name="a1085" text:class-names="" text:cond-style-name=""><text:span text:style-name="a1084" text:class-names=""/></text:p>
              </draw:text-box>
              <svg:title/>
              <svg:desc/>
            </draw:frame>
            <draw:frame draw:z-index="347" draw:id="id363" draw:style-name="a1089" draw:name="CaixaDeTexto 1" svg:x="0in" svg:y="0in" svg:width="0.20202in" svg:height="0.28933in">
              <draw:text-box>
                <text:p text:style-name="a1088" text:class-names="" text:cond-style-name=""><text:span text:style-name="a1087" text:class-names=""/></text:p>
              </draw:text-box>
              <svg:title/>
              <svg:desc/>
            </draw:frame>
            <draw:frame draw:z-index="348" draw:id="id364" draw:style-name="a1092" draw:name="CaixaDeTexto 1" svg:x="0in" svg:y="0in" svg:width="0.20202in" svg:height="0.28933in">
              <draw:text-box>
                <text:p text:style-name="a1091" text:class-names="" text:cond-style-name=""><text:span text:style-name="a1090" text:class-names=""/></text:p>
              </draw:text-box>
              <svg:title/>
              <svg:desc/>
            </draw:frame>
            <draw:frame draw:z-index="349" draw:id="id365" draw:style-name="a1095" draw:name="CaixaDeTexto 1" svg:x="0in" svg:y="0in" svg:width="0.20202in" svg:height="0.28933in">
              <draw:text-box>
                <text:p text:style-name="a1094" text:class-names="" text:cond-style-name=""><text:span text:style-name="a1093" text:class-names=""/></text:p>
              </draw:text-box>
              <svg:title/>
              <svg:desc/>
            </draw:frame>
            <draw:frame draw:z-index="350" draw:id="id366" draw:style-name="a1098" draw:name="CaixaDeTexto 1" svg:x="0in" svg:y="0in" svg:width="0.20202in" svg:height="0.28933in">
              <draw:text-box>
                <text:p text:style-name="a1097" text:class-names="" text:cond-style-name=""><text:span text:style-name="a1096" text:class-names=""/></text:p>
              </draw:text-box>
              <svg:title/>
              <svg:desc/>
            </draw:frame>
            <draw:frame draw:z-index="351" draw:id="id367" draw:style-name="a1101" draw:name="CaixaDeTexto 1" svg:x="0in" svg:y="0in" svg:width="0.20202in" svg:height="0.28933in">
              <draw:text-box>
                <text:p text:style-name="a1100" text:class-names="" text:cond-style-name=""><text:span text:style-name="a1099" text:class-names=""/></text:p>
              </draw:text-box>
              <svg:title/>
              <svg:desc/>
            </draw:frame>
            <draw:frame draw:z-index="352" draw:id="id368" draw:style-name="a1104" draw:name="CaixaDeTexto 1" svg:x="0in" svg:y="0in" svg:width="0.20202in" svg:height="0.28933in">
              <draw:text-box>
                <text:p text:style-name="a1103" text:class-names="" text:cond-style-name=""><text:span text:style-name="a1102" text:class-names=""/></text:p>
              </draw:text-box>
              <svg:title/>
              <svg:desc/>
            </draw:frame>
            <draw:frame draw:z-index="353" draw:id="id369" draw:style-name="a1107" draw:name="CaixaDeTexto 1" svg:x="0in" svg:y="0in" svg:width="0.20202in" svg:height="0.28933in">
              <draw:text-box>
                <text:p text:style-name="a1106" text:class-names="" text:cond-style-name=""><text:span text:style-name="a1105" text:class-names=""/></text:p>
              </draw:text-box>
              <svg:title/>
              <svg:desc/>
            </draw:frame>
            <draw:frame draw:z-index="354" draw:id="id370" draw:style-name="a1110" draw:name="CaixaDeTexto 1" svg:x="0in" svg:y="0in" svg:width="0.20202in" svg:height="0.28933in">
              <draw:text-box>
                <text:p text:style-name="a1109" text:class-names="" text:cond-style-name=""><text:span text:style-name="a1108" text:class-names=""/></text:p>
              </draw:text-box>
              <svg:title/>
              <svg:desc/>
            </draw:frame>
            <draw:frame draw:z-index="355" draw:id="id371" draw:style-name="a1113" draw:name="CaixaDeTexto 1" svg:x="0in" svg:y="0in" svg:width="0.20202in" svg:height="0.28933in">
              <draw:text-box>
                <text:p text:style-name="a1112" text:class-names="" text:cond-style-name=""><text:span text:style-name="a1111" text:class-names=""/></text:p>
              </draw:text-box>
              <svg:title/>
              <svg:desc/>
            </draw:frame>
            <draw:frame draw:z-index="356" draw:id="id372" draw:style-name="a1116" draw:name="CaixaDeTexto 1" svg:x="0in" svg:y="0in" svg:width="0.20202in" svg:height="0.28933in">
              <draw:text-box>
                <text:p text:style-name="a1115" text:class-names="" text:cond-style-name=""><text:span text:style-name="a1114" text:class-names=""/></text:p>
              </draw:text-box>
              <svg:title/>
              <svg:desc/>
            </draw:frame>
            <draw:frame draw:z-index="357" draw:id="id373" draw:style-name="a1119" draw:name="CaixaDeTexto 1" svg:x="0in" svg:y="0in" svg:width="0.20202in" svg:height="0.28933in">
              <draw:text-box>
                <text:p text:style-name="a1118" text:class-names="" text:cond-style-name=""><text:span text:style-name="a1117" text:class-names=""/></text:p>
              </draw:text-box>
              <svg:title/>
              <svg:desc/>
            </draw:frame>
            <draw:frame draw:z-index="358" draw:id="id374" draw:style-name="a1122" draw:name="CaixaDeTexto 1" svg:x="0in" svg:y="0in" svg:width="0.20202in" svg:height="0.28933in">
              <draw:text-box>
                <text:p text:style-name="a1121" text:class-names="" text:cond-style-name=""><text:span text:style-name="a1120" text:class-names=""/></text:p>
              </draw:text-box>
              <svg:title/>
              <svg:desc/>
            </draw:frame>
            <draw:frame draw:z-index="359" draw:id="id375" draw:style-name="a1125" draw:name="CaixaDeTexto 1" svg:x="0in" svg:y="0in" svg:width="0.20202in" svg:height="0.28933in">
              <draw:text-box>
                <text:p text:style-name="a1124" text:class-names="" text:cond-style-name=""><text:span text:style-name="a1123" text:class-names=""/></text:p>
              </draw:text-box>
              <svg:title/>
              <svg:desc/>
            </draw:frame>
            <draw:frame draw:z-index="360" draw:id="id376" draw:style-name="a1128" draw:name="CaixaDeTexto 1" svg:x="0in" svg:y="0in" svg:width="0.20202in" svg:height="0.28933in">
              <draw:text-box>
                <text:p text:style-name="a1127" text:class-names="" text:cond-style-name=""><text:span text:style-name="a1126" text:class-names=""/></text:p>
              </draw:text-box>
              <svg:title/>
              <svg:desc/>
            </draw:frame>
            <draw:frame draw:z-index="361" draw:id="id377" draw:style-name="a1131" draw:name="CaixaDeTexto 1" svg:x="0in" svg:y="0in" svg:width="0.20202in" svg:height="0.28933in">
              <draw:text-box>
                <text:p text:style-name="a1130" text:class-names="" text:cond-style-name=""><text:span text:style-name="a1129" text:class-names=""/></text:p>
              </draw:text-box>
              <svg:title/>
              <svg:desc/>
            </draw:frame>
            <draw:frame draw:z-index="362" draw:id="id378" draw:style-name="a1134" draw:name="CaixaDeTexto 1" svg:x="0in" svg:y="0in" svg:width="0.20202in" svg:height="0.28933in">
              <draw:text-box>
                <text:p text:style-name="a1133" text:class-names="" text:cond-style-name=""><text:span text:style-name="a1132" text:class-names=""/></text:p>
              </draw:text-box>
              <svg:title/>
              <svg:desc/>
            </draw:frame>
            <draw:frame draw:z-index="363" draw:id="id379" draw:style-name="a1137" draw:name="CaixaDeTexto 1" svg:x="0in" svg:y="0in" svg:width="0.20202in" svg:height="0.28933in">
              <draw:text-box>
                <text:p text:style-name="a1136" text:class-names="" text:cond-style-name=""><text:span text:style-name="a1135" text:class-names=""/></text:p>
              </draw:text-box>
              <svg:title/>
              <svg:desc/>
            </draw:frame>
            <draw:frame draw:z-index="364" draw:id="id380" draw:style-name="a1140" draw:name="CaixaDeTexto 1" svg:x="0in" svg:y="0in" svg:width="0.20202in" svg:height="0.28933in">
              <draw:text-box>
                <text:p text:style-name="a1139" text:class-names="" text:cond-style-name=""><text:span text:style-name="a1138" text:class-names=""/></text:p>
              </draw:text-box>
              <svg:title/>
              <svg:desc/>
            </draw:frame>
            <draw:frame draw:z-index="365" draw:id="id381" draw:style-name="a1143" draw:name="CaixaDeTexto 1" svg:x="0in" svg:y="0in" svg:width="0.20202in" svg:height="0.28933in">
              <draw:text-box>
                <text:p text:style-name="a1142" text:class-names="" text:cond-style-name=""><text:span text:style-name="a1141" text:class-names=""/></text:p>
              </draw:text-box>
              <svg:title/>
              <svg:desc/>
            </draw:frame>
            <draw:frame draw:z-index="366" draw:id="id382" draw:style-name="a1146" draw:name="CaixaDeTexto 1" svg:x="0in" svg:y="0in" svg:width="0.20202in" svg:height="0.28933in">
              <draw:text-box>
                <text:p text:style-name="a1145" text:class-names="" text:cond-style-name=""><text:span text:style-name="a1144" text:class-names=""/></text:p>
              </draw:text-box>
              <svg:title/>
              <svg:desc/>
            </draw:frame>
            <draw:frame draw:z-index="367" draw:id="id383" draw:style-name="a1149" draw:name="CaixaDeTexto 1" svg:x="0in" svg:y="0in" svg:width="0.20202in" svg:height="0.28933in">
              <draw:text-box>
                <text:p text:style-name="a1148" text:class-names="" text:cond-style-name=""><text:span text:style-name="a1147" text:class-names=""/></text:p>
              </draw:text-box>
              <svg:title/>
              <svg:desc/>
            </draw:frame>
            <draw:frame draw:z-index="368" draw:id="id384" draw:style-name="a1152" draw:name="CaixaDeTexto 1" svg:x="0in" svg:y="0in" svg:width="0.20202in" svg:height="0.28933in">
              <draw:text-box>
                <text:p text:style-name="a1151" text:class-names="" text:cond-style-name=""><text:span text:style-name="a1150" text:class-names=""/></text:p>
              </draw:text-box>
              <svg:title/>
              <svg:desc/>
            </draw:frame>
            <draw:frame draw:z-index="369" draw:id="id385" draw:style-name="a1155" draw:name="CaixaDeTexto 1" svg:x="0in" svg:y="0in" svg:width="0.20202in" svg:height="0.28933in">
              <draw:text-box>
                <text:p text:style-name="a1154" text:class-names="" text:cond-style-name=""><text:span text:style-name="a1153" text:class-names=""/></text:p>
              </draw:text-box>
              <svg:title/>
              <svg:desc/>
            </draw:frame>
            <draw:frame draw:z-index="370" draw:id="id386" draw:style-name="a1158" draw:name="CaixaDeTexto 1" svg:x="0in" svg:y="0in" svg:width="0.20202in" svg:height="0.28933in">
              <draw:text-box>
                <text:p text:style-name="a1157" text:class-names="" text:cond-style-name=""><text:span text:style-name="a1156" text:class-names=""/></text:p>
              </draw:text-box>
              <svg:title/>
              <svg:desc/>
            </draw:frame>
            <draw:frame draw:z-index="371" draw:id="id387" draw:style-name="a1161" draw:name="CaixaDeTexto 1" svg:x="0in" svg:y="0in" svg:width="0.20202in" svg:height="0.28933in">
              <draw:text-box>
                <text:p text:style-name="a1160" text:class-names="" text:cond-style-name=""><text:span text:style-name="a1159" text:class-names=""/></text:p>
              </draw:text-box>
              <svg:title/>
              <svg:desc/>
            </draw:frame>
            <draw:frame draw:z-index="372" draw:id="id388" draw:style-name="a1164" draw:name="CaixaDeTexto 1" svg:x="0in" svg:y="0in" svg:width="0.20202in" svg:height="0.28933in">
              <draw:text-box>
                <text:p text:style-name="a1163" text:class-names="" text:cond-style-name=""><text:span text:style-name="a1162" text:class-names=""/></text:p>
              </draw:text-box>
              <svg:title/>
              <svg:desc/>
            </draw:frame>
            <draw:frame draw:z-index="373" draw:id="id389" draw:style-name="a1167" draw:name="CaixaDeTexto 1" svg:x="0in" svg:y="0in" svg:width="0.20202in" svg:height="0.28933in">
              <draw:text-box>
                <text:p text:style-name="a1166" text:class-names="" text:cond-style-name=""><text:span text:style-name="a1165" text:class-names=""/></text:p>
              </draw:text-box>
              <svg:title/>
              <svg:desc/>
            </draw:frame>
            <draw:frame draw:z-index="374" draw:id="id390" draw:style-name="a1170" draw:name="CaixaDeTexto 1" svg:x="0in" svg:y="0in" svg:width="0.20202in" svg:height="0.28933in">
              <draw:text-box>
                <text:p text:style-name="a1169" text:class-names="" text:cond-style-name=""><text:span text:style-name="a1168" text:class-names=""/></text:p>
              </draw:text-box>
              <svg:title/>
              <svg:desc/>
            </draw:frame>
            <draw:frame draw:z-index="375" draw:id="id391" draw:style-name="a1173" draw:name="CaixaDeTexto 1" svg:x="0in" svg:y="0in" svg:width="0.20202in" svg:height="0.28933in">
              <draw:text-box>
                <text:p text:style-name="a1172" text:class-names="" text:cond-style-name=""><text:span text:style-name="a1171" text:class-names=""/></text:p>
              </draw:text-box>
              <svg:title/>
              <svg:desc/>
            </draw:frame>
            <draw:frame draw:z-index="376" draw:id="id392" draw:style-name="a1176" draw:name="CaixaDeTexto 1" svg:x="0in" svg:y="0in" svg:width="0.20202in" svg:height="0.28933in">
              <draw:text-box>
                <text:p text:style-name="a1175" text:class-names="" text:cond-style-name=""><text:span text:style-name="a1174" text:class-names=""/></text:p>
              </draw:text-box>
              <svg:title/>
              <svg:desc/>
            </draw:frame>
            <draw:frame draw:z-index="377" draw:id="id393" draw:style-name="a1179" draw:name="CaixaDeTexto 1" svg:x="0in" svg:y="0in" svg:width="0.20202in" svg:height="0.28933in">
              <draw:text-box>
                <text:p text:style-name="a1178" text:class-names="" text:cond-style-name=""><text:span text:style-name="a1177" text:class-names=""/></text:p>
              </draw:text-box>
              <svg:title/>
              <svg:desc/>
            </draw:frame>
            <draw:frame draw:z-index="378" draw:id="id394" draw:style-name="a1182" draw:name="CaixaDeTexto 1" svg:x="0in" svg:y="0in" svg:width="0.20202in" svg:height="0.28933in">
              <draw:text-box>
                <text:p text:style-name="a1181" text:class-names="" text:cond-style-name=""><text:span text:style-name="a1180" text:class-names=""/></text:p>
              </draw:text-box>
              <svg:title/>
              <svg:desc/>
            </draw:frame>
            <draw:frame draw:z-index="379" draw:id="id395" draw:style-name="a1185" draw:name="CaixaDeTexto 1" svg:x="0in" svg:y="0in" svg:width="0.20202in" svg:height="0.28933in">
              <draw:text-box>
                <text:p text:style-name="a1184" text:class-names="" text:cond-style-name=""><text:span text:style-name="a1183" text:class-names=""/></text:p>
              </draw:text-box>
              <svg:title/>
              <svg:desc/>
            </draw:frame>
            <draw:frame draw:z-index="380" draw:id="id396" draw:style-name="a1188" draw:name="CaixaDeTexto 1" svg:x="0in" svg:y="0in" svg:width="0.20202in" svg:height="0.28933in">
              <draw:text-box>
                <text:p text:style-name="a1187" text:class-names="" text:cond-style-name=""><text:span text:style-name="a1186" text:class-names=""/></text:p>
              </draw:text-box>
              <svg:title/>
              <svg:desc/>
            </draw:frame>
            <draw:frame draw:z-index="381" draw:id="id397" draw:style-name="a1191" draw:name="CaixaDeTexto 1" svg:x="0in" svg:y="0in" svg:width="0.20202in" svg:height="0.28933in">
              <draw:text-box>
                <text:p text:style-name="a1190" text:class-names="" text:cond-style-name=""><text:span text:style-name="a1189" text:class-names=""/></text:p>
              </draw:text-box>
              <svg:title/>
              <svg:desc/>
            </draw:frame>
            <draw:frame draw:z-index="382" draw:id="id398" draw:style-name="a1194" draw:name="CaixaDeTexto 1" svg:x="0in" svg:y="0in" svg:width="0.20202in" svg:height="0.28933in">
              <draw:text-box>
                <text:p text:style-name="a1193" text:class-names="" text:cond-style-name=""><text:span text:style-name="a1192" text:class-names=""/></text:p>
              </draw:text-box>
              <svg:title/>
              <svg:desc/>
            </draw:frame>
            <draw:frame draw:z-index="383" draw:id="id399" draw:style-name="a1197" draw:name="CaixaDeTexto 1" svg:x="0in" svg:y="0in" svg:width="0.20202in" svg:height="0.28933in">
              <draw:text-box>
                <text:p text:style-name="a1196" text:class-names="" text:cond-style-name=""><text:span text:style-name="a1195" text:class-names=""/></text:p>
              </draw:text-box>
              <svg:title/>
              <svg:desc/>
            </draw:frame>
            <draw:frame draw:z-index="384" draw:id="id400" draw:style-name="a1200" draw:name="CaixaDeTexto 1" svg:x="0in" svg:y="0in" svg:width="0.20202in" svg:height="0.28933in">
              <draw:text-box>
                <text:p text:style-name="a1199" text:class-names="" text:cond-style-name=""><text:span text:style-name="a1198" text:class-names=""/></text:p>
              </draw:text-box>
              <svg:title/>
              <svg:desc/>
            </draw:frame>
            <draw:frame draw:z-index="385" draw:id="id401" draw:style-name="a1203" draw:name="CaixaDeTexto 1" svg:x="0in" svg:y="0in" svg:width="0.20202in" svg:height="0.28933in">
              <draw:text-box>
                <text:p text:style-name="a1202" text:class-names="" text:cond-style-name=""><text:span text:style-name="a1201" text:class-names=""/></text:p>
              </draw:text-box>
              <svg:title/>
              <svg:desc/>
            </draw:frame>
            <draw:frame draw:z-index="386" draw:id="id402" draw:style-name="a1206" draw:name="CaixaDeTexto 1" svg:x="0in" svg:y="0in" svg:width="0.20202in" svg:height="0.28933in">
              <draw:text-box>
                <text:p text:style-name="a1205" text:class-names="" text:cond-style-name=""><text:span text:style-name="a1204" text:class-names=""/></text:p>
              </draw:text-box>
              <svg:title/>
              <svg:desc/>
            </draw:frame>
            <draw:frame draw:z-index="387" draw:id="id403" draw:style-name="a1209" draw:name="CaixaDeTexto 1" svg:x="0in" svg:y="0in" svg:width="0.20202in" svg:height="0.28933in">
              <draw:text-box>
                <text:p text:style-name="a1208" text:class-names="" text:cond-style-name=""><text:span text:style-name="a1207" text:class-names=""/></text:p>
              </draw:text-box>
              <svg:title/>
              <svg:desc/>
            </draw:frame>
            <draw:frame draw:z-index="388" draw:id="id404" draw:style-name="a1212" draw:name="CaixaDeTexto 1" svg:x="0in" svg:y="0in" svg:width="0.20202in" svg:height="0.28933in">
              <draw:text-box>
                <text:p text:style-name="a1211" text:class-names="" text:cond-style-name=""><text:span text:style-name="a1210" text:class-names=""/></text:p>
              </draw:text-box>
              <svg:title/>
              <svg:desc/>
            </draw:frame>
            <draw:frame draw:z-index="389" draw:id="id405" draw:style-name="a1215" draw:name="CaixaDeTexto 1" svg:x="0in" svg:y="0in" svg:width="0.20202in" svg:height="0.28933in">
              <draw:text-box>
                <text:p text:style-name="a1214" text:class-names="" text:cond-style-name=""><text:span text:style-name="a1213" text:class-names=""/></text:p>
              </draw:text-box>
              <svg:title/>
              <svg:desc/>
            </draw:frame>
            <draw:frame draw:z-index="204" draw:id="id220" draw:style-name="a660" draw:name="CaixaDeTexto 1" svg:x="0in" svg:y="0in" svg:width="0.20202in" svg:height="0.28933in">
              <draw:text-box>
                <text:p text:style-name="a659" text:class-names="" text:cond-style-name=""><text:span text:style-name="a658" text:class-names=""/></text:p>
              </draw:text-box>
              <svg:title/>
              <svg:desc/>
            </draw:frame>
            <draw:frame draw:z-index="205" draw:id="id221" draw:style-name="a663" draw:name="CaixaDeTexto 1" svg:x="0in" svg:y="0in" svg:width="0.20202in" svg:height="0.28933in">
              <draw:text-box>
                <text:p text:style-name="a662" text:class-names="" text:cond-style-name=""><text:span text:style-name="a661" text:class-names=""/></text:p>
              </draw:text-box>
              <svg:title/>
              <svg:desc/>
            </draw:frame>
            <draw:frame draw:z-index="206" draw:id="id222" draw:style-name="a666" draw:name="CaixaDeTexto 1" svg:x="0in" svg:y="0in" svg:width="0.20202in" svg:height="0.28933in">
              <draw:text-box>
                <text:p text:style-name="a665" text:class-names="" text:cond-style-name=""><text:span text:style-name="a664" text:class-names=""/></text:p>
              </draw:text-box>
              <svg:title/>
              <svg:desc/>
            </draw:frame>
            <draw:frame draw:z-index="207" draw:id="id223" draw:style-name="a669" draw:name="CaixaDeTexto 1" svg:x="0in" svg:y="0in" svg:width="0.20202in" svg:height="0.28933in">
              <draw:text-box>
                <text:p text:style-name="a668" text:class-names="" text:cond-style-name=""><text:span text:style-name="a667" text:class-names=""/></text:p>
              </draw:text-box>
              <svg:title/>
              <svg:desc/>
            </draw:frame>
            <draw:frame draw:z-index="208" draw:id="id224" draw:style-name="a672" draw:name="CaixaDeTexto 1" svg:x="0in" svg:y="0in" svg:width="0.20202in" svg:height="0.28933in">
              <draw:text-box>
                <text:p text:style-name="a671" text:class-names="" text:cond-style-name=""><text:span text:style-name="a670" text:class-names=""/></text:p>
              </draw:text-box>
              <svg:title/>
              <svg:desc/>
            </draw:frame>
            <draw:frame draw:z-index="209" draw:id="id225" draw:style-name="a675" draw:name="CaixaDeTexto 1" svg:x="0in" svg:y="0in" svg:width="0.20202in" svg:height="0.28933in">
              <draw:text-box>
                <text:p text:style-name="a674" text:class-names="" text:cond-style-name=""><text:span text:style-name="a673" text:class-names=""/></text:p>
              </draw:text-box>
              <svg:title/>
              <svg:desc/>
            </draw:frame>
            <draw:frame draw:z-index="179" draw:id="id195" draw:style-name="a585" draw:name="CaixaDeTexto 1" svg:x="0in" svg:y="0in" svg:width="0.20202in" svg:height="0.28933in">
              <draw:text-box>
                <text:p text:style-name="a584" text:class-names="" text:cond-style-name=""><text:span text:style-name="a583" text:class-names=""/></text:p>
              </draw:text-box>
              <svg:title/>
              <svg:desc/>
            </draw:frame>
            <draw:frame draw:z-index="402" draw:id="id418" draw:style-name="a1254" draw:name="CaixaDeTexto 1" svg:x="0in" svg:y="0in" svg:width="0.20202in" svg:height="0.28933in">
              <draw:text-box>
                <text:p text:style-name="a1253" text:class-names="" text:cond-style-name=""><text:span text:style-name="a1252" text:class-names=""/></text:p>
              </draw:text-box>
              <svg:title/>
              <svg:desc/>
            </draw:frame>
            <draw:frame draw:z-index="5" draw:id="id21" draw:style-name="a63" draw:name="CaixaDeTexto 1" svg:x="0in" svg:y="0in" svg:width="0.20202in" svg:height="0.28933in">
              <draw:text-box>
                <text:p text:style-name="a62" text:class-names="" text:cond-style-name=""><text:span text:style-name="a61" text:class-names=""/></text:p>
              </draw:text-box>
              <svg:title/>
              <svg:desc/>
            </draw:frame>
            <draw:frame draw:z-index="1" draw:id="id17" draw:style-name="a51" draw:name="CaixaDeTexto 1" svg:x="0in" svg:y="0in" svg:width="0.20202in" svg:height="0.28933in">
              <draw:text-box>
                <text:p text:style-name="a50" text:class-names="" text:cond-style-name=""><text:span text:style-name="a49" text:class-names=""/></text:p>
              </draw:text-box>
              <svg:title/>
              <svg:desc/>
            </draw:frame>
            <draw:frame draw:z-index="3" draw:id="id19" draw:style-name="a57" draw:name="CaixaDeTexto 1" svg:x="0in" svg:y="0in" svg:width="0.20202in" svg:height="0.28933in">
              <draw:text-box>
                <text:p text:style-name="a56" text:class-names="" text:cond-style-name=""><text:span text:style-name="a55" text:class-names=""/></text:p>
              </draw:text-box>
              <svg:title/>
              <svg:desc/>
            </draw:frame>
            <draw:frame draw:z-index="4" draw:id="id20" draw:style-name="a60" draw:name="CaixaDeTexto 1" svg:x="0in" svg:y="0in" svg:width="0.20202in" svg:height="0.28933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  <draw:frame draw:z-index="6" draw:id="id22" draw:style-name="a66" draw:name="CaixaDeTexto 1" svg:x="0in" svg:y="0in" svg:width="0.20202in" svg:height="0.28933in">
              <draw:text-box>
                <text:p text:style-name="a65" text:class-names="" text:cond-style-name=""><text:span text:style-name="a64" text:class-names=""/></text:p>
              </draw:text-box>
              <svg:title/>
              <svg:desc/>
            </draw:frame>
            <draw:frame draw:z-index="7" draw:id="id23" draw:style-name="a69" draw:name="CaixaDeTexto 1" svg:x="0in" svg:y="0in" svg:width="0.20202in" svg:height="0.28933in">
              <draw:text-box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8" draw:id="id24" draw:style-name="a72" draw:name="CaixaDeTexto 1" svg:x="0in" svg:y="0in" svg:width="0.20202in" svg:height="0.28933in">
              <draw:text-box>
                <text:p text:style-name="a71" text:class-names="" text:cond-style-name=""><text:span text:style-name="a70" text:class-names=""/></text:p>
              </draw:text-box>
              <svg:title/>
              <svg:desc/>
            </draw:frame>
            <draw:frame draw:z-index="9" draw:id="id25" draw:style-name="a75" draw:name="CaixaDeTexto 1" svg:x="0in" svg:y="0in" svg:width="0.20202in" svg:height="0.28933in">
              <draw:text-box>
                <text:p text:style-name="a74" text:class-names="" text:cond-style-name=""><text:span text:style-name="a73" text:class-names=""/></text:p>
              </draw:text-box>
              <svg:title/>
              <svg:desc/>
            </draw:frame>
            <draw:frame draw:z-index="10" draw:id="id26" draw:style-name="a78" draw:name="CaixaDeTexto 1" svg:x="0in" svg:y="0in" svg:width="0.20202in" svg:height="0.28933in">
              <draw:text-box>
                <text:p text:style-name="a77" text:class-names="" text:cond-style-name=""><text:span text:style-name="a76" text:class-names=""/></text:p>
              </draw:text-box>
              <svg:title/>
              <svg:desc/>
            </draw:frame>
            <draw:frame draw:z-index="11" draw:id="id27" draw:style-name="a81" draw:name="CaixaDeTexto 1" svg:x="0in" svg:y="0in" svg:width="0.20202in" svg:height="0.28933in">
              <draw:text-box>
                <text:p text:style-name="a80" text:class-names="" text:cond-style-name=""><text:span text:style-name="a79" text:class-names=""/></text:p>
              </draw:text-box>
              <svg:title/>
              <svg:desc/>
            </draw:frame>
            <draw:frame draw:z-index="390" draw:id="id406" draw:style-name="a1218" draw:name="CaixaDeTexto 1" svg:x="0in" svg:y="0in" svg:width="0.20202in" svg:height="0.28933in">
              <draw:text-box>
                <text:p text:style-name="a1217" text:class-names="" text:cond-style-name=""><text:span text:style-name="a1216" text:class-names=""/></text:p>
              </draw:text-box>
              <svg:title/>
              <svg:desc/>
            </draw:frame>
            <draw:frame draw:z-index="391" draw:id="id407" draw:style-name="a1221" draw:name="CaixaDeTexto 1" svg:x="0in" svg:y="0in" svg:width="0.20202in" svg:height="0.28933in">
              <draw:text-box>
                <text:p text:style-name="a1220" text:class-names="" text:cond-style-name=""><text:span text:style-name="a1219" text:class-names=""/></text:p>
              </draw:text-box>
              <svg:title/>
              <svg:desc/>
            </draw:frame>
            <draw:frame draw:z-index="392" draw:id="id408" draw:style-name="a1224" draw:name="CaixaDeTexto 1" svg:x="0in" svg:y="0in" svg:width="0.20202in" svg:height="0.28933in">
              <draw:text-box>
                <text:p text:style-name="a1223" text:class-names="" text:cond-style-name=""><text:span text:style-name="a1222" text:class-names=""/></text:p>
              </draw:text-box>
              <svg:title/>
              <svg:desc/>
            </draw:frame>
            <draw:frame draw:z-index="393" draw:id="id409" draw:style-name="a1227" draw:name="CaixaDeTexto 1" svg:x="0in" svg:y="0in" svg:width="0.20202in" svg:height="0.28933in">
              <draw:text-box>
                <text:p text:style-name="a1226" text:class-names="" text:cond-style-name=""><text:span text:style-name="a1225" text:class-names=""/></text:p>
              </draw:text-box>
              <svg:title/>
              <svg:desc/>
            </draw:frame>
            <draw:frame draw:z-index="394" draw:id="id410" draw:style-name="a1230" draw:name="CaixaDeTexto 1" svg:x="0in" svg:y="0in" svg:width="0.20202in" svg:height="0.28933in">
              <draw:text-box>
                <text:p text:style-name="a1229" text:class-names="" text:cond-style-name=""><text:span text:style-name="a1228" text:class-names=""/></text:p>
              </draw:text-box>
              <svg:title/>
              <svg:desc/>
            </draw:frame>
            <draw:frame draw:z-index="395" draw:id="id411" draw:style-name="a1233" draw:name="CaixaDeTexto 1" svg:x="0in" svg:y="0in" svg:width="0.20202in" svg:height="0.28933in">
              <draw:text-box>
                <text:p text:style-name="a1232" text:class-names="" text:cond-style-name=""><text:span text:style-name="a1231" text:class-names=""/></text:p>
              </draw:text-box>
              <svg:title/>
              <svg:desc/>
            </draw:frame>
            <draw:frame draw:z-index="24" draw:id="id40" draw:style-name="a120" draw:name="CaixaDeTexto 1" svg:x="0in" svg:y="0in" svg:width="0.20202in" svg:height="0.28933in">
              <draw:text-box>
                <text:p text:style-name="a119" text:class-names="" text:cond-style-name=""><text:span text:style-name="a118" text:class-names=""/></text:p>
              </draw:text-box>
              <svg:title/>
              <svg:desc/>
            </draw:frame>
            <draw:frame draw:z-index="25" draw:id="id41" draw:style-name="a123" draw:name="CaixaDeTexto 1" svg:x="0in" svg:y="0in" svg:width="0.20202in" svg:height="0.28933in">
              <draw:text-box>
                <text:p text:style-name="a122" text:class-names="" text:cond-style-name=""><text:span text:style-name="a121" text:class-names=""/></text:p>
              </draw:text-box>
              <svg:title/>
              <svg:desc/>
            </draw:frame>
            <draw:frame draw:z-index="26" draw:id="id42" draw:style-name="a126" draw:name="CaixaDeTexto 1" svg:x="0in" svg:y="0in" svg:width="0.20202in" svg:height="0.28933in">
              <draw:text-box>
                <text:p text:style-name="a125" text:class-names="" text:cond-style-name=""><text:span text:style-name="a124" text:class-names=""/></text:p>
              </draw:text-box>
              <svg:title/>
              <svg:desc/>
            </draw:frame>
            <draw:frame draw:z-index="27" draw:id="id43" draw:style-name="a129" draw:name="CaixaDeTexto 1" svg:x="0in" svg:y="0in" svg:width="0.20202in" svg:height="0.28933in">
              <draw:text-box>
                <text:p text:style-name="a128" text:class-names="" text:cond-style-name=""><text:span text:style-name="a127" text:class-names=""/></text:p>
              </draw:text-box>
              <svg:title/>
              <svg:desc/>
            </draw:frame>
            <draw:frame draw:z-index="28" draw:id="id44" draw:style-name="a132" draw:name="CaixaDeTexto 1" svg:x="0in" svg:y="0in" svg:width="0.20202in" svg:height="0.28933in">
              <draw:text-box>
                <text:p text:style-name="a131" text:class-names="" text:cond-style-name=""><text:span text:style-name="a130" text:class-names=""/></text:p>
              </draw:text-box>
              <svg:title/>
              <svg:desc/>
            </draw:frame>
            <draw:frame draw:z-index="29" draw:id="id45" draw:style-name="a135" draw:name="CaixaDeTexto 29" svg:x="0in" svg:y="0in" svg:width="0.20202in" svg:height="0.28933in">
              <draw:text-box>
                <text:p text:style-name="a134" text:class-names="" text:cond-style-name=""><text:span text:style-name="a133" text:class-names=""/></text:p>
              </draw:text-box>
              <svg:title/>
              <svg:desc/>
            </draw:frame>
            <draw:frame draw:z-index="18" draw:id="id34" draw:style-name="a102" draw:name="CaixaDeTexto 1" svg:x="0in" svg:y="0in" svg:width="0.20202in" svg:height="0.28933in">
              <draw:text-box>
                <text:p text:style-name="a101" text:class-names="" text:cond-style-name=""><text:span text:style-name="a100" text:class-names=""/></text:p>
              </draw:text-box>
              <svg:title/>
              <svg:desc/>
            </draw:frame>
            <draw:frame draw:z-index="19" draw:id="id35" draw:style-name="a105" draw:name="CaixaDeTexto 1" svg:x="0in" svg:y="0in" svg:width="0.20202in" svg:height="0.28933in">
              <draw:text-box>
                <text:p text:style-name="a104" text:class-names="" text:cond-style-name=""><text:span text:style-name="a103" text:class-names=""/></text:p>
              </draw:text-box>
              <svg:title/>
              <svg:desc/>
            </draw:frame>
            <draw:frame draw:z-index="20" draw:id="id36" draw:style-name="a108" draw:name="CaixaDeTexto 1" svg:x="0in" svg:y="0in" svg:width="0.20202in" svg:height="0.28933in">
              <draw:text-box>
                <text:p text:style-name="a107" text:class-names="" text:cond-style-name=""><text:span text:style-name="a106" text:class-names=""/></text:p>
              </draw:text-box>
              <svg:title/>
              <svg:desc/>
            </draw:frame>
            <draw:frame draw:z-index="21" draw:id="id37" draw:style-name="a111" draw:name="CaixaDeTexto 1" svg:x="0in" svg:y="0in" svg:width="0.20202in" svg:height="0.28933in">
              <draw:text-box>
                <text:p text:style-name="a110" text:class-names="" text:cond-style-name=""><text:span text:style-name="a109" text:class-names=""/></text:p>
              </draw:text-box>
              <svg:title/>
              <svg:desc/>
            </draw:frame>
            <draw:frame draw:z-index="22" draw:id="id38" draw:style-name="a114" draw:name="CaixaDeTexto 1" svg:x="0in" svg:y="0in" svg:width="0.20202in" svg:height="0.28933in">
              <draw:text-box>
                <text:p text:style-name="a113" text:class-names="" text:cond-style-name=""><text:span text:style-name="a112" text:class-names=""/></text:p>
              </draw:text-box>
              <svg:title/>
              <svg:desc/>
            </draw:frame>
            <draw:frame draw:z-index="23" draw:id="id39" draw:style-name="a117" draw:name="CaixaDeTexto 1" svg:x="0in" svg:y="0in" svg:width="0.20202in" svg:height="0.28933in">
              <draw:text-box>
                <text:p text:style-name="a116" text:class-names="" text:cond-style-name=""><text:span text:style-name="a115" text:class-names=""/></text:p>
              </draw:text-box>
              <svg:title/>
              <svg:desc/>
            </draw:frame>
            <draw:frame draw:z-index="30" draw:id="id46" draw:style-name="a138" draw:name="CaixaDeTexto 1" svg:x="0in" svg:y="0in" svg:width="0.20202in" svg:height="0.28933in">
              <draw:text-box>
                <text:p text:style-name="a137" text:class-names="" text:cond-style-name=""><text:span text:style-name="a136" text:class-names=""/></text:p>
              </draw:text-box>
              <svg:title/>
              <svg:desc/>
            </draw:frame>
            <draw:frame draw:z-index="31" draw:id="id47" draw:style-name="a141" draw:name="CaixaDeTexto 1" svg:x="0in" svg:y="0in" svg:width="0.20202in" svg:height="0.28933in">
              <draw:text-box>
                <text:p text:style-name="a140" text:class-names="" text:cond-style-name=""><text:span text:style-name="a139" text:class-names=""/></text:p>
              </draw:text-box>
              <svg:title/>
              <svg:desc/>
            </draw:frame>
            <draw:frame draw:z-index="32" draw:id="id48" draw:style-name="a144" draw:name="CaixaDeTexto 1" svg:x="0in" svg:y="0in" svg:width="0.20202in" svg:height="0.28933in">
              <draw:text-box>
                <text:p text:style-name="a143" text:class-names="" text:cond-style-name=""><text:span text:style-name="a142" text:class-names=""/></text:p>
              </draw:text-box>
              <svg:title/>
              <svg:desc/>
            </draw:frame>
            <draw:frame draw:z-index="33" draw:id="id49" draw:style-name="a147" draw:name="CaixaDeTexto 1" svg:x="0in" svg:y="0in" svg:width="0.20202in" svg:height="0.28933in">
              <draw:text-box>
                <text:p text:style-name="a146" text:class-names="" text:cond-style-name=""><text:span text:style-name="a145" text:class-names=""/></text:p>
              </draw:text-box>
              <svg:title/>
              <svg:desc/>
            </draw:frame>
            <draw:frame draw:z-index="34" draw:id="id50" draw:style-name="a150" draw:name="CaixaDeTexto 1" svg:x="0in" svg:y="0in" svg:width="0.20202in" svg:height="0.28933in">
              <draw:text-box>
                <text:p text:style-name="a149" text:class-names="" text:cond-style-name=""><text:span text:style-name="a148" text:class-names=""/></text:p>
              </draw:text-box>
              <svg:title/>
              <svg:desc/>
            </draw:frame>
            <draw:frame draw:z-index="35" draw:id="id51" draw:style-name="a153" draw:name="CaixaDeTexto 1" svg:x="0in" svg:y="0in" svg:width="0.20202in" svg:height="0.28933in">
              <draw:text-box>
                <text:p text:style-name="a152" text:class-names="" text:cond-style-name=""><text:span text:style-name="a151" text:class-names=""/></text:p>
              </draw:text-box>
              <svg:title/>
              <svg:desc/>
            </draw:frame>
            <draw:frame draw:z-index="36" draw:id="id52" draw:style-name="a156" draw:name="CaixaDeTexto 1" svg:x="0in" svg:y="0in" svg:width="0.20202in" svg:height="0.28933in">
              <draw:text-box>
                <text:p text:style-name="a155" text:class-names="" text:cond-style-name=""><text:span text:style-name="a154" text:class-names=""/></text:p>
              </draw:text-box>
              <svg:title/>
              <svg:desc/>
            </draw:frame>
            <draw:frame draw:z-index="37" draw:id="id53" draw:style-name="a159" draw:name="CaixaDeTexto 1" svg:x="0in" svg:y="0in" svg:width="0.20202in" svg:height="0.28933in">
              <draw:text-box>
                <text:p text:style-name="a158" text:class-names="" text:cond-style-name=""><text:span text:style-name="a157" text:class-names=""/></text:p>
              </draw:text-box>
              <svg:title/>
              <svg:desc/>
            </draw:frame>
            <draw:frame draw:z-index="38" draw:id="id54" draw:style-name="a162" draw:name="CaixaDeTexto 1" svg:x="0in" svg:y="0in" svg:width="0.20202in" svg:height="0.28933in">
              <draw:text-box>
                <text:p text:style-name="a161" text:class-names="" text:cond-style-name=""><text:span text:style-name="a160" text:class-names=""/></text:p>
              </draw:text-box>
              <svg:title/>
              <svg:desc/>
            </draw:frame>
            <draw:frame draw:z-index="39" draw:id="id55" draw:style-name="a165" draw:name="CaixaDeTexto 1" svg:x="0in" svg:y="0in" svg:width="0.20202in" svg:height="0.28933in">
              <draw:text-box>
                <text:p text:style-name="a164" text:class-names="" text:cond-style-name=""><text:span text:style-name="a163" text:class-names=""/></text:p>
              </draw:text-box>
              <svg:title/>
              <svg:desc/>
            </draw:frame>
            <draw:frame draw:z-index="40" draw:id="id56" draw:style-name="a168" draw:name="CaixaDeTexto 1" svg:x="0in" svg:y="0in" svg:width="0.20202in" svg:height="0.28933in">
              <draw:text-box>
                <text:p text:style-name="a167" text:class-names="" text:cond-style-name=""><text:span text:style-name="a166" text:class-names=""/></text:p>
              </draw:text-box>
              <svg:title/>
              <svg:desc/>
            </draw:frame>
            <draw:frame draw:z-index="41" draw:id="id57" draw:style-name="a171" draw:name="CaixaDeTexto 1" svg:x="0in" svg:y="0in" svg:width="0.20202in" svg:height="0.28933in">
              <draw:text-box>
                <text:p text:style-name="a170" text:class-names="" text:cond-style-name=""><text:span text:style-name="a169" text:class-names=""/></text:p>
              </draw:text-box>
              <svg:title/>
              <svg:desc/>
            </draw:frame>
            <draw:frame draw:z-index="42" draw:id="id58" draw:style-name="a174" draw:name="CaixaDeTexto 1" svg:x="0in" svg:y="0in" svg:width="0.20202in" svg:height="0.28933in">
              <draw:text-box>
                <text:p text:style-name="a173" text:class-names="" text:cond-style-name=""><text:span text:style-name="a172" text:class-names=""/></text:p>
              </draw:text-box>
              <svg:title/>
              <svg:desc/>
            </draw:frame>
            <draw:frame draw:z-index="43" draw:id="id59" draw:style-name="a177" draw:name="CaixaDeTexto 1" svg:x="0in" svg:y="0in" svg:width="0.20202in" svg:height="0.28933in">
              <draw:text-box>
                <text:p text:style-name="a176" text:class-names="" text:cond-style-name=""><text:span text:style-name="a175" text:class-names=""/></text:p>
              </draw:text-box>
              <svg:title/>
              <svg:desc/>
            </draw:frame>
            <draw:frame draw:z-index="44" draw:id="id60" draw:style-name="a180" draw:name="CaixaDeTexto 1" svg:x="0in" svg:y="0in" svg:width="0.20202in" svg:height="0.28933in">
              <draw:text-box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45" draw:id="id61" draw:style-name="a183" draw:name="CaixaDeTexto 1" svg:x="0in" svg:y="0in" svg:width="0.20202in" svg:height="0.28933in">
              <draw:text-box>
                <text:p text:style-name="a182" text:class-names="" text:cond-style-name=""><text:span text:style-name="a181" text:class-names=""/></text:p>
              </draw:text-box>
              <svg:title/>
              <svg:desc/>
            </draw:frame>
            <draw:frame draw:z-index="46" draw:id="id62" draw:style-name="a186" draw:name="CaixaDeTexto 1" svg:x="0in" svg:y="0in" svg:width="0.20202in" svg:height="0.28933in">
              <draw:text-box>
                <text:p text:style-name="a185" text:class-names="" text:cond-style-name=""><text:span text:style-name="a184" text:class-names=""/></text:p>
              </draw:text-box>
              <svg:title/>
              <svg:desc/>
            </draw:frame>
            <draw:frame draw:z-index="47" draw:id="id63" draw:style-name="a189" draw:name="CaixaDeTexto 1" svg:x="0in" svg:y="0in" svg:width="0.20202in" svg:height="0.28933in">
              <draw:text-box>
                <text:p text:style-name="a188" text:class-names="" text:cond-style-name=""><text:span text:style-name="a187" text:class-names=""/></text:p>
              </draw:text-box>
              <svg:title/>
              <svg:desc/>
            </draw:frame>
            <draw:frame draw:z-index="48" draw:id="id64" draw:style-name="a192" draw:name="CaixaDeTexto 1" svg:x="0in" svg:y="0in" svg:width="0.20202in" svg:height="0.28933in">
              <draw:text-box>
                <text:p text:style-name="a191" text:class-names="" text:cond-style-name=""><text:span text:style-name="a190" text:class-names=""/></text:p>
              </draw:text-box>
              <svg:title/>
              <svg:desc/>
            </draw:frame>
            <draw:frame draw:z-index="49" draw:id="id65" draw:style-name="a195" draw:name="CaixaDeTexto 1" svg:x="0in" svg:y="0in" svg:width="0.20202in" svg:height="0.28933in">
              <draw:text-box>
                <text:p text:style-name="a194" text:class-names="" text:cond-style-name=""><text:span text:style-name="a193" text:class-names=""/></text:p>
              </draw:text-box>
              <svg:title/>
              <svg:desc/>
            </draw:frame>
            <draw:frame draw:z-index="50" draw:id="id66" draw:style-name="a198" draw:name="CaixaDeTexto 1" svg:x="0in" svg:y="0in" svg:width="0.20202in" svg:height="0.28933in">
              <draw:text-box>
                <text:p text:style-name="a197" text:class-names="" text:cond-style-name=""><text:span text:style-name="a196" text:class-names=""/></text:p>
              </draw:text-box>
              <svg:title/>
              <svg:desc/>
            </draw:frame>
            <draw:frame draw:z-index="51" draw:id="id67" draw:style-name="a201" draw:name="CaixaDeTexto 1" svg:x="0in" svg:y="0in" svg:width="0.20202in" svg:height="0.28933in">
              <draw:text-box>
                <text:p text:style-name="a200" text:class-names="" text:cond-style-name=""><text:span text:style-name="a199" text:class-names=""/></text:p>
              </draw:text-box>
              <svg:title/>
              <svg:desc/>
            </draw:frame>
            <draw:frame draw:z-index="52" draw:id="id68" draw:style-name="a204" draw:name="CaixaDeTexto 1" svg:x="0in" svg:y="0in" svg:width="0.20202in" svg:height="0.28933in">
              <draw:text-box>
                <text:p text:style-name="a203" text:class-names="" text:cond-style-name=""><text:span text:style-name="a202" text:class-names=""/></text:p>
              </draw:text-box>
              <svg:title/>
              <svg:desc/>
            </draw:frame>
            <draw:frame draw:z-index="53" draw:id="id69" draw:style-name="a207" draw:name="CaixaDeTexto 1" svg:x="0in" svg:y="0in" svg:width="0.20202in" svg:height="0.28933in">
              <draw:text-box>
                <text:p text:style-name="a206" text:class-names="" text:cond-style-name=""><text:span text:style-name="a205" text:class-names=""/></text:p>
              </draw:text-box>
              <svg:title/>
              <svg:desc/>
            </draw:frame>
            <draw:frame draw:z-index="54" draw:id="id70" draw:style-name="a210" draw:name="CaixaDeTexto 1" svg:x="0in" svg:y="0in" svg:width="0.20202in" svg:height="0.28933in">
              <draw:text-box>
                <text:p text:style-name="a209" text:class-names="" text:cond-style-name=""><text:span text:style-name="a208" text:class-names=""/></text:p>
              </draw:text-box>
              <svg:title/>
              <svg:desc/>
            </draw:frame>
            <draw:frame draw:z-index="55" draw:id="id71" draw:style-name="a213" draw:name="CaixaDeTexto 1" svg:x="0in" svg:y="0in" svg:width="0.20202in" svg:height="0.28933in">
              <draw:text-box>
                <text:p text:style-name="a212" text:class-names="" text:cond-style-name=""><text:span text:style-name="a211" text:class-names=""/></text:p>
              </draw:text-box>
              <svg:title/>
              <svg:desc/>
            </draw:frame>
            <draw:frame draw:z-index="56" draw:id="id72" draw:style-name="a216" draw:name="CaixaDeTexto 1" svg:x="0in" svg:y="0in" svg:width="0.20202in" svg:height="0.28933in">
              <draw:text-box>
                <text:p text:style-name="a215" text:class-names="" text:cond-style-name=""><text:span text:style-name="a214" text:class-names=""/></text:p>
              </draw:text-box>
              <svg:title/>
              <svg:desc/>
            </draw:frame>
            <draw:frame draw:z-index="57" draw:id="id73" draw:style-name="a219" draw:name="CaixaDeTexto 57" svg:x="0in" svg:y="0in" svg:width="0.20202in" svg:height="0.28933in">
              <draw:text-box>
                <text:p text:style-name="a218" text:class-names="" text:cond-style-name=""><text:span text:style-name="a217" text:class-names=""/></text:p>
              </draw:text-box>
              <svg:title/>
              <svg:desc/>
            </draw:frame>
            <draw:frame draw:z-index="58" draw:id="id74" draw:style-name="a222" draw:name="CaixaDeTexto 1" svg:x="0in" svg:y="0in" svg:width="0.20202in" svg:height="0.28933in">
              <draw:text-box>
                <text:p text:style-name="a221" text:class-names="" text:cond-style-name=""><text:span text:style-name="a220" text:class-names=""/></text:p>
              </draw:text-box>
              <svg:title/>
              <svg:desc/>
            </draw:frame>
            <draw:frame draw:z-index="59" draw:id="id75" draw:style-name="a225" draw:name="CaixaDeTexto 1" svg:x="0in" svg:y="0in" svg:width="0.20202in" svg:height="0.28933in">
              <draw:text-box>
                <text:p text:style-name="a224" text:class-names="" text:cond-style-name=""><text:span text:style-name="a223" text:class-names=""/></text:p>
              </draw:text-box>
              <svg:title/>
              <svg:desc/>
            </draw:frame>
            <draw:frame draw:z-index="60" draw:id="id76" draw:style-name="a228" draw:name="CaixaDeTexto 1" svg:x="0in" svg:y="0in" svg:width="0.20202in" svg:height="0.28933in">
              <draw:text-box>
                <text:p text:style-name="a227" text:class-names="" text:cond-style-name=""><text:span text:style-name="a226" text:class-names=""/></text:p>
              </draw:text-box>
              <svg:title/>
              <svg:desc/>
            </draw:frame>
            <draw:frame draw:z-index="61" draw:id="id77" draw:style-name="a231" draw:name="CaixaDeTexto 1" svg:x="0in" svg:y="0in" svg:width="0.20202in" svg:height="0.28933in">
              <draw:text-box>
                <text:p text:style-name="a230" text:class-names="" text:cond-style-name=""><text:span text:style-name="a229" text:class-names=""/></text:p>
              </draw:text-box>
              <svg:title/>
              <svg:desc/>
            </draw:frame>
            <draw:frame draw:z-index="62" draw:id="id78" draw:style-name="a234" draw:name="CaixaDeTexto 1" svg:x="0in" svg:y="0in" svg:width="0.20202in" svg:height="0.28933in">
              <draw:text-box>
                <text:p text:style-name="a233" text:class-names="" text:cond-style-name=""><text:span text:style-name="a232" text:class-names=""/></text:p>
              </draw:text-box>
              <svg:title/>
              <svg:desc/>
            </draw:frame>
            <draw:frame draw:z-index="63" draw:id="id79" draw:style-name="a237" draw:name="CaixaDeTexto 1" svg:x="0in" svg:y="0in" svg:width="0.20202in" svg:height="0.28933in">
              <draw:text-box>
                <text:p text:style-name="a236" text:class-names="" text:cond-style-name=""><text:span text:style-name="a235" text:class-names=""/></text:p>
              </draw:text-box>
              <svg:title/>
              <svg:desc/>
            </draw:frame>
            <draw:frame draw:z-index="64" draw:id="id80" draw:style-name="a240" draw:name="CaixaDeTexto 1" svg:x="0in" svg:y="0in" svg:width="0.20202in" svg:height="0.28933in">
              <draw:text-box>
                <text:p text:style-name="a239" text:class-names="" text:cond-style-name=""><text:span text:style-name="a238" text:class-names=""/></text:p>
              </draw:text-box>
              <svg:title/>
              <svg:desc/>
            </draw:frame>
            <draw:frame draw:z-index="65" draw:id="id81" draw:style-name="a243" draw:name="CaixaDeTexto 1" svg:x="0in" svg:y="0in" svg:width="0.20202in" svg:height="0.28933in">
              <draw:text-box>
                <text:p text:style-name="a242" text:class-names="" text:cond-style-name=""><text:span text:style-name="a241" text:class-names=""/></text:p>
              </draw:text-box>
              <svg:title/>
              <svg:desc/>
            </draw:frame>
            <draw:frame draw:z-index="102" draw:id="id118" draw:style-name="a354" draw:name="CaixaDeTexto 1" svg:x="0in" svg:y="0in" svg:width="0.20202in" svg:height="0.28933in">
              <draw:text-box>
                <text:p text:style-name="a353" text:class-names="" text:cond-style-name=""><text:span text:style-name="a352" text:class-names=""/></text:p>
              </draw:text-box>
              <svg:title/>
              <svg:desc/>
            </draw:frame>
            <draw:frame draw:z-index="103" draw:id="id119" draw:style-name="a357" draw:name="CaixaDeTexto 1" svg:x="0in" svg:y="0in" svg:width="0.20202in" svg:height="0.28933in">
              <draw:text-box>
                <text:p text:style-name="a356" text:class-names="" text:cond-style-name=""><text:span text:style-name="a355" text:class-names=""/></text:p>
              </draw:text-box>
              <svg:title/>
              <svg:desc/>
            </draw:frame>
            <draw:frame draw:z-index="104" draw:id="id120" draw:style-name="a360" draw:name="CaixaDeTexto 1" svg:x="0in" svg:y="0in" svg:width="0.20202in" svg:height="0.28933in">
              <draw:text-box>
                <text:p text:style-name="a359" text:class-names="" text:cond-style-name=""><text:span text:style-name="a358" text:class-names=""/></text:p>
              </draw:text-box>
              <svg:title/>
              <svg:desc/>
            </draw:frame>
            <draw:frame draw:z-index="105" draw:id="id121" draw:style-name="a363" draw:name="CaixaDeTexto 1" svg:x="0in" svg:y="0in" svg:width="0.20202in" svg:height="0.28933in">
              <draw:text-box>
                <text:p text:style-name="a362" text:class-names="" text:cond-style-name=""><text:span text:style-name="a361" text:class-names=""/></text:p>
              </draw:text-box>
              <svg:title/>
              <svg:desc/>
            </draw:frame>
            <draw:frame draw:z-index="106" draw:id="id122" draw:style-name="a366" draw:name="CaixaDeTexto 1" svg:x="0in" svg:y="0in" svg:width="0.20202in" svg:height="0.28933in">
              <draw:text-box>
                <text:p text:style-name="a365" text:class-names="" text:cond-style-name=""><text:span text:style-name="a364" text:class-names=""/></text:p>
              </draw:text-box>
              <svg:title/>
              <svg:desc/>
            </draw:frame>
            <draw:frame draw:z-index="107" draw:id="id123" draw:style-name="a369" draw:name="CaixaDeTexto 1" svg:x="0in" svg:y="0in" svg:width="0.20202in" svg:height="0.28933in">
              <draw:text-box>
                <text:p text:style-name="a368" text:class-names="" text:cond-style-name=""><text:span text:style-name="a367" text:class-names=""/></text:p>
              </draw:text-box>
              <svg:title/>
              <svg:desc/>
            </draw:frame>
            <draw:frame draw:z-index="108" draw:id="id124" draw:style-name="a372" draw:name="CaixaDeTexto 1" svg:x="0in" svg:y="0in" svg:width="0.20202in" svg:height="0.28933in">
              <draw:text-box>
                <text:p text:style-name="a371" text:class-names="" text:cond-style-name=""><text:span text:style-name="a370" text:class-names=""/></text:p>
              </draw:text-box>
              <svg:title/>
              <svg:desc/>
            </draw:frame>
            <draw:frame draw:z-index="109" draw:id="id125" draw:style-name="a375" draw:name="CaixaDeTexto 1" svg:x="0in" svg:y="0in" svg:width="0.20202in" svg:height="0.28933in">
              <draw:text-box>
                <text:p text:style-name="a374" text:class-names="" text:cond-style-name=""><text:span text:style-name="a373" text:class-names=""/></text:p>
              </draw:text-box>
              <svg:title/>
              <svg:desc/>
            </draw:frame>
            <draw:frame draw:z-index="110" draw:id="id126" draw:style-name="a378" draw:name="CaixaDeTexto 1" svg:x="0in" svg:y="0in" svg:width="0.20202in" svg:height="0.28933in">
              <draw:text-box>
                <text:p text:style-name="a377" text:class-names="" text:cond-style-name=""><text:span text:style-name="a376" text:class-names=""/></text:p>
              </draw:text-box>
              <svg:title/>
              <svg:desc/>
            </draw:frame>
            <draw:frame draw:z-index="111" draw:id="id127" draw:style-name="a381" draw:name="CaixaDeTexto 1" svg:x="0in" svg:y="0in" svg:width="0.20202in" svg:height="0.28933in">
              <draw:text-box>
                <text:p text:style-name="a380" text:class-names="" text:cond-style-name=""><text:span text:style-name="a379" text:class-names=""/></text:p>
              </draw:text-box>
              <svg:title/>
              <svg:desc/>
            </draw:frame>
            <draw:frame draw:z-index="112" draw:id="id128" draw:style-name="a384" draw:name="CaixaDeTexto 1" svg:x="0in" svg:y="0in" svg:width="0.20202in" svg:height="0.28933in">
              <draw:text-box>
                <text:p text:style-name="a383" text:class-names="" text:cond-style-name=""><text:span text:style-name="a382" text:class-names=""/></text:p>
              </draw:text-box>
              <svg:title/>
              <svg:desc/>
            </draw:frame>
            <draw:frame draw:z-index="113" draw:id="id129" draw:style-name="a387" draw:name="CaixaDeTexto 113" svg:x="0in" svg:y="0in" svg:width="0.20202in" svg:height="0.28933in">
              <draw:text-box>
                <text:p text:style-name="a386" text:class-names="" text:cond-style-name=""><text:span text:style-name="a385" text:class-names=""/></text:p>
              </draw:text-box>
              <svg:title/>
              <svg:desc/>
            </draw:frame>
            <draw:frame draw:z-index="114" draw:id="id130" draw:style-name="a390" draw:name="CaixaDeTexto 1" svg:x="0in" svg:y="0in" svg:width="0.20202in" svg:height="0.28933in">
              <draw:text-box>
                <text:p text:style-name="a389" text:class-names="" text:cond-style-name=""><text:span text:style-name="a388" text:class-names=""/></text:p>
              </draw:text-box>
              <svg:title/>
              <svg:desc/>
            </draw:frame>
            <draw:frame draw:z-index="115" draw:id="id131" draw:style-name="a393" draw:name="CaixaDeTexto 1" svg:x="0in" svg:y="0in" svg:width="0.20202in" svg:height="0.28933in">
              <draw:text-box>
                <text:p text:style-name="a392" text:class-names="" text:cond-style-name=""><text:span text:style-name="a391" text:class-names=""/></text:p>
              </draw:text-box>
              <svg:title/>
              <svg:desc/>
            </draw:frame>
            <draw:frame draw:z-index="116" draw:id="id132" draw:style-name="a396" draw:name="CaixaDeTexto 1" svg:x="0in" svg:y="0in" svg:width="0.20202in" svg:height="0.28933in">
              <draw:text-box>
                <text:p text:style-name="a395" text:class-names="" text:cond-style-name=""><text:span text:style-name="a394" text:class-names=""/></text:p>
              </draw:text-box>
              <svg:title/>
              <svg:desc/>
            </draw:frame>
            <draw:frame draw:z-index="117" draw:id="id133" draw:style-name="a399" draw:name="CaixaDeTexto 1" svg:x="0in" svg:y="0in" svg:width="0.20202in" svg:height="0.28933in">
              <draw:text-box>
                <text:p text:style-name="a398" text:class-names="" text:cond-style-name=""><text:span text:style-name="a397" text:class-names=""/></text:p>
              </draw:text-box>
              <svg:title/>
              <svg:desc/>
            </draw:frame>
            <draw:frame draw:z-index="118" draw:id="id134" draw:style-name="a402" draw:name="CaixaDeTexto 1" svg:x="0in" svg:y="0in" svg:width="0.20202in" svg:height="0.28933in">
              <draw:text-box>
                <text:p text:style-name="a401" text:class-names="" text:cond-style-name=""><text:span text:style-name="a400" text:class-names=""/></text:p>
              </draw:text-box>
              <svg:title/>
              <svg:desc/>
            </draw:frame>
            <draw:frame draw:z-index="119" draw:id="id135" draw:style-name="a405" draw:name="CaixaDeTexto 1" svg:x="0in" svg:y="0in" svg:width="0.20202in" svg:height="0.28933in">
              <draw:text-box>
                <text:p text:style-name="a404" text:class-names="" text:cond-style-name=""><text:span text:style-name="a403" text:class-names=""/></text:p>
              </draw:text-box>
              <svg:title/>
              <svg:desc/>
            </draw:frame>
            <draw:frame draw:z-index="120" draw:id="id136" draw:style-name="a408" draw:name="CaixaDeTexto 1" svg:x="0in" svg:y="0in" svg:width="0.20202in" svg:height="0.28933in">
              <draw:text-box>
                <text:p text:style-name="a407" text:class-names="" text:cond-style-name=""><text:span text:style-name="a406" text:class-names=""/></text:p>
              </draw:text-box>
              <svg:title/>
              <svg:desc/>
            </draw:frame>
            <draw:frame draw:z-index="121" draw:id="id137" draw:style-name="a411" draw:name="CaixaDeTexto 1" svg:x="0in" svg:y="0in" svg:width="0.20202in" svg:height="0.28933in">
              <draw:text-box>
                <text:p text:style-name="a410" text:class-names="" text:cond-style-name=""><text:span text:style-name="a409" text:class-names=""/></text:p>
              </draw:text-box>
              <svg:title/>
              <svg:desc/>
            </draw:frame>
            <draw:frame draw:z-index="122" draw:id="id138" draw:style-name="a414" draw:name="CaixaDeTexto 1" svg:x="0in" svg:y="0in" svg:width="0.20202in" svg:height="0.28933in">
              <draw:text-box>
                <text:p text:style-name="a413" text:class-names="" text:cond-style-name=""><text:span text:style-name="a412" text:class-names=""/></text:p>
              </draw:text-box>
              <svg:title/>
              <svg:desc/>
            </draw:frame>
            <draw:frame draw:z-index="123" draw:id="id139" draw:style-name="a417" draw:name="CaixaDeTexto 1" svg:x="0in" svg:y="0in" svg:width="0.20202in" svg:height="0.28933in">
              <draw:text-box>
                <text:p text:style-name="a416" text:class-names="" text:cond-style-name=""><text:span text:style-name="a415" text:class-names=""/></text:p>
              </draw:text-box>
              <svg:title/>
              <svg:desc/>
            </draw:frame>
            <draw:frame draw:z-index="124" draw:id="id140" draw:style-name="a420" draw:name="CaixaDeTexto 1" svg:x="0in" svg:y="0in" svg:width="0.20202in" svg:height="0.28933in">
              <draw:text-box>
                <text:p text:style-name="a419" text:class-names="" text:cond-style-name=""><text:span text:style-name="a418" text:class-names=""/></text:p>
              </draw:text-box>
              <svg:title/>
              <svg:desc/>
            </draw:frame>
            <draw:frame draw:z-index="125" draw:id="id141" draw:style-name="a423" draw:name="CaixaDeTexto 1" svg:x="0in" svg:y="0in" svg:width="0.20202in" svg:height="0.28933in">
              <draw:text-box>
                <text:p text:style-name="a422" text:class-names="" text:cond-style-name=""><text:span text:style-name="a421" text:class-names=""/></text:p>
              </draw:text-box>
              <svg:title/>
              <svg:desc/>
            </draw:frame>
            <draw:frame draw:z-index="126" draw:id="id142" draw:style-name="a426" draw:name="CaixaDeTexto 1" svg:x="0in" svg:y="0in" svg:width="0.20202in" svg:height="0.28933in">
              <draw:text-box>
                <text:p text:style-name="a425" text:class-names="" text:cond-style-name=""><text:span text:style-name="a424" text:class-names=""/></text:p>
              </draw:text-box>
              <svg:title/>
              <svg:desc/>
            </draw:frame>
            <draw:frame draw:z-index="127" draw:id="id143" draw:style-name="a429" draw:name="CaixaDeTexto 1" svg:x="0in" svg:y="0in" svg:width="0.20202in" svg:height="0.28933in">
              <draw:text-box>
                <text:p text:style-name="a428" text:class-names="" text:cond-style-name=""><text:span text:style-name="a427" text:class-names=""/></text:p>
              </draw:text-box>
              <svg:title/>
              <svg:desc/>
            </draw:frame>
            <draw:frame draw:z-index="128" draw:id="id144" draw:style-name="a432" draw:name="CaixaDeTexto 1" svg:x="0in" svg:y="0in" svg:width="0.20202in" svg:height="0.28933in">
              <draw:text-box>
                <text:p text:style-name="a431" text:class-names="" text:cond-style-name=""><text:span text:style-name="a430" text:class-names=""/></text:p>
              </draw:text-box>
              <svg:title/>
              <svg:desc/>
            </draw:frame>
            <draw:frame draw:z-index="129" draw:id="id145" draw:style-name="a435" draw:name="CaixaDeTexto 1" svg:x="0in" svg:y="0in" svg:width="0.20202in" svg:height="0.28933in">
              <draw:text-box>
                <text:p text:style-name="a434" text:class-names="" text:cond-style-name=""><text:span text:style-name="a433" text:class-names=""/></text:p>
              </draw:text-box>
              <svg:title/>
              <svg:desc/>
            </draw:frame>
            <draw:frame draw:z-index="130" draw:id="id146" draw:style-name="a438" draw:name="CaixaDeTexto 1" svg:x="0in" svg:y="0in" svg:width="0.20202in" svg:height="0.28933in">
              <draw:text-box>
                <text:p text:style-name="a437" text:class-names="" text:cond-style-name=""><text:span text:style-name="a436" text:class-names=""/></text:p>
              </draw:text-box>
              <svg:title/>
              <svg:desc/>
            </draw:frame>
            <draw:frame draw:z-index="131" draw:id="id147" draw:style-name="a441" draw:name="CaixaDeTexto 1" svg:x="0in" svg:y="0in" svg:width="0.20202in" svg:height="0.28933in">
              <draw:text-box>
                <text:p text:style-name="a440" text:class-names="" text:cond-style-name=""><text:span text:style-name="a439" text:class-names=""/></text:p>
              </draw:text-box>
              <svg:title/>
              <svg:desc/>
            </draw:frame>
            <draw:frame draw:z-index="132" draw:id="id148" draw:style-name="a444" draw:name="CaixaDeTexto 1" svg:x="0in" svg:y="0in" svg:width="0.20202in" svg:height="0.28933in">
              <draw:text-box>
                <text:p text:style-name="a443" text:class-names="" text:cond-style-name=""><text:span text:style-name="a442" text:class-names=""/></text:p>
              </draw:text-box>
              <svg:title/>
              <svg:desc/>
            </draw:frame>
            <draw:frame draw:z-index="133" draw:id="id149" draw:style-name="a447" draw:name="CaixaDeTexto 1" svg:x="0in" svg:y="0in" svg:width="0.20202in" svg:height="0.28933in">
              <draw:text-box>
                <text:p text:style-name="a446" text:class-names="" text:cond-style-name=""><text:span text:style-name="a445" text:class-names=""/></text:p>
              </draw:text-box>
              <svg:title/>
              <svg:desc/>
            </draw:frame>
            <draw:frame draw:z-index="134" draw:id="id150" draw:style-name="a450" draw:name="CaixaDeTexto 1" svg:x="0in" svg:y="0in" svg:width="0.20202in" svg:height="0.28933in">
              <draw:text-box>
                <text:p text:style-name="a449" text:class-names="" text:cond-style-name=""><text:span text:style-name="a448" text:class-names=""/></text:p>
              </draw:text-box>
              <svg:title/>
              <svg:desc/>
            </draw:frame>
            <draw:frame draw:z-index="135" draw:id="id151" draw:style-name="a453" draw:name="CaixaDeTexto 1" svg:x="0in" svg:y="0in" svg:width="0.20202in" svg:height="0.28933in">
              <draw:text-box>
                <text:p text:style-name="a452" text:class-names="" text:cond-style-name=""><text:span text:style-name="a451" text:class-names=""/></text:p>
              </draw:text-box>
              <svg:title/>
              <svg:desc/>
            </draw:frame>
            <draw:frame draw:z-index="136" draw:id="id152" draw:style-name="a456" draw:name="CaixaDeTexto 1" svg:x="0in" svg:y="0in" svg:width="0.20202in" svg:height="0.28933in">
              <draw:text-box>
                <text:p text:style-name="a455" text:class-names="" text:cond-style-name=""><text:span text:style-name="a454" text:class-names=""/></text:p>
              </draw:text-box>
              <svg:title/>
              <svg:desc/>
            </draw:frame>
            <draw:frame draw:z-index="137" draw:id="id153" draw:style-name="a459" draw:name="CaixaDeTexto 1" svg:x="0in" svg:y="0in" svg:width="0.20202in" svg:height="0.28933in">
              <draw:text-box>
                <text:p text:style-name="a458" text:class-names="" text:cond-style-name=""><text:span text:style-name="a457" text:class-names=""/></text:p>
              </draw:text-box>
              <svg:title/>
              <svg:desc/>
            </draw:frame>
            <draw:frame draw:z-index="138" draw:id="id154" draw:style-name="a462" draw:name="CaixaDeTexto 1" svg:x="0in" svg:y="0in" svg:width="0.20202in" svg:height="0.28933in">
              <draw:text-box>
                <text:p text:style-name="a461" text:class-names="" text:cond-style-name=""><text:span text:style-name="a460" text:class-names=""/></text:p>
              </draw:text-box>
              <svg:title/>
              <svg:desc/>
            </draw:frame>
            <draw:frame draw:z-index="139" draw:id="id155" draw:style-name="a465" draw:name="CaixaDeTexto 1" svg:x="0in" svg:y="0in" svg:width="0.20202in" svg:height="0.28933in">
              <draw:text-box>
                <text:p text:style-name="a464" text:class-names="" text:cond-style-name=""><text:span text:style-name="a463" text:class-names=""/></text:p>
              </draw:text-box>
              <svg:title/>
              <svg:desc/>
            </draw:frame>
            <draw:frame draw:z-index="140" draw:id="id156" draw:style-name="a468" draw:name="CaixaDeTexto 140" svg:x="0in" svg:y="0in" svg:width="0.20202in" svg:height="0.28933in">
              <draw:text-box>
                <text:p text:style-name="a467" text:class-names="" text:cond-style-name=""><text:span text:style-name="a466" text:class-names=""/></text:p>
              </draw:text-box>
              <svg:title/>
              <svg:desc/>
            </draw:frame>
            <draw:frame draw:z-index="141" draw:id="id157" draw:style-name="a471" draw:name="CaixaDeTexto 1" svg:x="0in" svg:y="0in" svg:width="0.20202in" svg:height="0.28933in">
              <draw:text-box>
                <text:p text:style-name="a470" text:class-names="" text:cond-style-name=""><text:span text:style-name="a469" text:class-names=""/></text:p>
              </draw:text-box>
              <svg:title/>
              <svg:desc/>
            </draw:frame>
            <draw:frame draw:z-index="142" draw:id="id158" draw:style-name="a474" draw:name="CaixaDeTexto 1" svg:x="0in" svg:y="0in" svg:width="0.20202in" svg:height="0.28933in">
              <draw:text-box>
                <text:p text:style-name="a473" text:class-names="" text:cond-style-name=""><text:span text:style-name="a472" text:class-names=""/></text:p>
              </draw:text-box>
              <svg:title/>
              <svg:desc/>
            </draw:frame>
            <draw:frame draw:z-index="143" draw:id="id159" draw:style-name="a477" draw:name="CaixaDeTexto 1" svg:x="0in" svg:y="0in" svg:width="0.20202in" svg:height="0.28933in">
              <draw:text-box>
                <text:p text:style-name="a476" text:class-names="" text:cond-style-name=""><text:span text:style-name="a475" text:class-names=""/></text:p>
              </draw:text-box>
              <svg:title/>
              <svg:desc/>
            </draw:frame>
            <draw:frame draw:z-index="144" draw:id="id160" draw:style-name="a480" draw:name="CaixaDeTexto 1" svg:x="0in" svg:y="0in" svg:width="0.20202in" svg:height="0.28933in">
              <draw:text-box>
                <text:p text:style-name="a479" text:class-names="" text:cond-style-name=""><text:span text:style-name="a478" text:class-names=""/></text:p>
              </draw:text-box>
              <svg:title/>
              <svg:desc/>
            </draw:frame>
            <draw:frame draw:z-index="145" draw:id="id161" draw:style-name="a483" draw:name="CaixaDeTexto 1" svg:x="0in" svg:y="0in" svg:width="0.20202in" svg:height="0.28933in">
              <draw:text-box>
                <text:p text:style-name="a482" text:class-names="" text:cond-style-name=""><text:span text:style-name="a481" text:class-names=""/></text:p>
              </draw:text-box>
              <svg:title/>
              <svg:desc/>
            </draw:frame>
            <draw:frame draw:z-index="146" draw:id="id162" draw:style-name="a486" draw:name="CaixaDeTexto 1" svg:x="0in" svg:y="0in" svg:width="0.20202in" svg:height="0.28933in">
              <draw:text-box>
                <text:p text:style-name="a485" text:class-names="" text:cond-style-name=""><text:span text:style-name="a484" text:class-names=""/></text:p>
              </draw:text-box>
              <svg:title/>
              <svg:desc/>
            </draw:frame>
            <draw:frame draw:z-index="147" draw:id="id163" draw:style-name="a489" draw:name="CaixaDeTexto 1" svg:x="0in" svg:y="0in" svg:width="0.20202in" svg:height="0.28933in">
              <draw:text-box>
                <text:p text:style-name="a488" text:class-names="" text:cond-style-name=""><text:span text:style-name="a487" text:class-names=""/></text:p>
              </draw:text-box>
              <svg:title/>
              <svg:desc/>
            </draw:frame>
            <draw:frame draw:z-index="148" draw:id="id164" draw:style-name="a492" draw:name="CaixaDeTexto 1" svg:x="0in" svg:y="0in" svg:width="0.20202in" svg:height="0.28933in">
              <draw:text-box>
                <text:p text:style-name="a491" text:class-names="" text:cond-style-name=""><text:span text:style-name="a490" text:class-names=""/></text:p>
              </draw:text-box>
              <svg:title/>
              <svg:desc/>
            </draw:frame>
            <draw:frame draw:z-index="149" draw:id="id165" draw:style-name="a495" draw:name="CaixaDeTexto 1" svg:x="0in" svg:y="0in" svg:width="0.20202in" svg:height="0.28933in">
              <draw:text-box>
                <text:p text:style-name="a494" text:class-names="" text:cond-style-name=""><text:span text:style-name="a493" text:class-names=""/></text:p>
              </draw:text-box>
              <svg:title/>
              <svg:desc/>
            </draw:frame>
            <draw:frame draw:z-index="150" draw:id="id166" draw:style-name="a498" draw:name="CaixaDeTexto 1" svg:x="0in" svg:y="0in" svg:width="0.20202in" svg:height="0.28933in">
              <draw:text-box>
                <text:p text:style-name="a497" text:class-names="" text:cond-style-name=""><text:span text:style-name="a496" text:class-names=""/></text:p>
              </draw:text-box>
              <svg:title/>
              <svg:desc/>
            </draw:frame>
            <draw:frame draw:z-index="151" draw:id="id167" draw:style-name="a501" draw:name="CaixaDeTexto 1" svg:x="0in" svg:y="0in" svg:width="0.20202in" svg:height="0.28933in">
              <draw:text-box>
                <text:p text:style-name="a500" text:class-names="" text:cond-style-name=""><text:span text:style-name="a499" text:class-names=""/></text:p>
              </draw:text-box>
              <svg:title/>
              <svg:desc/>
            </draw:frame>
            <draw:frame draw:z-index="152" draw:id="id168" draw:style-name="a504" draw:name="CaixaDeTexto 1" svg:x="0in" svg:y="0in" svg:width="0.20202in" svg:height="0.28933in">
              <draw:text-box>
                <text:p text:style-name="a503" text:class-names="" text:cond-style-name=""><text:span text:style-name="a502" text:class-names=""/></text:p>
              </draw:text-box>
              <svg:title/>
              <svg:desc/>
            </draw:frame>
            <draw:frame draw:z-index="153" draw:id="id169" draw:style-name="a507" draw:name="CaixaDeTexto 1" svg:x="0in" svg:y="0in" svg:width="0.20202in" svg:height="0.28933in">
              <draw:text-box>
                <text:p text:style-name="a506" text:class-names="" text:cond-style-name=""><text:span text:style-name="a505" text:class-names=""/></text:p>
              </draw:text-box>
              <svg:title/>
              <svg:desc/>
            </draw:frame>
            <draw:frame draw:z-index="154" draw:id="id170" draw:style-name="a510" draw:name="CaixaDeTexto 1" svg:x="0in" svg:y="0in" svg:width="0.20202in" svg:height="0.28933in">
              <draw:text-box>
                <text:p text:style-name="a509" text:class-names="" text:cond-style-name=""><text:span text:style-name="a508" text:class-names=""/></text:p>
              </draw:text-box>
              <svg:title/>
              <svg:desc/>
            </draw:frame>
            <draw:frame draw:z-index="155" draw:id="id171" draw:style-name="a513" draw:name="CaixaDeTexto 1" svg:x="0in" svg:y="0in" svg:width="0.20202in" svg:height="0.28933in">
              <draw:text-box>
                <text:p text:style-name="a512" text:class-names="" text:cond-style-name=""><text:span text:style-name="a511" text:class-names=""/></text:p>
              </draw:text-box>
              <svg:title/>
              <svg:desc/>
            </draw:frame>
            <draw:frame draw:z-index="156" draw:id="id172" draw:style-name="a516" draw:name="CaixaDeTexto 1" svg:x="0in" svg:y="0in" svg:width="0.20202in" svg:height="0.28933in">
              <draw:text-box>
                <text:p text:style-name="a515" text:class-names="" text:cond-style-name=""><text:span text:style-name="a514" text:class-names=""/></text:p>
              </draw:text-box>
              <svg:title/>
              <svg:desc/>
            </draw:frame>
            <draw:frame draw:z-index="157" draw:id="id173" draw:style-name="a519" draw:name="CaixaDeTexto 1" svg:x="0in" svg:y="0in" svg:width="0.20202in" svg:height="0.28933in">
              <draw:text-box>
                <text:p text:style-name="a518" text:class-names="" text:cond-style-name=""><text:span text:style-name="a517" text:class-names=""/></text:p>
              </draw:text-box>
              <svg:title/>
              <svg:desc/>
            </draw:frame>
            <draw:frame draw:z-index="158" draw:id="id174" draw:style-name="a522" draw:name="CaixaDeTexto 1" svg:x="0in" svg:y="0in" svg:width="0.20202in" svg:height="0.28933in">
              <draw:text-box>
                <text:p text:style-name="a521" text:class-names="" text:cond-style-name=""><text:span text:style-name="a520" text:class-names=""/></text:p>
              </draw:text-box>
              <svg:title/>
              <svg:desc/>
            </draw:frame>
            <draw:frame draw:z-index="159" draw:id="id175" draw:style-name="a525" draw:name="CaixaDeTexto 1" svg:x="0in" svg:y="0in" svg:width="0.20202in" svg:height="0.28933in">
              <draw:text-box>
                <text:p text:style-name="a524" text:class-names="" text:cond-style-name=""><text:span text:style-name="a523" text:class-names=""/></text:p>
              </draw:text-box>
              <svg:title/>
              <svg:desc/>
            </draw:frame>
            <draw:frame draw:z-index="160" draw:id="id176" draw:style-name="a528" draw:name="CaixaDeTexto 1" svg:x="0in" svg:y="0in" svg:width="0.20202in" svg:height="0.28933in">
              <draw:text-box>
                <text:p text:style-name="a527" text:class-names="" text:cond-style-name=""><text:span text:style-name="a526" text:class-names=""/></text:p>
              </draw:text-box>
              <svg:title/>
              <svg:desc/>
            </draw:frame>
            <draw:frame draw:z-index="161" draw:id="id177" draw:style-name="a531" draw:name="CaixaDeTexto 1" svg:x="0in" svg:y="0in" svg:width="0.20202in" svg:height="0.28933in">
              <draw:text-box>
                <text:p text:style-name="a530" text:class-names="" text:cond-style-name=""><text:span text:style-name="a529" text:class-names=""/></text:p>
              </draw:text-box>
              <svg:title/>
              <svg:desc/>
            </draw:frame>
            <draw:frame draw:z-index="162" draw:id="id178" draw:style-name="a534" draw:name="CaixaDeTexto 1" svg:x="0in" svg:y="0in" svg:width="0.20202in" svg:height="0.28933in">
              <draw:text-box>
                <text:p text:style-name="a533" text:class-names="" text:cond-style-name=""><text:span text:style-name="a532" text:class-names=""/></text:p>
              </draw:text-box>
              <svg:title/>
              <svg:desc/>
            </draw:frame>
            <draw:frame draw:z-index="163" draw:id="id179" draw:style-name="a537" draw:name="CaixaDeTexto 1" svg:x="0in" svg:y="0in" svg:width="0.20202in" svg:height="0.28933in">
              <draw:text-box>
                <text:p text:style-name="a536" text:class-names="" text:cond-style-name=""><text:span text:style-name="a535" text:class-names=""/></text:p>
              </draw:text-box>
              <svg:title/>
              <svg:desc/>
            </draw:frame>
            <draw:frame draw:z-index="164" draw:id="id180" draw:style-name="a540" draw:name="CaixaDeTexto 1" svg:x="0in" svg:y="0in" svg:width="0.20202in" svg:height="0.28933in">
              <draw:text-box>
                <text:p text:style-name="a539" text:class-names="" text:cond-style-name=""><text:span text:style-name="a538" text:class-names=""/></text:p>
              </draw:text-box>
              <svg:title/>
              <svg:desc/>
            </draw:frame>
            <draw:frame draw:z-index="165" draw:id="id181" draw:style-name="a543" draw:name="CaixaDeTexto 1" svg:x="0in" svg:y="0in" svg:width="0.20202in" svg:height="0.28933in">
              <draw:text-box>
                <text:p text:style-name="a542" text:class-names="" text:cond-style-name=""><text:span text:style-name="a541" text:class-names=""/></text:p>
              </draw:text-box>
              <svg:title/>
              <svg:desc/>
            </draw:frame>
            <draw:frame draw:z-index="166" draw:id="id182" draw:style-name="a546" draw:name="CaixaDeTexto 1" svg:x="0in" svg:y="0in" svg:width="0.20202in" svg:height="0.28933in">
              <draw:text-box>
                <text:p text:style-name="a545" text:class-names="" text:cond-style-name=""><text:span text:style-name="a544" text:class-names=""/></text:p>
              </draw:text-box>
              <svg:title/>
              <svg:desc/>
            </draw:frame>
            <draw:frame draw:z-index="167" draw:id="id183" draw:style-name="a549" draw:name="CaixaDeTexto 1" svg:x="0in" svg:y="0in" svg:width="0.20202in" svg:height="0.28933in">
              <draw:text-box>
                <text:p text:style-name="a548" text:class-names="" text:cond-style-name=""><text:span text:style-name="a547" text:class-names=""/></text:p>
              </draw:text-box>
              <svg:title/>
              <svg:desc/>
            </draw:frame>
            <draw:frame draw:z-index="168" draw:id="id184" draw:style-name="a552" draw:name="CaixaDeTexto 168" svg:x="0in" svg:y="0in" svg:width="0.20202in" svg:height="0.28933in">
              <draw:text-box>
                <text:p text:style-name="a551" text:class-names="" text:cond-style-name=""><text:span text:style-name="a550" text:class-names=""/></text:p>
              </draw:text-box>
              <svg:title/>
              <svg:desc/>
            </draw:frame>
            <draw:frame draw:z-index="169" draw:id="id185" draw:style-name="a555" draw:name="CaixaDeTexto 1" svg:x="0in" svg:y="0in" svg:width="0.20202in" svg:height="0.28933in">
              <draw:text-box>
                <text:p text:style-name="a554" text:class-names="" text:cond-style-name=""><text:span text:style-name="a553" text:class-names=""/></text:p>
              </draw:text-box>
              <svg:title/>
              <svg:desc/>
            </draw:frame>
            <draw:frame draw:z-index="170" draw:id="id186" draw:style-name="a558" draw:name="CaixaDeTexto 1" svg:x="0in" svg:y="0in" svg:width="0.20202in" svg:height="0.28933in">
              <draw:text-box>
                <text:p text:style-name="a557" text:class-names="" text:cond-style-name=""><text:span text:style-name="a556" text:class-names=""/></text:p>
              </draw:text-box>
              <svg:title/>
              <svg:desc/>
            </draw:frame>
            <draw:frame draw:z-index="171" draw:id="id187" draw:style-name="a561" draw:name="CaixaDeTexto 1" svg:x="0in" svg:y="0in" svg:width="0.20202in" svg:height="0.28933in">
              <draw:text-box>
                <text:p text:style-name="a560" text:class-names="" text:cond-style-name=""><text:span text:style-name="a559" text:class-names=""/></text:p>
              </draw:text-box>
              <svg:title/>
              <svg:desc/>
            </draw:frame>
            <draw:frame draw:z-index="172" draw:id="id188" draw:style-name="a564" draw:name="CaixaDeTexto 1" svg:x="0in" svg:y="0in" svg:width="0.20202in" svg:height="0.28933in">
              <draw:text-box>
                <text:p text:style-name="a563" text:class-names="" text:cond-style-name=""><text:span text:style-name="a562" text:class-names=""/></text:p>
              </draw:text-box>
              <svg:title/>
              <svg:desc/>
            </draw:frame>
            <draw:frame draw:z-index="173" draw:id="id189" draw:style-name="a567" draw:name="CaixaDeTexto 1" svg:x="0in" svg:y="0in" svg:width="0.20202in" svg:height="0.28933in">
              <draw:text-box>
                <text:p text:style-name="a566" text:class-names="" text:cond-style-name=""><text:span text:style-name="a565" text:class-names=""/></text:p>
              </draw:text-box>
              <svg:title/>
              <svg:desc/>
            </draw:frame>
            <draw:frame draw:z-index="66" draw:id="id82" draw:style-name="a246" draw:name="CaixaDeTexto 1" svg:x="0in" svg:y="0in" svg:width="0.20202in" svg:height="0.28933in">
              <draw:text-box>
                <text:p text:style-name="a245" text:class-names="" text:cond-style-name=""><text:span text:style-name="a244" text:class-names=""/></text:p>
              </draw:text-box>
              <svg:title/>
              <svg:desc/>
            </draw:frame>
            <draw:frame draw:z-index="67" draw:id="id83" draw:style-name="a249" draw:name="CaixaDeTexto 1" svg:x="0in" svg:y="0in" svg:width="0.20202in" svg:height="0.28933in">
              <draw:text-box>
                <text:p text:style-name="a248" text:class-names="" text:cond-style-name=""><text:span text:style-name="a247" text:class-names=""/></text:p>
              </draw:text-box>
              <svg:title/>
              <svg:desc/>
            </draw:frame>
            <draw:frame draw:z-index="68" draw:id="id84" draw:style-name="a252" draw:name="CaixaDeTexto 1" svg:x="0in" svg:y="0in" svg:width="0.20202in" svg:height="0.28933in">
              <draw:text-box>
                <text:p text:style-name="a251" text:class-names="" text:cond-style-name=""><text:span text:style-name="a250" text:class-names=""/></text:p>
              </draw:text-box>
              <svg:title/>
              <svg:desc/>
            </draw:frame>
            <draw:frame draw:z-index="69" draw:id="id85" draw:style-name="a255" draw:name="CaixaDeTexto 1" svg:x="0in" svg:y="0in" svg:width="0.20202in" svg:height="0.28933in">
              <draw:text-box>
                <text:p text:style-name="a254" text:class-names="" text:cond-style-name=""><text:span text:style-name="a253" text:class-names=""/></text:p>
              </draw:text-box>
              <svg:title/>
              <svg:desc/>
            </draw:frame>
            <draw:frame draw:z-index="70" draw:id="id86" draw:style-name="a258" draw:name="CaixaDeTexto 1" svg:x="0in" svg:y="0in" svg:width="0.20202in" svg:height="0.28933in">
              <draw:text-box>
                <text:p text:style-name="a257" text:class-names="" text:cond-style-name=""><text:span text:style-name="a256" text:class-names=""/></text:p>
              </draw:text-box>
              <svg:title/>
              <svg:desc/>
            </draw:frame>
            <draw:frame draw:z-index="71" draw:id="id87" draw:style-name="a261" draw:name="CaixaDeTexto 1" svg:x="0in" svg:y="0in" svg:width="0.20202in" svg:height="0.28933in">
              <draw:text-box>
                <text:p text:style-name="a260" text:class-names="" text:cond-style-name=""><text:span text:style-name="a259" text:class-names=""/></text:p>
              </draw:text-box>
              <svg:title/>
              <svg:desc/>
            </draw:frame>
            <draw:frame draw:z-index="72" draw:id="id88" draw:style-name="a264" draw:name="CaixaDeTexto 1" svg:x="0in" svg:y="0in" svg:width="0.20202in" svg:height="0.28933in">
              <draw:text-box>
                <text:p text:style-name="a263" text:class-names="" text:cond-style-name=""><text:span text:style-name="a262" text:class-names=""/></text:p>
              </draw:text-box>
              <svg:title/>
              <svg:desc/>
            </draw:frame>
            <draw:frame draw:z-index="73" draw:id="id89" draw:style-name="a267" draw:name="CaixaDeTexto 1" svg:x="0in" svg:y="0in" svg:width="0.20202in" svg:height="0.28933in">
              <draw:text-box>
                <text:p text:style-name="a266" text:class-names="" text:cond-style-name=""><text:span text:style-name="a265" text:class-names=""/></text:p>
              </draw:text-box>
              <svg:title/>
              <svg:desc/>
            </draw:frame>
            <draw:frame draw:z-index="74" draw:id="id90" draw:style-name="a270" draw:name="CaixaDeTexto 1" svg:x="0in" svg:y="0in" svg:width="0.20202in" svg:height="0.28933in">
              <draw:text-box>
                <text:p text:style-name="a269" text:class-names="" text:cond-style-name=""><text:span text:style-name="a268" text:class-names=""/></text:p>
              </draw:text-box>
              <svg:title/>
              <svg:desc/>
            </draw:frame>
            <draw:frame draw:z-index="75" draw:id="id91" draw:style-name="a273" draw:name="CaixaDeTexto 1" svg:x="0in" svg:y="0in" svg:width="0.20202in" svg:height="0.28933in">
              <draw:text-box>
                <text:p text:style-name="a272" text:class-names="" text:cond-style-name=""><text:span text:style-name="a271" text:class-names=""/></text:p>
              </draw:text-box>
              <svg:title/>
              <svg:desc/>
            </draw:frame>
            <draw:frame draw:z-index="76" draw:id="id92" draw:style-name="a276" draw:name="CaixaDeTexto 1" svg:x="0in" svg:y="0in" svg:width="0.20202in" svg:height="0.28933in">
              <draw:text-box>
                <text:p text:style-name="a275" text:class-names="" text:cond-style-name=""><text:span text:style-name="a274" text:class-names=""/></text:p>
              </draw:text-box>
              <svg:title/>
              <svg:desc/>
            </draw:frame>
            <draw:frame draw:z-index="77" draw:id="id93" draw:style-name="a279" draw:name="CaixaDeTexto 1" svg:x="0in" svg:y="0in" svg:width="0.20202in" svg:height="0.28933in">
              <draw:text-box>
                <text:p text:style-name="a278" text:class-names="" text:cond-style-name=""><text:span text:style-name="a277" text:class-names=""/></text:p>
              </draw:text-box>
              <svg:title/>
              <svg:desc/>
            </draw:frame>
            <draw:frame draw:z-index="78" draw:id="id94" draw:style-name="a282" draw:name="CaixaDeTexto 1" svg:x="0in" svg:y="0in" svg:width="0.20202in" svg:height="0.28933in">
              <draw:text-box>
                <text:p text:style-name="a281" text:class-names="" text:cond-style-name=""><text:span text:style-name="a280" text:class-names=""/></text:p>
              </draw:text-box>
              <svg:title/>
              <svg:desc/>
            </draw:frame>
            <draw:frame draw:z-index="79" draw:id="id95" draw:style-name="a285" draw:name="CaixaDeTexto 1" svg:x="0in" svg:y="0in" svg:width="0.20202in" svg:height="0.28933in">
              <draw:text-box>
                <text:p text:style-name="a284" text:class-names="" text:cond-style-name=""><text:span text:style-name="a283" text:class-names=""/></text:p>
              </draw:text-box>
              <svg:title/>
              <svg:desc/>
            </draw:frame>
            <draw:frame draw:z-index="80" draw:id="id96" draw:style-name="a288" draw:name="CaixaDeTexto 1" svg:x="0in" svg:y="0in" svg:width="0.20202in" svg:height="0.28933in">
              <draw:text-box>
                <text:p text:style-name="a287" text:class-names="" text:cond-style-name=""><text:span text:style-name="a286" text:class-names=""/></text:p>
              </draw:text-box>
              <svg:title/>
              <svg:desc/>
            </draw:frame>
            <draw:frame draw:z-index="81" draw:id="id97" draw:style-name="a291" draw:name="CaixaDeTexto 1" svg:x="0in" svg:y="0in" svg:width="0.20202in" svg:height="0.28933in">
              <draw:text-box>
                <text:p text:style-name="a290" text:class-names="" text:cond-style-name=""><text:span text:style-name="a289" text:class-names=""/></text:p>
              </draw:text-box>
              <svg:title/>
              <svg:desc/>
            </draw:frame>
            <draw:frame draw:z-index="82" draw:id="id98" draw:style-name="a294" draw:name="CaixaDeTexto 1" svg:x="0in" svg:y="0in" svg:width="0.20202in" svg:height="0.28933in">
              <draw:text-box>
                <text:p text:style-name="a293" text:class-names="" text:cond-style-name=""><text:span text:style-name="a292" text:class-names=""/></text:p>
              </draw:text-box>
              <svg:title/>
              <svg:desc/>
            </draw:frame>
            <draw:frame draw:z-index="83" draw:id="id99" draw:style-name="a297" draw:name="CaixaDeTexto 1" svg:x="0in" svg:y="0in" svg:width="0.20202in" svg:height="0.28933in">
              <draw:text-box>
                <text:p text:style-name="a296" text:class-names="" text:cond-style-name=""><text:span text:style-name="a295" text:class-names=""/></text:p>
              </draw:text-box>
              <svg:title/>
              <svg:desc/>
            </draw:frame>
            <draw:frame draw:z-index="84" draw:id="id100" draw:style-name="a300" draw:name="CaixaDeTexto 1" svg:x="0in" svg:y="0in" svg:width="0.20202in" svg:height="0.28933in">
              <draw:text-box>
                <text:p text:style-name="a299" text:class-names="" text:cond-style-name=""><text:span text:style-name="a298" text:class-names=""/></text:p>
              </draw:text-box>
              <svg:title/>
              <svg:desc/>
            </draw:frame>
            <draw:frame draw:z-index="85" draw:id="id101" draw:style-name="a303" draw:name="CaixaDeTexto 85" svg:x="0in" svg:y="0in" svg:width="0.20202in" svg:height="0.28933in">
              <draw:text-box>
                <text:p text:style-name="a302" text:class-names="" text:cond-style-name=""><text:span text:style-name="a301" text:class-names=""/></text:p>
              </draw:text-box>
              <svg:title/>
              <svg:desc/>
            </draw:frame>
            <draw:frame draw:z-index="86" draw:id="id102" draw:style-name="a306" draw:name="CaixaDeTexto 1" svg:x="0in" svg:y="0in" svg:width="0.20202in" svg:height="0.28933in">
              <draw:text-box>
                <text:p text:style-name="a305" text:class-names="" text:cond-style-name=""><text:span text:style-name="a304" text:class-names=""/></text:p>
              </draw:text-box>
              <svg:title/>
              <svg:desc/>
            </draw:frame>
            <draw:frame draw:z-index="87" draw:id="id103" draw:style-name="a309" draw:name="CaixaDeTexto 1" svg:x="0in" svg:y="0in" svg:width="0.20202in" svg:height="0.28933in">
              <draw:text-box>
                <text:p text:style-name="a308" text:class-names="" text:cond-style-name=""><text:span text:style-name="a307" text:class-names=""/></text:p>
              </draw:text-box>
              <svg:title/>
              <svg:desc/>
            </draw:frame>
            <draw:frame draw:z-index="88" draw:id="id104" draw:style-name="a312" draw:name="CaixaDeTexto 1" svg:x="0in" svg:y="0in" svg:width="0.20202in" svg:height="0.28933in">
              <draw:text-box>
                <text:p text:style-name="a311" text:class-names="" text:cond-style-name=""><text:span text:style-name="a310" text:class-names=""/></text:p>
              </draw:text-box>
              <svg:title/>
              <svg:desc/>
            </draw:frame>
            <draw:frame draw:z-index="89" draw:id="id105" draw:style-name="a315" draw:name="CaixaDeTexto 1" svg:x="0in" svg:y="0in" svg:width="0.20202in" svg:height="0.28933in">
              <draw:text-box>
                <text:p text:style-name="a314" text:class-names="" text:cond-style-name=""><text:span text:style-name="a313" text:class-names=""/></text:p>
              </draw:text-box>
              <svg:title/>
              <svg:desc/>
            </draw:frame>
            <draw:frame draw:z-index="90" draw:id="id106" draw:style-name="a318" draw:name="CaixaDeTexto 1" svg:x="0in" svg:y="0in" svg:width="0.20202in" svg:height="0.28933in">
              <draw:text-box>
                <text:p text:style-name="a317" text:class-names="" text:cond-style-name=""><text:span text:style-name="a316" text:class-names=""/></text:p>
              </draw:text-box>
              <svg:title/>
              <svg:desc/>
            </draw:frame>
            <draw:frame draw:z-index="91" draw:id="id107" draw:style-name="a321" draw:name="CaixaDeTexto 1" svg:x="0in" svg:y="0in" svg:width="0.20202in" svg:height="0.28933in">
              <draw:text-box>
                <text:p text:style-name="a320" text:class-names="" text:cond-style-name=""><text:span text:style-name="a319" text:class-names=""/></text:p>
              </draw:text-box>
              <svg:title/>
              <svg:desc/>
            </draw:frame>
            <draw:frame draw:z-index="92" draw:id="id108" draw:style-name="a324" draw:name="CaixaDeTexto 1" svg:x="0in" svg:y="0in" svg:width="0.20202in" svg:height="0.28933in">
              <draw:text-box>
                <text:p text:style-name="a323" text:class-names="" text:cond-style-name=""><text:span text:style-name="a322" text:class-names=""/></text:p>
              </draw:text-box>
              <svg:title/>
              <svg:desc/>
            </draw:frame>
            <draw:frame draw:z-index="93" draw:id="id109" draw:style-name="a327" draw:name="CaixaDeTexto 1" svg:x="0in" svg:y="0in" svg:width="0.20202in" svg:height="0.28933in">
              <draw:text-box>
                <text:p text:style-name="a326" text:class-names="" text:cond-style-name=""><text:span text:style-name="a325" text:class-names=""/></text:p>
              </draw:text-box>
              <svg:title/>
              <svg:desc/>
            </draw:frame>
            <draw:frame draw:z-index="94" draw:id="id110" draw:style-name="a330" draw:name="CaixaDeTexto 1" svg:x="0in" svg:y="0in" svg:width="0.20202in" svg:height="0.28933in">
              <draw:text-box>
                <text:p text:style-name="a329" text:class-names="" text:cond-style-name=""><text:span text:style-name="a328" text:class-names=""/></text:p>
              </draw:text-box>
              <svg:title/>
              <svg:desc/>
            </draw:frame>
            <draw:frame draw:z-index="95" draw:id="id111" draw:style-name="a333" draw:name="CaixaDeTexto 1" svg:x="0in" svg:y="0in" svg:width="0.20202in" svg:height="0.28933in">
              <draw:text-box>
                <text:p text:style-name="a332" text:class-names="" text:cond-style-name=""><text:span text:style-name="a331" text:class-names=""/></text:p>
              </draw:text-box>
              <svg:title/>
              <svg:desc/>
            </draw:frame>
            <draw:frame draw:z-index="96" draw:id="id112" draw:style-name="a336" draw:name="CaixaDeTexto 1" svg:x="0in" svg:y="0in" svg:width="0.20202in" svg:height="0.28933in">
              <draw:text-box>
                <text:p text:style-name="a335" text:class-names="" text:cond-style-name=""><text:span text:style-name="a334" text:class-names=""/></text:p>
              </draw:text-box>
              <svg:title/>
              <svg:desc/>
            </draw:frame>
            <draw:frame draw:z-index="97" draw:id="id113" draw:style-name="a339" draw:name="CaixaDeTexto 1" svg:x="0in" svg:y="0in" svg:width="0.20202in" svg:height="0.28933in">
              <draw:text-box>
                <text:p text:style-name="a338" text:class-names="" text:cond-style-name=""><text:span text:style-name="a337" text:class-names=""/></text:p>
              </draw:text-box>
              <svg:title/>
              <svg:desc/>
            </draw:frame>
            <draw:frame draw:z-index="98" draw:id="id114" draw:style-name="a342" draw:name="CaixaDeTexto 1" svg:x="0in" svg:y="0in" svg:width="0.20202in" svg:height="0.28933in">
              <draw:text-box>
                <text:p text:style-name="a341" text:class-names="" text:cond-style-name=""><text:span text:style-name="a340" text:class-names=""/></text:p>
              </draw:text-box>
              <svg:title/>
              <svg:desc/>
            </draw:frame>
            <draw:frame draw:z-index="99" draw:id="id115" draw:style-name="a345" draw:name="CaixaDeTexto 1" svg:x="0in" svg:y="0in" svg:width="0.20202in" svg:height="0.28933in">
              <draw:text-box>
                <text:p text:style-name="a344" text:class-names="" text:cond-style-name=""><text:span text:style-name="a343" text:class-names=""/></text:p>
              </draw:text-box>
              <svg:title/>
              <svg:desc/>
            </draw:frame>
            <draw:frame draw:z-index="100" draw:id="id116" draw:style-name="a348" draw:name="CaixaDeTexto 1" svg:x="0in" svg:y="0in" svg:width="0.20202in" svg:height="0.28933in">
              <draw:text-box>
                <text:p text:style-name="a347" text:class-names="" text:cond-style-name=""><text:span text:style-name="a346" text:class-names=""/></text:p>
              </draw:text-box>
              <svg:title/>
              <svg:desc/>
            </draw:frame>
            <draw:frame draw:z-index="101" draw:id="id117" draw:style-name="a351" draw:name="CaixaDeTexto 1" svg:x="0in" svg:y="0in" svg:width="0.20202in" svg:height="0.28933in">
              <draw:text-box>
                <text:p text:style-name="a350" text:class-names="" text:cond-style-name=""><text:span text:style-name="a349" text:class-names=""/></text:p>
              </draw:text-box>
              <svg:title/>
              <svg:desc/>
            </draw:frame>
          </table:table-cell>
          <table:table-cell office:value-type="string" table:style-name="ce4">
            <text:p>VARCHAR</text:p>
          </table:table-cell>
          <table:table-cell office:value-type="string" table:style-name="ce5">
            <text:p>Identificador do termo</text:p>
          </table:table-cell>
          <table:table-cell table:style-name="ce5"/>
          <table:table-cell table:style-name="ce9"/>
          <table:table-cell table:style-name="ce10"/>
          <table:table-cell table:number-columns-repeated="16378" table:style-name="ce9"/>
        </table:table-row>
        <table:table-row table:style-name="ro4">
          <table:table-cell office:value-type="string" table:style-name="ce4">
            <text:p>Forma de envio</text:p>
          </table:table-cell>
          <table:table-cell office:value-type="string" table:style-name="ce4">
            <text:p>VARCHAR</text:p>
          </table:table-cell>
          <table:table-cell office:value-type="string" table:style-name="ce5">
            <text:p>Forma de envio do dado para a ANS: individualizado ou consolidado</text:p>
          </table:table-cell>
          <table:table-cell office:value-type="string" table:style-name="ce5">
            <text:p>O envio consolidado significa que o termo é enviado dentro de um grupo específico, descrito na tabela TUSS 63 e que, portanto, não pode ser discriminado por seu código TUSS na recepção do dado pela ANS.</text:p>
          </table:table-cell>
          <table:table-cell table:style-name="ce9"/>
          <table:table-cell table:style-name="ce10"/>
          <table:table-cell table:number-columns-repeated="16378" table:style-name="ce9"/>
        </table:table-row>
        <table:table-row table:style-name="ro5">
          <table:table-cell office:value-type="string" table:style-name="ce4">
            <text:p>Código do grupo</text:p>
          </table:table-cell>
          <table:table-cell office:value-type="string" table:style-name="ce4">
            <text:p>VARCHAR</text:p>
          </table:table-cell>
          <table:table-cell office:value-type="string" table:style-name="ce5">
            <text:p>Identificador do grupo da tabela TUSS 63 ao qual o código do procedimento pertence</text:p>
          </table:table-cell>
          <table:table-cell office:value-type="string" table:style-name="ce5">
            <text:p>Preenchida somente para forma de envio consolidada.</text:p>
          </table:table-cell>
          <table:table-cell table:style-name="ce9"/>
          <table:table-cell table:style-name="ce10"/>
          <table:table-cell table:number-columns-repeated="16378" table:style-name="ce9"/>
        </table:table-row>
        <table:table-row table:style-name="ro9">
          <table:table-cell office:value-type="string" table:style-name="ce4">
            <text:p>Descrição do grupo</text:p>
          </table:table-cell>
          <table:table-cell office:value-type="string" table:style-name="ce4">
            <text:p>VARCHAR</text:p>
          </table:table-cell>
          <table:table-cell office:value-type="string" table:style-name="ce5">
            <text:p>Descrição detalhada do grupo</text:p>
          </table:table-cell>
          <table:table-cell office:value-type="string" table:style-name="ce5">
            <text:p>Preenchida somente para forma de envio consolidada.</text:p>
          </table:table-cell>
          <table:table-cell table:style-name="ce9"/>
          <table:table-cell table:style-name="ce10"/>
          <table:table-cell table:number-columns-repeated="16378" table:style-name="ce9"/>
        </table:table-row>
        <table:table-row table:style-name="ro9">
          <table:table-cell office:value-type="string" table:style-name="ce4">
            <text:p>Data de início de vigência</text:p>
          </table:table-cell>
          <table:table-cell office:value-type="string" table:style-name="ce4">
            <text:p>DATE</text:p>
          </table:table-cell>
          <table:table-cell office:value-type="string" table:style-name="ce5">
            <text:p>Informa a data a partir da qual se iniciou a validade do termo no padrão TISS</text:p>
          </table:table-cell>
          <table:table-cell table:style-name="ce5"/>
          <table:table-cell table:style-name="ce9"/>
          <table:table-cell table:style-name="ce10"/>
          <table:table-cell table:number-columns-repeated="16378" table:style-name="ce9"/>
        </table:table-row>
        <table:table-row table:style-name="ro5">
          <table:table-cell office:value-type="string" table:style-name="ce4">
            <text:p>Data de fim de vigência</text:p>
          </table:table-cell>
          <table:table-cell office:value-type="string" table:style-name="ce4">
            <text:p>DATE</text:p>
          </table:table-cell>
          <table:table-cell office:value-type="string" table:style-name="ce5">
            <text:p>Informa a última data de validade do termo no padrão TISS</text:p>
          </table:table-cell>
          <table:table-cell office:value-type="string" table:style-name="ce5">
            <text:p>Quando este campo não estiver preenchido, significa que o termo está ativo. Quando preenchido significa que o termo está inativo.</text:p>
          </table:table-cell>
          <table:table-cell table:style-name="ce9"/>
          <table:table-cell table:style-name="ce10"/>
          <table:table-cell table:number-columns-repeated="16378" table:style-name="ce9"/>
        </table:table-row>
        <table:table-row table:style-name="ro5">
          <table:table-cell office:value-type="string" table:style-name="ce4">
            <text:p>Data de fim de implantação</text:p>
          </table:table-cell>
          <table:table-cell office:value-type="string" table:style-name="ce4">
            <text:p>DATE</text:p>
          </table:table-cell>
          <table:table-cell office:value-type="string" table:style-name="ce5">
            <text:p>Informa a data a partir da qual todos os agentes de troca de informações deverão utilizar o termo no padrão TISS</text:p>
          </table:table-cell>
          <table:table-cell table:style-name="ce5"/>
          <table:table-cell table:style-name="ce9"/>
          <table:table-cell table:style-name="ce10"/>
          <table:table-cell table:number-columns-repeated="16378" table:style-name="ce9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Verdana" svg:font-family="Verdana"/>
    <style:font-face style:name="Times New Roman" svg:font-family="&quot;Times New Roman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_32_2_32_2_32_2" style:display-name="Normal 10 2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3_32_10" style:display-name="Normal 13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3_32_3" style:display-name="Normal 1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4" style:display-name="Normal 14" style:family="table-cell" style:data-style-name="N0">
      <style:table-cell-properties style:vertical-align="automatic" fo:background-color="transparent"/>
      <style:text-properties fo:color="#000000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color="#000000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7" style:display-name="Normal 3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9" style:display-name="Normal 3 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4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title/>
    <dc:description/>
    <dc:subject/>
    <meta:initial-creator>IBGE</meta:initial-creator>
    <dc:creator>Robson Rodrigues</dc:creator>
    <meta:creation-date>2002-11-22T12:24:55Z</meta:creation-date>
    <dc:date>2024-06-04T17:18:43Z</dc:date>
    <meta:user-defined meta:name="ContentTypeId">0x010100D3037299DA5C994A96A0A4F4E2D6CF59</meta:user-defined>
    <meta:user-defined meta:name="MediaServiceImageTags"/>
  </office:meta>
</office:document-meta>
</file>